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indent="0cm" style:auto-text-indent="false"/>
      <style:text-properties fo:language="en" fo:country="none"/>
    </style:style>
    <style:style style:name="P3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_20_indent_20_2">
      <style:paragraph-properties fo:margin-left="0cm" fo:margin-right="0cm" fo:margin-top="0.423cm" fo:margin-bottom="0.212cm" fo:text-indent="0cm" style:auto-text-indent="false"/>
    </style:style>
    <style:style style:name="P4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2" style:family="paragraph" style:parent-style-name="Table_20_Contents">
      <style:paragraph-properties fo:margin-left="0cm" fo:margin-right="0cm" fo:orphans="2" fo:widows="2" fo:text-indent="0cm" style:auto-text-indent="false"/>
      <style:text-properties style:font-name="Times New Roman"/>
    </style:style>
    <style:style style:name="P43" style:family="paragraph" style:parent-style-name="Table_20_Contents">
      <style:paragraph-properties fo:margin-left="0cm" fo:margin-right="0cm" fo:orphans="2" fo:widows="2" fo:text-indent="0cm" style:auto-text-indent="false"/>
    </style:style>
    <style:style style:name="P44" style:family="paragraph" style:parent-style-name="Text_20_body">
      <style:paragraph-properties fo:margin-left="0cm" fo:margin-right="0cm" fo:orphans="2" fo:widows="2" fo:text-indent="0cm" style:auto-text-indent="false"/>
    </style:style>
    <style:style style:name="P45" style:family="paragraph" style:parent-style-name="Text_20_body">
      <style:paragraph-properties fo:margin-left="0cm" fo:margin-right="0cm" fo:orphans="2" fo:widows="2" fo:text-indent="0cm" style:auto-text-indent="false"/>
      <style:text-properties style:font-name="Times New Roman"/>
    </style:style>
    <style:style style:name="P46" style:family="paragraph" style:parent-style-name="Text_20_body">
      <style:paragraph-properties fo:margin-left="0cm" fo:margin-right="0cm" fo:text-align="start" style:justify-single-word="false" fo:text-indent="0cm" style:auto-text-indent="false"/>
      <style:text-properties fo:language="en" fo:country="none"/>
    </style:style>
    <style:style style:name="P4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8"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9"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50" style:family="paragraph" style:parent-style-name="Standard">
      <style:paragraph-properties style:text-autospace="none"/>
    </style:style>
    <style:style style:name="P51" style:family="paragraph" style:parent-style-name="Standard">
      <style:paragraph-properties fo:text-align="start" style:justify-single-word="false" style:text-autospace="none"/>
    </style:style>
    <style:style style:name="P52" style:family="paragraph" style:parent-style-name="Standard">
      <style:text-properties style:language-asian="zh" style:country-asian="TW"/>
    </style:style>
    <style:style style:name="P53" style:family="paragraph" style:parent-style-name="Standard">
      <style:paragraph-properties fo:text-align="center" style:justify-single-word="false"/>
    </style:style>
    <style:style style:name="P54" style:family="paragraph" style:parent-style-name="Standard">
      <style:text-properties style:font-name="Times New Roman"/>
    </style:style>
    <style:style style:name="P5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6" style:family="paragraph" style:parent-style-name="Standard">
      <style:paragraph-properties fo:margin-top="5.001cm" fo:margin-bottom="0cm" fo:text-align="center" style:justify-single-word="false"/>
      <style:text-properties fo:font-size="12pt" style:font-size-asian="12pt" style:font-size-complex="12pt"/>
    </style:style>
    <style:style style:name="P5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8" style:family="paragraph" style:parent-style-name="Standard">
      <style:paragraph-properties fo:margin-top="2cm" fo:margin-bottom="0.199cm" fo:text-align="center" style:justify-single-word="false"/>
      <style:text-properties fo:font-size="8pt" style:font-size-asian="8pt" style:font-size-complex="8pt"/>
    </style:style>
    <style:style style:name="P59" style:family="paragraph" style:parent-style-name="Standard">
      <style:paragraph-properties fo:break-before="page"/>
    </style:style>
    <style:style style:name="P60"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1" style:family="paragraph" style:parent-style-name="Heading_20_3">
      <style:paragraph-properties fo:break-before="page"/>
    </style:style>
    <style:style style:name="P6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Heading_20_3">
      <style:text-properties style:font-name="Verdana1"/>
    </style:style>
    <style:style style:name="P68" style:family="paragraph" style:parent-style-name="Heading_20_3">
      <style:text-properties style:language-asian="zh" style:country-asian="TW"/>
    </style:style>
    <style:style style:name="P69" style:family="paragraph" style:parent-style-name="Text_20_body_20_indent">
      <style:text-properties style:font-name="Verdana1"/>
    </style:style>
    <style:style style:name="P70" style:family="paragraph" style:parent-style-name="Text_20_body_20_indent">
      <style:text-properties style:font-name="Verdana1" style:language-asian="zh" style:country-asian="TW"/>
    </style:style>
    <style:style style:name="P71" style:family="paragraph" style:parent-style-name="Text_20_body_20_indent">
      <style:text-properties style:font-name="Verdana1" style:font-name-asian="Verdana1"/>
    </style:style>
    <style:style style:name="P72" style:family="paragraph" style:parent-style-name="Text_20_body_20_indent">
      <style:text-properties style:font-name="Verdana1" style:font-name-asian="Verdana1" style:language-asian="zh" style:country-asian="TW"/>
    </style:style>
    <style:style style:name="P73" style:family="paragraph" style:parent-style-name="Text_20_body_20_indent">
      <style:text-properties style:font-name="Courier New1"/>
    </style:style>
    <style:style style:name="P74" style:family="paragraph" style:parent-style-name="Text_20_body_20_indent">
      <style:text-properties style:font-name="Courier New1" style:language-asian="zh" style:country-asian="TW"/>
    </style:style>
    <style:style style:name="P75" style:family="paragraph" style:parent-style-name="Text_20_body_20_indent">
      <style:text-properties style:font-name="Courier New1" style:font-name-asian="Courier New1"/>
    </style:style>
    <style:style style:name="P76" style:family="paragraph" style:parent-style-name="Text_20_body_20_indent">
      <style:text-properties style:language-asian="zh" style:country-asian="TW"/>
    </style:style>
    <style:style style:name="P77" style:family="paragraph" style:parent-style-name="Text_20_body_20_indent">
      <style:text-properties style:font-name="Tahoma"/>
    </style:style>
    <style:style style:name="P78"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9" style:family="paragraph" style:parent-style-name="Text_20_body_20_indent">
      <style:text-properties fo:font-style="normal" style:language-asian="zh" style:country-asian="TW" style:font-style-asian="normal" style:font-style-complex="normal"/>
    </style:style>
    <style:style style:name="P8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1" style:family="paragraph" style:parent-style-name="Text_20_body_20_indent">
      <style:text-properties fo:font-style="normal" style:font-style-asian="normal" style:font-style-complex="normal"/>
    </style:style>
    <style:style style:name="P82" style:family="paragraph" style:parent-style-name="Text_20_body_20_indent">
      <style:text-properties style:font-name="CourierNewPSMT" fo:font-size="9pt" style:font-name-asian="CourierNewPSMT" style:font-size-asian="9pt" style:font-name-complex="CourierNewPSMT" style:font-size-complex="9pt"/>
    </style:style>
    <style:style style:name="P83" style:family="paragraph" style:parent-style-name="Text_20_body_20_indent">
      <style:text-properties fo:language="en" fo:country="none"/>
    </style:style>
    <style:style style:name="P84" style:family="paragraph" style:parent-style-name="Text_20_body_20_indent">
      <style:text-properties style:font-name="Times New Roman" fo:language="en" fo:country="none"/>
    </style:style>
    <style:style style:name="P85" style:family="paragraph" style:parent-style-name="Text_20_body_20_indent">
      <style:text-properties style:font-name="Verdana2" fo:font-size="10pt" style:font-name-asian="Verdana2" style:font-size-asian="10pt" style:font-name-complex="Verdana2" style:font-size-complex="10pt"/>
    </style:style>
    <style:style style:name="P86"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87" style:family="paragraph" style:parent-style-name="Text_20_body_20_indent_20_2">
      <style:text-properties style:font-name="Courier New1"/>
    </style:style>
    <style:style style:name="P88" style:family="paragraph" style:parent-style-name="Text_20_body_20_indent_20_2">
      <style:text-properties style:language-asian="zh" style:country-asian="TW"/>
    </style:style>
    <style:style style:name="P89" style:family="paragraph" style:parent-style-name="Text_20_body_20_indent_20_2">
      <style:text-properties fo:font-style="normal" style:language-asian="zh" style:country-asian="TW" style:font-style-asian="normal" style:font-style-complex="normal"/>
    </style:style>
    <style:style style:name="P90" style:family="paragraph" style:parent-style-name="Text_20_body_20_indent_20_2">
      <style:text-properties style:font-name="Verdana1" style:language-asian="zh" style:country-asian="TW"/>
    </style:style>
    <style:style style:name="P91" style:family="paragraph" style:parent-style-name="Text_20_body_20_indent_20_2">
      <style:text-properties fo:language="en" fo:country="none"/>
    </style:style>
    <style:style style:name="P92" style:family="paragraph" style:parent-style-name="Text_20_body_20_indent_20_2">
      <style:text-properties fo:language="en" fo:country="none" fo:font-weight="normal" style:font-weight-asian="normal" style:font-weight-complex="normal"/>
    </style:style>
    <style:style style:name="P93" style:family="paragraph" style:parent-style-name="Text_20_body_20_indent_20_2">
      <style:text-properties fo:language="en" fo:country="none" style:language-asian="zh" style:country-asian="TW"/>
    </style:style>
    <style:style style:name="P94" style:family="paragraph" style:parent-style-name="Text_20_body_20_indent_20_2">
      <style:text-properties fo:color="#000000"/>
    </style:style>
    <style:style style:name="P95" style:family="paragraph" style:parent-style-name="Text_20_body_20_indent_20_2">
      <style:text-properties fo:color="#000000" fo:font-weight="normal" style:font-weight-asian="normal" style:font-weight-complex="normal"/>
    </style:style>
    <style:style style:name="P96"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7"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8"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99"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0" style:family="paragraph" style:parent-style-name="Text_20_body_20_indent_20_2">
      <style:text-properties fo:color="#ff0000"/>
    </style:style>
    <style:style style:name="P101" style:family="paragraph" style:parent-style-name="Text_20_body_20_indent_20_2">
      <style:text-properties fo:font-size="12pt" fo:language="en" fo:country="none" style:font-size-asian="12pt" style:font-size-complex="12pt"/>
    </style:style>
    <style:style style:name="P102" style:family="paragraph" style:parent-style-name="Text_20_body_20_indent_20_2">
      <style:text-properties fo:font-size="12pt" style:font-size-asian="12pt" style:font-size-complex="12pt"/>
    </style:style>
    <style:style style:name="P103" style:family="paragraph" style:parent-style-name="Text_20_body_20_indent_20_2">
      <style:text-properties fo:font-size="10pt" style:font-size-asian="10pt" style:font-size-complex="10pt"/>
    </style:style>
    <style:style style:name="P104" style:family="paragraph" style:parent-style-name="Text_20_body_20_indent_20_2">
      <style:text-properties fo:font-size="10pt" fo:language="en" fo:country="none" style:font-size-asian="10pt" style:font-size-complex="10pt"/>
    </style:style>
    <style:style style:name="P105" style:family="paragraph" style:parent-style-name="Text_20_body_20_indent_20_2">
      <style:text-properties style:use-window-font-color="true"/>
    </style:style>
    <style:style style:name="P106"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07"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8" style:family="paragraph" style:parent-style-name="Text_20_body_20_indent_20_2">
      <style:text-properties fo:font-weight="normal" style:font-weight-asian="normal" style:font-weight-complex="normal"/>
    </style:style>
    <style:style style:name="P109" style:family="paragraph" style:parent-style-name="Text_20_body_20_indent_20_2">
      <style:text-properties style:font-name="Times New Roman" fo:font-size="12pt" style:font-size-asian="12pt" style:font-size-complex="12pt"/>
    </style:style>
    <style:style style:name="P110" style:family="paragraph" style:parent-style-name="Text_20_body_20_indent_20_2">
      <style:text-properties fo:font-weight="bold" style:font-weight-asian="bold" style:font-weight-complex="bold"/>
    </style:style>
    <style:style style:name="P111" style:family="paragraph" style:parent-style-name="Code_20_Indent_20_2">
      <style:text-properties style:language-asian="zh" style:country-asian="TW"/>
    </style:style>
    <style:style style:name="P112" style:family="paragraph" style:parent-style-name="Code_20_Indent_20_2">
      <style:text-properties fo:font-style="normal" style:language-asian="zh" style:country-asian="TW" style:font-style-asian="normal" style:font-style-complex="normal"/>
    </style:style>
    <style:style style:name="P113"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14" style:family="paragraph" style:parent-style-name="Code_20_Indent_20_2">
      <style:text-properties fo:language="en" fo:country="none"/>
    </style:style>
    <style:style style:name="P115" style:family="paragraph" style:parent-style-name="Table_20_Contents">
      <style:text-properties style:font-name="Courier New1"/>
    </style:style>
    <style:style style:name="P116" style:family="paragraph" style:parent-style-name="Table_20_Contents">
      <style:text-properties style:font-name="Courier New1" style:language-asian="zh" style:country-asian="TW"/>
    </style:style>
    <style:style style:name="P117" style:family="paragraph" style:parent-style-name="Table_20_Contents">
      <style:paragraph-properties fo:text-align="center" style:justify-single-word="false"/>
      <style:text-properties style:font-name="Courier New1"/>
    </style:style>
    <style:style style:name="P118"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9" style:family="paragraph" style:parent-style-name="Table_20_Contents">
      <style:text-properties style:font-name="Verdana1" style:language-asian="zh" style:country-asian="TW"/>
    </style:style>
    <style:style style:name="P120" style:family="paragraph" style:parent-style-name="Table_20_Contents">
      <style:text-properties style:font-name="Verdana1" fo:font-style="italic" style:language-asian="zh" style:country-asian="TW" style:font-style-asian="italic" style:font-style-complex="italic"/>
    </style:style>
    <style:style style:name="P121" style:family="paragraph" style:parent-style-name="Table_20_Contents">
      <style:text-properties style:font-name="Verdana1" fo:font-style="italic" style:font-name-asian="Verdana1" style:language-asian="zh" style:country-asian="TW" style:font-style-asian="italic" style:font-style-complex="italic"/>
    </style:style>
    <style:style style:name="P122" style:family="paragraph" style:parent-style-name="Table_20_Contents">
      <style:text-properties style:font-name="Verdana1" style:font-name-asian="Verdana1"/>
    </style:style>
    <style:style style:name="P123" style:family="paragraph" style:parent-style-name="Table_20_Contents">
      <style:paragraph-properties fo:text-align="center" style:justify-single-word="false"/>
    </style:style>
    <style:style style:name="P124" style:family="paragraph" style:parent-style-name="Table_20_Contents">
      <style:text-properties fo:color="#000000"/>
    </style:style>
    <style:style style:name="P125" style:family="paragraph" style:parent-style-name="Table_20_Contents">
      <style:paragraph-properties fo:text-align="start" style:justify-single-word="false"/>
      <style:text-properties fo:color="#000000"/>
    </style:style>
    <style:style style:name="P126" style:family="paragraph" style:parent-style-name="Table_20_Contents">
      <style:paragraph-properties fo:text-align="center" style:justify-single-word="false"/>
      <style:text-properties fo:color="#000000" fo:font-weight="normal" style:font-weight-asian="normal" style:font-weight-complex="normal"/>
    </style:style>
    <style:style style:name="P127" style:family="paragraph" style:parent-style-name="Table_20_Contents">
      <style:text-properties fo:color="#000000" style:language-asian="zh" style:country-asian="TW"/>
    </style:style>
    <style:style style:name="P128"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9"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0" style:family="paragraph" style:parent-style-name="Table_20_Contents">
      <style:paragraph-properties fo:text-align="center" style:justify-single-word="false"/>
      <style:text-properties fo:color="#000000"/>
    </style:style>
    <style:style style:name="P131" style:family="paragraph" style:parent-style-name="Table_20_Contents">
      <style:text-properties fo:color="#000000" style:font-name="Times New Roman" fo:font-size="12pt" fo:language="en" fo:country="none" style:font-size-asian="12pt"/>
    </style:style>
    <style:style style:name="P132" style:family="paragraph" style:parent-style-name="Table_20_Contents">
      <style:paragraph-properties fo:text-align="start" style:justify-single-word="false"/>
      <style:text-properties fo:color="#000000" style:font-name="Times New Roman"/>
    </style:style>
    <style:style style:name="P133" style:family="paragraph" style:parent-style-name="Table_20_Contents">
      <style:paragraph-properties fo:text-align="start" style:justify-single-word="false"/>
    </style:style>
    <style:style style:name="P134" style:family="paragraph" style:parent-style-name="Table_20_Contents">
      <style:text-properties fo:font-weight="bold" style:font-weight-asian="bold" style:font-weight-complex="bold"/>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Table_20_Contents">
      <style:text-properties style:language-asian="zh" style:country-asian="TW"/>
    </style:style>
    <style:style style:name="P137" style:family="paragraph" style:parent-style-name="Table_20_Contents">
      <style:paragraph-properties fo:text-align="center" style:justify-single-word="false"/>
      <style:text-properties style:language-asian="zh" style:country-asian="TW"/>
    </style:style>
    <style:style style:name="P138" style:family="paragraph" style:parent-style-name="Table_20_Contents">
      <style:paragraph-properties fo:text-align="start" style:justify-single-word="false"/>
      <style:text-properties style:language-asian="zh" style:country-asian="TW"/>
    </style:style>
    <style:style style:name="P139"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0" style:family="paragraph" style:parent-style-name="Table_20_Contents">
      <style:text-properties style:font-name="Times New Roman"/>
    </style:style>
    <style:style style:name="P141" style:family="paragraph" style:parent-style-name="Table_20_Contents">
      <style:paragraph-properties fo:text-align="start" style:justify-single-word="false"/>
      <style:text-properties style:font-name="Times New Roman"/>
    </style:style>
    <style:style style:name="P142"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43" style:family="paragraph" style:parent-style-name="Table_20_Contents">
      <style:text-properties fo:font-weight="normal" style:font-weight-asian="normal" style:font-weight-complex="normal"/>
    </style:style>
    <style:style style:name="P144" style:family="paragraph" style:parent-style-name="Table_20_Contents">
      <style:text-properties style:use-window-font-color="true" fo:font-weight="normal" style:font-weight-asian="normal" style:font-weight-complex="normal"/>
    </style:style>
    <style:style style:name="P145" style:family="paragraph" style:parent-style-name="Table_20_Contents">
      <style:text-properties style:font-name="Lucida Console"/>
    </style:style>
    <style:style style:name="P146"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7"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8" style:family="paragraph" style:parent-style-name="Text_20_body_20_indent_20_2">
      <style:paragraph-properties fo:margin-left="1.499cm" fo:margin-right="0cm" fo:margin-top="0cm" fo:margin-bottom="0.212cm" fo:text-indent="0cm" style:auto-text-indent="false"/>
    </style:style>
    <style:style style:name="P14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50" style:family="paragraph" style:parent-style-name="Preformatted_20_Text">
      <style:paragraph-properties fo:margin-left="1.499cm" fo:margin-right="0cm" fo:margin-top="0cm" fo:margin-bottom="0.212cm" fo:text-indent="0cm" style:auto-text-indent="false"/>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5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7" style:family="paragraph" style:parent-style-name="Heading_20_4">
      <style:text-properties style:font-name="Courier New1"/>
    </style:style>
    <style:style style:name="P158" style:family="paragraph" style:parent-style-name="Heading_20_4">
      <style:text-properties style:language-asian="zh" style:country-asian="TW"/>
    </style:style>
    <style:style style:name="P159" style:family="paragraph" style:parent-style-name="Heading_20_4">
      <style:text-properties style:font-name="Tahoma" fo:font-size="11pt" fo:font-style="normal" style:font-size-asian="11pt" style:font-style-asian="normal" style:font-size-complex="11pt" style:font-style-complex="normal"/>
    </style:style>
    <style:style style:name="P160"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1"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62" style:family="paragraph" style:parent-style-name="Code_20_Indent">
      <style:text-properties style:language-asian="zh" style:country-asian="TW"/>
    </style:style>
    <style:style style:name="P163" style:family="paragraph" style:parent-style-name="Text_20_body">
      <style:text-properties style:language-asian="zh" style:country-asian="TW"/>
    </style:style>
    <style:style style:name="P164" style:family="paragraph" style:parent-style-name="Text_20_body">
      <style:paragraph-properties fo:text-align="start" style:justify-single-word="false"/>
    </style:style>
    <style:style style:name="P165" style:family="paragraph" style:parent-style-name="Text_20_body">
      <style:paragraph-properties fo:text-align="start" style:justify-single-word="false"/>
      <style:text-properties fo:color="#000000"/>
    </style:style>
    <style:style style:name="P166" style:family="paragraph" style:parent-style-name="Text_20_body">
      <style:text-properties style:font-name="Times New Roman"/>
    </style:style>
    <style:style style:name="P167"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8" style:family="paragraph" style:parent-style-name="Text_20_body">
      <style:text-properties style:font-name="Tahoma" fo:font-style="normal" style:font-style-asian="normal" style:font-style-complex="normal"/>
    </style:style>
    <style:style style:name="P169" style:family="paragraph" style:parent-style-name="Text_20_body">
      <style:text-properties fo:language="en" fo:country="none"/>
    </style:style>
    <style:style style:name="P170" style:family="paragraph" style:parent-style-name="Text_20_body">
      <style:paragraph-properties fo:text-align="start" style:justify-single-word="false"/>
      <style:text-properties fo:language="en" fo:country="none"/>
    </style:style>
    <style:style style:name="P171" style:family="paragraph" style:parent-style-name="Text_20_body">
      <style:paragraph-properties fo:text-align="center" style:justify-single-word="false"/>
      <style:text-properties fo:language="en" fo:country="none"/>
    </style:style>
    <style:style style:name="P172" style:family="paragraph" style:parent-style-name="Table_20_Heading">
      <style:paragraph-properties fo:text-align="center" style:justify-single-word="false"/>
      <style:text-properties fo:color="#000000"/>
    </style:style>
    <style:style style:name="P173" style:family="paragraph" style:parent-style-name="Table_20_Heading">
      <style:paragraph-properties fo:text-align="center" style:justify-single-word="false"/>
    </style:style>
    <style:style style:name="P174" style:family="paragraph" style:parent-style-name="Table_20_Heading">
      <style:paragraph-properties fo:text-align="center" style:justify-single-word="false"/>
      <style:text-properties style:use-window-font-color="true"/>
    </style:style>
    <style:style style:name="P175" style:family="paragraph" style:parent-style-name="Table_20_Heading">
      <style:paragraph-properties fo:text-align="start" style:justify-single-word="false"/>
    </style:style>
    <style:style style:name="P176" style:family="paragraph" style:parent-style-name="Table_20_Contents">
      <style:paragraph-properties fo:margin-top="0cm" fo:margin-bottom="0.212cm" fo:text-align="center" style:justify-single-word="false" text:number-lines="false" text:line-number="0"/>
    </style:style>
    <style:style style:name="P177" style:family="paragraph" style:parent-style-name="Table_20_Contents">
      <style:paragraph-properties fo:margin-top="0cm" fo:margin-bottom="0.212cm" fo:text-align="start" style:justify-single-word="false" text:number-lines="false" text:line-number="0"/>
      <style:text-properties fo:color="#000000"/>
    </style:style>
    <style:style style:name="P178"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able_20_Contents">
      <style:paragraph-properties fo:margin-top="0cm" fo:margin-bottom="0.212cm" fo:text-align="center" style:justify-single-word="false" text:number-lines="false" text:line-number="0"/>
      <style:text-properties fo:color="#000000"/>
    </style:style>
    <style:style style:name="P181" style:family="paragraph" style:parent-style-name="Table_20_Contents">
      <style:paragraph-properties fo:margin-top="0cm" fo:margin-bottom="0.212cm" fo:text-align="start" style:justify-single-word="false" text:number-lines="false" text:line-number="0"/>
    </style:style>
    <style:style style:name="P18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83"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84"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8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8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8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88"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8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1" style:family="paragraph" style:parent-style-name="Text_20_body">
      <style:paragraph-properties fo:margin-top="0cm" fo:margin-bottom="0.212cm" fo:text-align="start" style:justify-single-word="false" text:number-lines="false" text:line-number="0"/>
    </style:style>
    <style:style style:name="P192" style:family="paragraph" style:parent-style-name="Text_20_body">
      <style:paragraph-properties fo:margin-top="0cm" fo:margin-bottom="0.212cm" fo:text-align="center" style:justify-single-word="false" text:number-lines="false" text:line-number="0"/>
    </style:style>
    <style:style style:name="P193"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Standard">
      <style:paragraph-properties fo:margin-top="0cm" fo:margin-bottom="0.212cm" fo:text-align="start" style:justify-single-word="false" text:number-lines="false" text:line-number="0"/>
    </style:style>
    <style:style style:name="P19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0" style:family="paragraph" style:parent-style-name="Text_20_body">
      <style:paragraph-properties fo:margin-top="0cm" fo:margin-bottom="0.212cm"/>
    </style:style>
    <style:style style:name="P201" style:family="paragraph" style:parent-style-name="Text_20_body">
      <style:paragraph-properties fo:margin-top="0cm" fo:margin-bottom="0.212cm" fo:text-align="start" style:justify-single-word="false"/>
    </style:style>
    <style:style style:name="P202" style:family="paragraph" style:parent-style-name="Text_20_body">
      <style:paragraph-properties fo:margin-top="0cm" fo:margin-bottom="0.212cm" fo:text-align="center" style:justify-single-word="false"/>
    </style:style>
    <style:style style:name="P203"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4"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05" style:family="paragraph" style:parent-style-name="Text_20_body">
      <style:paragraph-properties fo:margin-top="0cm" fo:margin-bottom="0.212cm" fo:text-align="center" style:justify-single-word="false"/>
      <style:text-properties style:font-name="Courier New1"/>
    </style:style>
    <style:style style:name="P206" style:family="paragraph" style:parent-style-name="Table_20_Contents">
      <style:paragraph-properties fo:margin-top="0cm" fo:margin-bottom="0.212cm" fo:text-align="center" style:justify-single-word="false"/>
    </style:style>
    <style:style style:name="P207"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8"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9"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0" style:family="paragraph" style:parent-style-name="Standard">
      <style:paragraph-properties fo:margin-top="0cm" fo:margin-bottom="0cm"/>
      <style:text-properties fo:font-size="2pt" style:font-size-asian="2pt" style:font-size-complex="2pt"/>
    </style:style>
    <style:style style:name="P211" style:family="paragraph" style:parent-style-name="Text_20_body_20_indent_20_2">
      <style:paragraph-properties fo:margin-top="0cm" fo:margin-bottom="0cm"/>
      <style:text-properties fo:font-size="12pt" style:font-size-asian="12pt" style:font-size-complex="12pt"/>
    </style:style>
    <style:style style:name="P212" style:family="paragraph" style:parent-style-name="Heading_20_4">
      <style:paragraph-properties fo:margin-top="0.423cm" fo:margin-bottom="0.212cm" fo:keep-with-next="always"/>
    </style:style>
    <style:style style:name="P213"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4"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1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16" style:family="paragraph" style:parent-style-name="Standard">
      <style:paragraph-properties fo:margin-top="0.423cm" fo:margin-bottom="0.212cm" fo:keep-with-next="always"/>
    </style:style>
    <style:style style:name="P217" style:family="paragraph" style:parent-style-name="Text_20_body">
      <style:paragraph-properties fo:margin-top="0.423cm" fo:margin-bottom="0.212cm" fo:keep-with-next="always"/>
    </style:style>
    <style:style style:name="P218" style:family="paragraph" style:parent-style-name="Text_20_body_20_indent_20_2">
      <style:paragraph-properties fo:margin-top="0.423cm" fo:margin-bottom="0.212cm"/>
    </style:style>
    <style:style style:name="P219" style:family="paragraph" style:parent-style-name="Text_20_body_20_indent_20_2">
      <style:paragraph-properties fo:margin-top="0.423cm" fo:margin-bottom="0.212cm"/>
      <style:text-properties style:use-window-font-color="true"/>
    </style:style>
    <style:style style:name="P220"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1"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22"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223"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4"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5"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6"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7"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228" style:family="paragraph" style:parent-style-name="Standard">
      <style:paragraph-properties fo:margin-top="0.423cm" fo:margin-bottom="0.212cm"/>
    </style:style>
    <style:style style:name="P229"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0" style:family="paragraph" style:parent-style-name="Text_20_body">
      <style:paragraph-properties fo:margin-top="0.423cm" fo:margin-bottom="0.212cm"/>
    </style:style>
    <style:style style:name="P23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2"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3"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4" style:family="paragraph" style:parent-style-name="Text_20_body">
      <style:paragraph-properties fo:margin-top="0.423cm" fo:margin-bottom="0.212cm"/>
      <style:text-properties style:use-window-font-color="true"/>
    </style:style>
    <style:style style:name="P235" style:family="paragraph" style:parent-style-name="Text_20_body">
      <style:paragraph-properties fo:margin-top="0.423cm" fo:margin-bottom="0.212cm" fo:text-align="start" style:justify-single-word="false"/>
    </style:style>
    <style:style style:name="P236"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37"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8" style:family="paragraph" style:parent-style-name="Text_20_body_20_indent">
      <style:paragraph-properties fo:margin-left="0.056cm" fo:margin-right="0.004cm" fo:text-align="center" style:justify-single-word="false" fo:text-indent="0cm" style:auto-text-indent="false"/>
    </style:style>
    <style:style style:name="P23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1" style:family="paragraph" style:parent-style-name="List_20_Heading">
      <style:paragraph-properties fo:text-align="center" style:justify-single-word="false"/>
    </style:style>
    <style:style style:name="P242" style:family="paragraph" style:parent-style-name="Heading_20_2">
      <style:text-properties style:language-asian="zh" style:country-asian="TW"/>
    </style:style>
    <style:style style:name="P243" style:family="paragraph" style:parent-style-name="Table_20_Contents">
      <style:paragraph-properties fo:keep-with-next="always"/>
    </style:style>
    <style:style style:name="P244" style:family="paragraph" style:parent-style-name="Tip">
      <style:text-properties style:language-asian="zh" style:country-asian="TW"/>
    </style:style>
    <style:style style:name="P24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24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47" style:family="paragraph" style:parent-style-name="Standard" style:master-page-name="">
      <style:paragraph-properties style:page-number="auto" fo:break-before="auto" fo:break-after="auto"/>
    </style:style>
    <style:style style:name="P24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9" style:family="paragraph" style:parent-style-name="Standard" style:list-style-name="L13"/>
    <style:style style:name="P250" style:family="paragraph" style:parent-style-name="Text_20_body_20_indent" style:list-style-name="L1">
      <style:text-properties style:language-asian="zh" style:country-asian="TW"/>
    </style:style>
    <style:style style:name="P251" style:family="paragraph" style:parent-style-name="Text_20_body_20_indent" style:list-style-name="L4">
      <style:text-properties style:language-asian="zh" style:country-asian="TW"/>
    </style:style>
    <style:style style:name="P252" style:family="paragraph" style:parent-style-name="Text_20_body_20_indent" style:list-style-name="L10">
      <style:text-properties style:language-asian="zh" style:country-asian="TW"/>
    </style:style>
    <style:style style:name="P253" style:family="paragraph" style:parent-style-name="Text_20_body_20_indent" style:list-style-name="L10"/>
    <style:style style:name="P254" style:family="paragraph" style:parent-style-name="Heading_20_2" style:master-page-name="">
      <style:paragraph-properties style:page-number="auto" fo:break-before="auto" fo:break-after="auto"/>
    </style:style>
    <style:style style:name="P255" style:family="paragraph" style:parent-style-name="Heading_20_4" style:master-page-name="">
      <style:paragraph-properties fo:margin-top="0.423cm" fo:margin-bottom="0.212cm" style:page-number="auto" fo:break-before="auto" fo:break-after="auto"/>
    </style:style>
    <style:style style:name="P256"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8"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59" style:family="paragraph" style:parent-style-name="Heading_20_4" style:master-page-name="">
      <style:paragraph-properties style:page-number="auto" fo:break-before="auto" fo:break-after="auto"/>
    </style:style>
    <style:style style:name="P260" style:family="paragraph" style:parent-style-name="Heading_20_4" style:master-page-name="">
      <style:paragraph-properties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1"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62" style:family="paragraph" style:parent-style-name="Table" style:master-page-name="">
      <style:paragraph-properties style:page-number="auto"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63" style:family="paragraph" style:parent-style-name="Text_20_body" style:list-style-name="L5">
      <style:text-properties style:language-asian="zh" style:country-asian="TW"/>
    </style:style>
    <style:style style:name="P264" style:family="paragraph" style:parent-style-name="Text_20_body" style:list-style-name="L6">
      <style:paragraph-properties fo:text-align="start" style:justify-single-word="false"/>
      <style:text-properties style:language-asian="zh" style:country-asian="TW"/>
    </style:style>
    <style:style style:name="P265" style:family="paragraph" style:parent-style-name="Text_20_body" style:list-style-name="L6">
      <style:text-properties style:language-asian="zh" style:country-asian="TW"/>
    </style:style>
    <style:style style:name="P266" style:family="paragraph" style:parent-style-name="Text_20_body" style:list-style-name="L9">
      <style:text-properties style:language-asian="zh" style:country-asian="TW"/>
    </style:style>
    <style:style style:name="P267" style:family="paragraph" style:parent-style-name="Text_20_body" style:list-style-name="L6">
      <style:text-properties style:font-name="Verdana1" style:language-asian="zh" style:country-asian="TW"/>
    </style:style>
    <style:style style:name="P268" style:family="paragraph" style:parent-style-name="Text_20_body" style:list-style-name="L9">
      <style:text-properties style:font-name="Verdana1" style:language-asian="zh" style:country-asian="TW"/>
    </style:style>
    <style:style style:name="P269"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0"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1"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2" style:family="paragraph" style:parent-style-name="Text_20_body" style:master-page-name="">
      <style:paragraph-properties style:page-number="auto" fo:break-before="auto" fo:break-after="auto"/>
    </style:style>
    <style:style style:name="P273" style:family="paragraph" style:parent-style-name="Preformatted_20_Text" style:master-page-name="">
      <style:paragraph-properties fo:margin-left="1.499cm" fo:margin-right="0cm" fo:margin-top="0cm" fo:margin-bottom="0.212cm" fo:text-indent="0cm" style:auto-text-indent="false" style:page-number="auto"/>
    </style:style>
    <style:style style:name="P274" style:family="paragraph" style:parent-style-name="Preformatted_20_Text" style:master-page-name="">
      <style:paragraph-properties fo:margin-left="0cm" fo:margin-right="0cm" fo:margin-top="0cm" fo:margin-bottom="0.212cm" fo:text-indent="0cm" style:auto-text-indent="false" style:page-number="auto"/>
    </style:style>
    <style:style style:name="P27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276" style:family="paragraph" style:parent-style-name="Text_20_body_20_indent_20_2" style:list-style-name="L2"/>
    <style:style style:name="P277" style:family="paragraph" style:parent-style-name="Text_20_body_20_indent_20_2" style:list-style-name="L2">
      <style:text-properties style:language-asian="zh" style:country-asian="TW"/>
    </style:style>
    <style:style style:name="P278" style:family="paragraph" style:parent-style-name="Text_20_body_20_indent_20_2" style:list-style-name="L11">
      <style:text-properties style:language-asian="zh" style:country-asian="TW"/>
    </style:style>
    <style:style style:name="P279" style:family="paragraph" style:parent-style-name="Text_20_body_20_indent_20_2" style:list-style-name="L13">
      <style:text-properties style:language-asian="zh" style:country-asian="TW"/>
    </style:style>
    <style:style style:name="P280" style:family="paragraph" style:parent-style-name="Text_20_body_20_indent_20_2" style:list-style-name="L3"/>
    <style:style style:name="P281" style:family="paragraph" style:parent-style-name="Text_20_body_20_indent_20_2" style:list-style-name="L8">
      <style:text-properties fo:language="en" fo:country="none"/>
    </style:style>
    <style:style style:name="P282" style:family="paragraph" style:parent-style-name="Text_20_body_20_indent_20_2" style:list-style-name="L12"/>
    <style:style style:name="P283"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284"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285"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28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287"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28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1"/>
    </style:style>
    <style:style style:name="T33" style:family="text">
      <style:text-properties style:font-name-asian="Verdana1" style:language-asian="zh" style:country-asian="TW"/>
    </style:style>
    <style:style style:name="T34" style:family="text">
      <style:text-properties style:font-name="Verdana1"/>
    </style:style>
    <style:style style:name="T35" style:family="text">
      <style:text-properties style:font-name="Verdana1" style:language-asian="zh" style:country-asian="TW"/>
    </style:style>
    <style:style style:name="T36" style:family="text">
      <style:text-properties style:font-name="Verdana1" style:font-name-asian="Verdana1"/>
    </style:style>
    <style:style style:name="T37" style:family="text">
      <style:text-properties style:font-name="Verdana1" style:font-name-asian="Verdana1" style:language-asian="zh" style:country-asian="TW"/>
    </style:style>
    <style:style style:name="T38" style:family="text">
      <style:text-properties style:font-name="Verdana1" fo:font-size="9pt" style:font-size-asian="9pt" style:language-asian="zh" style:country-asian="TW" style:font-size-complex="9pt"/>
    </style:style>
    <style:style style:name="T39" style:family="text">
      <style:text-properties style:font-name="Verdana1" fo:font-weight="bold" style:font-weight-asian="bold" style:font-weight-complex="bold"/>
    </style:style>
    <style:style style:name="T40" style:family="text">
      <style:text-properties style:font-name="Verdana1" fo:font-weight="normal" style:font-weight-asian="normal" style:font-weight-complex="normal"/>
    </style:style>
    <style:style style:name="T41" style:family="text">
      <style:text-properties style:font-name="Verdana1"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45"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46" style:family="text">
      <style:text-properties style:font-name="Tahoma" fo:font-size="11pt" fo:font-style="normal" style:font-name-asian="MingLiU1" style:font-size-asian="11pt" style:font-style-asian="normal" style:font-name-complex="Tahoma5"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1" style:font-style-asian="normal" style:font-name-complex="Tahoma5"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2" style:font-size-asian="10pt" style:font-name-complex="Verdana2"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2" style:font-size-asian="10pt" style:font-name-complex="Verdana2"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2" style:font-size-asian="10pt" style:font-name-complex="Verdana2" style:font-size-complex="10pt"/>
    </style:style>
    <style:style style:name="T138" style:family="text">
      <style:text-properties style:font-name="Verdana" fo:font-size="10pt" style:font-name-asian="Verdana2" style:font-size-asian="10pt" style:language-asian="zh" style:country-asian="TW" style:font-name-complex="Verdana2"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2" fo:font-size="10pt" style:font-name-asian="Verdana2" style:font-size-asian="10pt" style:font-name-complex="Verdana2" style:font-size-complex="10pt"/>
    </style:style>
    <style:style style:name="T148"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2" style:font-name-complex="Verdana2"/>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47">ZK<text:span text:style-name="T2">TM</text:span></text:p>
      <text:p text:style-name="Document_20_Title">The Developer's Reference</text:p>
      <text:p text:style-name="Document_20_SubTitle">Version 3.6.2</text:p>
      <text:p text:style-name="P56"><text:span text:style-name="T1">April</text:span> 2009</text:p>
      <text:p text:style-name="P57">Potix Corporation</text:p>
      <text:p text:style-name="P58">Revision 112</text:p>
      <text:p text:style-name="P246"/>
      <text:p text:style-name="P248"/>
      <text:p text:style-name="P62">Copyright © Potix Corporation. All rights reserved.</text:p>
      <text:p text:style-name="P6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3">Potix Corporation reserves the right to make changes in the product design without reservation and without notification to its users.</text:p>
      <text:p text:style-name="P63">The Potix logo and ZK are trademarks of Potix Corporation.</text:p>
      <text:p text:style-name="P63">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4"><text:a xlink:type="simple" xlink:href="#1.1. Introduction|outline" text:style-name="Internet_20_link" text:visited-style-name="Internet_20_link">1. Introduction<text:tab/>12</text:a></text:p>
          <text:p text:style-name="P64"><text:a xlink:type="simple" xlink:href="#2.2. The ZK User Interface Markup Language|outline" text:style-name="Internet_20_link" text:visited-style-name="Internet_20_link">2. The ZK User Interface Markup Language<text:tab/>13</text:a></text:p>
          <text:p text:style-name="P65"><text:a xlink:type="simple" xlink:href="#2.1.Implicit Objects|outline" text:style-name="Internet_20_link" text:visited-style-name="Internet_20_link">Implicit Objects<text:tab/>13</text:a></text:p>
          <text:p text:style-name="P66"><text:a xlink:type="simple" xlink:href="#2.1.1.applicationScope - java.util.Map|outline" text:style-name="Internet_20_link" text:visited-style-name="Internet_20_link">applicationScope - java.util.Map<text:tab/>13</text:a></text:p>
          <text:p text:style-name="P66"><text:a xlink:type="simple" xlink:href="#2.1.2.arg - java.util.Map|outline" text:style-name="Internet_20_link" text:visited-style-name="Internet_20_link">arg - java.util.Map<text:tab/>13</text:a></text:p>
          <text:p text:style-name="P66"><text:a xlink:type="simple" xlink:href="#2.1.3.componentScope  - java.util.Map|outline" text:style-name="Internet_20_link" text:visited-style-name="Internet_20_link">componentScope <text:s/>- java.util.Map<text:tab/>13</text:a></text:p>
          <text:p text:style-name="P66"><text:a xlink:type="simple" xlink:href="#2.1.4.desktop - org.zkoss.zk.ui.Desktop|outline" text:style-name="Internet_20_link" text:visited-style-name="Internet_20_link">desktop - org.zkoss.zk.ui.Desktop<text:tab/>14</text:a></text:p>
          <text:p text:style-name="P66"><text:a xlink:type="simple" xlink:href="#2.1.5.desktopScope - java.util.Map|outline" text:style-name="Internet_20_link" text:visited-style-name="Internet_20_link">desktopScope - java.util.Map<text:tab/>14</text:a></text:p>
          <text:p text:style-name="P66"><text:a xlink:type="simple" xlink:href="#2.1.6.each - java.lang.Object|outline" text:style-name="Internet_20_link" text:visited-style-name="Internet_20_link">each - java.lang.Object<text:tab/>14</text:a></text:p>
          <text:p text:style-name="P66"><text:a xlink:type="simple" xlink:href="#2.1.7.event - org.zkoss.zk.ui.event.Event or derived|outline" text:style-name="Internet_20_link" text:visited-style-name="Internet_20_link">event - org.zkoss.zk.ui.event.Event or derived<text:tab/>14</text:a></text:p>
          <text:p text:style-name="P66"><text:a xlink:type="simple" xlink:href="#2.1.8.execution – org.zkoss.zk.ui.Execution|outline" text:style-name="Internet_20_link" text:visited-style-name="Internet_20_link">execution – org.zkoss.zk.ui.Execution<text:tab/>14</text:a></text:p>
          <text:p text:style-name="P66"><text:a xlink:type="simple" xlink:href="#2.1.9.forEachStatus – org.zkoss.zk.ui.util.ForEachStatus|outline" text:style-name="Internet_20_link" text:visited-style-name="Internet_20_link">forEachStatus – org.zkoss.zk.ui.util.ForEachStatus<text:tab/>14</text:a></text:p>
          <text:p text:style-name="P66"><text:a xlink:type="simple" xlink:href="#2.1.10.page - org.zkoss.zk.ui.Page|outline" text:style-name="Internet_20_link" text:visited-style-name="Internet_20_link">page - org.zkoss.zk.ui.Page<text:tab/>15</text:a></text:p>
          <text:p text:style-name="P66"><text:a xlink:type="simple" xlink:href="#2.1.11.pageContext – org.zkoss.web.servlet.xel.PageContext|outline" text:style-name="Internet_20_link" text:visited-style-name="Internet_20_link">pageContext – org.zkoss.web.servlet.xel.PageContext<text:tab/>15</text:a></text:p>
          <text:p text:style-name="P66"><text:a xlink:type="simple" xlink:href="#2.1.12.pageScope - java.util.Map|outline" text:style-name="Internet_20_link" text:visited-style-name="Internet_20_link">pageScope - java.util.Map<text:tab/>15</text:a></text:p>
          <text:p text:style-name="P66"><text:a xlink:type="simple" xlink:href="#2.1.13.requestScope – java.util.Map|outline" text:style-name="Internet_20_link" text:visited-style-name="Internet_20_link">requestScope – java.util.Map<text:tab/>15</text:a></text:p>
          <text:p text:style-name="P66"><text:a xlink:type="simple" xlink:href="#2.1.14.self - org.zkoss.zk.ui.Component|outline" text:style-name="Internet_20_link" text:visited-style-name="Internet_20_link">self - org.zkoss.zk.ui.Component<text:tab/>15</text:a></text:p>
          <text:p text:style-name="P66"><text:a xlink:type="simple" xlink:href="#2.1.15.session - org.zkoss.zk.ui.Session|outline" text:style-name="Internet_20_link" text:visited-style-name="Internet_20_link">session - org.zkoss.zk.ui.Session<text:tab/>15</text:a></text:p>
          <text:p text:style-name="P66"><text:a xlink:type="simple" xlink:href="#2.1.16.sessionScope - java.util.Map|outline" text:style-name="Internet_20_link" text:visited-style-name="Internet_20_link">sessionScope - java.util.Map<text:tab/>15</text:a></text:p>
          <text:p text:style-name="P66"><text:a xlink:type="simple" xlink:href="#2.1.17.spaceOwner - org.zkoss.zk.ui.IdSpace|outline" text:style-name="Internet_20_link" text:visited-style-name="Internet_20_link">spaceOwner - org.zkoss.zk.ui.IdSpace<text:tab/>16</text:a></text:p>
          <text:p text:style-name="P66"><text:a xlink:type="simple" xlink:href="#2.1.18.spaceScope - java.util.Map|outline" text:style-name="Internet_20_link" text:visited-style-name="Internet_20_link">spaceScope - java.util.Map<text:tab/>16</text:a></text:p>
          <text:p text:style-name="P65"><text:a xlink:type="simple" xlink:href="#2.2.Processing Instructions|outline" text:style-name="Internet_20_link" text:visited-style-name="Internet_20_link">Processing Instructions<text:tab/>16</text:a></text:p>
          <text:p text:style-name="P66"><text:a xlink:type="simple" xlink:href="#2.2.1.The component Directive|outline" text:style-name="Internet_20_link" text:visited-style-name="Internet_20_link">The component Directive<text:tab/>16</text:a></text:p>
          <text:p text:style-name="P66"><text:a xlink:type="simple" xlink:href="#2.2.2.The evaluator Directive|outline" text:style-name="Internet_20_link" text:visited-style-name="Internet_20_link">The evaluator Directive<text:tab/>19</text:a></text:p>
          <text:p text:style-name="P66"><text:a xlink:type="simple" xlink:href="#2.2.3.The forward Directive|outline" text:style-name="Internet_20_link" text:visited-style-name="Internet_20_link">The forward Directive<text:tab/>21</text:a></text:p>
          <text:p text:style-name="P66"><text:a xlink:type="simple" xlink:href="#2.2.4.The import Directive|outline" text:style-name="Internet_20_link" text:visited-style-name="Internet_20_link">The import Directive<text:tab/>22</text:a></text:p>
          <text:p text:style-name="P66"><text:a xlink:type="simple" xlink:href="#2.2.5.The init Directive|outline" text:style-name="Internet_20_link" text:visited-style-name="Internet_20_link">The init Directive<text:tab/>23</text:a></text:p>
          <text:p text:style-name="P66"><text:a xlink:type="simple" xlink:href="#2.2.6.The link and meta Directives|outline" text:style-name="Internet_20_link" text:visited-style-name="Internet_20_link">The link and meta Directives<text:tab/>24</text:a></text:p>
          <text:p text:style-name="P66"><text:a xlink:type="simple" xlink:href="#2.2.7.The page Directive|outline" text:style-name="Internet_20_link" text:visited-style-name="Internet_20_link">The page Directive<text:tab/>25</text:a></text:p>
          <text:p text:style-name="P66"><text:a xlink:type="simple" xlink:href="#2.2.8.The root-attributes Directive|outline" text:style-name="Internet_20_link" text:visited-style-name="Internet_20_link">The root-attributes Directive<text:tab/>28</text:a></text:p>
          <text:p text:style-name="P66"><text:a xlink:type="simple" xlink:href="#2.2.9.The taglib Directive|outline" text:style-name="Internet_20_link" text:visited-style-name="Internet_20_link">The taglib Directive<text:tab/>28</text:a></text:p>
          <text:p text:style-name="P66"><text:a xlink:type="simple" xlink:href="#2.2.10.The variable-resolver Directive|outline" text:style-name="Internet_20_link" text:visited-style-name="Internet_20_link">The variable-resolver Directive<text:tab/>29</text:a></text:p>
          <text:p text:style-name="P66"><text:a xlink:type="simple" xlink:href="#2.2.11.The xel-method Directive|outline" text:style-name="Internet_20_link" text:visited-style-name="Internet_20_link">The xel-method Directive<text:tab/>30</text:a></text:p>
          <text:p text:style-name="P65"><text:a xlink:type="simple" xlink:href="#2.3.ZK Elements|outline" text:style-name="Internet_20_link" text:visited-style-name="Internet_20_link">ZK Elements<text:tab/>30</text:a></text:p>
          <text:p text:style-name="P66"><text:a xlink:type="simple" xlink:href="#2.3.1.The XML Namespace|outline" text:style-name="Internet_20_link" text:visited-style-name="Internet_20_link">The XML Namespace<text:tab/>30</text:a></text:p>
          <text:p text:style-name="P66"><text:a xlink:type="simple" xlink:href="#2.3.2.The attribute Element|outline" text:style-name="Internet_20_link" text:visited-style-name="Internet_20_link">The attribute Element<text:tab/>31</text:a></text:p>
          <text:p text:style-name="P66"><text:soft-page-break/><text:a xlink:type="simple" xlink:href="#2.3.3.The custom-attributes Element|outline" text:style-name="Internet_20_link" text:visited-style-name="Internet_20_link">The custom-attributes Element<text:tab/>32</text:a></text:p>
          <text:p text:style-name="P66"><text:a xlink:type="simple" xlink:href="#2.3.4.The variables Element|outline" text:style-name="Internet_20_link" text:visited-style-name="Internet_20_link">The variables Element<text:tab/>33</text:a></text:p>
          <text:p text:style-name="P66"><text:a xlink:type="simple" xlink:href="#2.3.5.The zk Element|outline" text:style-name="Internet_20_link" text:visited-style-name="Internet_20_link">The zk Element<text:tab/>34</text:a></text:p>
          <text:p text:style-name="P66"><text:a xlink:type="simple" xlink:href="#2.3.6.The zscript Element|outline" text:style-name="Internet_20_link" text:visited-style-name="Internet_20_link">The zscript Element<text:tab/>37</text:a></text:p>
          <text:p text:style-name="P65"><text:a xlink:type="simple" xlink:href="#2.4.ZK Attributes|outline" text:style-name="Internet_20_link" text:visited-style-name="Internet_20_link">ZK Attributes<text:tab/>39</text:a></text:p>
          <text:p text:style-name="P66"><text:a xlink:type="simple" xlink:href="#2.4.1.The apply Attribute|outline" text:style-name="Internet_20_link" text:visited-style-name="Internet_20_link">The apply Attribute<text:tab/>39</text:a></text:p>
          <text:p text:style-name="P66"><text:a xlink:type="simple" xlink:href="#2.4.2.The forEach Attribute|outline" text:style-name="Internet_20_link" text:visited-style-name="Internet_20_link">The forEach Attribute<text:tab/>40</text:a></text:p>
          <text:p text:style-name="P66"><text:a xlink:type="simple" xlink:href="#2.4.3.The forEachBegin Attribute|outline" text:style-name="Internet_20_link" text:visited-style-name="Internet_20_link">The forEachBegin Attribute<text:tab/>40</text:a></text:p>
          <text:p text:style-name="P66"><text:a xlink:type="simple" xlink:href="#2.4.4.The forEachEnd Attribute|outline" text:style-name="Internet_20_link" text:visited-style-name="Internet_20_link">The forEachEnd Attribute<text:tab/>41</text:a></text:p>
          <text:p text:style-name="P66"><text:a xlink:type="simple" xlink:href="#2.4.5.The forward Attribute|outline" text:style-name="Internet_20_link" text:visited-style-name="Internet_20_link">The forward Attribute<text:tab/>41</text:a></text:p>
          <text:p text:style-name="P66"><text:a xlink:type="simple" xlink:href="#2.4.6.The fulfill Attribute|outline" text:style-name="Internet_20_link" text:visited-style-name="Internet_20_link">The fulfill Attribute<text:tab/>41</text:a></text:p>
          <text:p text:style-name="P66"><text:a xlink:type="simple" xlink:href="#2.4.7.The if Attribute|outline" text:style-name="Internet_20_link" text:visited-style-name="Internet_20_link">The if Attribute<text:tab/>42</text:a></text:p>
          <text:p text:style-name="P66"><text:a xlink:type="simple" xlink:href="#2.4.8.The unless Attribute|outline" text:style-name="Internet_20_link" text:visited-style-name="Internet_20_link">The unless Attribute<text:tab/>42</text:a></text:p>
          <text:p text:style-name="P66"><text:a xlink:type="simple" xlink:href="#2.4.9.The use Attribute|outline" text:style-name="Internet_20_link" text:visited-style-name="Internet_20_link">The use Attribute<text:tab/>42</text:a></text:p>
          <text:p text:style-name="P64"><text:a xlink:type="simple" xlink:href="#3.3. EL Expressions|outline" text:style-name="Internet_20_link" text:visited-style-name="Internet_20_link">3. EL Expressions<text:tab/>44</text:a></text:p>
          <text:p text:style-name="P65"><text:a xlink:type="simple" xlink:href="#3.1.Overview|outline" text:style-name="Internet_20_link" text:visited-style-name="Internet_20_link">Overview<text:tab/>44</text:a></text:p>
          <text:p text:style-name="P66"><text:a xlink:type="simple" xlink:href="#3.1.1.Using EL Expressions|outline" text:style-name="Internet_20_link" text:visited-style-name="Internet_20_link">Using EL Expressions<text:tab/>44</text:a></text:p>
          <text:p text:style-name="P66"><text:a xlink:type="simple" xlink:href="#3.1.2.Variables|outline" text:style-name="Internet_20_link" text:visited-style-name="Internet_20_link">Variables<text:tab/>44</text:a></text:p>
          <text:p text:style-name="P66"><text:a xlink:type="simple" xlink:href="#3.1.3.Implicit Objects|outline" text:style-name="Internet_20_link" text:visited-style-name="Internet_20_link">Implicit Objects<text:tab/>44</text:a></text:p>
          <text:p text:style-name="P66"><text:a xlink:type="simple" xlink:href="#3.1.4.Literals|outline" text:style-name="Internet_20_link" text:visited-style-name="Internet_20_link">Literals<text:tab/>44</text:a></text:p>
          <text:p text:style-name="P66"><text:a xlink:type="simple" xlink:href="#3.1.5.Operators|outline" text:style-name="Internet_20_link" text:visited-style-name="Internet_20_link">Operators<text:tab/>44</text:a></text:p>
          <text:p text:style-name="P66"><text:a xlink:type="simple" xlink:href="#3.1.6.Functions|outline" text:style-name="Internet_20_link" text:visited-style-name="Internet_20_link">Functions<text:tab/>44</text:a></text:p>
          <text:p text:style-name="P65"><text:a xlink:type="simple" xlink:href="#3.2.Standard Implicit Objects that ZK supports|outline" text:style-name="Internet_20_link" text:visited-style-name="Internet_20_link">Standard Implicit Objects that ZK supports<text:tab/>45</text:a></text:p>
          <text:p text:style-name="P66"><text:a xlink:type="simple" xlink:href="#3.2.1.applicationScope - java.util.Map|outline" text:style-name="Internet_20_link" text:visited-style-name="Internet_20_link">applicationScope - java.util.Map<text:tab/>45</text:a></text:p>
          <text:p text:style-name="P66"><text:a xlink:type="simple" xlink:href="#3.2.2.cookie - java.util.Map|outline" text:style-name="Internet_20_link" text:visited-style-name="Internet_20_link">cookie - java.util.Map<text:tab/>45</text:a></text:p>
          <text:p text:style-name="P66"><text:a xlink:type="simple" xlink:href="#3.2.3.header - java.util.Map|outline" text:style-name="Internet_20_link" text:visited-style-name="Internet_20_link">header - java.util.Map<text:tab/>45</text:a></text:p>
          <text:p text:style-name="P66"><text:a xlink:type="simple" xlink:href="#3.2.4.headerValues - java.util.Map|outline" text:style-name="Internet_20_link" text:visited-style-name="Internet_20_link">headerValues - java.util.Map<text:tab/>45</text:a></text:p>
          <text:p text:style-name="P66"><text:a xlink:type="simple" xlink:href="#3.2.5.pageScope - java.util.Map|outline" text:style-name="Internet_20_link" text:visited-style-name="Internet_20_link">pageScope - java.util.Map<text:tab/>45</text:a></text:p>
          <text:p text:style-name="P66"><text:a xlink:type="simple" xlink:href="#3.2.6.param - java.util.Map|outline" text:style-name="Internet_20_link" text:visited-style-name="Internet_20_link">param - java.util.Map<text:tab/>45</text:a></text:p>
          <text:p text:style-name="P66"><text:a xlink:type="simple" xlink:href="#3.2.7.paramValues - java.util.Map|outline" text:style-name="Internet_20_link" text:visited-style-name="Internet_20_link">paramValues - java.util.Map<text:tab/>45</text:a></text:p>
          <text:p text:style-name="P66"><text:a xlink:type="simple" xlink:href="#3.2.8.requestScope - java.util.Map|outline" text:style-name="Internet_20_link" text:visited-style-name="Internet_20_link">requestScope - java.util.Map<text:tab/>46</text:a></text:p>
          <text:p text:style-name="P66"><text:a xlink:type="simple" xlink:href="#3.2.9.sessionScope - java.util.Map|outline" text:style-name="Internet_20_link" text:visited-style-name="Internet_20_link">sessionScope - java.util.Map<text:tab/>46</text:a></text:p>
          <text:p text:style-name="P65"><text:a xlink:type="simple" xlink:href="#3.3.ZK Implicit Objects|outline" text:style-name="Internet_20_link" text:visited-style-name="Internet_20_link">ZK Implicit Objects<text:tab/>46</text:a></text:p>
          <text:p text:style-name="P64"><text:a xlink:type="simple" xlink:href="#4.4. The XUL Components|outline" text:style-name="Internet_20_link" text:visited-style-name="Internet_20_link">4. The XUL Components<text:tab/>47</text:a></text:p>
          <text:p text:style-name="P65"><text:a xlink:type="simple" xlink:href="#4.1.Overview|outline" text:style-name="Internet_20_link" text:visited-style-name="Internet_20_link">Overview<text:tab/>47</text:a></text:p>
          <text:p text:style-name="P66"><text:a xlink:type="simple" xlink:href="#4.1.1.AbstractComponent|outline" text:style-name="Internet_20_link" text:visited-style-name="Internet_20_link">AbstractComponent<text:tab/>47</text:a></text:p>
          <text:p text:style-name="P66"><text:a xlink:type="simple" xlink:href="#4.1.2.FormatInputElement|outline" text:style-name="Internet_20_link" text:visited-style-name="Internet_20_link">FormatInputElement<text:tab/>53</text:a></text:p>
          <text:p text:style-name="P66"><text:soft-page-break/><text:a xlink:type="simple" xlink:href="#4.1.3.HeaderElement|outline" text:style-name="Internet_20_link" text:visited-style-name="Internet_20_link">HeaderElement<text:tab/>54</text:a></text:p>
          <text:p text:style-name="P66"><text:a xlink:type="simple" xlink:href="#4.1.4.HeadersElement|outline" text:style-name="Internet_20_link" text:visited-style-name="Internet_20_link">HeadersElement<text:tab/>55</text:a></text:p>
          <text:p text:style-name="P66"><text:a xlink:type="simple" xlink:href="#4.1.5.HtmlBasedComponent|outline" text:style-name="Internet_20_link" text:visited-style-name="Internet_20_link">HtmlBasedComponent<text:tab/>56</text:a></text:p>
          <text:p text:style-name="P66"><text:a xlink:type="simple" xlink:href="#4.1.6.InputElement|outline" text:style-name="Internet_20_link" text:visited-style-name="Internet_20_link">InputElement<text:tab/>60</text:a></text:p>
          <text:p text:style-name="P66"><text:a xlink:type="simple" xlink:href="#4.1.7.LabelElement|outline" text:style-name="Internet_20_link" text:visited-style-name="Internet_20_link">LabelElement<text:tab/>63</text:a></text:p>
          <text:p text:style-name="P66"><text:a xlink:type="simple" xlink:href="#4.1.8.LabelImageElement|outline" text:style-name="Internet_20_link" text:visited-style-name="Internet_20_link">LabelImageElement<text:tab/>64</text:a></text:p>
          <text:p text:style-name="P66"><text:a xlink:type="simple" xlink:href="#4.1.9.LayoutRegion|outline" text:style-name="Internet_20_link" text:visited-style-name="Internet_20_link">LayoutRegion<text:tab/>66</text:a></text:p>
          <text:p text:style-name="P66"><text:a xlink:type="simple" xlink:href="#4.1.10.NumberInputElement|outline" text:style-name="Internet_20_link" text:visited-style-name="Internet_20_link">NumberInputElement<text:tab/>69</text:a></text:p>
          <text:p text:style-name="P66"><text:a xlink:type="simple" xlink:href="#4.1.11.XulElement|outline" text:style-name="Internet_20_link" text:visited-style-name="Internet_20_link">XulElement<text:tab/>70</text:a></text:p>
          <text:p text:style-name="P65"><text:a xlink:type="simple" xlink:href="#4.2.Components|outline" text:style-name="Internet_20_link" text:visited-style-name="Internet_20_link">Components<text:tab/>71</text:a></text:p>
          <text:p text:style-name="P66"><text:a xlink:type="simple" xlink:href="#4.2.1.Audio|outline" text:style-name="Internet_20_link" text:visited-style-name="Internet_20_link">Audio<text:tab/>71</text:a></text:p>
          <text:p text:style-name="P66"><text:a xlink:type="simple" xlink:href="#4.2.2.Auxhead|outline" text:style-name="Internet_20_link" text:visited-style-name="Internet_20_link">Auxhead<text:tab/>73</text:a></text:p>
          <text:p text:style-name="P66"><text:a xlink:type="simple" xlink:href="#4.2.3.Auxheader|outline" text:style-name="Internet_20_link" text:visited-style-name="Internet_20_link">Auxheader<text:tab/>75</text:a></text:p>
          <text:p text:style-name="P66"><text:a xlink:type="simple" xlink:href="#4.2.4.Bandbox|outline" text:style-name="Internet_20_link" text:visited-style-name="Internet_20_link">Bandbox<text:tab/>77</text:a></text:p>
          <text:p text:style-name="P66"><text:a xlink:type="simple" xlink:href="#4.2.5.Bandpopup|outline" text:style-name="Internet_20_link" text:visited-style-name="Internet_20_link">Bandpopup<text:tab/>80</text:a></text:p>
          <text:p text:style-name="P66"><text:a xlink:type="simple" xlink:href="#4.2.6.Calendar|outline" text:style-name="Internet_20_link" text:visited-style-name="Internet_20_link">Calendar<text:tab/>82</text:a></text:p>
          <text:p text:style-name="P66"><text:a xlink:type="simple" xlink:href="#4.2.8.Borderlayout|outline" text:style-name="Internet_20_link" text:visited-style-name="Internet_20_link">Borderlayout<text:tab/>84</text:a></text:p>
          <text:p text:style-name="P66"><text:a xlink:type="simple" xlink:href="#4.2.9.Box|outline" text:style-name="Internet_20_link" text:visited-style-name="Internet_20_link">Box<text:tab/>87</text:a></text:p>
          <text:p text:style-name="P66"><text:a xlink:type="simple" xlink:href="#4.2.10.Button|outline" text:style-name="Internet_20_link" text:visited-style-name="Internet_20_link">Button<text:tab/>89</text:a></text:p>
          <text:p text:style-name="P66"><text:a xlink:type="simple" xlink:href="#4.2.11.Captcha|outline" text:style-name="Internet_20_link" text:visited-style-name="Internet_20_link">Captcha<text:tab/>91</text:a></text:p>
          <text:p text:style-name="P66"><text:a xlink:type="simple" xlink:href="#4.2.12.Caption|outline" text:style-name="Internet_20_link" text:visited-style-name="Internet_20_link">Caption<text:tab/>94</text:a></text:p>
          <text:p text:style-name="P66"><text:a xlink:type="simple" xlink:href="#4.2.13.Center|outline" text:style-name="Internet_20_link" text:visited-style-name="Internet_20_link">Center<text:tab/>97</text:a></text:p>
          <text:p text:style-name="P66"><text:a xlink:type="simple" xlink:href="#4.2.14.Chart|outline" text:style-name="Internet_20_link" text:visited-style-name="Internet_20_link">Chart<text:tab/>100</text:a></text:p>
          <text:p text:style-name="P66"><text:a xlink:type="simple" xlink:href="#4.2.15.Checkbox|outline" text:style-name="Internet_20_link" text:visited-style-name="Internet_20_link">Checkbox<text:tab/>105</text:a></text:p>
          <text:p text:style-name="P66"><text:a xlink:type="simple" xlink:href="#4.2.16.Column|outline" text:style-name="Internet_20_link" text:visited-style-name="Internet_20_link">Column<text:tab/>107</text:a></text:p>
          <text:p text:style-name="P66"><text:a xlink:type="simple" xlink:href="#4.2.17.Columnchildren|outline" text:style-name="Internet_20_link" text:visited-style-name="Internet_20_link">Columnchildren<text:tab/>111</text:a></text:p>
          <text:p text:style-name="P66"><text:a xlink:type="simple" xlink:href="#4.2.19.Columnlayout|outline" text:style-name="Internet_20_link" text:visited-style-name="Internet_20_link">Columnlayout<text:tab/>114</text:a></text:p>
          <text:p text:style-name="P66"><text:a xlink:type="simple" xlink:href="#4.2.20.Columns|outline" text:style-name="Internet_20_link" text:visited-style-name="Internet_20_link">Columns<text:tab/>117</text:a></text:p>
          <text:p text:style-name="P66"><text:a xlink:type="simple" xlink:href="#4.2.21.Combobox|outline" text:style-name="Internet_20_link" text:visited-style-name="Internet_20_link">Combobox<text:tab/>120</text:a></text:p>
          <text:p text:style-name="P66"><text:a xlink:type="simple" xlink:href="#4.2.22.Comboitem|outline" text:style-name="Internet_20_link" text:visited-style-name="Internet_20_link">Comboitem<text:tab/>124</text:a></text:p>
          <text:p text:style-name="P66"><text:a xlink:type="simple" xlink:href="#4.2.23.Datebox|outline" text:style-name="Internet_20_link" text:visited-style-name="Internet_20_link">Datebox<text:tab/>126</text:a></text:p>
          <text:p text:style-name="P66"><text:a xlink:type="simple" xlink:href="#4.2.24.Detail|outline" text:style-name="Internet_20_link" text:visited-style-name="Internet_20_link">Detail<text:tab/>130</text:a></text:p>
          <text:p text:style-name="P66"><text:a xlink:type="simple" xlink:href="#4.2.25.Doublebox|outline" text:style-name="Internet_20_link" text:visited-style-name="Internet_20_link">Doublebox<text:tab/>133</text:a></text:p>
          <text:p text:style-name="P66"><text:a xlink:type="simple" xlink:href="#4.2.26.Div|outline" text:style-name="Internet_20_link" text:visited-style-name="Internet_20_link">Div<text:tab/>135</text:a></text:p>
          <text:p text:style-name="P66"><text:a xlink:type="simple" xlink:href="#4.2.27.East|outline" text:style-name="Internet_20_link" text:visited-style-name="Internet_20_link">East<text:tab/>137</text:a></text:p>
          <text:p text:style-name="P66"><text:a xlink:type="simple" xlink:href="#4.2.28.Fisheyebar|outline" text:style-name="Internet_20_link" text:visited-style-name="Internet_20_link">Fisheyebar<text:tab/>140</text:a></text:p>
          <text:p text:style-name="P66"><text:a xlink:type="simple" xlink:href="#4.2.29.Fisheye|outline" text:style-name="Internet_20_link" text:visited-style-name="Internet_20_link">Fisheye<text:tab/>142</text:a></text:p>
          <text:p text:style-name="P66"><text:a xlink:type="simple" xlink:href="#4.2.30.Flash|outline" text:style-name="Internet_20_link" text:visited-style-name="Internet_20_link">Flash<text:tab/>144</text:a></text:p>
          <text:p text:style-name="P66"><text:a xlink:type="simple" xlink:href="#4.2.31.Footer|outline" text:style-name="Internet_20_link" text:visited-style-name="Internet_20_link">Footer<text:tab/>146</text:a></text:p>
          <text:p text:style-name="P66"><text:a xlink:type="simple" xlink:href="#4.2.32.Foot|outline" text:style-name="Internet_20_link" text:visited-style-name="Internet_20_link">Foot<text:tab/>148</text:a></text:p>
          <text:p text:style-name="P66"><text:soft-page-break/><text:a xlink:type="simple" xlink:href="#4.2.33.Grid|outline" text:style-name="Internet_20_link" text:visited-style-name="Internet_20_link">Grid<text:tab/>150</text:a></text:p>
          <text:p text:style-name="P66"><text:a xlink:type="simple" xlink:href="#4.2.34.Group|outline" text:style-name="Internet_20_link" text:visited-style-name="Internet_20_link">Group<text:tab/>154</text:a></text:p>
          <text:p text:style-name="P66"><text:a xlink:type="simple" xlink:href="#4.2.35.Groupbox|outline" text:style-name="Internet_20_link" text:visited-style-name="Internet_20_link">Groupbox<text:tab/>157</text:a></text:p>
          <text:p text:style-name="P66"><text:a xlink:type="simple" xlink:href="#4.2.36.Groupfoot|outline" text:style-name="Internet_20_link" text:visited-style-name="Internet_20_link">Groupfoot<text:tab/>160</text:a></text:p>
          <text:p text:style-name="P66"><text:a xlink:type="simple" xlink:href="#4.2.37.Hbox|outline" text:style-name="Internet_20_link" text:visited-style-name="Internet_20_link">Hbox<text:tab/>163</text:a></text:p>
          <text:p text:style-name="P66"><text:a xlink:type="simple" xlink:href="#4.2.38.Html|outline" text:style-name="Internet_20_link" text:visited-style-name="Internet_20_link">Html<text:tab/>165</text:a></text:p>
          <text:p text:style-name="P66"><text:a xlink:type="simple" xlink:href="#4.2.39.Iframe|outline" text:style-name="Internet_20_link" text:visited-style-name="Internet_20_link">Iframe<text:tab/>167</text:a></text:p>
          <text:p text:style-name="P66"><text:a xlink:type="simple" xlink:href="#4.2.40.Image|outline" text:style-name="Internet_20_link" text:visited-style-name="Internet_20_link">Image<text:tab/>170</text:a></text:p>
          <text:p text:style-name="P66"><text:a xlink:type="simple" xlink:href="#4.2.41.Imagemap|outline" text:style-name="Internet_20_link" text:visited-style-name="Internet_20_link">Imagemap<text:tab/>172</text:a></text:p>
          <text:p text:style-name="P66"><text:a xlink:type="simple" xlink:href="#4.2.42.Include|outline" text:style-name="Internet_20_link" text:visited-style-name="Internet_20_link">Include<text:tab/>174</text:a></text:p>
          <text:p text:style-name="P66"><text:a xlink:type="simple" xlink:href="#4.2.43.Intbox|outline" text:style-name="Internet_20_link" text:visited-style-name="Internet_20_link">Intbox<text:tab/>176</text:a></text:p>
          <text:p text:style-name="P66"><text:a xlink:type="simple" xlink:href="#4.2.44.Label|outline" text:style-name="Internet_20_link" text:visited-style-name="Internet_20_link">Label<text:tab/>179</text:a></text:p>
          <text:p text:style-name="P66"><text:a xlink:type="simple" xlink:href="#4.2.45.Listbox|outline" text:style-name="Internet_20_link" text:visited-style-name="Internet_20_link">Listbox<text:tab/>181</text:a></text:p>
          <text:p text:style-name="P66"><text:a xlink:type="simple" xlink:href="#4.2.46.Listcell|outline" text:style-name="Internet_20_link" text:visited-style-name="Internet_20_link">Listcell<text:tab/>186</text:a></text:p>
          <text:p text:style-name="P66"><text:a xlink:type="simple" xlink:href="#4.2.47.Listfoot|outline" text:style-name="Internet_20_link" text:visited-style-name="Internet_20_link">Listfoot<text:tab/>189</text:a></text:p>
          <text:p text:style-name="P66"><text:a xlink:type="simple" xlink:href="#4.2.48.Listfooter|outline" text:style-name="Internet_20_link" text:visited-style-name="Internet_20_link">Listfooter<text:tab/>191</text:a></text:p>
          <text:p text:style-name="P66"><text:a xlink:type="simple" xlink:href="#4.2.49.Listgroup|outline" text:style-name="Internet_20_link" text:visited-style-name="Internet_20_link">Listgroup<text:tab/>193</text:a></text:p>
          <text:p text:style-name="P66"><text:a xlink:type="simple" xlink:href="#4.2.50.Listgroupfoot|outline" text:style-name="Internet_20_link" text:visited-style-name="Internet_20_link">Listgroupfoot<text:tab/>196</text:a></text:p>
          <text:p text:style-name="P66"><text:a xlink:type="simple" xlink:href="#4.2.51.Listhead|outline" text:style-name="Internet_20_link" text:visited-style-name="Internet_20_link">Listhead<text:tab/>199</text:a></text:p>
          <text:p text:style-name="P66"><text:a xlink:type="simple" xlink:href="#4.2.52.Listheader|outline" text:style-name="Internet_20_link" text:visited-style-name="Internet_20_link">Listheader<text:tab/>201</text:a></text:p>
          <text:p text:style-name="P66"><text:a xlink:type="simple" xlink:href="#4.2.53.Listitem|outline" text:style-name="Internet_20_link" text:visited-style-name="Internet_20_link">Listitem<text:tab/>204</text:a></text:p>
          <text:p text:style-name="P66"><text:a xlink:type="simple" xlink:href="#4.2.54.Longbox|outline" text:style-name="Internet_20_link" text:visited-style-name="Internet_20_link">Longbox<text:tab/>207</text:a></text:p>
          <text:p text:style-name="P66"><text:a xlink:type="simple" xlink:href="#4.2.55.Menu|outline" text:style-name="Internet_20_link" text:visited-style-name="Internet_20_link">Menu<text:tab/>210</text:a></text:p>
          <text:p text:style-name="P66"><text:a xlink:type="simple" xlink:href="#4.2.56.Menubar|outline" text:style-name="Internet_20_link" text:visited-style-name="Internet_20_link">Menubar<text:tab/>212</text:a></text:p>
          <text:p text:style-name="P66"><text:a xlink:type="simple" xlink:href="#4.2.57.Menuitem|outline" text:style-name="Internet_20_link" text:visited-style-name="Internet_20_link">Menuitem<text:tab/>214</text:a></text:p>
          <text:p text:style-name="P66"><text:a xlink:type="simple" xlink:href="#4.2.58.Menupopup|outline" text:style-name="Internet_20_link" text:visited-style-name="Internet_20_link">Menupopup<text:tab/>216</text:a></text:p>
          <text:p text:style-name="P66"><text:a xlink:type="simple" xlink:href="#4.2.59.Menuseparator|outline" text:style-name="Internet_20_link" text:visited-style-name="Internet_20_link">Menuseparator<text:tab/>218</text:a></text:p>
          <text:p text:style-name="P66"><text:a xlink:type="simple" xlink:href="#4.2.60.North|outline" text:style-name="Internet_20_link" text:visited-style-name="Internet_20_link">North<text:tab/>220</text:a></text:p>
          <text:p text:style-name="P66"><text:a xlink:type="simple" xlink:href="#4.2.61.Paging|outline" text:style-name="Internet_20_link" text:visited-style-name="Internet_20_link">Paging<text:tab/>223</text:a></text:p>
          <text:p text:style-name="P66"><text:a xlink:type="simple" xlink:href="#4.2.62.Panel|outline" text:style-name="Internet_20_link" text:visited-style-name="Internet_20_link">Panel<text:tab/>225</text:a></text:p>
          <text:p text:style-name="P66"><text:a xlink:type="simple" xlink:href="#4.2.63.Panelchildren|outline" text:style-name="Internet_20_link" text:visited-style-name="Internet_20_link">Panelchildren<text:tab/>230</text:a></text:p>
          <text:p text:style-name="P66"><text:a xlink:type="simple" xlink:href="#4.2.64.Popup|outline" text:style-name="Internet_20_link" text:visited-style-name="Internet_20_link">Popup<text:tab/>232</text:a></text:p>
          <text:p text:style-name="P66"><text:a xlink:type="simple" xlink:href="#4.2.65.Portallayout|outline" text:style-name="Internet_20_link" text:visited-style-name="Internet_20_link">Portallayout<text:tab/>234</text:a></text:p>
          <text:p text:style-name="P66"><text:a xlink:type="simple" xlink:href="#4.2.66.Portalchildren|outline" text:style-name="Internet_20_link" text:visited-style-name="Internet_20_link">Portalchildren<text:tab/>237</text:a></text:p>
          <text:p text:style-name="P66"><text:a xlink:type="simple" xlink:href="#4.2.67.Progressmeter|outline" text:style-name="Internet_20_link" text:visited-style-name="Internet_20_link">Progressmeter<text:tab/>239</text:a></text:p>
          <text:p text:style-name="P66"><text:a xlink:type="simple" xlink:href="#4.2.68.Radio|outline" text:style-name="Internet_20_link" text:visited-style-name="Internet_20_link">Radio<text:tab/>240</text:a></text:p>
          <text:p text:style-name="P66"><text:a xlink:type="simple" xlink:href="#4.2.69.Radiogroup|outline" text:style-name="Internet_20_link" text:visited-style-name="Internet_20_link">Radiogroup<text:tab/>242</text:a></text:p>
          <text:p text:style-name="P66"><text:a xlink:type="simple" xlink:href="#4.2.70.Row|outline" text:style-name="Internet_20_link" text:visited-style-name="Internet_20_link">Row<text:tab/>244</text:a></text:p>
          <text:p text:style-name="P66"><text:a xlink:type="simple" xlink:href="#4.2.71.Rows|outline" text:style-name="Internet_20_link" text:visited-style-name="Internet_20_link">Rows<text:tab/>247</text:a></text:p>
          <text:p text:style-name="P66"><text:a xlink:type="simple" xlink:href="#4.2.72.Script|outline" text:style-name="Internet_20_link" text:visited-style-name="Internet_20_link">Script<text:tab/>250</text:a></text:p>
          <text:p text:style-name="P66"><text:soft-page-break/><text:a xlink:type="simple" xlink:href="#4.2.73.Slider|outline" text:style-name="Internet_20_link" text:visited-style-name="Internet_20_link">Slider<text:tab/>252</text:a></text:p>
          <text:p text:style-name="P66"><text:a xlink:type="simple" xlink:href="#4.2.74.Space|outline" text:style-name="Internet_20_link" text:visited-style-name="Internet_20_link">Space<text:tab/>254</text:a></text:p>
          <text:p text:style-name="P66"><text:a xlink:type="simple" xlink:href="#5.1.1.Spinner|outline" text:style-name="Internet_20_link" text:visited-style-name="Internet_20_link">Spinner<text:tab/>256</text:a></text:p>
          <text:p text:style-name="P66"><text:a xlink:type="simple" xlink:href="#5.1.3.South|outline" text:style-name="Internet_20_link" text:visited-style-name="Internet_20_link">South<text:tab/>258</text:a></text:p>
          <text:p text:style-name="P66"><text:a xlink:type="simple" xlink:href="#5.1.4.Separator|outline" text:style-name="Internet_20_link" text:visited-style-name="Internet_20_link">Separator<text:tab/>261</text:a></text:p>
          <text:p text:style-name="P66"><text:a xlink:type="simple" xlink:href="#5.1.5.Splitter|outline" text:style-name="Internet_20_link" text:visited-style-name="Internet_20_link">Splitter<text:tab/>263</text:a></text:p>
          <text:p text:style-name="P66"><text:a xlink:type="simple" xlink:href="#5.1.6.Style|outline" text:style-name="Internet_20_link" text:visited-style-name="Internet_20_link">Style<text:tab/>265</text:a></text:p>
          <text:p text:style-name="P66"><text:a xlink:type="simple" xlink:href="#5.1.7.Tab|outline" text:style-name="Internet_20_link" text:visited-style-name="Internet_20_link">Tab<text:tab/>267</text:a></text:p>
          <text:p text:style-name="P66"><text:a xlink:type="simple" xlink:href="#5.1.10.TableChildren|outline" text:style-name="Internet_20_link" text:visited-style-name="Internet_20_link">TableChildren<text:tab/>270</text:a></text:p>
          <text:p text:style-name="P66"><text:a xlink:type="simple" xlink:href="#5.1.12.TableLayout|outline" text:style-name="Internet_20_link" text:visited-style-name="Internet_20_link">TableLayout<text:tab/>272</text:a></text:p>
          <text:p text:style-name="P66"><text:a xlink:type="simple" xlink:href="#5.1.13.Tabbox|outline" text:style-name="Internet_20_link" text:visited-style-name="Internet_20_link">Tabbox<text:tab/>274</text:a></text:p>
          <text:p text:style-name="P66"><text:a xlink:type="simple" xlink:href="#5.1.14.Tabpanel|outline" text:style-name="Internet_20_link" text:visited-style-name="Internet_20_link">Tabpanel<text:tab/>277</text:a></text:p>
          <text:p text:style-name="P66"><text:a xlink:type="simple" xlink:href="#5.1.15.Tabpanels|outline" text:style-name="Internet_20_link" text:visited-style-name="Internet_20_link">Tabpanels<text:tab/>279</text:a></text:p>
          <text:p text:style-name="P66"><text:a xlink:type="simple" xlink:href="#5.1.16.Tabs|outline" text:style-name="Internet_20_link" text:visited-style-name="Internet_20_link">Tabs<text:tab/>281</text:a></text:p>
          <text:p text:style-name="P66"><text:a xlink:type="simple" xlink:href="#5.1.17.Textbox|outline" text:style-name="Internet_20_link" text:visited-style-name="Internet_20_link">Textbox<text:tab/>283</text:a></text:p>
          <text:p text:style-name="P66"><text:a xlink:type="simple" xlink:href="#5.1.18.Timebox|outline" text:style-name="Internet_20_link" text:visited-style-name="Internet_20_link">Timebox<text:tab/>286</text:a></text:p>
          <text:p text:style-name="P66"><text:a xlink:type="simple" xlink:href="#5.1.20.Timer|outline" text:style-name="Internet_20_link" text:visited-style-name="Internet_20_link">Timer<text:tab/>288</text:a></text:p>
          <text:p text:style-name="P66"><text:a xlink:type="simple" xlink:href="#5.1.21.Toolbar|outline" text:style-name="Internet_20_link" text:visited-style-name="Internet_20_link">Toolbar<text:tab/>290</text:a></text:p>
          <text:p text:style-name="P66"><text:a xlink:type="simple" xlink:href="#5.1.22.Toolbarbutton|outline" text:style-name="Internet_20_link" text:visited-style-name="Internet_20_link">Toolbarbutton<text:tab/>292</text:a></text:p>
          <text:p text:style-name="P66"><text:a xlink:type="simple" xlink:href="#5.1.23.Tree|outline" text:style-name="Internet_20_link" text:visited-style-name="Internet_20_link">Tree<text:tab/>295</text:a></text:p>
          <text:p text:style-name="P66"><text:a xlink:type="simple" xlink:href="#5.1.24.Treecell|outline" text:style-name="Internet_20_link" text:visited-style-name="Internet_20_link">Treecell<text:tab/>300</text:a></text:p>
          <text:p text:style-name="P66"><text:a xlink:type="simple" xlink:href="#5.1.25.Treechildren|outline" text:style-name="Internet_20_link" text:visited-style-name="Internet_20_link">Treechildren<text:tab/>303</text:a></text:p>
          <text:p text:style-name="P66"><text:a xlink:type="simple" xlink:href="#5.1.26.Treecol|outline" text:style-name="Internet_20_link" text:visited-style-name="Internet_20_link">Treecol<text:tab/>307</text:a></text:p>
          <text:p text:style-name="P66"><text:a xlink:type="simple" xlink:href="#5.1.27.Treecols|outline" text:style-name="Internet_20_link" text:visited-style-name="Internet_20_link">Treecols<text:tab/>309</text:a></text:p>
          <text:p text:style-name="P66"><text:a xlink:type="simple" xlink:href="#5.1.28.Treefoot|outline" text:style-name="Internet_20_link" text:visited-style-name="Internet_20_link">Treefoot<text:tab/>311</text:a></text:p>
          <text:p text:style-name="P66"><text:a xlink:type="simple" xlink:href="#5.1.29.Treefooter|outline" text:style-name="Internet_20_link" text:visited-style-name="Internet_20_link">Treefooter<text:tab/>313</text:a></text:p>
          <text:p text:style-name="P66"><text:a xlink:type="simple" xlink:href="#5.1.30.Treeitem|outline" text:style-name="Internet_20_link" text:visited-style-name="Internet_20_link">Treeitem<text:tab/>315</text:a></text:p>
          <text:p text:style-name="P66"><text:a xlink:type="simple" xlink:href="#5.1.31.Treerow|outline" text:style-name="Internet_20_link" text:visited-style-name="Internet_20_link">Treerow<text:tab/>319</text:a></text:p>
          <text:p text:style-name="P66"><text:a xlink:type="simple" xlink:href="#5.1.32.Vbox|outline" text:style-name="Internet_20_link" text:visited-style-name="Internet_20_link">Vbox<text:tab/>322</text:a></text:p>
          <text:p text:style-name="P66"><text:a xlink:type="simple" xlink:href="#5.1.33.West|outline" text:style-name="Internet_20_link" text:visited-style-name="Internet_20_link">West<text:tab/>324</text:a></text:p>
          <text:p text:style-name="P66"><text:a xlink:type="simple" xlink:href="#5.1.34.Window|outline" text:style-name="Internet_20_link" text:visited-style-name="Internet_20_link">Window<text:tab/>327</text:a></text:p>
          <text:p text:style-name="P65"><text:a xlink:type="simple" xlink:href="#5.2.Events|outline" text:style-name="Internet_20_link" text:visited-style-name="Internet_20_link">Events<text:tab/>331</text:a></text:p>
          <text:p text:style-name="P66"><text:a xlink:type="simple" xlink:href="#5.2.1.CheckEvent|outline" text:style-name="Internet_20_link" text:visited-style-name="Internet_20_link">CheckEvent<text:tab/>331</text:a></text:p>
          <text:p text:style-name="P66"><text:a xlink:type="simple" xlink:href="#5.2.2.ColSizeEvent|outline" text:style-name="Internet_20_link" text:visited-style-name="Internet_20_link">ColSizeEvent<text:tab/>331</text:a></text:p>
          <text:p text:style-name="P66"><text:a xlink:type="simple" xlink:href="#5.2.3.CreateEvent|outline" text:style-name="Internet_20_link" text:visited-style-name="Internet_20_link">CreateEvent<text:tab/>332</text:a></text:p>
          <text:p text:style-name="P66"><text:a xlink:type="simple" xlink:href="#5.2.4.DropEvent|outline" text:style-name="Internet_20_link" text:visited-style-name="Internet_20_link">DropEvent<text:tab/>332</text:a></text:p>
          <text:p text:style-name="P66"><text:a xlink:type="simple" xlink:href="#5.2.5.ErrorEvent|outline" text:style-name="Internet_20_link" text:visited-style-name="Internet_20_link">ErrorEvent<text:tab/>333</text:a></text:p>
          <text:p text:style-name="P66"><text:a xlink:type="simple" xlink:href="#5.2.6.Event|outline" text:style-name="Internet_20_link" text:visited-style-name="Internet_20_link">Event<text:tab/>334</text:a></text:p>
          <text:p text:style-name="P66"><text:a xlink:type="simple" xlink:href="#5.2.7.InputEvent|outline" text:style-name="Internet_20_link" text:visited-style-name="Internet_20_link">InputEvent<text:tab/>334</text:a></text:p>
          <text:p text:style-name="P66"><text:a xlink:type="simple" xlink:href="#5.2.8.KeyEvent|outline" text:style-name="Internet_20_link" text:visited-style-name="Internet_20_link">KeyEvent<text:tab/>335</text:a></text:p>
          <text:p text:style-name="P66"><text:soft-page-break/><text:a xlink:type="simple" xlink:href="#5.2.9.MouseEvent|outline" text:style-name="Internet_20_link" text:visited-style-name="Internet_20_link">MouseEvent<text:tab/>335</text:a></text:p>
          <text:p text:style-name="P66"><text:a xlink:type="simple" xlink:href="#5.2.10.MoveEvent|outline" text:style-name="Internet_20_link" text:visited-style-name="Internet_20_link">MoveEvent<text:tab/>336</text:a></text:p>
          <text:p text:style-name="P66"><text:a xlink:type="simple" xlink:href="#5.2.11.OpenEvent|outline" text:style-name="Internet_20_link" text:visited-style-name="Internet_20_link">OpenEvent<text:tab/>337</text:a></text:p>
          <text:p text:style-name="P66"><text:a xlink:type="simple" xlink:href="#5.2.12.PageSizeEvent|outline" text:style-name="Internet_20_link" text:visited-style-name="Internet_20_link">PageSizeEvent<text:tab/>338</text:a></text:p>
          <text:p text:style-name="P66"><text:a xlink:type="simple" xlink:href="#5.2.13.PagingEvent|outline" text:style-name="Internet_20_link" text:visited-style-name="Internet_20_link">PagingEvent<text:tab/>338</text:a></text:p>
          <text:p text:style-name="P66"><text:a xlink:type="simple" xlink:href="#5.2.14.PortalMoveEvent|outline" text:style-name="Internet_20_link" text:visited-style-name="Internet_20_link">PortalMoveEvent<text:tab/>339</text:a></text:p>
          <text:p text:style-name="P66"><text:a xlink:type="simple" xlink:href="#5.2.15.ScrollEvent|outline" text:style-name="Internet_20_link" text:visited-style-name="Internet_20_link">ScrollEvent<text:tab/>339</text:a></text:p>
          <text:p text:style-name="P66"><text:a xlink:type="simple" xlink:href="#5.2.16.SelectEvent|outline" text:style-name="Internet_20_link" text:visited-style-name="Internet_20_link">SelectEvent<text:tab/>340</text:a></text:p>
          <text:p text:style-name="P66"><text:a xlink:type="simple" xlink:href="#5.2.17.SelectionEvent|outline" text:style-name="Internet_20_link" text:visited-style-name="Internet_20_link">SelectionEvent<text:tab/>340</text:a></text:p>
          <text:p text:style-name="P66"><text:a xlink:type="simple" xlink:href="#5.2.18.SizeEvent|outline" text:style-name="Internet_20_link" text:visited-style-name="Internet_20_link">SizeEvent<text:tab/>341</text:a></text:p>
          <text:p text:style-name="P66"><text:a xlink:type="simple" xlink:href="#5.2.19.UploadEvent|outline" text:style-name="Internet_20_link" text:visited-style-name="Internet_20_link">UploadEvent<text:tab/>342</text:a></text:p>
          <text:p text:style-name="P66"><text:a xlink:type="simple" xlink:href="#5.2.20.ZIndexEvent|outline" text:style-name="Internet_20_link" text:visited-style-name="Internet_20_link">ZIndexEvent<text:tab/>342</text:a></text:p>
          <text:p text:style-name="P65"><text:a xlink:type="simple" xlink:href="#5.3.Supplemental Classes|outline" text:style-name="Internet_20_link" text:visited-style-name="Internet_20_link">Supplemental Classes<text:tab/>343</text:a></text:p>
          <text:p text:style-name="P66"><text:a xlink:type="simple" xlink:href="#5.3.1.AbstractListModel|outline" text:style-name="Internet_20_link" text:visited-style-name="Internet_20_link">AbstractListModel<text:tab/>343</text:a></text:p>
          <text:p text:style-name="P66"><text:a xlink:type="simple" xlink:href="#5.3.2.Constraint|outline" text:style-name="Internet_20_link" text:visited-style-name="Internet_20_link">Constraint<text:tab/>344</text:a></text:p>
          <text:p text:style-name="P66"><text:a xlink:type="simple" xlink:href="#5.3.3.Constrained|outline" text:style-name="Internet_20_link" text:visited-style-name="Internet_20_link">Constrained<text:tab/>344</text:a></text:p>
          <text:p text:style-name="P66"><text:a xlink:type="simple" xlink:href="#5.3.4.Fileupload|outline" text:style-name="Internet_20_link" text:visited-style-name="Internet_20_link">Fileupload<text:tab/>345</text:a></text:p>
          <text:p text:style-name="P66"><text:a xlink:type="simple" xlink:href="#5.3.5.ListitemRenderer|outline" text:style-name="Internet_20_link" text:visited-style-name="Internet_20_link">ListitemRenderer<text:tab/>347</text:a></text:p>
          <text:p text:style-name="P66"><text:a xlink:type="simple" xlink:href="#5.3.6.ListModel|outline" text:style-name="Internet_20_link" text:visited-style-name="Internet_20_link">ListModel<text:tab/>347</text:a></text:p>
          <text:p text:style-name="P66"><text:a xlink:type="simple" xlink:href="#5.3.7.Messagebox|outline" text:style-name="Internet_20_link" text:visited-style-name="Internet_20_link">Messagebox<text:tab/>349</text:a></text:p>
          <text:p text:style-name="P66"><text:a xlink:type="simple" xlink:href="#5.3.8.RendererCtrl|outline" text:style-name="Internet_20_link" text:visited-style-name="Internet_20_link">RendererCtrl<text:tab/>351</text:a></text:p>
          <text:p text:style-name="P66"><text:a xlink:type="simple" xlink:href="#5.3.9.SimpleConstraint|outline" text:style-name="Internet_20_link" text:visited-style-name="Internet_20_link">SimpleConstraint<text:tab/>352</text:a></text:p>
          <text:p text:style-name="P66"><text:a xlink:type="simple" xlink:href="#5.3.11.SimpleListModel|outline" text:style-name="Internet_20_link" text:visited-style-name="Internet_20_link">SimpleListModel<text:tab/>353</text:a></text:p>
          <text:p text:style-name="P64"><text:a xlink:type="simple" xlink:href="#6.5. The XHTML Components|outline" text:style-name="Internet_20_link" text:visited-style-name="Internet_20_link">5. The XHTML Components<text:tab/>354</text:a></text:p>
          <text:p text:style-name="P65"><text:a xlink:type="simple" xlink:href="#6.1.Overview|outline" text:style-name="Internet_20_link" text:visited-style-name="Internet_20_link">Overview<text:tab/>354</text:a></text:p>
          <text:p text:style-name="P66"><text:a xlink:type="simple" xlink:href="#6.1.1.URL and encodeURL|outline" text:style-name="Internet_20_link" text:visited-style-name="Internet_20_link">URL and encodeURL<text:tab/>354</text:a></text:p>
          <text:p text:style-name="P66"><text:a xlink:type="simple" xlink:href="#6.1.2.AbstractTag|outline" text:style-name="Internet_20_link" text:visited-style-name="Internet_20_link">AbstractTag<text:tab/>354</text:a></text:p>
          <text:p text:style-name="P66"><text:a xlink:type="simple" xlink:href="#6.1.3.Raw|outline" text:style-name="Internet_20_link" text:visited-style-name="Internet_20_link">Raw<text:tab/>355</text:a></text:p>
          <text:p text:style-name="P65"><text:a xlink:type="simple" xlink:href="#6.2.Components|outline" text:style-name="Internet_20_link" text:visited-style-name="Internet_20_link">Components<text:tab/>355</text:a></text:p>
          <text:p text:style-name="P66"><text:a xlink:type="simple" xlink:href="#6.2.1.A|outline" text:style-name="Internet_20_link" text:visited-style-name="Internet_20_link">A<text:tab/>355</text:a></text:p>
          <text:p text:style-name="P66"><text:a xlink:type="simple" xlink:href="#6.2.2.Abbr|outline" text:style-name="Internet_20_link" text:visited-style-name="Internet_20_link">Abbr<text:tab/>355</text:a></text:p>
          <text:p text:style-name="P66"><text:a xlink:type="simple" xlink:href="#6.2.3.Acronym|outline" text:style-name="Internet_20_link" text:visited-style-name="Internet_20_link">Acronym<text:tab/>355</text:a></text:p>
          <text:p text:style-name="P66"><text:a xlink:type="simple" xlink:href="#6.2.4.Address|outline" text:style-name="Internet_20_link" text:visited-style-name="Internet_20_link">Address<text:tab/>355</text:a></text:p>
          <text:p text:style-name="P66"><text:a xlink:type="simple" xlink:href="#6.2.5.Area|outline" text:style-name="Internet_20_link" text:visited-style-name="Internet_20_link">Area<text:tab/>355</text:a></text:p>
          <text:p text:style-name="P66"><text:a xlink:type="simple" xlink:href="#6.2.6.B|outline" text:style-name="Internet_20_link" text:visited-style-name="Internet_20_link">B<text:tab/>355</text:a></text:p>
          <text:p text:style-name="P66"><text:a xlink:type="simple" xlink:href="#6.2.7.Base|outline" text:style-name="Internet_20_link" text:visited-style-name="Internet_20_link">Base<text:tab/>356</text:a></text:p>
          <text:p text:style-name="P66"><text:a xlink:type="simple" xlink:href="#6.2.8.Big|outline" text:style-name="Internet_20_link" text:visited-style-name="Internet_20_link">Big<text:tab/>356</text:a></text:p>
          <text:p text:style-name="P66"><text:a xlink:type="simple" xlink:href="#6.2.9.Blockquote|outline" text:style-name="Internet_20_link" text:visited-style-name="Internet_20_link">Blockquote<text:tab/>356</text:a></text:p>
          <text:p text:style-name="P66"><text:soft-page-break/><text:a xlink:type="simple" xlink:href="#6.2.10.Body|outline" text:style-name="Internet_20_link" text:visited-style-name="Internet_20_link">Body<text:tab/>356</text:a></text:p>
          <text:p text:style-name="P66"><text:a xlink:type="simple" xlink:href="#6.2.11.Br|outline" text:style-name="Internet_20_link" text:visited-style-name="Internet_20_link">Br<text:tab/>356</text:a></text:p>
          <text:p text:style-name="P66"><text:a xlink:type="simple" xlink:href="#6.2.12.Button|outline" text:style-name="Internet_20_link" text:visited-style-name="Internet_20_link">Button<text:tab/>356</text:a></text:p>
          <text:p text:style-name="P66"><text:a xlink:type="simple" xlink:href="#6.2.13.Caption|outline" text:style-name="Internet_20_link" text:visited-style-name="Internet_20_link">Caption<text:tab/>356</text:a></text:p>
          <text:p text:style-name="P66"><text:a xlink:type="simple" xlink:href="#6.2.14.Cite|outline" text:style-name="Internet_20_link" text:visited-style-name="Internet_20_link">Cite<text:tab/>356</text:a></text:p>
          <text:p text:style-name="P66"><text:a xlink:type="simple" xlink:href="#6.2.15.Code|outline" text:style-name="Internet_20_link" text:visited-style-name="Internet_20_link">Code<text:tab/>356</text:a></text:p>
          <text:p text:style-name="P66"><text:a xlink:type="simple" xlink:href="#6.2.16.Collection|outline" text:style-name="Internet_20_link" text:visited-style-name="Internet_20_link">Collection<text:tab/>356</text:a></text:p>
          <text:p text:style-name="P66"><text:a xlink:type="simple" xlink:href="#6.2.17.Colgroup|outline" text:style-name="Internet_20_link" text:visited-style-name="Internet_20_link">Colgroup<text:tab/>356</text:a></text:p>
          <text:p text:style-name="P66"><text:a xlink:type="simple" xlink:href="#6.2.18.Dd|outline" text:style-name="Internet_20_link" text:visited-style-name="Internet_20_link">Dd<text:tab/>356</text:a></text:p>
          <text:p text:style-name="P66"><text:a xlink:type="simple" xlink:href="#6.2.19.Del|outline" text:style-name="Internet_20_link" text:visited-style-name="Internet_20_link">Del<text:tab/>357</text:a></text:p>
          <text:p text:style-name="P66"><text:a xlink:type="simple" xlink:href="#6.2.20.Dfn|outline" text:style-name="Internet_20_link" text:visited-style-name="Internet_20_link">Dfn<text:tab/>357</text:a></text:p>
          <text:p text:style-name="P66"><text:a xlink:type="simple" xlink:href="#6.2.21.Dir|outline" text:style-name="Internet_20_link" text:visited-style-name="Internet_20_link">Dir<text:tab/>357</text:a></text:p>
          <text:p text:style-name="P66"><text:a xlink:type="simple" xlink:href="#6.2.22.Div|outline" text:style-name="Internet_20_link" text:visited-style-name="Internet_20_link">Div<text:tab/>357</text:a></text:p>
          <text:p text:style-name="P66"><text:a xlink:type="simple" xlink:href="#6.2.23.Dl|outline" text:style-name="Internet_20_link" text:visited-style-name="Internet_20_link">Dl<text:tab/>357</text:a></text:p>
          <text:p text:style-name="P66"><text:a xlink:type="simple" xlink:href="#6.2.24.Dt|outline" text:style-name="Internet_20_link" text:visited-style-name="Internet_20_link">Dt<text:tab/>357</text:a></text:p>
          <text:p text:style-name="P66"><text:a xlink:type="simple" xlink:href="#6.2.25.Em|outline" text:style-name="Internet_20_link" text:visited-style-name="Internet_20_link">Em<text:tab/>357</text:a></text:p>
          <text:p text:style-name="P66"><text:a xlink:type="simple" xlink:href="#6.2.26.Embed|outline" text:style-name="Internet_20_link" text:visited-style-name="Internet_20_link">Embed<text:tab/>357</text:a></text:p>
          <text:p text:style-name="P66"><text:a xlink:type="simple" xlink:href="#6.2.27.Fieldset|outline" text:style-name="Internet_20_link" text:visited-style-name="Internet_20_link">Fieldset<text:tab/>357</text:a></text:p>
          <text:p text:style-name="P66"><text:a xlink:type="simple" xlink:href="#6.2.28.Font|outline" text:style-name="Internet_20_link" text:visited-style-name="Internet_20_link">Font<text:tab/>357</text:a></text:p>
          <text:p text:style-name="P66"><text:a xlink:type="simple" xlink:href="#6.2.29.Form|outline" text:style-name="Internet_20_link" text:visited-style-name="Internet_20_link">Form<text:tab/>357</text:a></text:p>
          <text:p text:style-name="P66"><text:a xlink:type="simple" xlink:href="#6.2.30.H1|outline" text:style-name="Internet_20_link" text:visited-style-name="Internet_20_link">H1<text:tab/>357</text:a></text:p>
          <text:p text:style-name="P66"><text:a xlink:type="simple" xlink:href="#6.2.31.H2|outline" text:style-name="Internet_20_link" text:visited-style-name="Internet_20_link">H2<text:tab/>358</text:a></text:p>
          <text:p text:style-name="P66"><text:a xlink:type="simple" xlink:href="#6.2.32.H3|outline" text:style-name="Internet_20_link" text:visited-style-name="Internet_20_link">H3<text:tab/>358</text:a></text:p>
          <text:p text:style-name="P66"><text:a xlink:type="simple" xlink:href="#6.2.33.H4|outline" text:style-name="Internet_20_link" text:visited-style-name="Internet_20_link">H4<text:tab/>358</text:a></text:p>
          <text:p text:style-name="P66"><text:a xlink:type="simple" xlink:href="#6.2.34.Head|outline" text:style-name="Internet_20_link" text:visited-style-name="Internet_20_link">Head<text:tab/>358</text:a></text:p>
          <text:p text:style-name="P66"><text:a xlink:type="simple" xlink:href="#6.2.35.Hr|outline" text:style-name="Internet_20_link" text:visited-style-name="Internet_20_link">Hr<text:tab/>358</text:a></text:p>
          <text:p text:style-name="P66"><text:a xlink:type="simple" xlink:href="#6.2.36.Html|outline" text:style-name="Internet_20_link" text:visited-style-name="Internet_20_link">Html<text:tab/>358</text:a></text:p>
          <text:p text:style-name="P66"><text:a xlink:type="simple" xlink:href="#6.2.37.I|outline" text:style-name="Internet_20_link" text:visited-style-name="Internet_20_link">I<text:tab/>358</text:a></text:p>
          <text:p text:style-name="P66"><text:a xlink:type="simple" xlink:href="#6.2.38.Iframe|outline" text:style-name="Internet_20_link" text:visited-style-name="Internet_20_link">Iframe<text:tab/>358</text:a></text:p>
          <text:p text:style-name="P66"><text:a xlink:type="simple" xlink:href="#6.2.39.Img|outline" text:style-name="Internet_20_link" text:visited-style-name="Internet_20_link">Img<text:tab/>358</text:a></text:p>
          <text:p text:style-name="P66"><text:a xlink:type="simple" xlink:href="#6.2.40.Input|outline" text:style-name="Internet_20_link" text:visited-style-name="Internet_20_link">Input<text:tab/>358</text:a></text:p>
          <text:p text:style-name="P66"><text:a xlink:type="simple" xlink:href="#6.2.41.Ins|outline" text:style-name="Internet_20_link" text:visited-style-name="Internet_20_link">Ins<text:tab/>358</text:a></text:p>
          <text:p text:style-name="P66"><text:a xlink:type="simple" xlink:href="#6.2.42.Isindex|outline" text:style-name="Internet_20_link" text:visited-style-name="Internet_20_link">Isindex<text:tab/>358</text:a></text:p>
          <text:p text:style-name="P66"><text:a xlink:type="simple" xlink:href="#6.2.43.Kbd|outline" text:style-name="Internet_20_link" text:visited-style-name="Internet_20_link">Kbd<text:tab/>359</text:a></text:p>
          <text:p text:style-name="P66"><text:a xlink:type="simple" xlink:href="#6.2.44.Label|outline" text:style-name="Internet_20_link" text:visited-style-name="Internet_20_link">Label<text:tab/>359</text:a></text:p>
          <text:p text:style-name="P66"><text:a xlink:type="simple" xlink:href="#6.2.45.Legend|outline" text:style-name="Internet_20_link" text:visited-style-name="Internet_20_link">Legend<text:tab/>359</text:a></text:p>
          <text:p text:style-name="P66"><text:a xlink:type="simple" xlink:href="#6.2.46.Li|outline" text:style-name="Internet_20_link" text:visited-style-name="Internet_20_link">Li<text:tab/>359</text:a></text:p>
          <text:p text:style-name="P66"><text:a xlink:type="simple" xlink:href="#6.2.47.Link|outline" text:style-name="Internet_20_link" text:visited-style-name="Internet_20_link">Link<text:tab/>359</text:a></text:p>
          <text:p text:style-name="P66"><text:a xlink:type="simple" xlink:href="#6.2.48.Map|outline" text:style-name="Internet_20_link" text:visited-style-name="Internet_20_link">Map<text:tab/>359</text:a></text:p>
          <text:p text:style-name="P66"><text:a xlink:type="simple" xlink:href="#6.2.49.Menu|outline" text:style-name="Internet_20_link" text:visited-style-name="Internet_20_link">Menu<text:tab/>359</text:a></text:p>
          <text:p text:style-name="P66"><text:soft-page-break/><text:a xlink:type="simple" xlink:href="#6.2.50.Meta|outline" text:style-name="Internet_20_link" text:visited-style-name="Internet_20_link">Meta<text:tab/>359</text:a></text:p>
          <text:p text:style-name="P66"><text:a xlink:type="simple" xlink:href="#6.2.51.Nobr|outline" text:style-name="Internet_20_link" text:visited-style-name="Internet_20_link">Nobr<text:tab/>359</text:a></text:p>
          <text:p text:style-name="P66"><text:a xlink:type="simple" xlink:href="#6.2.52.Object|outline" text:style-name="Internet_20_link" text:visited-style-name="Internet_20_link">Object<text:tab/>359</text:a></text:p>
          <text:p text:style-name="P66"><text:a xlink:type="simple" xlink:href="#6.2.53.Ol|outline" text:style-name="Internet_20_link" text:visited-style-name="Internet_20_link">Ol<text:tab/>359</text:a></text:p>
          <text:p text:style-name="P66"><text:a xlink:type="simple" xlink:href="#6.2.54.Optgroup|outline" text:style-name="Internet_20_link" text:visited-style-name="Internet_20_link">Optgroup<text:tab/>359</text:a></text:p>
          <text:p text:style-name="P66"><text:a xlink:type="simple" xlink:href="#6.2.55.Option|outline" text:style-name="Internet_20_link" text:visited-style-name="Internet_20_link">Option<text:tab/>360</text:a></text:p>
          <text:p text:style-name="P66"><text:a xlink:type="simple" xlink:href="#6.2.56.P|outline" text:style-name="Internet_20_link" text:visited-style-name="Internet_20_link">P<text:tab/>360</text:a></text:p>
          <text:p text:style-name="P66"><text:a xlink:type="simple" xlink:href="#6.2.57.Pre|outline" text:style-name="Internet_20_link" text:visited-style-name="Internet_20_link">Pre<text:tab/>360</text:a></text:p>
          <text:p text:style-name="P66"><text:a xlink:type="simple" xlink:href="#6.2.58.Q|outline" text:style-name="Internet_20_link" text:visited-style-name="Internet_20_link">Q<text:tab/>360</text:a></text:p>
          <text:p text:style-name="P66"><text:a xlink:type="simple" xlink:href="#6.2.59.S|outline" text:style-name="Internet_20_link" text:visited-style-name="Internet_20_link">S<text:tab/>360</text:a></text:p>
          <text:p text:style-name="P66"><text:a xlink:type="simple" xlink:href="#6.2.60.Sam|outline" text:style-name="Internet_20_link" text:visited-style-name="Internet_20_link">Sam<text:tab/>360</text:a></text:p>
          <text:p text:style-name="P66"><text:a xlink:type="simple" xlink:href="#6.2.61.Script|outline" text:style-name="Internet_20_link" text:visited-style-name="Internet_20_link">Script<text:tab/>360</text:a></text:p>
          <text:p text:style-name="P66"><text:a xlink:type="simple" xlink:href="#6.2.62.Select|outline" text:style-name="Internet_20_link" text:visited-style-name="Internet_20_link">Select<text:tab/>360</text:a></text:p>
          <text:p text:style-name="P66"><text:a xlink:type="simple" xlink:href="#6.2.63.Small|outline" text:style-name="Internet_20_link" text:visited-style-name="Internet_20_link">Small<text:tab/>360</text:a></text:p>
          <text:p text:style-name="P66"><text:a xlink:type="simple" xlink:href="#6.2.64.Span|outline" text:style-name="Internet_20_link" text:visited-style-name="Internet_20_link">Span<text:tab/>360</text:a></text:p>
          <text:p text:style-name="P66"><text:a xlink:type="simple" xlink:href="#6.2.65.Strong|outline" text:style-name="Internet_20_link" text:visited-style-name="Internet_20_link">Strong<text:tab/>360</text:a></text:p>
          <text:p text:style-name="P66"><text:a xlink:type="simple" xlink:href="#6.2.66.Style|outline" text:style-name="Internet_20_link" text:visited-style-name="Internet_20_link">Style<text:tab/>360</text:a></text:p>
          <text:p text:style-name="P66"><text:a xlink:type="simple" xlink:href="#6.2.67.Sub|outline" text:style-name="Internet_20_link" text:visited-style-name="Internet_20_link">Sub<text:tab/>361</text:a></text:p>
          <text:p text:style-name="P66"><text:a xlink:type="simple" xlink:href="#6.2.68.Sup|outline" text:style-name="Internet_20_link" text:visited-style-name="Internet_20_link">Sup<text:tab/>361</text:a></text:p>
          <text:p text:style-name="P66"><text:a xlink:type="simple" xlink:href="#6.2.69.Table|outline" text:style-name="Internet_20_link" text:visited-style-name="Internet_20_link">Table<text:tab/>361</text:a></text:p>
          <text:p text:style-name="P66"><text:a xlink:type="simple" xlink:href="#6.2.70.Tbody|outline" text:style-name="Internet_20_link" text:visited-style-name="Internet_20_link">Tbody<text:tab/>361</text:a></text:p>
          <text:p text:style-name="P66"><text:a xlink:type="simple" xlink:href="#6.2.71.Td|outline" text:style-name="Internet_20_link" text:visited-style-name="Internet_20_link">Td<text:tab/>361</text:a></text:p>
          <text:p text:style-name="P66"><text:a xlink:type="simple" xlink:href="#6.2.72.Text|outline" text:style-name="Internet_20_link" text:visited-style-name="Internet_20_link">Text<text:tab/>361</text:a></text:p>
          <text:p text:style-name="P66"><text:a xlink:type="simple" xlink:href="#6.2.73.Textarea|outline" text:style-name="Internet_20_link" text:visited-style-name="Internet_20_link">Textarea<text:tab/>361</text:a></text:p>
          <text:p text:style-name="P66"><text:a xlink:type="simple" xlink:href="#6.2.74.Tfoot|outline" text:style-name="Internet_20_link" text:visited-style-name="Internet_20_link">Tfoot<text:tab/>361</text:a></text:p>
          <text:p text:style-name="P66"><text:a xlink:type="simple" xlink:href="#6.2.75.Th|outline" text:style-name="Internet_20_link" text:visited-style-name="Internet_20_link">Th<text:tab/>361</text:a></text:p>
          <text:p text:style-name="P66"><text:a xlink:type="simple" xlink:href="#6.2.76.Thead|outline" text:style-name="Internet_20_link" text:visited-style-name="Internet_20_link">Thead<text:tab/>361</text:a></text:p>
          <text:p text:style-name="P66"><text:a xlink:type="simple" xlink:href="#6.2.77.Title|outline" text:style-name="Internet_20_link" text:visited-style-name="Internet_20_link">Title<text:tab/>361</text:a></text:p>
          <text:p text:style-name="P66"><text:a xlink:type="simple" xlink:href="#6.2.78.Tr|outline" text:style-name="Internet_20_link" text:visited-style-name="Internet_20_link">Tr<text:tab/>361</text:a></text:p>
          <text:p text:style-name="P66"><text:a xlink:type="simple" xlink:href="#6.2.79.Tt|outline" text:style-name="Internet_20_link" text:visited-style-name="Internet_20_link">Tt<text:tab/>362</text:a></text:p>
          <text:p text:style-name="P66"><text:a xlink:type="simple" xlink:href="#6.2.80.Ul|outline" text:style-name="Internet_20_link" text:visited-style-name="Internet_20_link">Ul<text:tab/>362</text:a></text:p>
          <text:p text:style-name="P66"><text:a xlink:type="simple" xlink:href="#6.2.81.Var|outline" text:style-name="Internet_20_link" text:visited-style-name="Internet_20_link">Var<text:tab/>362</text:a></text:p>
          <text:p text:style-name="P65"><text:a xlink:type="simple" xlink:href="#6.3.Supplement Classes|outline" text:style-name="Internet_20_link" text:visited-style-name="Internet_20_link">Supplement Classes<text:tab/>362</text:a></text:p>
          <text:p text:style-name="P66"><text:a xlink:type="simple" xlink:href="#6.3.1.Fileupload|outline" text:style-name="Internet_20_link" text:visited-style-name="Internet_20_link">Fileupload<text:tab/>362</text:a></text:p>
          <text:p text:style-name="P66"><text:a xlink:type="simple" xlink:href="#6.3.2.Messagebox|outline" text:style-name="Internet_20_link" text:visited-style-name="Internet_20_link">Messagebox<text:tab/>362</text:a></text:p>
          <text:p text:style-name="P64"><text:a xlink:type="simple" xlink:href="#7.Appendix A. WEB-INF/web.xml|outline" text:style-name="Internet_20_link" text:visited-style-name="Internet_20_link">Appendix A. WEB-INF/web.xml<text:tab/>363</text:a></text:p>
          <text:p text:style-name="P65"><text:a xlink:type="simple" xlink:href="#7.1.ZK Loader|outline" text:style-name="Internet_20_link" text:visited-style-name="Internet_20_link">ZK Loader<text:tab/>363</text:a></text:p>
          <text:p text:style-name="P66"><text:a xlink:type="simple" xlink:href="#7.1.1.The Initial Parameters|outline" text:style-name="Internet_20_link" text:visited-style-name="Internet_20_link">The Initial Parameters<text:tab/>363</text:a></text:p>
          <text:p text:style-name="P65"><text:soft-page-break/><text:a xlink:type="simple" xlink:href="#7.2.ZK AU Engine|outline" text:style-name="Internet_20_link" text:visited-style-name="Internet_20_link">ZK AU Engine<text:tab/>364</text:a></text:p>
          <text:p text:style-name="P66"><text:a xlink:type="simple" xlink:href="#7.2.1.The Initial Parameters|outline" text:style-name="Internet_20_link" text:visited-style-name="Internet_20_link">The Initial Parameters<text:tab/>364</text:a></text:p>
          <text:p text:style-name="P65"><text:a xlink:type="simple" xlink:href="#7.3.ZK Session Cleaner|outline" text:style-name="Internet_20_link" text:visited-style-name="Internet_20_link">ZK Session Cleaner<text:tab/>364</text:a></text:p>
          <text:p text:style-name="P65"><text:a xlink:type="simple" xlink:href="#7.4.ZK Filter|outline" text:style-name="Internet_20_link" text:visited-style-name="Internet_20_link">ZK Filter<text:tab/>364</text:a></text:p>
          <text:p text:style-name="P66"><text:a xlink:type="simple" xlink:href="#7.4.1.The Initial Parameters|outline" text:style-name="Internet_20_link" text:visited-style-name="Internet_20_link">The Initial Parameters<text:tab/>365</text:a></text:p>
          <text:p text:style-name="P66"><text:a xlink:type="simple" xlink:href="#7.4.2.How to Specify in web.xml|outline" text:style-name="Internet_20_link" text:visited-style-name="Internet_20_link">How to Specify in web.xml<text:tab/>365</text:a></text:p>
          <text:p text:style-name="P65"><text:a xlink:type="simple" xlink:href="#7.5.DSP Loader|outline" text:style-name="Internet_20_link" text:visited-style-name="Internet_20_link">DSP Loader<text:tab/>365</text:a></text:p>
          <text:p text:style-name="P66"><text:a xlink:type="simple" xlink:href="#7.5.1.The Initial Parameters|outline" text:style-name="Internet_20_link" text:visited-style-name="Internet_20_link">The Initial Parameters<text:tab/>366</text:a></text:p>
          <text:p text:style-name="P66"><text:a xlink:type="simple" xlink:href="#7.5.2.How to Specify in web.xml|outline" text:style-name="Internet_20_link" text:visited-style-name="Internet_20_link">How to Specify in web.xml<text:tab/>366</text:a></text:p>
          <text:p text:style-name="P65"><text:a xlink:type="simple" xlink:href="#7.6.Sample of web.xml|outline" text:style-name="Internet_20_link" text:visited-style-name="Internet_20_link">Sample of web.xml<text:tab/>366</text:a></text:p>
          <text:p text:style-name="P64"><text:a xlink:type="simple" xlink:href="#8.Appendix B. WEB-INF/zk.xml|outline" text:style-name="Internet_20_link" text:visited-style-name="Internet_20_link">Appendix B. WEB-INF/zk.xml<text:tab/>369</text:a></text:p>
          <text:p text:style-name="P65"><text:a xlink:type="simple" xlink:href="#8.1.Overview|outline" text:style-name="Internet_20_link" text:visited-style-name="Internet_20_link">Overview<text:tab/>369</text:a></text:p>
          <text:p text:style-name="P66"><text:a xlink:type="simple" xlink:href="#8.1.1.The richlet and richlet-mapping elements|outline" text:style-name="Internet_20_link" text:visited-style-name="Internet_20_link">The richlet and richlet-mapping elements<text:tab/>369</text:a></text:p>
          <text:p text:style-name="P66"><text:a xlink:type="simple" xlink:href="#8.1.2.The listener Element|outline" text:style-name="Internet_20_link" text:visited-style-name="Internet_20_link">The listener Element<text:tab/>370</text:a></text:p>
          <text:p text:style-name="P66"><text:a xlink:type="simple" xlink:href="#8.1.3.The log Element|outline" text:style-name="Internet_20_link" text:visited-style-name="Internet_20_link">The log Element<text:tab/>375</text:a></text:p>
          <text:p text:style-name="P66"><text:a xlink:type="simple" xlink:href="#8.1.4.The client-config Element|outline" text:style-name="Internet_20_link" text:visited-style-name="Internet_20_link">The client-config Element<text:tab/>375</text:a></text:p>
          <text:p text:style-name="P66"><text:a xlink:type="simple" xlink:href="#8.1.5.The desktop-config Element|outline" text:style-name="Internet_20_link" text:visited-style-name="Internet_20_link">The desktop-config Element<text:tab/>378</text:a></text:p>
          <text:p text:style-name="P66"><text:a xlink:type="simple" xlink:href="#8.1.6.The xel-config Element|outline" text:style-name="Internet_20_link" text:visited-style-name="Internet_20_link">The xel-config Element<text:tab/>381</text:a></text:p>
          <text:p text:style-name="P66"><text:a xlink:type="simple" xlink:href="#8.1.7.The language-config Element|outline" text:style-name="Internet_20_link" text:visited-style-name="Internet_20_link">The language-config Element<text:tab/>381</text:a></text:p>
          <text:p text:style-name="P66"><text:a xlink:type="simple" xlink:href="#8.1.8.The session-config Element|outline" text:style-name="Internet_20_link" text:visited-style-name="Internet_20_link">The session-config Element<text:tab/>382</text:a></text:p>
          <text:p text:style-name="P66"><text:a xlink:type="simple" xlink:href="#8.1.9.The system-config Element|outline" text:style-name="Internet_20_link" text:visited-style-name="Internet_20_link">The system-config Element<text:tab/>383</text:a></text:p>
          <text:p text:style-name="P66"><text:a xlink:type="simple" xlink:href="#8.1.10.The zscript-config Element|outline" text:style-name="Internet_20_link" text:visited-style-name="Internet_20_link">The zscript-config Element<text:tab/>389</text:a></text:p>
          <text:p text:style-name="P66"><text:a xlink:type="simple" xlink:href="#8.1.11.The device-config Element|outline" text:style-name="Internet_20_link" text:visited-style-name="Internet_20_link">The device-config Element<text:tab/>389</text:a></text:p>
          <text:p text:style-name="P66"><text:a xlink:type="simple" xlink:href="#8.1.12.The error-page Element|outline" text:style-name="Internet_20_link" text:visited-style-name="Internet_20_link">The error-page Element<text:tab/>392</text:a></text:p>
          <text:p text:style-name="P66"><text:a xlink:type="simple" xlink:href="#8.1.13.The preference Element|outline" text:style-name="Internet_20_link" text:visited-style-name="Internet_20_link">The preference Element<text:tab/>392</text:a></text:p>
          <text:p text:style-name="P66"><text:a xlink:type="simple" xlink:href="#8.1.14.The library-property Element|outline" text:style-name="Internet_20_link" text:visited-style-name="Internet_20_link">The library-property Element<text:tab/>392</text:a></text:p>
          <text:p text:style-name="P66"><text:a xlink:type="simple" xlink:href="#8.1.15.The system-property Element|outline" text:style-name="Internet_20_link" text:visited-style-name="Internet_20_link">The system-property Element<text:tab/>39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7" text:outline-level="3">app<text:span text:style-name="T1">licationScope - </text:span><text:span text:style-name="T7">java.util.Map</text:span></text:h>
      <text:p text:style-name="P70">A map of custom attributes associated with the Web application. It is the same as the <text:span text:style-name="T6">getAttributes</text:span> method in the <text:span text:style-name="T6">org.zkoss.zk.ui.WebApp</text:span> interface.</text:p>
      <text:p text:style-name="P70">A Web application is a WAR, and each Web application has an independent set of custom attributes. These attributes are used mainly to communicate among different desktops and sessions.</text:p>
      <text:p text:style-name="P70">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7"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3"><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7"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7" text:outline-level="3"><text:soft-page-break/><text:span text:style-name="T42">desktop - </text:span><text:span text:style-name="T6">org.zkoss</text:span><text:span text:style-name="T7">.zk.ui.Desktop</text:span></text:h>
      <text:p text:style-name="P72">The current desktop. It is the same as <text:span text:style-name="T6">self.desktop</text:span>.</text:p>
      <text:p text:style-name="Code_20_Indent">des<text:span text:style-name="T1">ktop.getPage("main");</text:span></text:p>
      <text:h text:style-name="P67" text:outline-level="3"><text:span text:style-name="T42">desktopScope - </text:span><text:span text:style-name="T6">java.util.Map</text:span></text:h>
      <text:p text:style-name="P69">A map of custom attributes ass<text:span text:style-name="T1">ociated with</text:span> the desktop. It is the same as the <text:span text:style-name="T6">getAttributes</text:span> method in the <text:span text:style-name="T6">org.zkoss.zk.ui.Desktop</text:span> interface.</text:p>
      <text:p text:style-name="P69">It is mai<text:span text:style-name="T1">nly used to communicate among pages in the same desktop.</text:span></text:p>
      <text:h text:style-name="P67" text:outline-level="3"><text:span text:style-name="T42">each - </text:span><text:span text:style-name="T6">java.lang.Object</text:span></text:h>
      <text:p text:style-name="P74"><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7" text:outline-level="3"><text:span text:style-name="T42">event - </text:span><text:span text:style-name="T6">org.zkoss</text:span><text:span text:style-name="T7">.zk.ui.event.Event</text:span><text:span text:style-name="T43"> or derived</text:span></text:h>
      <text:p text:style-name="P70">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6">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7" text:outline-level="3"><text:span text:style-name="T42">page - </text:span><text:span text:style-name="T6">org.zkoss.zk.ui.Page</text:span></text:h>
      <text:p text:style-name="P77">The current page. It is the same as <text:span text:style-name="T6">self.page</text:span>.</text:p>
      <text:h text:style-name="P67" text:outline-level="3"><text:span text:style-name="T42">pageContext – </text:span><text:span text:style-name="T6">org.zkoss.web.servlet.xel.PageContext</text:span></text:h>
      <text:p text:style-name="P77">The current page context used to retrieve the request, response, variable resolver and so on.</text:p>
      <text:h text:style-name="P67"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7" text:outline-level="3"><text:span text:style-name="T42">requestScope – </text:span><text:span text:style-name="T6">java.util.Map</text:span></text:h>
      <text:p text:style-name="P77">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7" text:outline-level="3"><text:span text:style-name="T42">sel</text:span><text:span text:style-name="T43">f - </text:span><text:span text:style-name="T7">org.zkoss.zk.ui.Component</text:span></text:h>
      <text:p text:style-name="P76">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69">A map of custom attributes ass<text:span text:style-name="T1">ociated with</text:span> the session. It is the same as the <text:span text:style-name="T6">getAttributes</text:span> method in the <text:span text:style-name="T6">org.zkoss.zk.ui.Session</text:span> interface.</text:p>
      <text:p text:style-name="P69"><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9">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3">&lt;?component name="<text:span text:style-name="T47">myName</text:span>" macroURI="<text:span text:style-name="T47">/mypath/my.zul</text:span>" [inline="true|<text:span text:style-name="T3">false</text:span>"]<text:line-break/> <text:s/>[app<text:span text:style-name="T1">ly="composer"] </text:span>[<text:span text:style-name="T47">prop1</text:span>="<text:span text:style-name="T47">value1</text:span>"] [<text:span text:style-name="T47">prop2</text:span>="<text:span text:style-name="T47">value2</text:span>"]... ?&gt;</text:p>
      <text:p text:style-name="P73">&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 </text:span><text:span text:style-name="T49">[</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7">&lt;?component name="<text:span text:style-name="T47">myName</text:span>" macroURI="<text:span text:style-name="T47">/mypath/my.zul</text:span>"<text:line-break/> <text:s/>[app<text:span text:style-name="T1">ly="composer"]</text:span> <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8">In addition, you could specify the initial properties (such as <text:span text:style-name="T6">prop1</text:span> in the above example), such that they are always passed to the macro component (thru the <text:span text:style-name="T6">arg</text:span> variable).</text:p>
      <text:p text:style-name="P88">The <text:span text:style-name="T6">inline</text:span> attribute specifies whether it is an inline macro (<text:span text:style-name="T6">inlinie="true"</text:span>) or a regular macro (default).</text:p>
      <text:p text:style-name="P88">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8">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7">&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text:span><text:span text:style-name="T49"> [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8">To define a new component, you have to specify at least the <text:span text:style-name="T6">class</text:span> attribute, which is used by ZK to instantiate a new instance of the component.</text:p>
      <text:p text:style-name="P88">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8">If the name of extendee and extender are the same, it means the extender will override the definition of extendee.</text:p>
      <text:p text:style-name="P88">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1">&lt;zscript&gt;<text:line-break/><text:tab/>Button btn = new Button();<text:line-break/><text:tab/>btn.applyProperties(); //apply the initial properties<text:line-break/>&lt;/zscript&gt;</text:p>
      <text:h text:style-name="Heading_20_4" text:outline-level="4">app<text:span text:style-name="T1">ly</text:span></text:h>
      <text:p text:style-name="Text_20_body_20_indent_20_2">[Optional][since 3.6.0]</text:p>
      <text:p text:style-name="P88">The apply condition, which is a list of composer's class names or EL expression.</text:p>
      <text:p text:style-name="P88">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1">ends="window" apply="BaseComposer"?&gt;</text:span></text:p>
      <text:p text:style-name="P111">&lt;window apply="FooComposer"&gt;</text:p>
      <text:p text:style-name="P111">&lt;/window&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text:soft-page-break/>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7">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8">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3">&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8">The name of the implementation used to evaluate the XEL expressions. There are two ways to specify the implementation. One is the name attribute. The other is the class attribute.</text:p>
      <text:p text:style-name="P88">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soft-page-break/><text:tab/>${new org.zkoss.zul.Textbox().setParent(w)}</text:p>
      <text:p text:style-name="Code_20_Indent_20_2">&lt;/window&gt;</text:p>
      <text:p text:style-name="P88">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5">default</text:p>
          </table:table-cell>
          <table:table-cell table:style-name="Table5.B2" office:value-type="string">
            <text:p text:style-name="P115">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5">mvel</text:p>
          </table:table-cell>
          <table:table-cell table:style-name="Table5.B2" office:value-type="string">
            <text:p text:style-name="P116">org.zkoss.zkmax.xel.mvel.MVELFactory</text:p>
            <text:p text:style-name="P119">The implementation based on MVEL, http://mvel.codehaus.org.</text:p>
            <text:p text:style-name="P120">[available only if zkmax.jar is loaded]</text:p>
          </table:table-cell>
        </table:table-row>
        <table:table-row>
          <table:table-cell table:style-name="Table5.A2" office:value-type="string">
            <text:p text:style-name="P115">ognl</text:p>
          </table:table-cell>
          <table:table-cell table:style-name="Table5.B2" office:value-type="string">
            <text:p text:style-name="P115">org<text:span text:style-name="T1">.zkoss.zkmax.xel.ognl.OGNLFactory</text:span></text:p>
            <text:p text:style-name="P119">The implementation based on OGNL, <text:a xlink:type="simple" xlink:href="http://www.ognl.org/">http://www.ognl.org</text:a>.</text:p>
            <text:p text:style-name="P120">[available only if zkmax.jar is loaded]</text:p>
          </table:table-cell>
        </table:table-row>
        <table:table-row>
          <table:table-cell table:style-name="Table5.A2" office:value-type="string">
            <text:p text:style-name="P115">com<text:span text:style-name="T1">mons-el</text:span></text:p>
          </table:table-cell>
          <table:table-cell table:style-name="Table5.B2" office:value-type="string">
            <text:p text:style-name="P115">org.zkoss.zkmax.xel.el.ApacheELFactory</text:p>
            <text:p text:style-name="P122">The imp<text:span text:style-name="T1">lementation that is based on Apache Commons EL, </text:span><text:span text:style-name="T7">org.apache.commons.el.ExpressionEvaluatorImpl</text:span><text:span text:style-name="T1">.</text:span></text:p>
            <text:p text:style-name="P121">[available only if zkmax.jar is loaded]</text:p>
          </table:table-cell>
        </table:table-row>
        <table:table-row>
          <table:table-cell table:style-name="Table5.A2" office:value-type="string">
            <text:p text:style-name="P115">japser-el</text:p>
          </table:table-cell>
          <table:table-cell table:style-name="Table5.B2" office:value-type="string">
            <text:p text:style-name="P115">org.zkoss.zkmax.xel.el21.ApacheELFactory</text:p>
            <text:p text:style-name="P122">The imp<text:span text:style-name="T1">lementation that is based on Apache JSP 2.1 EL, </text:span><text:span text:style-name="T7">org.apache.el.ExpressionFactoryImpl</text:span><text:span text:style-name="T1">.</text:span></text:p>
            <text:p text:style-name="P121">[available only if zkmax.jar is loaded]</text:p>
          </table:table-cell>
        </table:table-row>
      </table:table>
      <text:p text:style-name="P88">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text:soft-page-break/>class</text:h>
      <text:p text:style-name="Text_20_body_20_indent_20_2">[Optional][Default: <text:span text:style-name="T47">dep</text:span><text:span text:style-name="T48">endind on how xel-config is specified</text:span><text:span text:style-name="T51">]</text:span></text:p>
      <text:p text:style-name="P88">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8">[Optiona][Default: <text:span text:style-name="T47">what are defined in taglib</text:span><text:span text:style-name="T49">]</text:span></text:p>
      <text:p text:style-name="P89">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2">&lt;/window&gt;</text:p>
      <text:p text:style-name="P89">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3">&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50">Even if the forward is effective (i.e., ZK forwards the request to the specified URI), the initiators specified in the <text:span text:style-name="T6">init</text:span> directives will be called.</text:p>
        </text:list-item>
        <text:list-item>
          <text:p text:style-name="P250">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8"><text:soft-page-break/>The URI of the page/servlet to forward to. It may be another ZUML page, a JSP page or any servlet.</text:p>
      <text:p text:style-name="P88">If an EL expression is specified and it is evaluated to an empty string, it is considered as no forwarding at all.</text:p>
      <text:h text:style-name="Heading_20_4" text:outline-level="4">if</text:h>
      <text:p text:style-name="P88">[Optional][Default: true][EL expressions allowed]</text:p>
      <text:p text:style-name="P88">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88">[Optional][Default: false][EL expressions allowed]</text:p>
      <text:p text:style-name="P88">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3">&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6">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50">Unlike other directives, the import directives must be at the topmost level, i.e., at the the same level as the root element.</text:p>
        </text:list-item>
        <text:list-item>
          <text:p text:style-name="P250">The imported directives in the imported page are also imported. For example, if A imports B and B imports C, then A imports both C and B component definitions. If <text:soft-page-break/>there is a name conflict, A overrides B, while B overrides C.</text:p>
        </text:list-item>
        <text:list-item>
          <text:p text:style-name="P250">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46" text:outline-level="4">directives</text:h>
      <text:p text:style-name="P88">[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3">&lt;?init class="..." [arg0="..."] [arg1="..."] [arg2="..."] [arg3="..."]?&gt;</text:p>
      <text:p text:style-name="P73">&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6">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text:span><text:soft-page-break/><text:span text:style-name="T1">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4">&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79">These are so-called header elements in HTML. Currently only HTML-based clients (so-called browsers) support them.</text:p>
      <text:p text:style-name="P7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ext:soft-page-break/>The <text:span text:style-name="T6">page</text:span> Directive</text:h>
      <text:p text:style-name="P73">&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cacheable</text:h>
      <text:p text:style-name="Text_20_body_20_indent_20_2">[Opt<text:span text:style-name="T1">ional][Default: false if Ajax devices, true if XML and MIL devices]</text:span></text:p>
      <text:p text:style-name="P88">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8">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89">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1"><text:tab/>&lt;/body&gt;</text:p>
      <text:p text:style-name="P111"><text:soft-page-break/>&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8">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0">Application developers rarely need to change it, unless for XML devices.</text:p>
      <text:h text:style-name="Heading_20_4" text:outline-level="4">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1">&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text:soft-page-break/>style</text:h>
      <text:p text:style-name="Text_20_body_20_indent_20_2">[Opt<text:span text:style-name="T1">ional][Default: </text:span><text:span text:style-name="T7">width:100%</text:span><text:span text:style-name="T1">][EL allowed]</text:span></text:p>
      <text:p text:style-name="P88">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89">Specifies the <text:span text:style-name="T6">xml</text:span> processing instruction (i.e., <text:span text:style-name="T6">&lt;?xml?&gt;</text:span>) that will be generated to the output. Currently only XML devices support this option.</text:p>
      <text:p text:style-name="P89">For example,</text:p>
      <text:p text:style-name="Code_20_Indent_20_2">&lt;?page xml="<text:span text:style-name="T11">version=&amp;quot;1.0&amp;quot; encoding=&amp;quot;UTF-8&amp;quot;"?&gt;</text:span></text:p>
      <text:p text:style-name="P89">will generate the following as the first line of the output</text:p>
      <text:p text:style-name="P112">&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ext:soft-page-break/>The <text:span text:style-name="T6">root-attributes</text:span> Directive</text:h>
      <text:p text:style-name="P73">&lt;?root-attributes any-name1="any-value2" any-name2="any-value2"?&gt;</text:p>
      <text:p text:style-name="P76">It specifies the additional attributes for the root element of the generated output, which depends on the device types.</text:p>
      <text:p text:style-name="P76">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57" text:outline-level="4">any-name="any-value"</text:h>
      <text:p text:style-name="P88">Any numbers of names and values are allowed. The value could contain EL expressions.</text:p>
      <text:h text:style-name="Heading_20_3" text:outline-level="3">The <text:span text:style-name="T6">taglib</text:span> Directive</text:h>
      <text:p text:style-name="P73">&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text:soft-page-break/>&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8">[Required]</text:p>
      <text:p text:style-name="P88">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3">&lt;?variable-resolver class="..." <text:line-break/> <text:s/>[arg0="..."] [arg1="..."] [arg2="..."] [arg3="..."]?&gt;</text:p>
      <text:p text:style-name="P76">Specifies the variable resolver that will be used by the <text:span text:style-name="T6">zscript</text:span> interpreter to resolve unknown variables. The specified class must implement the <text:span text:style-name="T6">org.zkoss.xel.VariableResolver</text:span> interface.</text:p>
      <text:p text:style-name="P76">You can specify multiple variable resolvers with multiple <text:span text:style-name="T6">variable-resolver</text:span> directives. The later declared one has higher priority.</text:p>
      <text:p text:style-name="P76">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6">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8">You could specify any number of arguments. If specified, <text:span text:style-name="T6">arg0</text:span> will be passed as the first argument of the constructor, <text:span text:style-name="T6">arg1</text:span> as the second argument, and so on. Of course, the <text:soft-page-break/>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3">&lt;?xel-method pre<text:span text:style-name="T1">fix="..." name="..."</text:span> class="..."<text:line-break/>signature="..."?&gt;</text:p>
      <text:p text:style-name="P76">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8">[Required]</text:p>
      <text:p text:style-name="P88">Specifies the prefix used to identify this method.</text:p>
      <text:h text:style-name="P158" text:outline-level="4">name</text:h>
      <text:p text:style-name="P88">[Required]</text:p>
      <text:p text:style-name="P88">Specifies the name used to identify this method. The full name is "prefix:name".</text:p>
      <text:h text:style-name="P158" text:outline-level="4">class</text:h>
      <text:p text:style-name="P88">[Required]</text:p>
      <text:p text:style-name="P88">Specifies the class that the method is defined in.</text:p>
      <text:h text:style-name="P158" text:outline-level="4">signature</text:h>
      <text:p text:style-name="P88">[Required]</text:p>
      <text:p text:style-name="P88">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7">http://www.zkoss.org/2005/zk</text:p>
      <text:p text:style-name="Code_20_Indent"><text:soft-page-break/>&lt;zk:attribute xmlns:zk="<text:span text:style-name="T6">http://www.zkoss.org/2005/zk</text:span>"&gt;</text:p>
      <text:p text:style-name="Code_20_Indent">...</text:p>
      <text:h text:style-name="Heading_20_3" text:outline-level="3">The <text:span text:style-name="T6">attribute</text:span> Element</text:h>
      <text:p text:style-name="P75">&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62"><text:tab/><text:tab/>&lt;/ol&gt;</text:p>
      <text:p text:style-name="P162"><text:tab/>&lt;/attribute&gt;</text:p>
      <text:p text:style-name="P162">&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text:soft-page-break/>name</text:h>
      <text:p text:style-name="Text_20_body_20_indent_20_2">[Required]</text:p>
      <text:p text:style-name="Text_20_body_20_indent_20_2">Specifies the attribute name.</text:p>
      <text:h text:style-name="Heading_20_4" text:outline-level="4">trim</text:h>
      <text:p text:style-name="P88">[Optional][Default: false]</text:p>
      <text:p text:style-name="P88">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5">&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text:soft-page-break/>By default, the value is assigned to the attribute directly after evaluating EL expressions, if any. For example, "apple, ${more}" is evaluated to "apple, orange", if more is "orange", and assigned to the attribute.</text:p>
      <text:p text:style-name="P88">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5">&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text:soft-page-break/>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By default, the value is assigned to the variable directly after evaluating EL expressions, if any. For example, "apple, ${more}" is evaluated to "apple, orange", if more is "orange", and assigned to the variable.</text:p>
      <text:p text:style-name="P88">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3">&lt;zk&gt;...&lt;/zk&gt;</text:p>
      <text:p text:style-name="P76">It is a special element used to aggregate other components. Unlike a real component (say, <text:soft-page-break/><text:span text:style-name="T6">hbox</text:span> or <text:span text:style-name="T6">div</text:span>), it is not part of the component tree being created. In other words, it doesn't represent any component. For example,</text:p>
      <text:p text:style-name="P162">&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6">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text:soft-page-break/>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8">It is used with the <text:span text:style-name="T6">forEach</text:span> attribute to specify the index (starting from 0) that the iteration shall begin at. If not specified, the iteration begins at the first element, i.e., 0 is assumed.</text:p>
      <text:p text:style-name="P88">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8">It is used with the <text:span text:style-name="T6">forEach</text:span> attribute to specify the index (starting from 0) the iteration shall ends at (inclusive). If not specified, the iterations ends at the last element.</text:p>
      <text:p text:style-name="P88">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text:soft-page-break/>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3">&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1">Like other ZK elements, it is not<text:span text:style-name="T1"> a component but a special XML element.</text:span></text:p>
      <text:h text:style-name="Heading_20_4" text:outline-level="4"><text:soft-page-break/>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276">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77">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76">It accepts "*" for loading browser and Locale dependent style sheet.</text:p>
        </text:list-item>
      </text:list>
      <text:p text:style-name="Text_20_body_20_indent_20_2">The algorithm to resolve "*" is as follows.</text:p>
      <text:list text:style-name="L3">
        <text:list-item>
          <text:p text:style-name="P280">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0">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8">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8">Specifies whether to defer the evaluation of this element until the first non-deferred <text:soft-page-break/><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8">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3">app<text:span text:style-name="T1">ly="a-class-name"<text:line-break/>apply="class1, class2,..."<text:line-break/></text:span>app<text:span text:style-name="T1">ly="${EL_returns_a_class_or_a_collection_of_classes}"<text:line-break/>apply="${EL_returns_an_instance_or_a_collection_of_Composer_instances}"</text:span></text:p>
      <text:p text:style-name="P76">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6">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6"><text:soft-page-break/><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4">forEach="${<text:span text:style-name="T47">an-EL-expr</text:span>}"<text:line-break/><text:span text:style-name="T49">forEach="</text:span><text:span text:style-name="T47">an-value</text:span><text:span text:style-name="T49">, ${</text:span><text:span text:style-name="T47">an-EL-expr</text:span><text:span text:style-name="T49">}"</text:span></text:p>
      <text:p text:style-name="P76">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6">Second, you can specify a list of values by separating them with comma. Then, the associated element will be evaluated repeatedly against each value in the list.</text:p>
      <text:p text:style-name="P76">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4">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text:soft-page-break/>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4">forEachEnd="${<text:span text:style-name="T47">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4">forward="orginalEvent=targetId1/targetId2.targetEvent"<text:line-break/>forward="orginalEvent=targetId1/targetId2.targetEvent(eventData)"<text:line-break/>forward="originalEvent=${el-target}.targetEvent(${el-eventdata})"<text:line-break/>forward="targetEvent"</text:p>
      <text:p text:style-name="P76">It is used to forward an event, that is targeting a specific component, to another component in another event name. It is called the forward condition.</text:p>
      <text:p text:style-name="P76">The forward event is an instance of the <text:span text:style-name="T6">org.zkoss.zk.ui.event.ForwardEvent</text:span> class. you can invoke the <text:span text:style-name="T6">getOrigin</text:span> method to retrieve the original event.</text:p>
      <text:p text:style-name="P76">The original event is optional. If it is omitted, <text:span text:style-name="T6">onClick</text:span> is assumed. Similarly, the target ID is also optional. If omitted, the space owner is assumed.</text:p>
      <text:p text:style-name="P76">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2">&lt;button forward="onPrint(${inf})"/&gt;&lt;!-- the object returned by ${inf} is passed --&gt;</text:p>
      <text:p text:style-name="P76">If you want to forward several events, you can specify these conditions in the forward attribute by separating them with the comma (,):</text:p>
      <text:p text:style-name="P162">&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3">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text:soft-page-break/>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6">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8">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1"><text:s text:c="2"/>...</text:p>
      <text:p text:style-name="P111">&lt;/div&gt;</text:p>
      <text:h text:style-name="Heading_20_3" text:outline-level="3">The <text:span text:style-name="T6">if</text:span> Attribute</text:h>
      <text:p text:style-name="P73"><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3"><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3"><text:span text:style-name="T1">use="</text:span><text:span text:style-name="T48">a-class-name</text:span><text:span text:style-name="T1">"<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text:soft-page-break/>&lt;window use="MyWindow"/&gt;</text:p>
      <text:p text:style-name="Text_20_body_20_indent">Not<text:span text:style-name="T1">ice that, if the expression returns a component, the component shall not belong to any page.</text:span></text:p>
      <text:h text:style-name="Heading_20_1" text:outline-level="1">3. EL Expressions</text:h>
      <text:p text:style-name="P163">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6">EL expressions can be used </text:p>
      <text:list text:style-name="L4">
        <text:list-item>
          <text:p text:style-name="P251">In static text</text:p>
        </text:list-item>
        <text:list-item>
          <text:p text:style-name="P251">In any attribute's value including XML elements and XML processing instructions.</text:p>
        </text:list-item>
      </text:list>
      <text:h text:style-name="Heading_20_3" text:outline-level="3">Variables</text:h>
      <text:p text:style-name="P76"/>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6"/>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8"/>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8" text:outline-level="3">applicationScope - <text:span text:style-name="T6">java.util.Map</text:span></text:h>
      <text:p text:style-name="P70">A map of application-scoped attributes (String, Object).</text:p>
      <text:h text:style-name="P68" text:outline-level="3">cookie - <text:span text:style-name="T6">java.util.Map</text:span></text:h>
      <text:p text:style-name="P70">A map of cookies of the request. (String, Cookie).</text:p>
      <text:h text:style-name="P68" text:outline-level="3">header - <text:span text:style-name="T6">java.util.Map</text:span></text:h>
      <text:p text:style-name="P70">A map of headers of the request. (String, String).</text:p>
      <text:h text:style-name="P68" text:outline-level="3">headerValues - <text:span text:style-name="T6">java.util.Map</text:span></text:h>
      <text:p text:style-name="P70">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9">A map of parameters of the request (String, String).</text:p>
      <text:h text:style-name="Heading_20_3" text:outline-level="3">paramValues - <text:span text:style-name="T6">java.util.Map</text:span></text:h>
      <text:p text:style-name="P69">A map of parameters of the request. (String, String[]).</text:p>
      <text:h text:style-name="Heading_20_3" text:outline-level="3"><text:soft-page-break/>req<text:span text:style-name="T1">uestScope - </text:span><text:span text:style-name="T7">java.util.Map</text:span></text:h>
      <text:p text:style-name="P76">A map of request-scoped attributes (String, Object).</text:p>
      <text:h text:style-name="Heading_20_3" text:outline-level="3">sessionScope - <text:span text:style-name="T6">java.util.Map</text:span></text:h>
      <text:p text:style-name="P71">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63">All XUL components are packed in the <text:span text:style-name="T6">org.zkoss.zul.html</text:span> package.</text:p>
        </text:list-item>
      </text:list>
      <text:list text:style-name="L6">
        <text:list-item>
          <text:p text:style-name="P264">The XML name space is <text:span text:style-name="T6">http://www.zkoss.org/2005/zul</text:span></text:p>
        </text:list-item>
        <text:list-item>
          <text:p text:style-name="P265">The extensions include <text:span text:style-name="T6">xul</text:span> and <text:span text:style-name="T6">zul</text:span><text:span text:style-name="T34">.</text:span></text:p>
        </text:list-item>
        <text:list-item>
          <text:p text:style-name="P267">The component names are case-sensitive. They are all in lower-cases.</text:p>
        </text:list-item>
      </text:list>
      <text:h text:style-name="Heading_20_3" text:outline-level="3"><text:bookmark-start text:name="AbstractComponent"/>AbstractComponent<text:bookmark-end text:name="AbstractComponent"/></text:h>
      <text:p text:style-name="P91">A skeletal implementation of Component. Though it is OK to implement Component from scratch, this class simplifies some of the chores.</text:p>
      <text:h text:style-name="Heading_20_4" text:outline-level="4">Class Name</text:h>
      <text:p text:style-name="P283"><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2">Property</text:p>
            </table:table-cell>
            <table:table-cell table:style-name="Table6.A1" office:value-type="string">
              <text:p text:style-name="P172">Description</text:p>
            </table:table-cell>
            <table:table-cell table:style-name="Table6.A1" office:value-type="string">
              <text:p text:style-name="P172">Data Type</text:p>
            </table:table-cell>
            <table:table-cell table:style-name="Table6.D1" office:value-type="string">
              <text:p text:style-name="P172">Default Value</text:p>
            </table:table-cell>
          </table:table-row>
        </table:table-header-rows>
        <table:table-row table:style-name="Table6.2">
          <table:table-cell table:style-name="Table6.A2" office:value-type="string">
            <text:p text:style-name="P123"><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76"><text:span text:style-name="Source_20_Text"><text:span text:style-name="T64">UUID (universal unique ID) </text:span></text:span></text:p>
          </table:table-cell>
        </table:table-row>
        <table:table-row>
          <table:table-cell table:style-name="Table6.A2" office:value-type="string">
            <text:p text:style-name="P123"><text:span text:style-name="Source_20_Text"><text:span text:style-name="T61">mold</text:span></text:span></text:p>
          </table:table-cell>
          <table:table-cell table:style-name="Table6.A2" office:value-type="string">
            <text:p text:style-name="P125">Sets the mold for this component.</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23"><text:span text:style-name="Source_20_Text"><text:span text:style-name="T61">default</text:span></text:span></text:p>
          </table:table-cell>
        </table:table-row>
        <table:table-row table:style-name="Table6.4">
          <table:table-cell table:style-name="Table6.A2" office:value-type="string">
            <text:p text:style-name="P123"><text:span text:style-name="Source_20_Text"><text:span text:style-name="T61">visible</text:span></text:span></text:p>
          </table:table-cell>
          <table:table-cell table:style-name="Table6.B2" office:value-type="string">
            <text:p text:style-name="P177">Sets whether this component is visible.</text:p>
          </table:table-cell>
          <table:table-cell table:style-name="Table6.A2" office:value-type="string">
            <text:p text:style-name="P123"><text:span text:style-name="Source_20_Text"><text:span text:style-name="T61">boolean</text:span></text:span></text:p>
          </table:table-cell>
          <table:table-cell table:style-name="Table6.D2" office:value-type="string">
            <text:p text:style-name="P126"><text:span text:style-name="Source_20_Text">true</text:span></text:p>
          </table:table-cell>
        </table:table-row>
      </table:table>
      <text:p text:style-name="P208"/>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3">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1"><text:span text:style-name="Source_20_Text">AddAnnotation</text:span></text:p>
            <text:p text:style-name="P201"><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64"><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1"><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1"><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64"><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64"><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64"><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64"><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0"><text:span text:style-name="Source_20_Text"><text:span text:style-name="T94">org.zkoss.zk.ui</text:span></text:span><text:span text:style-name="Source_20_Text">.Desktop</text:span></text:p>
          </table:table-cell>
        </table:table-row>
        <table:table-row>
          <table:table-cell table:style-name="Table7.A2" office:value-type="string">
            <text:p text:style-name="P201"><text:span text:style-name="Source_20_Text">getEventHandler(java.lang.String evtnm)</text:span></text:p>
          </table:table-cell>
          <table:table-cell table:style-name="Table7.A2" office:value-type="string">
            <text:p text:style-name="P200">Returns the event handler of the specified name, or null if not found.</text:p>
          </table:table-cell>
          <table:table-cell table:style-name="Table7.C2" office:value-type="string">
            <text:p text:style-name="P200"><text:span text:style-name="Source_20_Text">org.zkoss.zk.ui.metainfo.ZScript</text:span></text:p>
          </table:table-cell>
        </table:table-row>
        <text:soft-page-break/>
        <table:table-row>
          <table:table-cell table:style-name="Table7.A2" office:value-type="string">
            <text:p text:style-name="P201"><text:span text:style-name="Source_20_Text">getExtraCtrl()</text:span></text:p>
          </table:table-cell>
          <table:table-cell table:style-name="Table7.A2" office:value-type="string">
            <text:p text:style-name="P200">Returns the extra controls that tell ZK how to handle this component specially.</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getFellow(java.lang.String compId)</text:span></text:p>
          </table:table-cell>
          <table:table-cell table:style-name="Table7.A2" office:value-type="string">
            <text:p text:style-name="P200">Returns a component of the specified ID in the same ID space.</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FellowIfAny(java.lang.String compId)</text:span></text:p>
          </table:table-cell>
          <table:table-cell table:style-name="Table7.A2" office:value-type="string">
            <text:p text:style-name="P200">Returns a component of the specified ID in the same ID space, or null if not found.</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ListenerIterator(java.lang.String evtnm)</text:span></text:p>
          </table:table-cell>
          <table:table-cell table:style-name="Table7.A2" office:value-type="string">
            <text:p text:style-name="P200">Returns an iterator for iterating listener for the specified event.</text:p>
          </table:table-cell>
          <table:table-cell table:style-name="Table7.C2" office:value-type="string">
            <text:p text:style-name="P200"><text:span text:style-name="Source_20_Text">java.util.Iterator</text:span></text:p>
          </table:table-cell>
        </table:table-row>
        <table:table-row>
          <table:table-cell table:style-name="Table7.A2" office:value-type="string">
            <text:p text:style-name="P201"><text:span text:style-name="Source_20_Text">getNamespace()</text:span></text:p>
          </table:table-cell>
          <table:table-cell table:style-name="Table7.A2" office:value-type="string">
            <text:p text:style-name="P200">Returns the namespace to store variables and functions belonging to the ID space of this component.</text:p>
          </table:table-cell>
          <table:table-cell table:style-name="Table7.C2" office:value-type="string">
            <text:p text:style-name="P200"><text:span text:style-name="Source_20_Text">org.zkoss.zk.scripting.Namespace</text:span></text:p>
          </table:table-cell>
        </table:table-row>
        <table:table-row>
          <table:table-cell table:style-name="Table7.A2" office:value-type="string">
            <text:p text:style-name="P201"><text:span text:style-name="Source_20_Text">getPage()</text:span></text:p>
          </table:table-cell>
          <table:table-cell table:style-name="Table7.A2" office:value-type="string">
            <text:p text:style-name="P200">Returns the page that this component belongs to, or null if it doesn't belong to any page.</text:p>
          </table:table-cell>
          <table:table-cell table:style-name="Table7.C2" office:value-type="string">
            <text:p text:style-name="P200"><text:span text:style-name="Source_20_Text"><text:s/>Page <text:tab/></text:span></text:p>
          </table:table-cell>
        </table:table-row>
        <table:table-row>
          <table:table-cell table:style-name="Table7.A2" office:value-type="string">
            <text:p text:style-name="P201"><text:span text:style-name="Source_20_Text">getParent()</text:span></text:p>
          </table:table-cell>
          <table:table-cell table:style-name="Table7.A2" office:value-type="string">
            <text:p text:style-name="P200">Returns the parent component, or null if this is the root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Propagatee(java.lang.String evtnm)</text:span></text:p>
          </table:table-cell>
          <table:table-cell table:style-name="Table7.A2" office:value-type="string">
            <text:p text:style-name="P200">Default: null (no propagation at all).</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Root()</text:span></text:p>
          </table:table-cell>
          <table:table-cell table:style-name="Table7.A2" office:value-type="string">
            <text:p text:style-name="P200">Returns the root of the specified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SpaceOwner()</text:span></text:p>
          </table:table-cell>
          <table:table-cell table:style-name="Table7.A2" office:value-type="string">
            <text:p text:style-name="P200">Returns the owner of the ID space that this component belongs to.</text:p>
          </table:table-cell>
          <table:table-cell table:style-name="Table7.C2" office:value-type="string">
            <text:p text:style-name="P200"><text:span text:style-name="Source_20_Text">org.zkoss.zk.ui.IdSpace </text:span></text:p>
          </table:table-cell>
        </table:table-row>
        <table:table-row>
          <table:table-cell table:style-name="Table7.A2" office:value-type="string">
            <text:p text:style-name="P201"><text:span text:style-name="Source_20_Text">getUuid()</text:span></text:p>
          </table:table-cell>
          <table:table-cell table:style-name="Table7.A2" office:value-type="string">
            <text:p text:style-name="P200">Returns UUID (universal unique ID) which is unquie in the whole session.</text:p>
          </table:table-cell>
          <table:table-cell table:style-name="Table7.C2" office:value-type="string">
            <text:p text:style-name="P200"><text:span text:style-name="Source_20_Text">java.lang.String </text:span></text:p>
          </table:table-cell>
        </table:table-row>
        <table:table-row>
          <table:table-cell table:style-name="Table7.A2" office:value-type="string">
            <text:p text:style-name="P201"><text:span text:style-name="Source_20_Text">getVariable(java.lang.String name, boolean local)</text:span></text:p>
          </table:table-cell>
          <table:table-cell table:style-name="Table7.A2" office:value-type="string">
            <text:p text:style-name="P200"><text:s/>Returns the value of a variable defined in the namespace, or null if not defined or the value is null.</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insertBefore(Component newChild, Component refChild)</text:span></text:p>
          </table:table-cell>
          <table:table-cell table:style-name="Table7.A2" office:value-type="string">
            <text:p text:style-name="P200">Inserts a child before the reference child.</text:p>
          </table:table-cell>
          <table:table-cell table:style-name="Table7.C2" office:value-type="string">
            <text:p text:style-name="P200"><text:span text:style-name="Source_20_Text">boolean <text:tab/></text:span></text:p>
          </table:table-cell>
        </table:table-row>
        <text:soft-page-break/>
        <table:table-row>
          <table:table-cell table:style-name="Table7.A2" office:value-type="string">
            <text:p text:style-name="P201"><text:span text:style-name="Source_20_Text">invalidate()</text:span></text:p>
          </table:table-cell>
          <table:table-cell table:style-name="Table7.A2" office:value-type="string">
            <text:p text:style-name="P200">Invalidates this component by setting the dirty flag such that it will be redraw the whole content later.</text:p>
          </table:table-cell>
          <table:table-cell table:style-name="Table7.C2" office:value-type="string">
            <text:p text:style-name="P200"><text:span text:style-name="Source_20_Text">void <text:tab/></text:span></text:p>
          </table:table-cell>
        </table:table-row>
        <table:table-row>
          <table:table-cell table:style-name="Table7.A2" office:value-type="string">
            <text:p text:style-name="P201"><text:span text:style-name="Source_20_Text">isChildable()</text:span></text:p>
          </table:table-cell>
          <table:table-cell table:style-name="Table7.A2" office:value-type="string">
            <text:p text:style-name="P200">Default: return true (allows to have children).</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isListenerAvailable(java.lang.String evtnm, boolean asap)</text:span></text:p>
          </table:table-cell>
          <table:table-cell table:style-name="Table7.A2" office:value-type="string">
            <text:p text:style-name="P200">Returns whether the event listener is available.</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onChildAdd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ChildRemov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DrawNewChild(Component child, java.lang.StringBuffer out)</text:span></text:p>
          </table:table-cell>
          <table:table-cell table:style-name="Table7.A2" office:value-type="string">
            <text:p text:style-name="P200">Called when a new-created child is draw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WrongValue(WrongValueException ex)</text:span></text:p>
          </table:table-cell>
          <table:table-cell table:style-name="Table7.A2" office:value-type="string">
            <text:p text:style-name="P200">Notifies that an WrongValueException instance is thrown, and WrongValueException.getComponent() is this component.</text:p>
          </table:table-cell>
          <table:table-cell table:style-name="Table7.C2" office:value-type="string">
            <text:p text:style-name="P200"><text:span text:style-name="Source_20_Text">org.zkoss.zk.ui.WrongValueException </text:span></text:p>
          </table:table-cell>
        </table:table-row>
        <table:table-row>
          <table:table-cell table:style-name="Table7.A2" office:value-type="string">
            <text:p text:style-name="P201"><text:span text:style-name="Source_20_Text">redraw(java.io.Writer out)</text:span></text:p>
          </table:table-cell>
          <table:table-cell table:style-name="Table7.A2" office:value-type="string">
            <text:p text:style-name="P200">Includes the page returned by getMoldURI() and set the self attribute to be this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removeAttribute(java.lang.String name)</text:span></text:p>
          </table:table-cell>
          <table:table-cell table:style-name="Table7.A2" office:value-type="string">
            <text:p text:style-name="P200">Removes the custom attribute associated with this component, i.e., Component.COMPONENT_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Attribute(java.lang.String name, int scope)</text:span></text:p>
          </table:table-cell>
          <table:table-cell table:style-name="Table7.A2" office:value-type="string">
            <text:p text:style-name="P200"><text:s/>Removes the specified custom attribute in the specified 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Child(Component child)</text:span></text:p>
          </table:table-cell>
          <table:table-cell table:style-name="Table7.A2" office:value-type="string">
            <text:p text:style-name="P200">Removes a child.</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moveEventListener(java.lang.String evtnm, EventListener listener)</text:span></text:p>
          </table:table-cell>
          <table:table-cell table:style-name="Table7.A2" office:value-type="string">
            <text:p text:style-name="P200">Removes an event listener.</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sponse(java.lang.String key, AuResponse response)</text:span></text:p>
          </table:table-cell>
          <table:table-cell table:style-name="Table7.A2" office:value-type="string">
            <text:p text:style-name="P200">Causes a response (aka., a command) to be sent to the cli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DidActivate(Page page)</text:span></text:p>
          </table:table-cell>
          <table:table-cell table:style-name="Table7.A2" office:value-type="string">
            <text:p text:style-name="P200">Notification that the session, which owns this component, has just been <text:soft-page-break/>activated (aka., de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WillPassivate(Page page)</text:span></text:p>
          </table:table-cell>
          <table:table-cell table:style-name="Table7.A2" office:value-type="string">
            <text:p text:style-name="P200">Notification that the session, which owns this component, is about to be passivated (aka., 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Attribute(java.lang.String name, java.lang.Object value)</text:span></text:p>
          </table:table-cell>
          <table:table-cell table:style-name="Table7.A2" office:value-type="string">
            <text:p text:style-name="P200">Sets the custom attribute associated with this component, i.e., Component.COMPONENT_SCOPE.</text:p>
          </table:table-cell>
          <table:table-cell table:style-name="Table7.C2" office:value-type="string">
            <text:p text:style-name="P200"><text:span text:style-name="Source_20_Text">java.lang.Object</text:span></text:p>
          </table:table-cell>
        </table:table-row>
        <table:table-row>
          <table:table-cell table:style-name="Table7.A2" office:value-type="string">
            <text:p text:style-name="P201"><text:span text:style-name="Source_20_Text">setAttribute(java.lang.String name, java.lang.Object value, int scope)</text:span></text:p>
          </table:table-cell>
          <table:table-cell table:style-name="Table7.A2" office:value-type="string">
            <text:p text:style-name="P200">Sets the value of the specified custom attribute in the specified scope.</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setComponentDefinition(ComponentDefinition compdef)</text:span></text:p>
          </table:table-cell>
          <table:table-cell table:style-name="Table7.A2" office:value-type="string">
            <text:p text:style-name="P200">Sets the component definition. <text:s text:c="8"/></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ge(Page page)</text:span></text:p>
          </table:table-cell>
          <table:table-cell table:style-name="Table7.A2" office:value-type="string">
            <text:p text:style-name="P200">Sets the page that this component belongs to.</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rent(Component parent)</text:span></text:p>
          </table:table-cell>
          <table:table-cell table:style-name="Table7.A2" office:value-type="string">
            <text:p text:style-name="P200">Sets the parent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Variable(java.lang.String name, java.lang.Object val, boolean local)</text:span></text:p>
          </table:table-cell>
          <table:table-cell table:style-name="Table7.A2" office:value-type="string">
            <text:p text:style-name="P200">Sets a variable to the namespac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boolean value)</text:span></text:p>
          </table:table-cell>
          <table:table-cell table:style-name="Table7.A2" office:value-type="string">
            <text:p text:style-name="P200">A special smart-update that update a value in boolea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int value)</text:span></text:p>
          </table:table-cell>
          <table:table-cell table:style-name="Table7.A2" office:value-type="string">
            <text:p text:style-name="P200">A special smart-update that update a value in i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java.lang.String value)</text:span></text:p>
          </table:table-cell>
          <table:table-cell table:style-name="Table7.A2" office:value-type="string">
            <text:p text:style-name="P200">Smart-updates a property with the specified valu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toString()</text:span></text:p>
          </table:table-cell>
          <table:table-cell table:style-name="Table7.A2" office:value-type="string">
            <text:p text:style-name="P200"/>
          </table:table-cell>
          <table:table-cell table:style-name="Table7.C2" office:value-type="string">
            <text:p text:style-name="P200"><text:span text:style-name="Source_20_Text">java.lang.String <text:tab/></text:span></text:p>
          </table:table-cell>
        </table:table-row>
        <table:table-row>
          <table:table-cell table:style-name="Table7.A2" office:value-type="string">
            <text:p text:style-name="P201"><text:span text:style-name="Source_20_Text">unsetVariable(java.lang.String name, boolean local)</text:span></text:p>
          </table:table-cell>
          <table:table-cell table:style-name="Table7.A2" office:value-type="string">
            <text:p text:style-name="P200">Unsets a variable defined in the namespace. <text:s text:c="5"/></text:p>
          </table:table-cell>
          <table:table-cell table:style-name="Table7.C2" office:value-type="string">
            <text:p text:style-name="P200"><text:span text:style-name="Source_20_Text">void</text:span></text:p>
          </table:table-cell>
        </table:table-row>
      </table:table>
      <text:p text:style-name="P200"/>
      <text:p text:style-name="P200"/>
      <text:p text:style-name="Standard"/>
      <text:p text:style-name="P59"/>
      <text:h text:style-name="Heading_20_3" text:outline-level="3"><text:bookmark-start text:name="FormatInputElement"/>FormatInputElement<text:bookmark-end text:name="FormatInputElement"/></text:h>
      <text:p text:style-name="P91">A skeletal implementation for an input box with format. . </text:p>
      <text:h text:style-name="Heading_20_4" text:outline-level="4">Class Name</text:h>
      <text:p text:style-name="P283"><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3">Property</text:p>
            </table:table-cell>
            <table:table-cell table:style-name="Table8.A1" office:value-type="string">
              <text:p text:style-name="P173">Description</text:p>
            </table:table-cell>
            <table:table-cell table:style-name="Table8.A1" office:value-type="string">
              <text:p text:style-name="P173">Data Type</text:p>
            </table:table-cell>
            <table:table-cell table:style-name="Table8.D1" office:value-type="string">
              <text:p text:style-name="P173">Default Values</text:p>
            </table:table-cell>
          </table:table-row>
        </table:table-header-rows>
        <table:table-row>
          <table:table-cell table:style-name="Table8.A2" office:value-type="string">
            <text:p text:style-name="P123"><text:span text:style-name="Source_20_Text">Format</text:span></text:p>
          </table:table-cell>
          <table:table-cell table:style-name="Table8.A2" office:value-type="string">
            <text:p text:style-name="P133">Sets the format </text:p>
          </table:table-cell>
          <table:table-cell table:style-name="Table8.A2" office:value-type="string">
            <text:p text:style-name="P123"><text:span text:style-name="Source_20_Text">String</text:span></text:p>
          </table:table-cell>
          <table:table-cell table:style-name="Table8.D2" office:value-type="string">
            <text:p text:style-name="P176"><text:span text:style-name="Source_20_Text">&lt;empty string&gt;</text:span></text:p>
          </table:table-cell>
        </table:table-row>
      </table:table>
      <text:p text:style-name="P209"/>
      <text:h text:style-name="Heading_20_4" text:outline-level="4">Methods</text:h>
      <text:p text:style-name="P21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3"><text:span text:style-name="Source_20_Text">String</text:span></text:p>
          </table:table-cell>
        </table:table-row>
      </table:table>
      <text:h text:style-name="P147" text:outline-level="4">Inherited From </text:h>
      <table:table table:name="Table10" table:style-name="Table10">
        <table:table-column table:style-name="Table10.A"/>
        <table:table-header-rows>
          <table:table-row>
            <table:table-cell table:style-name="Table10.A1" office:value-type="string">
              <text:p text:style-name="P173">Inherited From</text:p>
            </table:table-cell>
          </table:table-row>
        </table:table-header-rows>
        <table:table-row>
          <table:table-cell table:style-name="Table10.A2" office:value-type="string">
            <text:p text:style-name="P191"><text:a xlink:type="simple" xlink:href="#InputElement"><text:span text:style-name="Source_20_Text">org.zkoss.zul.impl.InputElement</text:span></text:a></text:p>
          </table:table-cell>
        </table:table-row>
        <table:table-row>
          <table:table-cell table:style-name="Table10.A2" office:value-type="string">
            <text:p text:style-name="P191"><text:a xlink:type="simple" xlink:href="#XulElement"><text:span text:style-name="Source_20_Text">org.zkoss.zul.impl.XulElement</text:span></text:a></text:p>
          </table:table-cell>
        </table:table-row>
        <table:table-row table:style-name="Table10.4">
          <table:table-cell table:style-name="Table10.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HeaderElement"/>HeaderElement<text:bookmark-end text:name="HeaderElement"/></text:h>
      <text:p text:style-name="P91">A skeletal implementation for a header.</text:p>
      <text:h text:style-name="P159" text:outline-level="4">Class Name</text:h>
      <text:p text:style-name="P283"><text:span text:style-name="Source_20_Text"><text:span text:style-name="T95">org.zkoss.zul.impl.HeaderElement</text:span></text:span></text:p>
      <text:h text:style-name="P160"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3">Property</text:p>
            </table:table-cell>
            <table:table-cell table:style-name="Table11.A1" office:value-type="string">
              <text:p text:style-name="P173">Description</text:p>
            </table:table-cell>
            <table:table-cell table:style-name="Table11.A1" office:value-type="string">
              <text:p text:style-name="P173">Data Type</text:p>
            </table:table-cell>
            <table:table-cell table:style-name="Table11.D1" office:value-type="string">
              <text:p text:style-name="P173">Default Value</text:p>
            </table:table-cell>
          </table:table-row>
        </table:table-header-rows>
        <table:table-row>
          <table:table-cell table:style-name="Table11.A2" office:value-type="string">
            <text:p text:style-name="P123"><text:span text:style-name="Source_20_Text">align</text:span></text:p>
          </table:table-cell>
          <table:table-cell table:style-name="Table11.A2" office:value-type="string">
            <text:p text:style-name="P133">Sets the horizontal alignment of this column. </text:p>
          </table:table-cell>
          <table:table-cell table:style-name="Table11.A2" office:value-type="string">
            <text:p text:style-name="P123"><text:span text:style-name="Source_20_Text">java.lang.String</text:span></text:p>
          </table:table-cell>
          <table:table-cell table:style-name="Table11.D2" office:value-type="string">
            <text:p text:style-name="P176"><text:span text:style-name="Source_20_Text">null</text:span></text:p>
          </table:table-cell>
        </table:table-row>
        <table:table-row>
          <table:table-cell table:style-name="Table11.A2" office:value-type="string">
            <text:p text:style-name="P123"><text:span text:style-name="Source_20_Text">valign</text:span></text:p>
          </table:table-cell>
          <table:table-cell table:style-name="Table11.A2" office:value-type="string">
            <text:p text:style-name="P133">Sets the vertical alignment of this grid. </text:p>
          </table:table-cell>
          <table:table-cell table:style-name="Table11.A2" office:value-type="string">
            <text:p text:style-name="P176"><text:span text:style-name="Source_20_Text">java.lang.String</text:span></text:p>
          </table:table-cell>
          <table:table-cell table:style-name="Table11.D2" office:value-type="string">
            <text:p text:style-name="P176"><text:span text:style-name="Source_20_Text">null</text:span></text:p>
          </table:table-cell>
        </table:table-row>
      </table:table>
      <text:h text:style-name="P213"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3">Name</text:p>
            </table:table-cell>
            <table:table-cell table:style-name="Table12.A1" office:value-type="string">
              <text:p text:style-name="P173">Description</text:p>
            </table:table-cell>
            <table:table-cell table:style-name="Table12.C1" office:value-type="string">
              <text:p text:style-name="P173">Return Data Type</text:p>
            </table:table-cell>
          </table:table-row>
        </table:table-header-rows>
        <table:table-row table:style-name="Table12.2">
          <table:table-cell table:style-name="Table12.A2" office:value-type="string">
            <text:p text:style-name="P176"><text:span text:style-name="Source_20_Text"><text:span text:style-name="T99">getColAttrs()</text:span></text:span></text:p>
            <text:p text:style-name="P176"><text:span text:style-name="Source_20_Text"><text:span text:style-name="T103"/></text:span></text:p>
          </table:table-cell>
          <table:table-cell table:style-name="Table12.B2" office:value-type="string">
            <text:p text:style-name="P181">Returns the attributes used to generate HTML TD tag for each cell of the rows contained in the parent control, e.g., Listcell.</text:p>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17">getOuterAttrs()</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21">isChildable()</text:span></text:span></text:p>
          </table:table-cell>
          <table:table-cell table:style-name="Table12.B2" office:value-type="string">
            <text:p text:style-name="P181">Children are not allowed.</text:p>
          </table:table-cell>
          <table:table-cell table:style-name="Table12.A2" office:value-type="string">
            <text:p text:style-name="P176"><text:span text:style-name="Source_20_Text"><text:span text:style-name="T12">boolean</text:span></text:span></text:p>
          </table:table-cell>
        </table:table-row>
        <table:table-row table:style-name="Table12.2">
          <table:table-cell table:style-name="Table12.A2" office:value-type="string">
            <text:p text:style-name="P176"><text:span text:style-name="Source_20_Text"><text:span text:style-name="T21">setWidth(java.lang.String width)</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2">void</text:span></text:span></text:p>
          </table:table-cell>
        </table:table-row>
      </table:table>
      <text:h text:style-name="P213" text:outline-level="4">Inherited From </text:h>
      <table:table table:name="Table13" table:style-name="Table13">
        <table:table-column table:style-name="Table13.A"/>
        <table:table-header-rows>
          <table:table-row>
            <table:table-cell table:style-name="Table13.A1" office:value-type="string">
              <text:p text:style-name="P173">Inherited From</text:p>
            </table:table-cell>
          </table:table-row>
        </table:table-header-rows>
        <table:table-row>
          <table:table-cell table:style-name="Table13.A2" office:value-type="string">
            <text:p text:style-name="P191"><text:a xlink:type="simple" xlink:href="#LabelElement">org.zkoss.zul.impl.LabelElement</text:a></text:p>
          </table:table-cell>
        </table:table-row>
        <table:table-row>
          <table:table-cell table:style-name="Table13.A2" office:value-type="string">
            <text:p text:style-name="P191"><text:a xlink:type="simple" xlink:href="#LabelImageElement"><text:span text:style-name="Source_20_Text">org.zkoss.zul.impl.LabelImageElement</text:span></text:a></text:p>
          </table:table-cell>
        </table:table-row>
        <table:table-row>
          <table:table-cell table:style-name="Table13.A2" office:value-type="string">
            <text:p text:style-name="P191"><text:a xlink:type="simple" xlink:href="#XulElement">org.zkoss.zul.impl.XulElement</text:a></text:p>
          </table:table-cell>
        </table:table-row>
        <table:table-row table:style-name="Table13.5">
          <table:table-cell table:style-name="Table13.A2" office:value-type="string">
            <text:p text:style-name="P191"><text:a xlink:type="simple" xlink:href="#HtmlBasedComponent">org.zkoss.zk.ui.HtmlBasedComponent</text:a><text:span text:style-name="T105"> </text:span></text:p>
          </table:table-cell>
        </table:table-row>
        <table:table-row table:style-name="Table13.5">
          <table:table-cell table:style-name="Table13.A2" office:value-type="string">
            <text:p text:style-name="P191"><text:a xlink:type="simple" xlink:href="#AbstractComponent">org.zkoss.zk.ui.AbstractComponent </text:a></text:p>
          </table:table-cell>
        </table:table-row>
      </table:table>
      <text:p text:style-name="P59"/>
      <text:h text:style-name="Heading_20_3" text:outline-level="3"><text:bookmark-start text:name="HeadersElement"/>HeadersElement<text:bookmark-end text:name="HeadersElement"/></text:h>
      <text:p text:style-name="P91">A skeletal implementation for headers, the parent of a group of <text:span text:style-name="Source_20_Text">HeaderElement</text:span>.</text:p>
      <text:h text:style-name="P159" text:outline-level="4">Class Name</text:h>
      <text:p text:style-name="P283"><text:span text:style-name="Source_20_Text"><text:span text:style-name="T95">org.zkoss.zul.impl.HeadersElement</text:span></text:span></text:p>
      <text:h text:style-name="P160"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3">Property</text:p>
            </table:table-cell>
            <table:table-cell table:style-name="Table14.A1" office:value-type="string">
              <text:p text:style-name="P173">Description</text:p>
            </table:table-cell>
            <table:table-cell table:style-name="Table14.A1" office:value-type="string">
              <text:p text:style-name="P173">Data Type</text:p>
            </table:table-cell>
            <table:table-cell table:style-name="Table14.D1" office:value-type="string">
              <text:p text:style-name="P173">Default Value</text:p>
            </table:table-cell>
          </table:table-row>
        </table:table-header-rows>
        <table:table-row>
          <table:table-cell table:style-name="Table14.A2" office:value-type="string">
            <text:p text:style-name="P123"><text:span text:style-name="Source_20_Text">sizeable</text:span></text:p>
          </table:table-cell>
          <table:table-cell table:style-name="Table14.A2" office:value-type="string">
            <text:p text:style-name="P133">Sets the horizontal alignment of this column. Sets whether the width of the child column is sizable.</text:p>
          </table:table-cell>
          <table:table-cell table:style-name="Table14.A2" office:value-type="string">
            <text:p text:style-name="P123"><text:span text:style-name="Source_20_Text">boolean</text:span></text:p>
          </table:table-cell>
          <table:table-cell table:style-name="Table14.D2" office:value-type="string">
            <text:p text:style-name="P176"><text:span text:style-name="Source_20_Text">false</text:span></text:p>
          </table:table-cell>
        </table:table-row>
      </table:table>
      <text:h text:style-name="P213"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3">Name</text:p>
            </table:table-cell>
            <table:table-cell table:style-name="Table15.A1" office:value-type="string">
              <text:p text:style-name="P173">Description</text:p>
            </table:table-cell>
            <table:table-cell table:style-name="Table15.C1" office:value-type="string">
              <text:p text:style-name="P173">Return Data Type</text:p>
            </table:table-cell>
          </table:table-row>
        </table:table-header-rows>
        <table:table-row table:style-name="Table15.2">
          <table:table-cell table:style-name="Table15.A2" office:value-type="string">
            <text:p text:style-name="P176"><text:span text:style-name="Source_20_Text"><text:span text:style-name="T17">getOuterAttrs()</text:span></text:span></text:p>
          </table:table-cell>
          <table:table-cell table:style-name="Table15.B2" office:value-type="string">
            <text:p text:style-name="P181"/>
          </table:table-cell>
          <table:table-cell table:style-name="Table15.A2" office:value-type="string">
            <text:p text:style-name="P176"><text:span text:style-name="Source_20_Text"><text:span text:style-name="T17">java.lang.String</text:span></text:span></text:p>
          </table:table-cell>
        </table:table-row>
      </table:table>
      <text:h text:style-name="P213" text:outline-level="4">Inherited From </text:h>
      <table:table table:name="Table16" table:style-name="Table16">
        <table:table-column table:style-name="Table16.A"/>
        <table:table-header-rows>
          <table:table-row>
            <table:table-cell table:style-name="Table16.A1" office:value-type="string">
              <text:p text:style-name="P173">Inherited From</text:p>
            </table:table-cell>
          </table:table-row>
        </table:table-header-rows>
        <table:table-row>
          <table:table-cell table:style-name="Table16.A2" office:value-type="string">
            <text:p text:style-name="P191"><text:a xlink:type="simple" xlink:href="#XulElement">org.zkoss.zul.impl.XulElement</text:a></text:p>
          </table:table-cell>
        </table:table-row>
        <table:table-row table:style-name="Table16.3">
          <table:table-cell table:style-name="Table16.A2" office:value-type="string">
            <text:p text:style-name="P191"><text:a xlink:type="simple" xlink:href="#HtmlBasedComponent">org.zkoss.zk.ui.HtmlBasedComponent</text:a><text:span text:style-name="T105"> </text:span></text:p>
          </table:table-cell>
        </table:table-row>
        <table:table-row table:style-name="Table16.3">
          <table:table-cell table:style-name="Table16.A2" office:value-type="string">
            <text:p text:style-name="P191"><text:a xlink:type="simple" xlink:href="#AbstractComponent">org.zkoss.zk.ui.AbstractComponent </text:a></text:p>
          </table:table-cell>
        </table:table-row>
      </table:table>
      <text:p text:style-name="P59"/>
      <text:h text:style-name="Heading_20_3" text:outline-level="3"><text:bookmark-start text:name="HtmlBasedComponent"/>HtmlBasedComponent<text:bookmark-end text:name="HtmlBasedComponent"/></text:h>
      <text:p text:style-name="P91">A skeletal implementation for HTML based components. It simplifies to implement methods common to HTML based components.</text:p>
      <text:h text:style-name="Heading_20_4" text:outline-level="4">Class Name</text:h>
      <text:p text:style-name="P283"><text:span text:style-name="Source_20_Text"><text:span text:style-name="T95">org.zkoss.zk.ui.HtmlBasedComponent</text:span></text:span></text:p>
      <text:h text:style-name="P213" text:outline-level="4">Supported Child Components</text:h>
      <text:p text:style-name="P94">*ALL</text:p>
      <text:h text:style-name="P213"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3">Event Name</text:p>
            </table:table-cell>
            <table:table-cell table:style-name="Table17.B1" office:value-type="string">
              <text:p text:style-name="P173">Event Type</text:p>
            </table:table-cell>
          </table:table-row>
        </table:table-header-rows>
        <table:table-row>
          <table:table-cell table:style-name="Table17.A2" office:value-type="string">
            <text:p text:style-name="P176"><text:span text:style-name="Source_20_Text">onDrop</text:span></text:p>
          </table:table-cell>
          <table:table-cell table:style-name="Table17.B2" office:value-type="string">
            <text:p text:style-name="P181"><text:a xlink:type="simple" xlink:href="#DropEvent"><text:span text:style-name="Source_20_Text"><text:span text:style-name="T103">org.zkoss.zk.ui.event.DropEvent</text:span></text:span></text:a></text:p>
            <text:p text:style-name="P181"><text:a xlink:type="simple" xlink:href="#DropEvent"><text:span text:style-name="Source_20_Text"><text:span text:style-name="T103"/></text:span></text:a></text:p>
            <text:p text:style-name="P177">Description: Represents an event cause by user's dragging and dropping a component.</text:p>
          </table:table-cell>
        </table:table-row>
      </table:table>
      <text:h text:style-name="P213"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3">Property</text:p>
            </table:table-cell>
            <table:table-cell table:style-name="Table18.A1" office:value-type="string">
              <text:p text:style-name="P173">Description</text:p>
            </table:table-cell>
            <table:table-cell table:style-name="Table18.A1" office:value-type="string">
              <text:p text:style-name="P173">Data Type</text:p>
            </table:table-cell>
            <table:table-cell table:style-name="Table18.D1" office:value-type="string">
              <text:p text:style-name="P172">Default Value</text:p>
            </table:table-cell>
          </table:table-row>
        </table:table-header-rows>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text:span text:style-name="Source_20_Text">droppable</text:span>, or a list of identifiers of <text:span text:style-name="Source_20_Text">draggable</text:span> types of objects that could be dropped to this component.</text:p>
            <text:p text:style-name="P133"><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droppable, or a list of identifiers of draggable types of objects that could be droped to this component.</text:p>
            <text:p text:style-name="P133"><text:span text:style-name="T65">Value:</text:span><text:span text:style-name="Source_20_Text"><text:span text:style-name="T61">true</text:span></text:span><text:span text:style-name="T61"> | </text:span><text:span text:style-name="Source_20_Text"><text:span text:style-name="T61">false|</text:span></text:span></text:p>
            <text:p text:style-name="P133"><text:span text:style-name="Source_20_Text"><text:span text:style-name="T61">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3"><text:span text:style-name="Source_20_Text">height</text:span></text:p>
          </table:table-cell>
          <table:table-cell table:style-name="Table18.B4" office:value-type="string">
            <text:p text:style-name="P181">Sets the height.</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5">
          <table:table-cell table:style-name="Table18.A2" office:value-type="string">
            <text:p text:style-name="P123"><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sclass</text:span></text:p>
          </table:table-cell>
          <table:table-cell table:style-name="Table18.B4" office:value-type="string">
            <text:p text:style-name="P181">Sets the CSS class.</text:p>
          </table:table-cell>
          <table:table-cell table:style-name="Table18.A2" office:value-type="string">
            <text:p text:style-name="P123"><text:span text:style-name="Source_20_Text">java.lang.String</text:span></text:p>
          </table:table-cell>
          <table:table-cell table:style-name="Table18.D2" office:value-type="string">
            <text:p text:style-name="P178"><text:span text:style-name="Source_20_Text">&lt;null&gt;</text:span></text:p>
          </table:table-cell>
        </table:table-row>
        <table:table-row table:style-name="Table18.4">
          <table:table-cell table:style-name="Table18.A2" office:value-type="string">
            <text:p text:style-name="P123"><text:span text:style-name="Source_20_Text">style</text:span></text:p>
          </table:table-cell>
          <table:table-cell table:style-name="Table18.B4" office:value-type="string">
            <text:p text:style-name="P181">Sets the CSS style.</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oltiptext</text:span></text:p>
          </table:table-cell>
          <table:table-cell table:style-name="Table18.B4" office:value-type="string">
            <text:p text:style-name="P181">Sets the text as the <text:span text:style-name="Source_20_Text">tooltip</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p</text:span></text:p>
          </table:table-cell>
          <table:table-cell table:style-name="Table18.B4" office:value-type="string">
            <text:p text:style-name="P181">Sets the top positio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width</text:span></text:p>
          </table:table-cell>
          <table:table-cell table:style-name="Table18.B4" office:value-type="string">
            <text:p text:style-name="P181">Sets the width.</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zIndex</text:span></text:p>
          </table:table-cell>
          <table:table-cell table:style-name="Table18.B4" office:value-type="string">
            <text:p text:style-name="P181">Sets the Z index.</text:p>
          </table:table-cell>
          <table:table-cell table:style-name="Table18.A2" office:value-type="string">
            <text:p text:style-name="P123"><text:span text:style-name="Source_20_Text">int</text:span></text:p>
          </table:table-cell>
          <table:table-cell table:style-name="Table18.D2" office:value-type="string">
            <text:p text:style-name="P178"><text:span text:style-name="Source_20_Text">0</text:span></text:p>
          </table:table-cell>
        </table:table-row>
      </table:table>
      <text:p text:style-name="P208"/>
      <text:h text:style-name="P213"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1">Returns the interior attributes for generating the inner HTML tag; never return null. </text:p>
            <text:p text:style-name="P181">Used only by component developers. </text:p>
            <text:p text:style-name="P181">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20" table:style-name="Table20">
        <table:table-column table:style-name="Table20.A"/>
        <table:table-header-rows>
          <table:table-row>
            <table:table-cell table:style-name="Table20.A1" office:value-type="string">
              <text:p text:style-name="P173">Inherited From</text:p>
            </table:table-cell>
          </table:table-row>
        </table:table-header-rows>
        <table:table-row>
          <table:table-cell table:style-name="Table20.A2" office:value-type="string">
            <text:p text:style-name="P191"><text:a xlink:type="simple" xlink:href="#AbstractComponent">org.zkoss.zk.ui.AbstractComponent</text:a></text:p>
          </table:table-cell>
        </table:table-row>
      </table:table>
      <text:p text:style-name="P59"/>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59" text:outline-level="4">Class Name</text:h>
      <text:p text:style-name="P283"><text:span text:style-name="Source_20_Text"><text:span text:style-name="T95">org.zkoss.zul.InputElement</text:span></text:span></text:p>
      <text:h text:style-name="P213" text:outline-level="4">Supported Events</text:h>
      <text:p text:style-name="P220"/>
      <table:table table:name="Table365" table:style-name="Table365">
        <table:table-column table:style-name="Table365.A"/>
        <table:table-column table:style-name="Table365.B"/>
        <table:table-header-rows>
          <table:table-row>
            <table:table-cell table:style-name="Table365.A1" office:value-type="string">
              <text:p text:style-name="P173">Event Name</text:p>
            </table:table-cell>
            <table:table-cell table:style-name="Table365.B1" office:value-type="string">
              <text:p text:style-name="P173">Event Type</text:p>
            </table:table-cell>
          </table:table-row>
        </table:table-header-rows>
        <table:table-row>
          <table:table-cell table:style-name="Table365.A2" office:value-type="string">
            <text:p text:style-name="P176"><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24"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3">Property</text:p>
            </table:table-cell>
            <table:table-cell table:style-name="Table21.A1" office:value-type="string">
              <text:p text:style-name="P173">Description</text:p>
            </table:table-cell>
            <table:table-cell table:style-name="Table21.A1" office:value-type="string">
              <text:p text:style-name="P173">Data Type</text:p>
            </table:table-cell>
            <table:table-cell table:style-name="Table21.D1" office:value-type="string">
              <text:p text:style-name="P174">Default Value</text:p>
            </table:table-cell>
          </table:table-row>
        </table:table-header-rows>
        <table:table-row>
          <table:table-cell table:style-name="Table21.A2" office:value-type="string">
            <text:p text:style-name="P123"><text:span text:style-name="Source_20_Text">cols</text:span></text:p>
          </table:table-cell>
          <table:table-cell table:style-name="Table21.A2" office:value-type="string">
            <text:p text:style-name="P133">Sets the columns. </text:p>
            <text:p text:style-name="P133"><text:span text:style-name="T3">Note: </text:span>non-positive means the same as browser's default </text:p>
          </table:table-cell>
          <table:table-cell table:style-name="Table21.A2" office:value-type="string">
            <text:p text:style-name="P123"><text:span text:style-name="Source_20_Text">int</text:span></text:p>
          </table:table-cell>
          <table:table-cell table:style-name="Table21.D2" office:value-type="string">
            <text:p text:style-name="P123">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73">Property</text:p>
            </table:table-cell>
            <table:table-cell table:style-name="Table314.A1" office:value-type="string">
              <text:p text:style-name="P173">Description</text:p>
            </table:table-cell>
            <table:table-cell table:style-name="Table314.A1" office:value-type="string">
              <text:p text:style-name="P173">Data Type</text:p>
            </table:table-cell>
            <table:table-cell table:style-name="Table314.D1" office:value-type="string">
              <text:p text:style-name="P174">Default Value</text:p>
            </table:table-cell>
          </table:table-row>
        </table:table-header-rows>
        <table:table-row>
          <table:table-cell table:style-name="Table314.A2" office:value-type="string">
            <text:p text:style-name="P123"><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3"><text:span text:style-name="Source_20_Text">String</text:span></text:p>
          </table:table-cell>
          <table:table-cell table:style-name="Table314.D2" office:value-type="string">
            <text:p text:style-name="P123">&lt;empty string&gt;</text:p>
          </table:table-cell>
        </table:table-row>
        <table:table-row table:style-name="Table314.3">
          <table:table-cell table:style-name="Table314.A2" office:value-type="string">
            <text:p text:style-name="P123"><text:span text:style-name="Source_20_Text">disabled</text:span></text:p>
          </table:table-cell>
          <table:table-cell table:style-name="Table314.B3" office:value-type="string">
            <text:p text:style-name="P181">Sets whether it is disabled. </text:p>
            <text:p text:style-name="P181"><text:span text:style-name="T3">Values : </text:span><text:span text:style-name="Source_20_Text">true|false</text:span></text:p>
          </table:table-cell>
          <table:table-cell table:style-name="Table314.A2" office:value-type="string">
            <text:p text:style-name="P123"><text:span text:style-name="Source_20_Text">boolean</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maxlength</text:span></text:p>
          </table:table-cell>
          <table:table-cell table:style-name="Table314.B3" office:value-type="string">
            <text:p text:style-name="P181">Sets the max length. </text:p>
            <text:p text:style-name="P181"><text:span text:style-name="T3">Note : </text:span>non-postive means unlimited.</text:p>
          </table:table-cell>
          <table:table-cell table:style-name="Table314.A2" office:value-type="string">
            <text:p text:style-name="P123"><text:span text:style-name="Source_20_Text">int</text:span></text:p>
          </table:table-cell>
          <table:table-cell table:style-name="Table314.D2" office:value-type="string">
            <text:p text:style-name="P123">0</text:p>
          </table:table-cell>
        </table:table-row>
        <table:table-row table:style-name="Table314.3">
          <table:table-cell table:style-name="Table314.A2" office:value-type="string">
            <text:p text:style-name="P123"><text:span text:style-name="Source_20_Text">name</text:span></text:p>
          </table:table-cell>
          <table:table-cell table:style-name="Table314.B3" office:value-type="string">
            <text:p text:style-name="P183">Sets the name of this component.</text:p>
            <text:p text:style-name="P183">Don't use this method if your application is purely based on ZK's event-driven model.</text:p>
            <text:p text:style-name="P183">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3"><text:span text:style-name="Source_20_Text">String</text:span></text:p>
          </table:table-cell>
          <table:table-cell table:style-name="Table314.D2" office:value-type="string">
            <text:p text:style-name="P123"><text:span text:style-name="Source_20_Text"><text:span text:style-name="T1">null</text:span></text:span></text:p>
          </table:table-cell>
        </table:table-row>
        <table:table-row table:style-name="Table314.3">
          <table:table-cell table:style-name="Table314.A2" office:value-type="string">
            <text:p text:style-name="P123"><text:span text:style-name="Source_20_Text">readonly</text:span></text:p>
          </table:table-cell>
          <table:table-cell table:style-name="Table314.B3" office:value-type="string">
            <text:p text:style-name="P181">Sets whether it is read only</text:p>
            <text:p text:style-name="P181"><text:span text:style-name="T3">Values : </text:span><text:span text:style-name="Source_20_Text">true|false</text:span></text:p>
          </table:table-cell>
          <table:table-cell table:style-name="Table314.A2" office:value-type="string">
            <text:p text:style-name="P123"><text:span text:style-name="Source_20_Text">int</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tabindex</text:span></text:p>
          </table:table-cell>
          <table:table-cell table:style-name="Table314.B3" office:value-type="string">
            <text:p text:style-name="P181">Sets the tab order of this component. </text:p>
            <text:p text:style-name="P181"><text:span text:style-name="T3">Note :</text:span> -1 means the same as browser's default</text:p>
          </table:table-cell>
          <table:table-cell table:style-name="Table314.A2" office:value-type="string">
            <text:p text:style-name="P123"><text:span text:style-name="Source_20_Text">int</text:span></text:p>
          </table:table-cell>
          <table:table-cell table:style-name="Table314.D2" office:value-type="string">
            <text:p text:style-name="P123">-1</text:p>
          </table:table-cell>
        </table:table-row>
        <table:table-row table:style-name="Table314.3">
          <table:table-cell table:style-name="Table314.A2" office:value-type="string">
            <text:p text:style-name="P123"><text:span text:style-name="Source_20_Text">text</text:span></text:p>
          </table:table-cell>
          <table:table-cell table:style-name="Table314.B3" office:value-type="string">
            <text:p text:style-name="P181">Sets the value in the String format. <text:span text:style-name="T1"><text:s/></text:span><text:s/></text:p>
            <text:p text:style-name="P181"><text:span text:style-name="T3">Note : </text:span>default value depends on implementation of sub-class.</text:p>
          </table:table-cell>
          <table:table-cell table:style-name="Table314.A2" office:value-type="string">
            <text:p text:style-name="P123"><text:span text:style-name="Source_20_Text">String</text:span></text:p>
          </table:table-cell>
          <table:table-cell table:style-name="Table314.D2" office:value-type="string">
            <text:p text:style-name="P176"><text:span text:style-name="Source_20_Text"><text:span text:style-name="T22">null</text:span></text:span></text:p>
          </table:table-cell>
        </table:table-row>
      </table:table>
      <text:p text:style-name="P208"/>
      <text:h text:style-name="P213" text:outline-level="4">Methods</text:h>
      <text:p text:style-name="P218">*NONE</text:p>
      <text:h text:style-name="P213" text:outline-level="4">Inherited From </text:h>
      <table:table table:name="Table22" table:style-name="Table22">
        <table:table-column table:style-name="Table22.A"/>
        <table:table-header-rows>
          <table:table-row>
            <table:table-cell table:style-name="Table22.A1" office:value-type="string">
              <text:p text:style-name="P173">Inherited From</text:p>
            </table:table-cell>
          </table:table-row>
        </table:table-header-rows>
        <table:table-row>
          <table:table-cell table:style-name="Table22.A2" office:value-type="string">
            <text:p text:style-name="P192"><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2"><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Element"/>LabelElement<text:bookmark-end text:name="LabelElement"/></text:h>
      <text:p text:style-name="P91">A HTML element with a label. </text:p>
      <text:h text:style-name="P159" text:outline-level="4">Class Name</text:h>
      <text:p text:style-name="P283"><text:span text:style-name="Source_20_Text"><text:span text:style-name="T95">org.zkoss.zul.impl.LabelElement</text:span></text:span></text:p>
      <text:h text:style-name="P213"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3">Property</text:p>
            </table:table-cell>
            <table:table-cell table:style-name="Table23.A1" office:value-type="string">
              <text:p text:style-name="P173">Description</text:p>
            </table:table-cell>
            <table:table-cell table:style-name="Table23.A1" office:value-type="string">
              <text:p text:style-name="P173">Data Type</text:p>
            </table:table-cell>
            <table:table-cell table:style-name="Table23.D1" office:value-type="string">
              <text:p text:style-name="P173">Values</text:p>
            </table:table-cell>
          </table:table-row>
        </table:table-header-rows>
        <table:table-row>
          <table:table-cell table:style-name="Table23.A2" office:value-type="string">
            <text:p text:style-name="P123"><text:span text:style-name="Source_20_Text">label</text:span></text:p>
          </table:table-cell>
          <table:table-cell table:style-name="Table23.A2" office:value-type="string">
            <text:p text:style-name="P133">Sets the label</text:p>
          </table:table-cell>
          <table:table-cell table:style-name="Table23.A2" office:value-type="string">
            <text:p text:style-name="P123"><text:span text:style-name="Source_20_Text">String</text:span></text:p>
          </table:table-cell>
          <table:table-cell table:style-name="Table23.D2" office:value-type="string">
            <text:p text:style-name="P176"><text:span text:style-name="Source_20_Text"><text:span text:style-name="T21">Any text</text:span></text:span></text:p>
          </table:table-cell>
        </table:table-row>
      </table:table>
      <text:h text:style-name="P213" text:outline-level="4">Inherited From </text:h>
      <table:table table:name="Table24" table:style-name="Table24">
        <table:table-column table:style-name="Table24.A"/>
        <table:table-header-rows>
          <table:table-row>
            <table:table-cell table:style-name="Table24.A1" office:value-type="string">
              <text:p text:style-name="P173">Inherited From</text:p>
            </table:table-cell>
          </table:table-row>
        </table:table-header-rows>
        <table:table-row>
          <table:table-cell table:style-name="Table24.A2" office:value-type="string">
            <text:p text:style-name="P191"><text:a xlink:type="simple" xlink:href="#XulElement">org.zkoss.zul.impl.XulElement</text:a></text:p>
          </table:table-cell>
        </table:table-row>
        <table:table-row table:style-name="Table24.3">
          <table:table-cell table:style-name="Table24.A2" office:value-type="string">
            <text:p text:style-name="P191"><text:a xlink:type="simple" xlink:href="#HtmlBasedComponent">org.zkoss.zk.ui.HtmlBasedComponent</text:a><text:span text:style-name="T105"> </text:span></text:p>
          </table:table-cell>
        </table:table-row>
        <table:table-row table:style-name="Table24.3">
          <table:table-cell table:style-name="Table24.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belImageElement"/>LabelImageElement<text:bookmark-end text:name="LabelImageElement"/></text:h>
      <text:p text:style-name="P91">A HTML element with a label and an image. </text:p>
      <text:h text:style-name="Heading_20_4" text:outline-level="4">Class Name</text:h>
      <text:p text:style-name="P283"><text:span text:style-name="Source_20_Text"><text:span text:style-name="T95">org.zkoss.zul.impl.LabelImageElement</text:span></text:span></text:p>
      <text:h text:style-name="P16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3">Property</text:p>
            </table:table-cell>
            <table:table-cell table:style-name="Table25.A1" office:value-type="string">
              <text:p text:style-name="P173">Description</text:p>
            </table:table-cell>
            <table:table-cell table:style-name="Table25.A1" office:value-type="string">
              <text:p text:style-name="P173">Data Type</text:p>
            </table:table-cell>
            <table:table-cell table:style-name="Table25.D1" office:value-type="string">
              <text:p text:style-name="P173">Default Value</text:p>
            </table:table-cell>
          </table:table-row>
        </table:table-header-rows>
        <table:table-row>
          <table:table-cell table:style-name="Table25.A2" office:value-type="string">
            <text:p text:style-name="P123"><text:span text:style-name="Source_20_Text">image</text:span></text:p>
          </table:table-cell>
          <table:table-cell table:style-name="Table25.A2" office:value-type="string">
            <text:p text:style-name="P133">Sets the label</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imageContent</text:span></text:p>
          </table:table-cell>
          <table:table-cell table:style-name="Table25.A2" office:value-type="string">
            <text:p text:style-name="P133">Sets the content directly</text:p>
          </table:table-cell>
          <table:table-cell table:style-name="Table25.A2" office:value-type="string">
            <text:p text:style-name="P176"><text:span text:style-name="Source_20_Text">org.zkoss.image.Image</text:span><text:span text:style-name="Source_20_Text"><text:span text:style-name="T21"> </text:span></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src</text:span></text:p>
          </table:table-cell>
          <table:table-cell table:style-name="Table25.A2" office:value-type="string">
            <text:p text:style-name="P133">Sets the image URI</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
      <text:h text:style-name="P147" text:outline-level="4"/>
      <text:p text:style-name="P96"/>
      <text:h text:style-name="P161"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3">Name</text:p>
            </table:table-cell>
            <table:table-cell table:style-name="Table26.A1" office:value-type="string">
              <text:p text:style-name="P173">Description</text:p>
            </table:table-cell>
            <table:table-cell table:style-name="Table26.C1" office:value-type="string">
              <text:p text:style-name="P173">Return Data Type</text:p>
            </table:table-cell>
          </table:table-row>
        </table:table-header-rows>
        <table:table-row>
          <table:table-cell table:style-name="Table26.A2" office:value-type="string">
            <text:p text:style-name="P176"><text:span text:style-name="Source_20_Text"><text:span text:style-name="T21">isImageAssigned()</text:span></text:span></text:p>
            <text:p text:style-name="P176"><text:span text:style-name="Source_20_Text"><text:span text:style-name="T21"/></text:span></text:p>
          </table:table-cell>
          <table:table-cell table:style-name="Table26.A2" office:value-type="string">
            <text:p text:style-name="P133">Returns whether the image is available. </text:p>
            <text:p text:style-name="P133">It return true if setImage(java.lang.String) or setImageContent(org.zkoss.image.Image) is called with non-null.</text:p>
          </table:table-cell>
          <table:table-cell table:style-name="Table26.C2" office:value-type="string">
            <text:p text:style-name="P123"><text:span text:style-name="Source_20_Text">boolean</text:span></text:p>
          </table:table-cell>
        </table:table-row>
        <table:table-row>
          <table:table-cell table:style-name="Table26.A2" office:value-type="string">
            <text:p text:style-name="P176"><text:span text:style-name="Source_20_Text"><text:span text:style-name="T21">getImgTag()</text:span></text:span></text:p>
          </table:table-cell>
          <table:table-cell table:style-name="Table26.A2" office:value-type="string">
            <text:p text:style-name="P133">Returns the HTML IMG tag for the image part.</text:p>
            <text:p text:style-name="P133">Used only for component template, not for application developers.</text:p>
            <text:p text:style-name="P133">Note: the component template shall use this method to generate the HTML tag, instead of using getImage(). </text:p>
          </table:table-cell>
          <table:table-cell table:style-name="Table26.C2" office:value-type="string">
            <text:p text:style-name="P176"><text:span text:style-name="Source_20_Text"><text:span text:style-name="T21">String</text:span></text:span></text:p>
          </table:table-cell>
        </table:table-row>
      </table:table>
      <text:h text:style-name="P213" text:outline-level="4">Inherited From </text:h>
      <table:table table:name="Table27" table:style-name="Table27">
        <table:table-column table:style-name="Table27.A"/>
        <table:table-header-rows>
          <table:table-row>
            <table:table-cell table:style-name="Table27.A1" office:value-type="string">
              <text:p text:style-name="P173">Inherited From</text:p>
            </table:table-cell>
          </table:table-row>
        </table:table-header-rows>
        <table:table-row>
          <table:table-cell table:style-name="Table27.A2" office:value-type="string">
            <text:p text:style-name="P191"><text:a xlink:type="simple" xlink:href="#LabelElement">org.zkoss.zul.impl.LabelElement</text:a></text:p>
          </table:table-cell>
        </table:table-row>
        <table:table-row>
          <table:table-cell table:style-name="Table27.A2" office:value-type="string">
            <text:p text:style-name="P191"><text:a xlink:type="simple" xlink:href="#XulElement">org.zkoss.zul.impl.XulElement</text:a></text:p>
          </table:table-cell>
        </table:table-row>
        <table:table-row table:style-name="Table27.4">
          <table:table-cell table:style-name="Table27.A2" office:value-type="string">
            <text:p text:style-name="P191"><text:a xlink:type="simple" xlink:href="#HtmlBasedComponent">org.zkoss.zk.ui.HtmlBasedComponent</text:a><text:span text:style-name="T105"> </text:span></text:p>
          </table:table-cell>
        </table:table-row>
        <table:table-row table:style-name="Table27.4">
          <table:table-cell table:style-name="Table27.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83"><text:span text:style-name="Source_20_Text"><text:span text:style-name="T15">org.zkoss.zkex.zul.LayoutRegion</text:span></text:span></text:p>
      <text:h text:style-name="P213" text:outline-level="4">Supported Child Components</text:h>
      <text:p text:style-name="Text_20_body_20_indent_20_2">*NONE</text:p>
      <text:h text:style-name="P213"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3">Name</text:p>
            </table:table-cell>
            <table:table-cell table:style-name="Table28.B1" office:value-type="string">
              <text:p text:style-name="P173">Inherited From</text:p>
            </table:table-cell>
          </table:table-row>
        </table:table-header-rows>
        <table:table-row>
          <table:table-cell table:style-name="Table28.A2" office:value-type="string">
            <text:p text:style-name="P176"><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2">Property</text:p>
            </table:table-cell>
            <table:table-cell table:style-name="Table29.A1" office:value-type="string">
              <text:p text:style-name="P172">Description</text:p>
            </table:table-cell>
            <table:table-cell table:style-name="Table29.A1" office:value-type="string">
              <text:p text:style-name="P172">Data Type</text:p>
            </table:table-cell>
            <table:table-cell table:style-name="Table29.D1" office:value-type="string">
              <text:p text:style-name="P172">Default Value</text:p>
            </table:table-cell>
          </table:table-row>
        </table:table-header-rows>
        <table:table-row>
          <table:table-cell table:style-name="Table29.A2" office:value-type="string">
            <text:p text:style-name="P123"><text:span text:style-name="Source_20_Text"><text:span text:style-name="T61">flex </text:span></text:span></text:p>
          </table:table-cell>
          <table:table-cell table:style-name="Table29.A2" office:value-type="string">
            <text:p text:style-name="P165">Sets whether to grow and shrink vertical/horizontal to fit their given space, so called flexibility.</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text:span text:style-name="T64">false</text:span></text:span></text:p>
          </table:table-cell>
        </table:table-row>
        <table:table-row>
          <table:table-cell table:style-name="Table29.A2" office:value-type="string">
            <text:p text:style-name="P123"><text:span text:style-name="Source_20_Text">size </text:span></text:p>
          </table:table-cell>
          <table:table-cell table:style-name="Table29.A2" office:value-type="string">
            <text:p text:style-name="P165">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null</text:span></text:p>
          </table:table-cell>
        </table:table-row>
        <table:table-row>
          <table:table-cell table:style-name="Table29.A2" office:value-type="string">
            <text:p text:style-name="P123"><text:span text:style-name="Source_20_Text">splittable </text:span></text:p>
          </table:table-cell>
          <table:table-cell table:style-name="Table29.A2" office:value-type="string">
            <text:p text:style-name="P165">Sets whether enable the split functionality.</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collapsible </text:span></text:p>
          </table:table-cell>
          <table:table-cell table:style-name="Table29.A2" office:value-type="string">
            <text:p text:style-name="P165">Sets whether set the initial display to collap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margins </text:span></text:p>
          </table:table-cell>
          <table:table-cell table:style-name="Table29.A2" office:value-type="string">
            <text:p text:style-name="P165">Sets margins for the element "0,1,2,3" that direction is "top,left,right,bottom".</text:p>
          </table:table-cell>
          <table:table-cell table:style-name="Table29.A2" office:value-type="string">
            <text:p text:style-name="P123"><text:span text:style-name="Source_20_Text">java.lang.String</text:span></text:p>
          </table:table-cell>
          <table:table-cell table:style-name="Table29.D2" office:value-type="string">
            <text:p text:style-name="P192"><text:span text:style-name="Source_20_Text">0,0,0,0</text:span></text:p>
          </table:table-cell>
        </table:table-row>
        <table:table-row>
          <table:table-cell table:style-name="Table29.A2" office:value-type="string">
            <text:p text:style-name="P123"><text:span text:style-name="Source_20_Text">open </text:span></text:p>
          </table:table-cell>
          <table:table-cell table:style-name="Table29.A2" office:value-type="string">
            <text:p text:style-name="P165">Opens or collapses the splitter. Meaningful only if isCollapsible is not fal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true</text:span></text:p>
          </table:table-cell>
        </table:table-row>
        <table:table-row>
          <table:table-cell table:style-name="Table29.A2" office:value-type="string">
            <text:p text:style-name="P123"><text:span text:style-name="Source_20_Text">autoscroll </text:span></text:p>
          </table:table-cell>
          <table:table-cell table:style-name="Table29.A2" office:value-type="string">
            <text:p text:style-name="P165">Sets whether enable overflow scrolling.</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border </text:span></text:p>
          </table:table-cell>
          <table:table-cell table:style-name="Table29.A2" office:value-type="string">
            <text:p text:style-name="P165">Sets the border (either none or normal).</text:p>
          </table:table-cell>
          <table:table-cell table:style-name="Table29.A2" office:value-type="string">
            <text:p text:style-name="P123"><text:span text:style-name="Source_20_Text">java.lang.String</text:span></text:p>
          </table:table-cell>
          <table:table-cell table:style-name="Table29.D2" office:value-type="string">
            <text:p text:style-name="P176"><text:span text:style-name="Source_20_Text">normal</text:span></text:p>
          </table:table-cell>
        </table:table-row>
        <table:table-row>
          <table:table-cell table:style-name="Table29.A2" office:value-type="string">
            <text:p text:style-name="P123"><text:span text:style-name="Source_20_Text">maxsize </text:span></text:p>
          </table:table-cell>
          <table:table-cell table:style-name="Table29.A2" office:value-type="string">
            <text:p text:style-name="P165">Sets the max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2000</text:span></text:p>
          </table:table-cell>
        </table:table-row>
        <table:table-row>
          <table:table-cell table:style-name="Table29.A2" office:value-type="string">
            <text:p text:style-name="P123"><text:span text:style-name="Source_20_Text">minsize </text:span></text:p>
          </table:table-cell>
          <table:table-cell table:style-name="Table29.A2" office:value-type="string">
            <text:p text:style-name="P165">Sets the min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0</text:span></text:p>
          </table:table-cell>
        </table:table-row>
      </table:table>
      <text:p text:style-name="P226"/>
      <text:h text:style-name="P213"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0" text:outline-level="4">Inherited From </text:h>
      <table:table table:name="Table31" table:style-name="Table31">
        <table:table-column table:style-name="Table31.A"/>
        <table:table-header-rows>
          <table:table-row>
            <table:table-cell table:style-name="Table31.A1" office:value-type="string">
              <text:p text:style-name="P173">Inherited From</text:p>
            </table:table-cell>
          </table:table-row>
        </table:table-header-rows>
        <table:table-row table:style-name="Table31.2">
          <table:table-cell table:style-name="Table31.A2" office:value-type="string">
            <text:p text:style-name="P192"><text:a xlink:type="simple" xlink:href="#XulElement"><text:span text:style-name="T64">org.zkoss.zul.impl.XulElement</text:span></text:a></text:p>
          </table:table-cell>
        </table:table-row>
        <table:table-row table:style-name="Table31.2">
          <table:table-cell table:style-name="Table31.A2" office:value-type="string">
            <text:p text:style-name="P192"><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NumberInputElement"/>NumberInputElement<text:bookmark-end text:name="NumberInputElement"/></text:h>
      <text:p text:style-name="P91">A skeletal implementation for number-type input box. </text:p>
      <text:p text:style-name="P17"/>
      <text:h text:style-name="P159" text:outline-level="4">Class Name</text:h>
      <text:p text:style-name="P283"><text:span text:style-name="Source_20_Text"><text:span text:style-name="T95">org.zkoss.zul.impl.NumberInputElement</text:span></text:span></text:p>
      <text:h text:style-name="P213"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3"><text:span text:style-name="Source_20_Text">RoundingMode</text:span></text:p>
          </table:table-cell>
          <table:table-cell table:style-name="Table32.A2" office:value-type="string">
            <text:p text:style-name="P133">the rounding mode.</text:p>
          </table:table-cell>
          <table:table-cell table:style-name="Table32.A2" office:value-type="string">
            <text:p text:style-name="P123"><text:span text:style-name="Source_20_Text">int</text:span></text:p>
          </table:table-cell>
          <table:table-cell table:style-name="Table32.D2" office:value-type="string">
            <text:p text:style-name="P176"><text:span text:style-name="Source_20_Text">BigDecimal.ROUND_HALF_EVEN.</text:span></text:p>
          </table:table-cell>
        </table:table-row>
      </table:table>
      <text:p text:style-name="P209"/>
      <text:h text:style-name="Heading_20_4" text:outline-level="4">Methods</text:h>
      <text:p text:style-name="P21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3"><text:span text:style-name="Source_20_Text">void</text:span></text:p>
          </table:table-cell>
        </table:table-row>
      </table:table>
      <text:p text:style-name="P209"/>
      <text:p text:style-name="P209">Inherited From </text:p>
      <table:table table:name="Table35" table:style-name="Table35">
        <table:table-column table:style-name="Table35.A"/>
        <table:table-header-rows>
          <table:table-row>
            <table:table-cell table:style-name="Table35.A1" office:value-type="string">
              <text:p text:style-name="P173">Inherited From</text:p>
            </table:table-cell>
          </table:table-row>
        </table:table-header-rows>
        <table:table-row>
          <table:table-cell table:style-name="Table35.A2" office:value-type="string">
            <text:p text:style-name="P191"><text:a xlink:type="simple" xlink:href="#FormatInputElement"><text:span text:style-name="Source_20_Text">org.zkoss.zul.impl.FormatInputElement</text:span></text:a></text:p>
          </table:table-cell>
        </table:table-row>
        <table:table-row>
          <table:table-cell table:style-name="Table35.A2" office:value-type="string">
            <text:p text:style-name="P191"><text:a xlink:type="simple" xlink:href="#InputElement"><text:span text:style-name="Source_20_Text">org.zkoss.zul.impl.InputElement</text:span></text:a></text:p>
          </table:table-cell>
        </table:table-row>
        <table:table-row>
          <table:table-cell table:style-name="Table35.A2" office:value-type="string">
            <text:p text:style-name="P191"><text:a xlink:type="simple" xlink:href="#XulElement"><text:span text:style-name="Source_20_Text">org.zkoss.zul.impl.XulElement</text:span></text:a></text:p>
          </table:table-cell>
        </table:table-row>
        <table:table-row table:style-name="Table35.5">
          <table:table-cell table:style-name="Table3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XulElement"/>XulElement<text:bookmark-end text:name="XulElement"/></text:h>
      <text:p text:style-name="P91">The fundamental class for XUL elements.</text:p>
      <text:h text:style-name="P159" text:outline-level="4">Class Name</text:h>
      <text:p text:style-name="P283"><text:span text:style-name="Source_20_Text"><text:span text:style-name="T95">org.zkoss.zul.impl.XulElement</text:span></text:span></text:p>
      <text:h text:style-name="P213"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3">Property</text:p>
            </table:table-cell>
            <table:table-cell table:style-name="Table36.A1" office:value-type="string">
              <text:p text:style-name="P173">Description</text:p>
            </table:table-cell>
            <table:table-cell table:style-name="Table36.A1" office:value-type="string">
              <text:p text:style-name="P173">Data Type</text:p>
            </table:table-cell>
            <table:table-cell table:style-name="Table36.D1" office:value-type="string">
              <text:p text:style-name="P173">Default Value</text:p>
            </table:table-cell>
          </table:table-row>
        </table:table-header-rows>
        <table:table-row>
          <table:table-cell table:style-name="Table36.A2" office:value-type="string">
            <text:p text:style-name="P176"><text:span text:style-name="Source_20_Text"><text:span text:style-name="T21">action</text:span></text:span></text:p>
          </table:table-cell>
          <table:table-cell table:style-name="Table36.A2" office:value-type="string">
            <text:p text:style-name="P133">Sets the label</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context</text:span></text:span></text:p>
          </table:table-cell>
          <table:table-cell table:style-name="Table36.A2" office:value-type="string">
            <text:p text:style-name="P133">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76"><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popup</text:span></text:span></text:p>
          </table:table-cell>
          <table:table-cell table:style-name="Table36.A2" office:value-type="string">
            <text:p text:style-name="P133">Sets the ID of <text:a xlink:type="simple" xlink:href="#Popup"><text:span text:style-name="Source_20_Text">Popup</text:span></text:a> that should appear when the user clicks on the element. </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tooltip</text:span></text:span></text:p>
          </table:table-cell>
          <table:table-cell table:style-name="Table36.A2" office:value-type="string">
            <text:p text:style-name="P133">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76"><text:span text:style-name="Source_20_Text"><text:span text:style-name="T21">String</text:span></text:span></text:p>
          </table:table-cell>
          <table:table-cell table:style-name="Table36.D2" office:value-type="string">
            <text:p text:style-name="P176"><text:span text:style-name="Source_20_Text"><text:span text:style-name="T21">null</text:span></text:span></text:p>
          </table:table-cell>
        </table:table-row>
      </table:table>
      <text:h text:style-name="P213"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3">Name</text:p>
            </table:table-cell>
            <table:table-cell table:style-name="Table37.A1" office:value-type="string">
              <text:p text:style-name="P173">Description</text:p>
            </table:table-cell>
            <table:table-cell table:style-name="Table37.C1" office:value-type="string">
              <text:p text:style-name="P173">Return Data Type</text:p>
            </table:table-cell>
          </table:table-row>
        </table:table-header-rows>
        <table:table-row>
          <table:table-cell table:style-name="Table37.A2" office:value-type="string">
            <text:p text:style-name="P176"><text:span text:style-name="Source_20_Text"><text:span text:style-name="T21">getInnerAttrs()</text:span></text:span></text:p>
            <text:p text:style-name="P176"><text:span text:style-name="Source_20_Text"><text:span text:style-name="T21"/></text:span></text:p>
          </table:table-cell>
          <table:table-cell table:style-name="Table37.A2" office:value-type="string">
            <text:p text:style-name="P133">Generates the Client-Side-Action attributes to the interior tag. </text:p>
            <text:p text:style-name="P133"><text:span text:style-name="T3">Reason: </text:span><text:span text:style-name="Source_20_Text">onfocus</text:span> is the main use.</text:p>
          </table:table-cell>
          <table:table-cell table:style-name="Table37.C2" office:value-type="string">
            <text:p text:style-name="P123"><text:span text:style-name="Source_20_Text">String</text:span></text:p>
          </table:table-cell>
        </table:table-row>
        <table:table-row>
          <table:table-cell table:style-name="Table37.A2" office:value-type="string">
            <text:p text:style-name="P176"><text:span text:style-name="Source_20_Text"><text:span text:style-name="T21">getOuterAttrs()</text:span></text:span></text:p>
          </table:table-cell>
          <table:table-cell table:style-name="Table37.A2" office:value-type="string">
            <text:p text:style-name="P133"/>
          </table:table-cell>
          <table:table-cell table:style-name="Table37.C2" office:value-type="string">
            <text:p text:style-name="P176"><text:span text:style-name="Source_20_Text"><text:span text:style-name="T21">String</text:span></text:span></text:p>
          </table:table-cell>
        </table:table-row>
      </table:table>
      <text:h text:style-name="P213" text:outline-level="4">Inherited From </text:h>
      <table:table table:name="Table38" table:style-name="Table38">
        <table:table-column table:style-name="Table38.A"/>
        <table:table-header-rows>
          <table:table-row>
            <table:table-cell table:style-name="Table38.A1" office:value-type="string">
              <text:p text:style-name="P173">Inherited From</text:p>
            </table:table-cell>
          </table:table-row>
        </table:table-header-rows>
        <table:table-row table:style-name="Table38.2">
          <table:table-cell table:style-name="Table38.A2" office:value-type="string">
            <text:p text:style-name="P191"><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1"><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1"><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283"><text:span text:style-name="Source_20_Text"><text:span text:style-name="T95">org.zkoss.zul.Audio</text:span></text:span></text:p>
      <text:h text:style-name="P213" text:outline-level="4">Supported Child Components</text:h>
      <text:p text:style-name="P94">*NONE</text:p>
      <text:h text:style-name="P213" text:outline-level="4">Supported Events</text:h>
      <text:p text:style-name="P284">*NONE</text:p>
      <text:h text:style-name="P257"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3">Property</text:p>
            </table:table-cell>
            <table:table-cell table:style-name="Table39.A1" office:value-type="string">
              <text:p text:style-name="P173">Description</text:p>
            </table:table-cell>
            <table:table-cell table:style-name="Table39.A1" office:value-type="string">
              <text:p text:style-name="P173">Data Type</text:p>
            </table:table-cell>
            <table:table-cell table:style-name="Table39.D1" office:value-type="string">
              <text:p text:style-name="P172">Default Value</text:p>
            </table:table-cell>
          </table:table-row>
        </table:table-header-rows>
        <table:table-row>
          <table:table-cell table:style-name="Table39.A2" office:value-type="string">
            <text:p text:style-name="P123"><text:span text:style-name="Source_20_Text">align</text:span></text:p>
          </table:table-cell>
          <table:table-cell table:style-name="Table39.A2" office:value-type="string">
            <text:p text:style-name="P181">Sets the alignment: <text:span text:style-name="T123">one of top</text:span><text:span text:style-name="Source_20_Text"><text:span text:style-name="T21">, </text:span></text:span></text:p>
            <text:p text:style-name="P181"><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3"><text:span text:style-name="Source_20_Text">java.lang.String</text:span></text:p>
          </table:table-cell>
          <table:table-cell table:style-name="Table39.D2" office:value-type="string">
            <text:p text:style-name="P178"><text:span text:style-name="Source_20_Text">&lt;null&gt;</text:span></text:p>
          </table:table-cell>
        </table:table-row>
        <table:table-row>
          <table:table-cell table:style-name="Table39.A2" office:value-type="string">
            <text:p text:style-name="P123"><text:span text:style-name="Source_20_Text">aut</text:span><text:span text:style-name="Source_20_Text"><text:span text:style-name="T1">ostart</text:span></text:span></text:p>
          </table:table-cell>
          <table:table-cell table:style-name="Table39.A2" office:value-type="string">
            <text:p text:style-name="P133">Sets whether to auto start playing the <text:span text:style-name="Source_20_Text">audio</text:span>.</text:p>
          </table:table-cell>
          <table:table-cell table:style-name="Table39.A2" office:value-type="string">
            <text:p text:style-name="P123"><text:span text:style-name="Source_20_Text"><text:span text:style-name="T1">boolean</text:span></text:span></text:p>
          </table:table-cell>
          <table:table-cell table:style-name="Table39.D2" office:value-type="string">
            <text:p text:style-name="P180"><text:span text:style-name="Source_20_Text"><text:span text:style-name="T64">false</text:span></text:span></text:p>
          </table:table-cell>
        </table:table-row>
        <table:table-row table:style-name="Table39.4">
          <table:table-cell table:style-name="Table39.A2" office:value-type="string">
            <text:p text:style-name="P123"><text:span text:style-name="Source_20_Text">border</text:span></text:p>
          </table:table-cell>
          <table:table-cell table:style-name="Table39.B4" office:value-type="string">
            <text:p text:style-name="P133">Sets the width of the border.</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con</text:span><text:span text:style-name="Source_20_Text"><text:span text:style-name="T1">tent</text:span></text:span></text:p>
          </table:table-cell>
          <table:table-cell table:style-name="Table39.B4" office:value-type="string">
            <text:p text:style-name="P181">Sets the content directly.</text:p>
          </table:table-cell>
          <table:table-cell table:style-name="Table39.A2" office:value-type="string">
            <text:p text:style-name="P123"><text:span text:style-name="Source_20_Text">org.zkoss.sound.Audio</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src</text:span></text:p>
          </table:table-cell>
          <table:table-cell table:style-name="Table39.B4" office:value-type="string">
            <text:p text:style-name="P181">Sets the src.</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4">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73">Inherited From</text:p>
            </table:table-cell>
          </table:table-row>
        </table:table-header-rows>
        <table:table-row>
          <table:table-cell table:style-name="Table41.A2" office:value-type="string">
            <text:p text:style-name="P191"><text:a xlink:type="simple" xlink:href="#XulElement">org.zkoss.zul.impl.XulElement</text:a></text:p>
          </table:table-cell>
        </table:table-row>
        <table:table-row table:style-name="Table41.3">
          <table:table-cell table:style-name="Table41.A2" office:value-type="string">
            <text:p text:style-name="P191"><text:a xlink:type="simple" xlink:href="#HtmlBasedComponent">org.zkoss.zk.ui.HtmlBasedComponent</text:a> </text:p>
          </table:table-cell>
        </table:table-row>
        <table:table-row table:style-name="Table41.3">
          <table:table-cell table:style-name="Table41.A2" office:value-type="string">
            <text:p text:style-name="P191"><text:a xlink:type="simple" xlink:href="#AbstractComponent">org.zkoss.zk.ui.AbstractComponent </text:a></text:p>
          </table:table-cell>
        </table:table-row>
      </table:table>
      <text:p text:style-name="P59"/>
      <text:h text:style-name="Heading_20_3" text:outline-level="3"><text:bookmark-start text:name="Auxhead"/>Auxhead<text:bookmark-end text:name="Auxhead"/></text:h>
      <text:p text:style-name="P76">Used to define a collection of auxiliary headers (<text:span text:style-name="Source_20_Text">Auxheader</text:span>).</text:p>
      <text:p text:style-name="P76"><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2">&lt;/grid&gt;</text:p>
      <text:h text:style-name="P159" text:outline-level="4">Class Name</text:h>
      <text:p text:style-name="P283"><text:span text:style-name="Source_20_Text"><text:span text:style-name="T15">org.zkoss.zul.Auxhead</text:span></text:span></text:p>
      <text:h text:style-name="P213"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24" text:outline-level="4">Supported Events</text:h>
      <text:p text:style-name="P9"><text:tab/> <text:s/>*NONE</text:p>
      <text:h text:style-name="P256" text:outline-level="4"><text:soft-page-break/>Properties</text:h>
      <text:p text:style-name="P10"><text:tab/> <text:s/>*NONE</text:p>
      <text:p text:style-name="P97">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1"><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76"><text:span text:style-name="Source_20_Text"><text:span text:style-name="T61">boolean</text:span></text:span></text:p>
          </table:table-cell>
        </table:table-row>
      </table:table>
      <text:h text:style-name="P160" text:outline-level="4">Inherited From </text:h>
      <table:table table:name="Table182" table:style-name="Table182">
        <table:table-column table:style-name="Table182.A"/>
        <table:table-header-rows>
          <table:table-row>
            <table:table-cell table:style-name="Table182.A1" office:value-type="string">
              <text:p text:style-name="P173">Inherited From</text:p>
            </table:table-cell>
          </table:table-row>
        </table:table-header-rows>
        <table:table-row>
          <table:table-cell table:style-name="Table182.A2" office:value-type="string">
            <text:p text:style-name="P191"><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Auxheader"/>Auxheader<text:bookmark-end text:name="Auxheader"/></text:h>
      <text:p text:style-name="Text_20_body_20_indent">An auxiliary header.</text:p>
      <text:p text:style-name="P76"><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2">&lt;/grid&gt;</text:p>
      <text:h text:style-name="P159" text:outline-level="4">Class Name</text:h>
      <text:p text:style-name="P283"><text:span text:style-name="Source_20_Text"><text:span text:style-name="T15">org.zkoss.zul.Auxheader</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5"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73">Property</text:p>
            </table:table-cell>
            <table:table-cell table:style-name="Table336.A1" office:value-type="string">
              <text:p text:style-name="P173">Description</text:p>
            </table:table-cell>
            <table:table-cell table:style-name="Table336.C1" office:value-type="string">
              <text:p text:style-name="P173">Data Type</text:p>
            </table:table-cell>
          </table:table-row>
        </table:table-header-rows>
        <table:table-row>
          <table:table-cell table:style-name="Table336.A2" office:value-type="string">
            <text:p text:style-name="P123"><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3"><text:span text:style-name="Source_20_Text">int</text:span></text:p>
          </table:table-cell>
        </table:table-row>
        <table:table-row>
          <table:table-cell table:style-name="Table336.A2" office:value-type="string">
            <text:p text:style-name="P176"><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76"><text:span text:style-name="Source_20_Text"><text:span text:style-name="T21">int</text:span></text:span></text:p>
          </table:table-cell>
        </table:table-row>
      </table:table>
      <text:p text:style-name="P97"/>
      <text:p text:style-name="P97">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76"><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76"/>
          </table:table-cell>
        </table:table-row>
      </table:table>
      <text:h text:style-name="P160" text:outline-level="4">Inherited From </text:h>
      <table:table table:name="Table338" table:style-name="Table338">
        <table:table-column table:style-name="Table338.A"/>
        <table:table-header-rows>
          <table:table-row>
            <table:table-cell table:style-name="Table338.A1" office:value-type="string">
              <text:p text:style-name="P173">Inherited From</text:p>
            </table:table-cell>
          </table:table-row>
        </table:table-header-rows>
        <table:table-row>
          <table:table-cell table:style-name="Table338.A2" office:value-type="string">
            <text:p text:style-name="P191"><text:a xlink:type="simple" xlink:href="#HeaderElement"><text:span text:style-name="Source_20_Text">org.zkoss.zul.impl.HeaderElement</text:span></text:a></text:p>
          </table:table-cell>
        </table:table-row>
        <table:table-row>
          <table:table-cell table:style-name="Table338.A2" office:value-type="string">
            <text:p text:style-name="P191"><text:a xlink:type="simple" xlink:href="#LabelImageElement"><text:span text:style-name="Source_20_Text">org.zkoss.zul.impl.LabelImageElement</text:span></text:a></text:p>
          </table:table-cell>
        </table:table-row>
        <table:table-row>
          <table:table-cell table:style-name="Table338.A2" office:value-type="string">
            <text:p text:style-name="P191"><text:a xlink:type="simple" xlink:href="#LabelElement"><text:span text:style-name="Source_20_Text">org.zkoss.zul.impl.LabelElement</text:span></text:a></text:p>
          </table:table-cell>
        </table:table-row>
        <table:table-row>
          <table:table-cell table:style-name="Table338.A2" office:value-type="string">
            <text:p text:style-name="P191"><text:a xlink:type="simple" xlink:href="#XulElement"><text:span text:style-name="Source_20_Text">org.zkoss.zul.impl.XulElement</text:span></text:a></text:p>
          </table:table-cell>
        </table:table-row>
        <table:table-row table:style-name="Table338.6">
          <table:table-cell table:style-name="Table338.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1"><text:a xlink:type="simple" xlink:href="#AbstractComponent"><text:span text:style-name="Source_20_Text">org.zkoss.zk.ui.AbstractComponent </text:span></text:a></text:p>
          </table:table-cell>
        </table:table-row>
      </table:table>
      <text:p text:style-name="P229"/>
      <text:p text:style-name="P59"/>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83"><text:span text:style-name="Source_20_Text"><text:span text:style-name="T15">org.zkoss.zul.Bandbox</text:span></text:span></text:p>
      <text:h text:style-name="P213" text:outline-level="4">Supported Child Components</text:h>
      <text:p text:style-name="Text_20_body_20_indent_20_2"><text:a xlink:type="simple" xlink:href="#Bandpopup">Bandpopup</text:a></text:p>
      <text:h text:style-name="P213"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73">Name</text:p>
            </table:table-cell>
            <table:table-cell table:style-name="Table94.B1" office:value-type="string">
              <text:p text:style-name="P173">Event Type</text:p>
            </table:table-cell>
          </table:table-row>
        </table:table-header-rows>
        <table:table-row>
          <table:table-cell table:style-name="Table94.A2" office:value-type="string">
            <text:p text:style-name="P184"><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55"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73">Property</text:p>
            </table:table-cell>
            <table:table-cell table:style-name="Table93.A1" office:value-type="string">
              <text:p text:style-name="P173">Description</text:p>
            </table:table-cell>
            <table:table-cell table:style-name="Table93.A1" office:value-type="string">
              <text:p text:style-name="P173">Data Type</text:p>
            </table:table-cell>
            <table:table-cell table:style-name="Table93.D1" office:value-type="string">
              <text:p text:style-name="P172">Default Value</text:p>
            </table:table-cell>
          </table:table-row>
        </table:table-header-rows>
        <table:table-row>
          <table:table-cell table:style-name="Table93.A2" office:value-type="string">
            <text:p text:style-name="P123"><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76"><text:span text:style-name="Source_20_Text"><text:span text:style-name="T64">false</text:span></text:span></text:p>
          </table:table-cell>
        </table:table-row>
        <table:table-row>
          <table:table-cell table:style-name="Table93.A2" office:value-type="string">
            <text:p text:style-name="P123"><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3"><text:span text:style-name="Source_20_Text"><text:span text:style-name="T61">true</text:span></text:span></text:p>
          </table:table-cell>
        </table:table-row>
        <table:table-row>
          <table:table-cell table:style-name="Table93.A2" office:value-type="string">
            <text:p text:style-name="P123"><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3"><text:span text:style-name="Source_20_Text">"~./zul/img/bandbtn.gif". </text:span></text:p>
          </table:table-cell>
        </table:table-row>
      </table:table>
      <text:h text:style-name="P213"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3"><text:span text:style-name="Source_20_Text"/></text:p>
          </table:table-cell>
        </table:table-row>
        <text:soft-page-break/>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3"><text:span text:style-name="Source_20_Text">boolean</text:span></text:p>
          </table:table-cell>
        </table:table-row>
      </table:table>
      <text:p text:style-name="P151">Inherited From </text:p>
      <table:table table:name="Table92" table:style-name="Table92">
        <table:table-column table:style-name="Table92.A"/>
        <table:table-header-rows>
          <table:table-row>
            <table:table-cell table:style-name="Table92.A1" office:value-type="string">
              <text:p text:style-name="P173">Inherited From</text:p>
            </table:table-cell>
          </table:table-row>
        </table:table-header-rows>
        <table:table-row>
          <table:table-cell table:style-name="Table92.A2" office:value-type="string">
            <text:p text:style-name="P191"><text:a xlink:type="simple" xlink:href="#InputElement"><text:span text:style-name="Source_20_Text">org.zkoss.zul.InputElement</text:span></text:a></text:p>
          </table:table-cell>
        </table:table-row>
        <table:table-row>
          <table:table-cell table:style-name="Table92.A2" office:value-type="string">
            <text:p text:style-name="P191"><text:a xlink:type="simple" xlink:href="#XulElement"><text:span text:style-name="Source_20_Text">org.zkoss.zul.imp.XulElement</text:span></text:a></text:p>
          </table:table-cell>
        </table:table-row>
        <table:table-row table:style-name="Table92.4">
          <table:table-cell table:style-name="Table92.A2" office:value-type="string">
            <text:p text:style-name="P191"><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83"><text:span text:style-name="Source_20_Text"><text:span text:style-name="T15">org.zkoss.zul.Bandpopup</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6"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73">Property</text:p>
            </table:table-cell>
            <table:table-cell table:style-name="Table319.A1" office:value-type="string">
              <text:p text:style-name="P173">Description</text:p>
            </table:table-cell>
            <table:table-cell table:style-name="Table319.A1" office:value-type="string">
              <text:p text:style-name="P173">Data Type</text:p>
            </table:table-cell>
            <table:table-cell table:style-name="Table319.D1" office:value-type="string">
              <text:p text:style-name="P172">Default Value</text:p>
            </table:table-cell>
          </table:table-row>
        </table:table-header-rows>
        <table:table-row>
          <table:table-cell table:style-name="Table319.A2" office:value-type="string">
            <text:p text:style-name="P123"><text:span text:style-name="Source_20_Text"><text:span text:style-name="T61">visible</text:span></text:span></text:p>
          </table:table-cell>
          <table:table-cell table:style-name="Table319.A2" office:value-type="string">
            <text:p text:style-name="P177">Sets whether this component is visible.</text:p>
          </table:table-cell>
          <table:table-cell table:style-name="Table319.A2" office:value-type="string">
            <text:p text:style-name="P123"><text:span text:style-name="Source_20_Text"><text:span text:style-name="T61">boolean</text:span></text:span></text:p>
          </table:table-cell>
          <table:table-cell table:style-name="Table319.D2" office:value-type="string">
            <text:p text:style-name="P126"><text:span text:style-name="Source_20_Text">true</text:span></text:p>
          </table:table-cell>
        </table:table-row>
      </table:table>
      <text:p text:style-name="P151">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1">Inherited From </text:p>
      <table:table table:name="Table322" table:style-name="Table322">
        <table:table-column table:style-name="Table322.A"/>
        <table:table-header-rows>
          <table:table-row>
            <table:table-cell table:style-name="Table322.A1" office:value-type="string">
              <text:p text:style-name="P173">Inherited From</text:p>
            </table:table-cell>
          </table:table-row>
        </table:table-header-rows>
        <table:table-row>
          <table:table-cell table:style-name="Table322.A2" office:value-type="string">
            <text:p text:style-name="P191"><text:a xlink:type="simple" xlink:href="#InputElement"><text:span text:style-name="Source_20_Text">org.zkoss.zul.InputElement</text:span></text:a></text:p>
          </table:table-cell>
        </table:table-row>
        <table:table-row>
          <table:table-cell table:style-name="Table322.A2" office:value-type="string">
            <text:p text:style-name="P191"><text:a xlink:type="simple" xlink:href="#XulElement"><text:span text:style-name="Source_20_Text">org.zkoss.zul.imp.XulElement</text:span></text:a></text:p>
          </table:table-cell>
        </table:table-row>
        <table:table-row table:style-name="Table322.4">
          <table:table-cell table:style-name="Table322.A2" office:value-type="string">
            <text:p text:style-name="P191"><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59" text:outline-level="4">Class Name</text:h>
      <text:p text:style-name="P283"><text:span text:style-name="Source_20_Text"><text:span text:style-name="T15">org.zkoss.zul.Calendar</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6"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73">Property</text:p>
            </table:table-cell>
            <table:table-cell table:style-name="Table320.A1" office:value-type="string">
              <text:p text:style-name="P173">Description</text:p>
            </table:table-cell>
            <table:table-cell table:style-name="Table320.A1" office:value-type="string">
              <text:p text:style-name="P173">Data Type</text:p>
            </table:table-cell>
            <table:table-cell table:style-name="Table320.D1" office:value-type="string">
              <text:p text:style-name="P172">Default Value</text:p>
            </table:table-cell>
          </table:table-row>
        </table:table-header-rows>
        <table:table-row>
          <table:table-cell table:style-name="Table320.A2" office:value-type="string">
            <text:p text:style-name="P123"><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row>
          <table:table-cell table:style-name="Table320.A2" office:value-type="string">
            <text:p text:style-name="P123"><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26"><text:span text:style-name="Source_20_Text">null</text:span></text:p>
          </table:table-cell>
        </table:table-row>
        <table:table-row>
          <table:table-cell table:style-name="Table320.A2" office:value-type="string">
            <text:p text:style-name="P123"><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3"><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26"><text:span text:style-name="Source_20_Text">today </text:span></text:p>
          </table:table-cell>
        </table:table-row>
        <table:table-row>
          <table:table-cell table:style-name="Table320.A2" office:value-type="string">
            <text:p text:style-name="P123"><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
      <text:h text:style-name="P160"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2"><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160" text:outline-level="4">Inherited From </text:h>
      <table:table table:name="Table324" table:style-name="Table324">
        <table:table-column table:style-name="Table324.A"/>
        <table:table-header-rows>
          <table:table-row>
            <table:table-cell table:style-name="Table324.A1" office:value-type="string">
              <text:p text:style-name="P173">Inherited From</text:p>
            </table:table-cell>
          </table:table-row>
        </table:table-header-rows>
        <table:table-row>
          <table:table-cell table:style-name="Table324.A2" office:value-type="string">
            <text:p text:style-name="P191"><text:a xlink:type="simple" xlink:href="#XulElement"><text:span text:style-name="Source_20_Text">org.zkoss.zul.imp.XulElement</text:span></text:a></text:p>
          </table:table-cell>
        </table:table-row>
        <table:table-row table:style-name="Table324.3">
          <table:table-cell table:style-name="Table324.A2" office:value-type="string">
            <text:p text:style-name="P191"><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1"><text:a xlink:type="simple" xlink:href="#AbstractComponent"><text:span text:style-name="Source_20_Text">org.zkoss.zk.ui.AbstractComponent </text:span></text:a></text:p>
          </table:table-cell>
        </table:table-row>
      </table:table>
      <text:h text:style-name="Heading_20_3" text:outline-level="3"/>
      <text:p text:style-name="P59"/>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2"><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3"><text:span text:style-name="Source_20_Text"><text:span text:style-name="T15">org.zkoss.zkex.zul.Borderlayout</text:span></text:span></text:p>
      <text:h text:style-name="P213"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13" text:outline-level="4">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13" text:outline-level="4">Inherited From </text:h>
      <table:table table:name="Table43" table:style-name="Table43">
        <table:table-column table:style-name="Table43.A"/>
        <table:table-header-rows>
          <table:table-row>
            <table:table-cell table:style-name="Table43.A1" office:value-type="string">
              <text:p text:style-name="P173">Inherited From</text:p>
            </table:table-cell>
          </table:table-row>
        </table:table-header-rows>
        <table:table-row table:style-name="Table43.2">
          <table:table-cell table:style-name="Table43.A2" office:value-type="string">
            <text:p text:style-name="P191"><text:a xlink:type="simple" xlink:href="#HtmlBasedComponent">org.zkoss.zk.ui.HtmlBasedComponent</text:a> </text:p>
          </table:table-cell>
        </table:table-row>
        <table:table-row table:style-name="Table43.2">
          <table:table-cell table:style-name="Table43.A2" office:value-type="string">
            <text:p text:style-name="P191"><text:a xlink:type="simple" xlink:href="#AbstractComponent">org.zkoss.zk.ui.AbstractComponent </text:a></text:p>
          </table:table-cell>
        </table:table-row>
      </table:table>
      <text:p text:style-name="P59"/>
      <text:h text:style-name="Heading_20_3" text:outline-level="3"><text:bookmark-start text:name="Box"/>Box<text:bookmark-end text:name="Box"/></text:h>
      <text:p text:style-name="P9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59" text:outline-level="4">Class Name</text:h>
      <text:p text:style-name="P283"><text:span text:style-name="Source_20_Text"><text:span text:style-name="T95">org.zkoss.zul.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3">Property</text:p>
            </table:table-cell>
            <table:table-cell table:style-name="Table44.A1" office:value-type="string">
              <text:p text:style-name="P173">Description</text:p>
            </table:table-cell>
            <table:table-cell table:style-name="Table44.A1" office:value-type="string">
              <text:p text:style-name="P173">Data Type</text:p>
            </table:table-cell>
            <table:table-cell table:style-name="Table44.D1" office:value-type="string">
              <text:p text:style-name="P172">Default Value</text:p>
            </table:table-cell>
          </table:table-row>
        </table:table-header-rows>
        <table:table-row>
          <table:table-cell table:style-name="Table44.A2" office:value-type="string">
            <text:p text:style-name="P123"><text:span text:style-name="Source_20_Text">heights</text:span></text:p>
          </table:table-cell>
          <table:table-cell table:style-name="Table44.A2"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lt;null&gt;</text:span></text:span></text:p>
          </table:table-cell>
        </table:table-row>
        <table:table-row>
          <table:table-cell table:style-name="Table44.A2" office:value-type="string">
            <text:p text:style-name="P123"><text:span text:style-name="Source_20_Text">ori</text:span><text:span text:style-name="Source_20_Text"><text:span text:style-name="T1">ent</text:span></text:span></text:p>
          </table:table-cell>
          <table:table-cell table:style-name="Table44.A2" office:value-type="string">
            <text:p text:style-name="P133">Sets the<text:span text:style-name="T1"> orient.</text:span></text:p>
            <text:p text:style-name="P133"><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3"><text:span text:style-name="Source_20_Text"><text:span text:style-name="T61">&lt;null&gt;</text:span></text:span></text:p>
          </table:table-cell>
        </table:table-row>
        <table:table-row table:style-name="Table44.4">
          <table:table-cell table:style-name="Table44.A2" office:value-type="string">
            <text:p text:style-name="P123"><text:span text:style-name="Source_20_Text">spacing</text:span></text:p>
          </table:table-cell>
          <table:table-cell table:style-name="Table44.B4" office:value-type="string">
            <text:p text:style-name="P181">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6"><text:span text:style-name="Source_20_Text">&lt;null&gt;</text:span></text:p>
          </table:table-cell>
        </table:table-row>
        <table:table-row table:style-name="Table44.4">
          <table:table-cell table:style-name="Table44.A2" office:value-type="string">
            <text:p text:style-name="P123"><text:span text:style-name="Source_20_Text">val</text:span><text:span text:style-name="Source_20_Text"><text:span text:style-name="T1">ign</text:span></text:span></text:p>
          </table:table-cell>
          <table:table-cell table:style-name="Table44.B4" office:value-type="string">
            <text:p text:style-name="P181">Sets the vertical alignment of the adjacent cells of a box.</text:p>
            <text:p text:style-name="P181"><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top</text:span></text:span></text:p>
          </table:table-cell>
        </table:table-row>
        <table:table-row table:style-name="Table44.4">
          <table:table-cell table:style-name="Table44.A2" office:value-type="string">
            <text:p text:style-name="P123"><text:span text:style-name="Source_20_Text">widths</text:span></text:p>
          </table:table-cell>
          <table:table-cell table:style-name="Table44.B4" office:value-type="string">
            <text:p text:style-name="P18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9">&lt;empty&gt;</text:span></text:span></text:p>
          </table:table-cell>
        </table:table-row>
      </table:table>
      <text:p text:style-name="P208"/>
      <text:h text:style-name="P213"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1"><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1"><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46" table:style-name="Table46">
        <table:table-column table:style-name="Table46.A"/>
        <table:table-header-rows>
          <table:table-row>
            <table:table-cell table:style-name="Table46.A1" office:value-type="string">
              <text:p text:style-name="P173">Inherited From</text:p>
            </table:table-cell>
          </table:table-row>
        </table:table-header-rows>
        <table:table-row>
          <table:table-cell table:style-name="Table46.A2" office:value-type="string">
            <text:p text:style-name="P191"><text:a xlink:type="simple" xlink:href="#XulElement">org.zkoss.zul.impl.XulElement</text:a></text:p>
          </table:table-cell>
        </table:table-row>
        <table:table-row>
          <table:table-cell table:style-name="Table46.A2" office:value-type="string">
            <text:p text:style-name="P191"><text:a xlink:type="simple" xlink:href="#HtmlBasedComponent">org.zkoss.zk.ui.HtmlBasedComponent</text:a> </text:p>
          </table:table-cell>
        </table:table-row>
        <table:table-row table:style-name="Table46.4">
          <table:table-cell table:style-name="Table46.A2" office:value-type="string">
            <text:p text:style-name="P191"><text:a xlink:type="simple" xlink:href="#AbstractComponent">org.zkoss.zk.ui.AbstractComponent </text:a></text:p>
          </table:table-cell>
        </table:table-row>
      </table:table>
      <text:p text:style-name="P59"/>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59" text:outline-level="4">Class Name</text:h>
      <text:p text:style-name="P283"><text:span text:style-name="Source_20_Text"><text:span text:style-name="T13">org.zkoss.zul.Button</text:span></text:span></text:p>
      <text:h text:style-name="P213" text:outline-level="4">Supported Child Components</text:h>
      <text:p text:style-name="Text_20_body_20_indent_20_2">*NONE </text:p>
      <text:h text:style-name="P213" text:outline-level="4">Supported Events</text:h>
      <text:h text:style-name="P257" text:outline-level="4"/>
      <table:table table:name="Table47" table:style-name="Table47">
        <table:table-column table:style-name="Table47.A"/>
        <table:table-column table:style-name="Table47.B"/>
        <table:table-header-rows>
          <table:table-row>
            <table:table-cell table:style-name="Table47.A1" office:value-type="string">
              <text:p text:style-name="P173">Name</text:p>
            </table:table-cell>
            <table:table-cell table:style-name="Table47.B1" office:value-type="string">
              <text:p text:style-name="P173">Event Type</text:p>
            </table:table-cell>
          </table:table-row>
        </table:table-header-rows>
        <table:table-row>
          <table:table-cell table:style-name="Table47.A2" office:value-type="string">
            <text:p text:style-name="P176"><text:span text:style-name="Source_20_Text">on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76"><text:span text:style-name="Source_20_Text">onRight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76"><text:span text:style-name="Source_20_Text">onDouble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76"><text:span text:style-name="Source_20_Text">onFocus</text:span></text:p>
          </table:table-cell>
          <table:table-cell table:style-name="Table47.B2" office:value-type="string">
            <text:p text:style-name="P181"><text:a xlink:type="simple" xlink:href="#Event"><text:span text:style-name="Source_20_Text">org.zkoss.zk.ui.event.Event</text:span></text:a></text:p>
            <text:p text:style-name="P181"><text:span text:style-name="Source_20_Text"/></text:p>
            <text:p text:style-name="P181"><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76"><text:span text:style-name="Source_20_Text">onBlur</text:span></text:p>
          </table:table-cell>
          <table:table-cell table:style-name="Table47.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
      <text:h text:style-name="P224"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2">Property</text:p>
            </table:table-cell>
            <table:table-cell table:style-name="Table48.A1" office:value-type="string">
              <text:p text:style-name="P172">Description</text:p>
            </table:table-cell>
            <table:table-cell table:style-name="Table48.A1" office:value-type="string">
              <text:p text:style-name="P172">Data Type</text:p>
            </table:table-cell>
            <table:table-cell table:style-name="Table48.D1" office:value-type="string">
              <text:p text:style-name="P172">Default Value</text:p>
            </table:table-cell>
          </table:table-row>
        </table:table-header-rows>
        <table:table-row>
          <table:table-cell table:style-name="Table48.A2" office:value-type="string">
            <text:p text:style-name="P123"><text:span text:style-name="Source_20_Text"><text:span text:style-name="T61">dir</text:span></text:span></text:p>
          </table:table-cell>
          <table:table-cell table:style-name="Table48.A2" office:value-type="string">
            <text:p text:style-name="P125">Sets the direction of button</text:p>
            <text:p text:style-name="P133"><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normal</text:span></text:span></text:p>
          </table:table-cell>
        </table:table-row>
        <table:table-row>
          <table:table-cell table:style-name="Table48.A2" office:value-type="string">
            <text:p text:style-name="P123"><text:span text:style-name="Source_20_Text"><text:span text:style-name="T61">disabled</text:span></text:span></text:p>
          </table:table-cell>
          <table:table-cell table:style-name="Table48.A2" office:value-type="string">
            <text:p text:style-name="P125">Sets whether it is disabled or not</text:p>
          </table:table-cell>
          <table:table-cell table:style-name="Table48.A2" office:value-type="string">
            <text:p text:style-name="P123"><text:span text:style-name="Source_20_Text"><text:span text:style-name="T61">boolean</text:span></text:span></text:p>
          </table:table-cell>
          <table:table-cell table:style-name="Table48.D2" office:value-type="string">
            <text:p text:style-name="P123"><text:span text:style-name="Source_20_Text"><text:span text:style-name="T61">false</text:span></text:span></text:p>
          </table:table-cell>
        </table:table-row>
        <table:table-row table:style-name="Table48.4">
          <table:table-cell table:style-name="Table48.A2" office:value-type="string">
            <text:p text:style-name="P123"><text:span text:style-name="Source_20_Text"><text:span text:style-name="T61">href</text:span></text:span></text:p>
          </table:table-cell>
          <table:table-cell table:style-name="Table48.B4" office:value-type="string">
            <text:p text:style-name="P177">Provides a hyper link</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26">&lt;empty string&gt;</text:p>
          </table:table-cell>
        </table:table-row>
        <table:table-row table:style-name="Table48.4">
          <table:table-cell table:style-name="Table48.A2" office:value-type="string">
            <text:p text:style-name="P123"><text:span text:style-name="Source_20_Text"><text:span text:style-name="T61">orient</text:span></text:span></text:p>
          </table:table-cell>
          <table:table-cell table:style-name="Table48.B4" office:value-type="string">
            <text:p text:style-name="P177">Sets the orientation of button</text:p>
            <text:p text:style-name="P181"><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horizontal</text:span></text:span></text:p>
          </table:table-cell>
        </table:table-row>
        <table:table-row table:style-name="Table48.4">
          <table:table-cell table:style-name="Table48.A2" office:value-type="string">
            <text:p text:style-name="P123"><text:span text:style-name="Source_20_Text"><text:span text:style-name="T61">target</text:span></text:span></text:p>
          </table:table-cell>
          <table:table-cell table:style-name="Table48.B4" office:value-type="string">
            <text:p text:style-name="P177">Sets the target frame or window</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8">&lt;null&gt;</text:p>
          </table:table-cell>
        </table:table-row>
        <table:table-row table:style-name="Table48.4">
          <table:table-cell table:style-name="Table48.A2" office:value-type="string">
            <text:p text:style-name="P123"><text:span text:style-name="Source_20_Text"><text:span text:style-name="T61">tabindex</text:span></text:span></text:p>
          </table:table-cell>
          <table:table-cell table:style-name="Table48.B4" office:value-type="string">
            <text:p text:style-name="P177">Sets the tab order of this component</text:p>
          </table:table-cell>
          <table:table-cell table:style-name="Table48.A2" office:value-type="string">
            <text:p text:style-name="P123"><text:span text:style-name="Source_20_Text"><text:span text:style-name="T61">int</text:span></text:span></text:p>
          </table:table-cell>
          <table:table-cell table:style-name="Table48.D2" office:value-type="string">
            <text:p text:style-name="P123"><text:span text:style-name="Source_20_Text"><text:span text:style-name="T61">-1 </text:span></text:span></text:p>
          </table:table-cell>
        </table:table-row>
      </table:table>
      <text:p text:style-name="P208"/>
      <text:h text:style-name="P213"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50" table:style-name="Table50">
        <table:table-column table:style-name="Table50.A"/>
        <table:table-header-rows>
          <table:table-row>
            <table:table-cell table:style-name="Table50.A1" office:value-type="string">
              <text:p text:style-name="P173">Inherited From</text:p>
            </table:table-cell>
          </table:table-row>
        </table:table-header-rows>
        <table:table-row>
          <table:table-cell table:style-name="Table50.A2" office:value-type="string">
            <text:p text:style-name="P192"><text:a xlink:type="simple" xlink:href="#LabelImageElement">org.zkoss.zul.impl.LabelImageElement</text:a></text:p>
          </table:table-cell>
        </table:table-row>
        <table:table-row>
          <table:table-cell table:style-name="Table50.A2" office:value-type="string">
            <text:p text:style-name="P192"><text:a xlink:type="simple" xlink:href="#LabelElement">org.zkoss.zul.impl.LabelElement</text:a></text:p>
          </table:table-cell>
        </table:table-row>
        <table:table-row>
          <table:table-cell table:style-name="Table50.A2" office:value-type="string">
            <text:p text:style-name="P192"><text:a xlink:type="simple" xlink:href="#XulElement">org.zkoss.zul.impl.XulElement</text:a></text:p>
          </table:table-cell>
        </table:table-row>
        <table:table-row table:style-name="Table50.5">
          <table:table-cell table:style-name="Table50.A2" office:value-type="string">
            <text:p text:style-name="P192"><text:s/><text:a xlink:type="simple" xlink:href="#HtmlBasedComponent">org.zkoss.zk.ui.HtmlBasedComponent</text:a> </text:p>
          </table:table-cell>
        </table:table-row>
        <table:table-row table:style-name="Table50.5">
          <table:table-cell table:style-name="Table50.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59" text:outline-level="4">Class Name</text:h>
      <text:p text:style-name="P283"><text:span text:style-name="Source_20_Text"><text:span text:style-name="T95">org.zkoss.zul.Captcha</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73">Name</text:p>
            </table:table-cell>
            <table:table-cell table:style-name="Table345.B1" office:value-type="string">
              <text:p text:style-name="P173">Event Type</text:p>
            </table:table-cell>
          </table:table-row>
        </table:table-header-rows>
        <table:table-row>
          <table:table-cell table:style-name="Table345.A2" office:value-type="string">
            <text:p text:style-name="P176"><text:span text:style-name="Source_20_Text">onClick</text:span></text:p>
          </table:table-cell>
          <table:table-cell table:style-name="Table345.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73">Property</text:p>
            </table:table-cell>
            <table:table-cell table:style-name="Table346.A1" office:value-type="string">
              <text:p text:style-name="P173">Description</text:p>
            </table:table-cell>
            <table:table-cell table:style-name="Table346.A1" office:value-type="string">
              <text:p text:style-name="P173">Data Type</text:p>
            </table:table-cell>
            <table:table-cell table:style-name="Table346.D1" office:value-type="string">
              <text:p text:style-name="P172">Default Value</text:p>
            </table:table-cell>
          </table:table-row>
        </table:table-header-rows>
        <table:table-row>
          <table:table-cell table:style-name="Table346.A2" office:value-type="string">
            <text:p text:style-name="P123"><text:span text:style-name="Source_20_Text"><text:span text:style-name="T103">bgColor</text:span></text:span></text:p>
          </table:table-cell>
          <table:table-cell table:style-name="Table346.A2" office:value-type="string">
            <text:p text:style-name="P124">Sets the background color of the chart. It must be <text:span text:style-name="Source_20_Text">#RRGGBB</text:span> format <text:s/>(hexdecimal).</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74979B"</text:span></text:span></text:p>
          </table:table-cell>
        </table:table-row>
        <table:table-row>
          <table:table-cell table:style-name="Table346.A2" office:value-type="string">
            <text:p text:style-name="P123"><text:span text:style-name="Source_20_Text">exclude</text:span></text:p>
          </table:table-cell>
          <table:table-cell table:style-name="Table346.A2" office:value-type="string">
            <text:p text:style-name="P124">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3"><text:span text:style-name="Source_20_Text">fontColor</text:span></text:p>
          </table:table-cell>
          <table:table-cell table:style-name="Table346.A2" office:value-type="string">
            <text:p text:style-name="P124">Sets font color. It must in <text:span text:style-name="Source_20_Text"><text:span text:style-name="T61">#RRGGBB</text:span></text:span><text:span text:style-name="T61"> format <text:s/>(hexdecimal).</text:span></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404040</text:span></text:p>
          </table:table-cell>
        </table:table-row>
        <table:table-row>
          <table:table-cell table:style-name="Table346.A2" office:value-type="string">
            <text:p text:style-name="P123"><text:span text:style-name="Source_20_Text">height</text:span></text:p>
          </table:table-cell>
          <table:table-cell table:style-name="Table346.A2" office:value-type="string">
            <text:p text:style-name="P124">Sets height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50</text:span></text:p>
          </table:table-cell>
        </table:table-row>
        <table:table-row>
          <table:table-cell table:style-name="Table346.A2" office:value-type="string">
            <text:p text:style-name="P123"><text:span text:style-name="Source_20_Text">length</text:span></text:p>
          </table:table-cell>
          <table:table-cell table:style-name="Table346.A2" office:value-type="string">
            <text:p text:style-name="P124">Sets length of the autogenerated text value</text:p>
          </table:table-cell>
          <table:table-cell table:style-name="Table346.A2" office:value-type="string">
            <text:p text:style-name="P123"><text:span text:style-name="Source_20_Text">int</text:span></text:p>
          </table:table-cell>
          <table:table-cell table:style-name="Table346.D2" office:value-type="string">
            <text:p text:style-name="P123"><text:span text:style-name="Source_20_Text">5</text:span></text:p>
          </table:table-cell>
        </table:table-row>
        <table:table-row>
          <table:table-cell table:style-name="Table346.A2" office:value-type="string">
            <text:p text:style-name="P123"><text:span text:style-name="Source_20_Text">noise</text:span></text:p>
          </table:table-cell>
          <table:table-cell table:style-name="Table346.A2" office:value-type="string">
            <text:p text:style-name="P124">Sets the flag of noise gen<text:span text:style-name="T1">eration</text:span></text:p>
          </table:table-cell>
          <table:table-cell table:style-name="Table346.A2" office:value-type="string">
            <text:p text:style-name="P123"><text:span text:style-name="Source_20_Text">boolean</text:span></text:p>
          </table:table-cell>
          <table:table-cell table:style-name="Table346.D2" office:value-type="string">
            <text:p text:style-name="P123"><text:span text:style-name="Source_20_Text">true</text:span></text:p>
          </table:table-cell>
        </table:table-row>
        <table:table-row>
          <table:table-cell table:style-name="Table346.A2" office:value-type="string">
            <text:p text:style-name="P123"><text:span text:style-name="Source_20_Text">value</text:span></text:p>
          </table:table-cell>
          <table:table-cell table:style-name="Table346.A2" office:value-type="string">
            <text:p text:style-name="P124">Sets the text value to be shown as the distortion captcha</text:p>
          </table:table-cell>
          <table:table-cell table:style-name="Table346.A2" office:value-type="string">
            <text:p text:style-name="P123"><text:span text:style-name="Source_20_Text">String</text:span></text:p>
          </table:table-cell>
          <table:table-cell table:style-name="Table346.D2" office:value-type="string">
            <text:p text:style-name="P123">Random Value</text:p>
          </table:table-cell>
        </table:table-row>
        <table:table-row>
          <table:table-cell table:style-name="Table346.A2" office:value-type="string">
            <text:p text:style-name="P123"><text:span text:style-name="Source_20_Text">width</text:span></text:p>
          </table:table-cell>
          <table:table-cell table:style-name="Table346.A2" office:value-type="string">
            <text:p text:style-name="P124">Set width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200</text:span></text:p>
          </table:table-cell>
        </table:table-row>
      </table:table>
      <text:p text:style-name="P208"/>
      <text:h text:style-name="P213"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348" table:style-name="Table348">
        <table:table-column table:style-name="Table348.A"/>
        <table:table-header-rows>
          <table:table-row>
            <table:table-cell table:style-name="Table348.A1" office:value-type="string">
              <text:p text:style-name="P173">Inherited From</text:p>
            </table:table-cell>
          </table:table-row>
        </table:table-header-rows>
        <table:table-row>
          <table:table-cell table:style-name="Table348.A2" office:value-type="string">
            <text:p text:style-name="P191"><text:a xlink:type="simple" xlink:href="#Image">org.zkoss.zul.Image</text:a></text:p>
          </table:table-cell>
        </table:table-row>
        <table:table-row>
          <table:table-cell table:style-name="Table348.A2" office:value-type="string">
            <text:p text:style-name="P191"><text:a xlink:type="simple" xlink:href="#XulElement">org.zkoss.zul.impl.XulElement</text:a></text:p>
          </table:table-cell>
        </table:table-row>
        <table:table-row table:style-name="Table348.4">
          <table:table-cell table:style-name="Table348.A2" office:value-type="string">
            <text:p text:style-name="P191"><text:a xlink:type="simple" xlink:href="#HtmlBasedComponent">org.zkoss.zk.ui.HtmlBasedComponent</text:a> </text:p>
          </table:table-cell>
        </table:table-row>
        <table:table-row table:style-name="Table348.4">
          <table:table-cell table:style-name="Table348.A2" office:value-type="string">
            <text:p text:style-name="P191"><text:a xlink:type="simple" xlink:href="#AbstractComponent">org.zkoss.zk.ui.AbstractComponent </text:a></text:p>
          </table:table-cell>
        </table:table-row>
      </table:table>
      <text:p text:style-name="Standard"/>
      <text:p text:style-name="P59"/>
      <text:h text:style-name="Heading_20_3" text:outline-level="3"><text:bookmark-start text:name="Caption"/>Caption<text:bookmark-end text:name="Caption"/></text:h>
      <text:p text:style-name="P91">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59" text:outline-level="4">Class Name</text:h>
      <text:p text:style-name="P283"><text:span text:style-name="Source_20_Text"><text:span text:style-name="T95">org.zkoss.zul.Caption</text:span></text:span></text:p>
      <text:h text:style-name="P213" text:outline-level="4">Supported Child Components</text:h>
      <text:p text:style-name="P95">*ALL</text:p>
      <text:h text:style-name="P213" text:outline-level="4">Supported Events <text:s text:c="6"/></text:h>
      <text:p text:style-name="P233"><text:s text:c="7"/></text:p>
      <table:table table:name="Table51" table:style-name="Table51">
        <table:table-column table:style-name="Table51.A"/>
        <table:table-column table:style-name="Table51.B"/>
        <table:table-header-rows>
          <table:table-row>
            <table:table-cell table:style-name="Table51.A1" office:value-type="string">
              <text:p text:style-name="P173">Name</text:p>
            </table:table-cell>
            <table:table-cell table:style-name="Table51.B1" office:value-type="string">
              <text:p text:style-name="P173">Event Type</text:p>
            </table:table-cell>
          </table:table-row>
        </table:table-header-rows>
        <table:table-row>
          <table:table-cell table:style-name="Table51.A2" office:value-type="string">
            <text:p text:style-name="P176"><text:span text:style-name="Source_20_Text">on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76"><text:span text:style-name="Source_20_Text">onRight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76"><text:span text:style-name="Source_20_Text">onDouble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57" text:outline-level="4">Properties</text:h>
      <text:p text:style-name="P230"><text:s text:c="8"/><text:span text:style-name="T90">*NONE</text:span></text:p>
      <text:h text:style-name="P213"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13" text:outline-level="4">Inherited From </text:h>
      <table:table table:name="Table53" table:style-name="Table53">
        <table:table-column table:style-name="Table53.A"/>
        <table:table-header-rows>
          <table:table-row>
            <table:table-cell table:style-name="Table53.A1" office:value-type="string">
              <text:p text:style-name="P173">Inherited From</text:p>
            </table:table-cell>
          </table:table-row>
        </table:table-header-rows>
        <table:table-row>
          <table:table-cell table:style-name="Table53.A2" office:value-type="string">
            <text:p text:style-name="P192"><text:a xlink:type="simple" xlink:href="#LabelImageElement">org.zkoss.zul.impl.LabelImageElement</text:a></text:p>
          </table:table-cell>
        </table:table-row>
        <table:table-row>
          <table:table-cell table:style-name="Table53.A2" office:value-type="string">
            <text:p text:style-name="P192"><text:a xlink:type="simple" xlink:href="#LabelElement">org.zkoss.zul.impl.LabelElement</text:a></text:p>
          </table:table-cell>
        </table:table-row>
        <table:table-row table:style-name="Table53.4">
          <table:table-cell table:style-name="Table53.A2" office:value-type="string">
            <text:p text:style-name="P192"><text:a xlink:type="simple" xlink:href="#XulElement">org.zkoss.zul.impl.XulElement</text:a></text:p>
          </table:table-cell>
        </table:table-row>
        <table:table-row table:style-name="Table53.4">
          <table:table-cell table:style-name="Table53.A2" office:value-type="string">
            <text:p text:style-name="P192"><text:s/><text:a xlink:type="simple" xlink:href="#HtmlBasedComponent">org.zkoss.zk.ui.HtmlBasedComponent</text:a> </text:p>
          </table:table-cell>
        </table:table-row>
        <text:soft-page-break/>
        <table:table-row table:style-name="Table53.4">
          <table:table-cell table:style-name="Table53.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enter"/>Center<text:bookmark-end text:name="Center"/></text:h>
      <text:p text:style-name="P83">This component is a center region. The default class of CSS is specified "layout-region-center".</text:p>
      <text:p text:style-name="Text_20_body_20_indent"/>
      <text:p text:style-name="P82"><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3"><text:span text:style-name="Source_20_Text"><text:span text:style-name="T15">org.zkoss.zkex.zul.Center</text:span></text:span></text:p>
      <text:h text:style-name="P213" text:outline-level="4">Supported Child Components</text:h>
      <text:p text:style-name="Text_20_body_20_indent_20_2">*NONE</text:p>
      <text:h text:style-name="P213"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3">Name</text:p>
            </table:table-cell>
            <table:table-cell table:style-name="Table54.B1" office:value-type="string">
              <text:p text:style-name="P173">Inherited From</text:p>
            </table:table-cell>
          </table:table-row>
        </table:table-header-rows>
        <table:table-row>
          <table:table-cell table:style-name="Table54.A2" office:value-type="string">
            <text:p text:style-name="P176"><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56"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2">Property</text:p>
            </table:table-cell>
            <table:table-cell table:style-name="Table55.A1" office:value-type="string">
              <text:p text:style-name="P172">Description</text:p>
            </table:table-cell>
            <table:table-cell table:style-name="Table55.A1" office:value-type="string">
              <text:p text:style-name="P172">Data Type</text:p>
            </table:table-cell>
            <table:table-cell table:style-name="Table55.D1" office:value-type="string">
              <text:p text:style-name="P172">Default Value</text:p>
            </table:table-cell>
          </table:table-row>
        </table:table-header-rows>
        <table:table-row>
          <table:table-cell table:style-name="Table55.A2" office:value-type="string">
            <text:p text:style-name="P123"><text:span text:style-name="Source_20_Text"><text:span text:style-name="T61">size</text:span></text:span></text:p>
          </table:table-cell>
          <table:table-cell table:style-name="Table55.A2" office:value-type="string">
            <text:p text:style-name="P165">Sets the size of this region.</text:p>
          </table:table-cell>
          <table:table-cell table:style-name="Table55.A2" office:value-type="string">
            <text:p text:style-name="P123"><text:span text:style-name="Source_20_Text"><text:span text:style-name="T61">java.lang.String</text:span></text:span></text:p>
          </table:table-cell>
          <table:table-cell table:style-name="Table55.D2" office:value-type="string">
            <text:p text:style-name="P176"><text:span text:style-name="Source_20_Text"><text:span text:style-name="T64">null</text:span></text:span></text:p>
          </table:table-cell>
        </table:table-row>
      </table:table>
      <text:p text:style-name="P226"/>
      <text:h text:style-name="P213"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60" text:outline-level="4">Inherited From </text:h>
      <table:table table:name="Table57" table:style-name="Table57">
        <table:table-column table:style-name="Table57.A"/>
        <table:table-header-rows>
          <table:table-row>
            <table:table-cell table:style-name="Table57.A1" office:value-type="string">
              <text:p text:style-name="P173">Inherited From</text:p>
            </table:table-cell>
          </table:table-row>
        </table:table-header-rows>
        <table:table-row table:style-name="Table57.2">
          <table:table-cell table:style-name="Table57.A2" office:value-type="string">
            <text:p text:style-name="P192"><text:a xlink:type="simple" xlink:href="#LayoutRegion"><text:span text:style-name="T64">org.zkoss.zkex.zul.LayoutRegion </text:span></text:a></text:p>
          </table:table-cell>
        </table:table-row>
        <table:table-row table:style-name="Table57.2">
          <table:table-cell table:style-name="Table57.A2" office:value-type="string">
            <text:p text:style-name="P192"><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2"><text:s/><text:a xlink:type="simple" xlink:href="#AbstractComponent">org.zkoss.zk.ui.AbstractComponent </text:a></text:p>
          </table:table-cell>
        </table:table-row>
      </table:table>
      <text:p text:style-name="P59"/>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73">Type</text:p>
            </table:table-cell>
            <table:table-cell table:style-name="Table349.A1" office:value-type="string">
              <text:p text:style-name="P173">Model</text:p>
            </table:table-cell>
            <table:table-cell table:style-name="Table349.C1" office:value-type="string">
              <text:p text:style-name="P173">3D</text:p>
            </table:table-cell>
          </table:table-row>
        </table:table-header-rows>
        <table:table-row>
          <table:table-cell table:style-name="Table349.A2" office:value-type="string">
            <text:p text:style-name="P123"><text:span text:style-name="Source_20_Text"><text:span text:style-name="T103">pie</text:span></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ring</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bar</text:span></text:p>
          </table:table-cell>
          <table:table-cell table:style-name="Table349.A2" office:value-type="string">
            <text:p text:style-name="P124"><text:span text:style-name="Source_20_Text"><text:span text:style-name="T6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line</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area</text:span></text:p>
          </table:table-cell>
          <table:table-cell table:style-name="Table349.A2" office:value-type="string">
            <text:p text:style-name="P124"><text:span text:style-name="Source_20_Text">CategoryModel </text:span>or<text:span text:style-name="Source_20_Text"> X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stacked_bar </text:span></text:p>
          </table:table-cell>
          <table:table-cell table:style-name="Table349.A2" office:value-type="string">
            <text:p text:style-name="P124"><text:span text:style-name="Source_20_Text"><text:span text:style-name="T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stacked_area </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waterfall </text:span></text:p>
          </table:table-cell>
          <table:table-cell table:style-name="Table349.A2" office:value-type="string">
            <text:p text:style-name="P124"><text:span text:style-name="Source_20_Text">Categor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catte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time_series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_area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stogram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candlestick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low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59" text:outline-level="4">Class Name</text:h>
      <text:p text:style-name="P283"><text:span text:style-name="Source_20_Text"><text:span text:style-name="T95">org.zkoss.zul.Chart</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73">Name</text:p>
            </table:table-cell>
            <table:table-cell table:style-name="Table350.B1" office:value-type="string">
              <text:p text:style-name="P173">Event Type</text:p>
            </table:table-cell>
          </table:table-row>
        </table:table-header-rows>
        <table:table-row>
          <table:table-cell table:style-name="Table350.A2" office:value-type="string">
            <text:p text:style-name="P176"><text:span text:style-name="Source_20_Text">onClick</text:span></text:p>
          </table:table-cell>
          <table:table-cell table:style-name="Table35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to get coo</text:span></text:span><text:span text:style-name="Source_20_Text"><text:span text:style-name="T104">rdinates.</text:span></text:span></text:p>
            <text:p text:style-name="P181"><text:span text:style-name="Source_20_Text"><text:span text:style-name="T104">Use getArea() method to get the area component which user clicks on.</text:span></text:span></text:p>
          </table:table-cell>
        </table:table-row>
      </table:table>
      <text:h text:style-name="P224"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73">Property</text:p>
            </table:table-cell>
            <table:table-cell table:style-name="Table351.A1" office:value-type="string">
              <text:p text:style-name="P173">Description</text:p>
            </table:table-cell>
            <table:table-cell table:style-name="Table351.A1" office:value-type="string">
              <text:p text:style-name="P173">Data Type</text:p>
            </table:table-cell>
            <table:table-cell table:style-name="Table351.D1" office:value-type="string">
              <text:p text:style-name="P172">Default Value</text:p>
            </table:table-cell>
          </table:table-row>
        </table:table-header-rows>
        <table:table-row>
          <table:table-cell table:style-name="Table351.A2" office:value-type="string">
            <text:p text:style-name="P123"><text:span text:style-name="Source_20_Text"><text:span text:style-name="T103">bgAlpha</text:span></text:span></text:p>
          </table:table-cell>
          <table:table-cell table:style-name="Table351.A2" office:value-type="string">
            <text:p text:style-name="P124">Sets the back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text:span text:style-name="T89">255</text:span></text:span></text:p>
          </table:table-cell>
        </table:table-row>
        <table:table-row>
          <table:table-cell table:style-name="Table351.A2" office:value-type="string">
            <text:p text:style-name="P123"><text:span text:style-name="Source_20_Text">bgColor</text:span></text:p>
          </table:table-cell>
          <table:table-cell table:style-name="Table351.A2" office:value-type="string">
            <text:p text:style-name="P124">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fgAlpha</text:span></text:p>
          </table:table-cell>
          <table:table-cell table:style-name="Table351.A2" office:value-type="string">
            <text:p text:style-name="P124">Sets the fore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height</text:span></text:p>
          </table:table-cell>
          <table:table-cell table:style-name="Table351.A2" office:value-type="string">
            <text:p text:style-name="P124">Sets height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200</text:span></text:p>
          </table:table-cell>
        </table:table-row>
        <table:table-row>
          <table:table-cell table:style-name="Table351.A2" office:value-type="string">
            <text:p text:style-name="P123"><text:span text:style-name="Source_20_Text">orient</text:span></text:p>
          </table:table-cell>
          <table:table-cell table:style-name="Table351.A2" office:value-type="string">
            <text:p text:style-name="P124">Sets the chart orientation.</text:p>
            <text:p text:style-name="P124">Values: <text:span text:style-name="Source_20_Text">vertical | horizontal </text:span></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vertical</text:span></text:p>
          </table:table-cell>
        </table:table-row>
        <table:table-row>
          <table:table-cell table:style-name="Table351.A2" office:value-type="string">
            <text:p text:style-name="P123"><text:span text:style-name="Source_20_Text">paneAlpha</text:span></text:p>
          </table:table-cell>
          <table:table-cell table:style-name="Table351.A2" office:value-type="string">
            <text:p text:style-name="P127">Sets the pane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panelColor</text:span></text:p>
          </table:table-cell>
          <table:table-cell table:style-name="Table351.A2" office:value-type="string">
            <text:p text:style-name="P124">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ext:span text:style-name="T103">per</text:span></text:span><text:span text:style-name="Source_20_Text"><text:span text:style-name="T104">iod</text:span></text:span></text:p>
          </table:table-cell>
          <table:table-cell table:style-name="Table351.A2" office:value-type="string">
            <text:p text:style-name="P124">Sets the period used in Time Series Chart.</text:p>
            <text:p text:style-name="P124">Values : millisecond | second | minute | | hour | day | week | month | quarter | year</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ext:span text:style-name="T89">true</text:span></text:span></text:p>
          </table:table-cell>
        </table:table-row>
        <table:table-row>
          <table:table-cell table:style-name="Table351.A2" office:value-type="string">
            <text:p text:style-name="P123"><text:span text:style-name="Source_20_Text">showTooltiptext</text:span></text:p>
          </table:table-cell>
          <table:table-cell table:style-name="Table351.A2" office:value-type="string">
            <text:p text:style-name="P124">Sets the flag of showing the chart's tool tip text</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rue</text:span></text:p>
          </table:table-cell>
        </table:table-row>
        <table:table-row>
          <table:table-cell table:style-name="Table351.A2" office:value-type="string">
            <text:p text:style-name="P123"><text:span text:style-name="Source_20_Text">threeD</text:span></text:p>
          </table:table-cell>
          <table:table-cell table:style-name="Table351.A2" office:value-type="string">
            <text:p text:style-name="P124">Sets true to show three dimensional graph (If a type of chart got no 3d peer, this is ignored).</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false</text:span></text:p>
          </table:table-cell>
        </table:table-row>
        <table:table-row>
          <table:table-cell table:style-name="Table351.A2" office:value-type="string">
            <text:p text:style-name="P123"><text:span text:style-name="Source_20_Text">title</text:span></text:p>
          </table:table-cell>
          <table:table-cell table:style-name="Table351.A2" office:value-type="string">
            <text:p text:style-name="P124">Sets the chart's title.</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ype</text:span></text:p>
          </table:table-cell>
          <table:table-cell table:style-name="Table351.A2" office:value-type="string">
            <text:p text:style-name="P127">Set the chart's type </text:p>
            <text:p text:style-name="P124"><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width</text:span></text:p>
          </table:table-cell>
          <table:table-cell table:style-name="Table351.A2" office:value-type="string">
            <text:p text:style-name="P124">Sets width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400</text:span></text:p>
          </table:table-cell>
        </table:table-row>
        <text:soft-page-break/>
        <table:table-row>
          <table:table-cell table:style-name="Table351.A2" office:value-type="string">
            <text:p text:style-name="P123"><text:span text:style-name="Source_20_Text"><text:span text:style-name="T103">xAxis</text:span></text:span></text:p>
          </table:table-cell>
          <table:table-cell table:style-name="Table351.A2" office:value-type="string">
            <text:p text:style-name="P124">Sets the label in x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yAxis</text:span></text:p>
          </table:table-cell>
          <table:table-cell table:style-name="Table351.A2" office:value-type="string">
            <text:p text:style-name="P124">Sets the label in y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
      <text:p text:style-name="P208"/>
      <text:h text:style-name="P213"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6">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13" text:outline-level="4">Inherited From </text:h>
      <table:table table:name="Table353" table:style-name="Table353">
        <table:table-column table:style-name="Table353.A"/>
        <table:table-header-rows>
          <table:table-row>
            <table:table-cell table:style-name="Table353.A1" office:value-type="string">
              <text:p text:style-name="P173">Inherited From</text:p>
            </table:table-cell>
          </table:table-row>
        </table:table-header-rows>
        <table:table-row>
          <table:table-cell table:style-name="Table353.A2" office:value-type="string">
            <text:p text:style-name="P191"><text:a xlink:type="simple" xlink:href="#Imagemap">org.zkoss.zul.Imagemap</text:a></text:p>
          </table:table-cell>
        </table:table-row>
        <table:table-row>
          <table:table-cell table:style-name="Table353.A2" office:value-type="string">
            <text:p text:style-name="P191"><text:a xlink:type="simple" xlink:href="#Image">org.zkoss.zul.Image</text:a></text:p>
          </table:table-cell>
        </table:table-row>
        <table:table-row>
          <table:table-cell table:style-name="Table353.A2" office:value-type="string">
            <text:p text:style-name="P191"><text:a xlink:type="simple" xlink:href="#XulElement">org.zkoss.zul.impl.XulElement</text:a></text:p>
          </table:table-cell>
        </table:table-row>
        <table:table-row table:style-name="Table353.5">
          <table:table-cell table:style-name="Table353.A2" office:value-type="string">
            <text:p text:style-name="P191"><text:a xlink:type="simple" xlink:href="#HtmlBasedComponent">org.zkoss.zk.ui.HtmlBasedComponent</text:a> </text:p>
          </table:table-cell>
        </table:table-row>
        <table:table-row table:style-name="Table353.5">
          <table:table-cell table:style-name="Table353.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Checkbox"/>Checkbox<text:bookmark-end text:name="Checkbox"/></text:h>
      <text:p text:style-name="P91">A checkbox.</text:p>
      <text:p text:style-name="P91"><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59" text:outline-level="4">Class Name</text:h>
      <text:p text:style-name="P283"><text:span text:style-name="Source_20_Text"><text:span text:style-name="T13">org.zkoss.zul.Button</text:span></text:span></text:p>
      <text:h text:style-name="P213" text:outline-level="4">Supported Child Components</text:h>
      <text:p text:style-name="Text_20_body_20_indent_20_2">*ALL </text:p>
      <text:h text:style-name="P213" text:outline-level="4">Supported Events</text:h>
      <text:h text:style-name="P257" text:outline-level="4"/>
      <table:table table:name="Table58" table:style-name="Table58">
        <table:table-column table:style-name="Table58.A"/>
        <table:table-column table:style-name="Table58.B"/>
        <table:table-header-rows>
          <table:table-row>
            <table:table-cell table:style-name="Table58.A1" office:value-type="string">
              <text:p text:style-name="P173">Name</text:p>
            </table:table-cell>
            <table:table-cell table:style-name="Table58.B1" office:value-type="string">
              <text:p text:style-name="P173">Event Type</text:p>
            </table:table-cell>
          </table:table-row>
        </table:table-header-rows>
        <table:table-row>
          <table:table-cell table:style-name="Table58.A2" office:value-type="string">
            <text:p text:style-name="P176"><text:span text:style-name="Source_20_Text">onRight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76"><text:span text:style-name="Source_20_Text">onDouble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76"><text:span text:style-name="Source_20_Text">onFocus</text:span></text:p>
          </table:table-cell>
          <table:table-cell table:style-name="Table5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76"><text:span text:style-name="Source_20_Text">onBlur</text:span></text:p>
          </table:table-cell>
          <table:table-cell table:style-name="Table5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58.A2" office:value-type="string">
            <text:p text:style-name="P176">onCheck</text:p>
          </table:table-cell>
          <table:table-cell table:style-name="Table5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24"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2">Property</text:p>
            </table:table-cell>
            <table:table-cell table:style-name="Table59.A1" office:value-type="string">
              <text:p text:style-name="P172">Description</text:p>
            </table:table-cell>
            <table:table-cell table:style-name="Table59.A1" office:value-type="string">
              <text:p text:style-name="P172">Data Type</text:p>
            </table:table-cell>
            <table:table-cell table:style-name="Table59.D1" office:value-type="string">
              <text:p text:style-name="P172">Default Value</text:p>
            </table:table-cell>
          </table:table-row>
        </table:table-header-rows>
        <table:table-row>
          <table:table-cell table:style-name="Table59.A2" office:value-type="string">
            <text:p text:style-name="P123"><text:span text:style-name="Source_20_Text"><text:span text:style-name="T61">checked</text:span></text:span></text:p>
          </table:table-cell>
          <table:table-cell table:style-name="Table59.A2" office:value-type="string">
            <text:p text:style-name="P133"><text:span text:style-name="Source_20_Text"><text:span text:style-name="T61">Sets whether it is checked.</text:span></text:span></text:p>
          </table:table-cell>
          <table:table-cell table:style-name="Table59.A2" office:value-type="string">
            <text:p text:style-name="P123"><text:span text:style-name="Source_20_Text"><text:span text:style-name="T61">boo</text:span></text:span><text:span text:style-name="Source_20_Text"><text:span text:style-name="T88">lean</text:span></text:span></text:p>
          </table:table-cell>
          <table:table-cell table:style-name="Table59.D2" office:value-type="string">
            <text:p text:style-name="P176"><text:span text:style-name="Source_20_Text"><text:span text:style-name="T64">false</text:span></text:span></text:p>
          </table:table-cell>
        </table:table-row>
        <table:table-row>
          <table:table-cell table:style-name="Table59.A2" office:value-type="string">
            <text:p text:style-name="P123"><text:span text:style-name="Source_20_Text"><text:span text:style-name="T61">dis</text:span></text:span><text:span text:style-name="Source_20_Text"><text:span text:style-name="T88">abled</text:span></text:span></text:p>
          </table:table-cell>
          <table:table-cell table:style-name="Table59.A2" office:value-type="string">
            <text:p text:style-name="P125">Sets whether it is disabled.</text:p>
          </table:table-cell>
          <table:table-cell table:style-name="Table59.A2" office:value-type="string">
            <text:p text:style-name="P123"><text:span text:style-name="Source_20_Text"><text:span text:style-name="T61">boolean</text:span></text:span></text:p>
          </table:table-cell>
          <table:table-cell table:style-name="Table59.D2" office:value-type="string">
            <text:p text:style-name="P123"><text:span text:style-name="Source_20_Text"><text:span text:style-name="T61">false</text:span></text:span></text:p>
          </table:table-cell>
        </table:table-row>
        <table:table-row table:style-name="Table59.4">
          <table:table-cell table:style-name="Table59.A2" office:value-type="string">
            <text:p text:style-name="P123"><text:span text:style-name="Source_20_Text"><text:span text:style-name="T61">name</text:span></text:span></text:p>
          </table:table-cell>
          <table:table-cell table:style-name="Table59.B4" office:value-type="string">
            <text:p text:style-name="P177">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6"><text:span text:style-name="Source_20_Text">&lt;null&gt;</text:span></text:p>
          </table:table-cell>
        </table:table-row>
        <table:table-row table:style-name="Table59.4">
          <table:table-cell table:style-name="Table59.A2" office:value-type="string">
            <text:p text:style-name="P123"><text:span text:style-name="Source_20_Text"><text:span text:style-name="T88">tabindex</text:span></text:span></text:p>
          </table:table-cell>
          <table:table-cell table:style-name="Table59.B4" office:value-type="string">
            <text:p text:style-name="P181"><text:span text:style-name="T61">Sets the</text:span><text:span text:style-name="T88"> tab order of this component. </text:span></text:p>
          </table:table-cell>
          <table:table-cell table:style-name="Table59.A2" office:value-type="string">
            <text:p text:style-name="P123"><text:span text:style-name="Source_20_Text"><text:span text:style-name="T88">int </text:span></text:span></text:p>
          </table:table-cell>
          <table:table-cell table:style-name="Table59.D2" office:value-type="string">
            <text:p text:style-name="P176"><text:span text:style-name="Source_20_Text"><text:span text:style-name="T64">-1</text:span></text:span></text:p>
          </table:table-cell>
        </table:table-row>
      </table:table>
      <text:p text:style-name="P208"/>
      <text:h text:style-name="P213"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13" text:outline-level="4">Inherited From </text:h>
      <table:table table:name="Table61" table:style-name="Table61">
        <table:table-column table:style-name="Table61.A"/>
        <table:table-header-rows>
          <table:table-row>
            <table:table-cell table:style-name="Table61.A1" office:value-type="string">
              <text:p text:style-name="P173">Inherited From</text:p>
            </table:table-cell>
          </table:table-row>
        </table:table-header-rows>
        <table:table-row>
          <table:table-cell table:style-name="Table61.A2" office:value-type="string">
            <text:p text:style-name="P192"><text:a xlink:type="simple" xlink:href="#LabelImageElement">org.zkoss.zul.impl.LabelImageElement</text:a></text:p>
          </table:table-cell>
        </table:table-row>
        <table:table-row>
          <table:table-cell table:style-name="Table61.A2" office:value-type="string">
            <text:p text:style-name="P192"><text:a xlink:type="simple" xlink:href="#LabelElement">org.zkoss.zul.impl.LabelElement</text:a></text:p>
          </table:table-cell>
        </table:table-row>
        <table:table-row>
          <table:table-cell table:style-name="Table61.A2" office:value-type="string">
            <text:p text:style-name="P192"><text:a xlink:type="simple" xlink:href="#XulElement">org.zkoss.zul.impl.XulElement</text:a></text:p>
          </table:table-cell>
        </table:table-row>
        <table:table-row table:style-name="Table61.5">
          <table:table-cell table:style-name="Table61.A2" office:value-type="string">
            <text:p text:style-name="P192"><text:s/><text:a xlink:type="simple" xlink:href="#HtmlBasedComponent">org.zkoss.zk.ui.HtmlBasedComponent</text:a> </text:p>
          </table:table-cell>
        </table:table-row>
        <table:table-row table:style-name="Table61.5">
          <table:table-cell table:style-name="Table6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ol<text:span text:style-name="T1">umn</text:span><text:bookmark-end text:name="Column"/></text:h>
      <text:p text:style-name="P91">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1"><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3"><text:span text:style-name="Source_20_Text"><text:span text:style-name="T13">org.zkoss.zul.Column</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62" table:style-name="Table62">
        <table:table-column table:style-name="Table62.A"/>
        <table:table-column table:style-name="Table62.B"/>
        <table:table-header-rows>
          <table:table-row>
            <table:table-cell table:style-name="Table62.A1" office:value-type="string">
              <text:p text:style-name="P173">Name</text:p>
            </table:table-cell>
            <table:table-cell table:style-name="Table62.B1" office:value-type="string">
              <text:p text:style-name="P173">Event Type</text:p>
            </table:table-cell>
          </table:table-row>
        </table:table-header-rows>
        <table:table-row>
          <table:table-cell table:style-name="Table62.A2" office:value-type="string">
            <text:p text:style-name="P176"><text:span text:style-name="Source_20_Text">on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76"><text:span text:style-name="Source_20_Text">onRight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76"><text:span text:style-name="Source_20_Text">onDouble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2">Property</text:p>
            </table:table-cell>
            <table:table-cell table:style-name="Table63.A1" office:value-type="string">
              <text:p text:style-name="P172">Description</text:p>
            </table:table-cell>
            <table:table-cell table:style-name="Table63.A1" office:value-type="string">
              <text:p text:style-name="P172">Data Type</text:p>
            </table:table-cell>
            <table:table-cell table:style-name="Table63.D1" office:value-type="string">
              <text:p text:style-name="P172">Default Value</text:p>
            </table:table-cell>
          </table:table-row>
        </table:table-header-rows>
        <table:table-row>
          <table:table-cell table:style-name="Table63.A2" office:value-type="string">
            <text:p text:style-name="P123"><text:span text:style-name="Source_20_Text"><text:span text:style-name="T88">sortAscending</text:span></text:span></text:p>
          </table:table-cell>
          <table:table-cell table:style-name="Table63.A2" office:value-type="string">
            <text:p text:style-name="P133"><text:span text:style-name="Source_20_Text"><text:span text:style-name="T88">Sets the ascending sorter, or null for no sorter for the ascending order.</text:span></text:span></text:p>
          </table:table-cell>
          <table:table-cell table:style-name="Table63.A2" office:value-type="string">
            <text:p text:style-name="P123"><text:span text:style-name="Source_20_Text"><text:span text:style-name="T88">java.util.Comparator </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88">sortDescending</text:span></text:span></text:p>
          </table:table-cell>
          <table:table-cell table:style-name="Table63.A2" office:value-type="string">
            <text:p text:style-name="P133"><text:span text:style-name="Source_20_Text"><text:span text:style-name="T61">Sets the descending sorter, or null for no sorter for the descending order. </text:span></text:span></text:p>
          </table:table-cell>
          <table:table-cell table:style-name="Table63.A2" office:value-type="string">
            <text:p text:style-name="P123"><text:span text:style-name="Source_20_Text"><text:span text:style-name="T88">java.util.Comparator</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61">sortDirection</text:span></text:span></text:p>
          </table:table-cell>
          <table:table-cell table:style-name="Table63.A2" office:value-type="string">
            <text:p text:style-name="P128">Sets the sort direction. </text:p>
            <text:p text:style-name="P135"><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3"><text:span text:style-name="Source_20_Text"><text:span text:style-name="T61">natural</text:span></text:span></text:p>
          </table:table-cell>
        </table:table-row>
      </table:table>
      <text:p text:style-name="P208"/>
      <text:h text:style-name="P213"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6">It invokes <text:span text:style-name="Source_20_Text">sort(boolean)</text:span> to sort list items and maintain <text:span text:style-name="Source_20_Text">getSortDirection()</text:span>.</text:p>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65" table:style-name="Table65">
        <table:table-column table:style-name="Table65.A"/>
        <table:table-header-rows>
          <table:table-row>
            <table:table-cell table:style-name="Table65.A1" office:value-type="string">
              <text:p text:style-name="P173">Inherited From</text:p>
            </table:table-cell>
          </table:table-row>
        </table:table-header-rows>
        <table:table-row>
          <table:table-cell table:style-name="Table65.A2" office:value-type="string">
            <text:p text:style-name="P192"><text:a xlink:type="simple" xlink:href="#HeaderElement">org.zkoss.zul.impl.HeaderElement</text:a></text:p>
          </table:table-cell>
        </table:table-row>
        <table:table-row>
          <table:table-cell table:style-name="Table65.A2" office:value-type="string">
            <text:p text:style-name="P192"><text:a xlink:type="simple" xlink:href="#XulElement">org.zkoss.zul.impl.XulElement</text:a></text:p>
          </table:table-cell>
        </table:table-row>
        <table:table-row table:style-name="Table65.4">
          <table:table-cell table:style-name="Table65.A2" office:value-type="string">
            <text:p text:style-name="P192"><text:s/><text:a xlink:type="simple" xlink:href="#HtmlBasedComponent">org.zkoss.zk.ui.HtmlBasedComponent</text:a> </text:p>
          </table:table-cell>
        </table:table-row>
        <table:table-row table:style-name="Table65.4">
          <table:table-cell table:style-name="Table6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hildren"/>Columnchildren<text:bookmark-end text:name="Columnchildren"/></text:h>
      <text:p text:style-name="P84"><text:span text:style-name="T149">Child of Columnchildren only can be </text:span><text:span text:style-name="T152">Panel</text:span><text:span text:style-name="T149">.</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2"/>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59" text:outline-level="4">Class Name</text:h>
      <text:p text:style-name="P283"><text:span text:style-name="Source_20_Text"><text:span text:style-name="T15">org.zkoss.zkex.zul.Columnchildren</text:span></text:span></text:p>
      <text:h text:style-name="P213" text:outline-level="4"><text:soft-page-break/>Supported Child Components</text:h>
      <text:p text:style-name="Text_20_body_20_indent_20_2"><text:a xlink:type="simple" xlink:href="#Panel"><text:span text:style-name="Source_20_Text">Panel</text:span></text:a></text:p>
      <text:h text:style-name="P213" text:outline-level="4">Supported Events<text:tab/> </text:h>
      <text:p text:style-name="P232"><text:tab/>*None</text:p>
      <text:h text:style-name="P256" text:outline-level="4">Properties</text:h>
      <text:p text:style-name="P261"><text:tab/>*None</text:p>
      <text:h text:style-name="P213"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1"><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2"><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3">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2"><text:span text:style-name="Source_20_Text">void</text:span></text:p>
          </table:table-cell>
        </table:table-row>
      </table:table>
      <text:p text:style-name="Text_20_body"/>
      <text:h text:style-name="P213" text:outline-level="4">Inherited From </text:h>
      <table:table table:name="Table402" table:style-name="Table402">
        <table:table-column table:style-name="Table402.A"/>
        <table:table-header-rows>
          <table:table-row>
            <table:table-cell table:style-name="Table402.A1" office:value-type="string">
              <text:p text:style-name="P173">Inherited From</text:p>
            </table:table-cell>
          </table:table-row>
        </table:table-header-rows>
        <table:table-row table:style-name="Table402.2">
          <table:table-cell table:style-name="Table402.A2" office:value-type="string">
            <text:p text:style-name="P192"><text:a xlink:type="simple" xlink:href="#XulElement">org.zkoss.zul.impl.XulElement</text:a></text:p>
          </table:table-cell>
        </table:table-row>
        <table:table-row table:style-name="Table402.2">
          <table:table-cell table:style-name="Table402.A2" office:value-type="string">
            <text:p text:style-name="P192"><text:s/><text:a xlink:type="simple" xlink:href="#HtmlBasedComponent">org.zkoss.zk.ui.HtmlBasedComponent</text:a> </text:p>
          </table:table-cell>
        </table:table-row>
        <table:table-row table:style-name="Table402.2">
          <table:table-cell table:style-name="Table402.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2"><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59" text:outline-level="4"><text:soft-page-break/>Class Name</text:h>
      <text:p text:style-name="P283"><text:span text:style-name="Source_20_Text"><text:span text:style-name="T15">org.zkoss.zkex.zul.Columnlayout</text:span></text:span></text:p>
      <text:h text:style-name="P213" text:outline-level="4">Supported Child Components</text:h>
      <text:p text:style-name="Text_20_body_20_indent_20_2"><text:a xlink:type="simple" xlink:href="#Columnchildren"><text:span text:style-name="Source_20_Text">Columnchildern</text:span></text:a></text:p>
      <text:h text:style-name="P213" text:outline-level="4">Supported Events</text:h>
      <text:p text:style-name="P231"><text:tab/><text:span text:style-name="T103">*None</text:span></text:p>
      <text:h text:style-name="P256" text:outline-level="4">Properties</text:h>
      <text:p text:style-name="P230"><text:tab/><text:span text:style-name="T45">*None</text:span></text:p>
      <text:h text:style-name="P213"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1"><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2"><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3">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2"><text:span text:style-name="Source_20_Text">void</text:span></text:p>
          </table:table-cell>
        </table:table-row>
      </table:table>
      <text:p text:style-name="Standard"/>
      <text:h text:style-name="P213" text:outline-level="4">Inherited From </text:h>
      <table:table table:name="Table400" table:style-name="Table400">
        <table:table-column table:style-name="Table400.A"/>
        <table:table-header-rows>
          <table:table-row>
            <table:table-cell table:style-name="Table400.A1" office:value-type="string">
              <text:p text:style-name="P173">Inherited From</text:p>
            </table:table-cell>
          </table:table-row>
        </table:table-header-rows>
        <table:table-row table:style-name="Table400.2">
          <table:table-cell table:style-name="Table400.A2" office:value-type="string">
            <text:p text:style-name="P192"><text:a xlink:type="simple" xlink:href="#XulElement">org.zkoss.zul.impl.XulElement</text:a></text:p>
          </table:table-cell>
        </table:table-row>
        <table:table-row table:style-name="Table400.2">
          <table:table-cell table:style-name="Table400.A2" office:value-type="string">
            <text:p text:style-name="P192"><text:s/><text:a xlink:type="simple" xlink:href="#HtmlBasedComponent">org.zkoss.zk.ui.HtmlBasedComponent</text:a> </text:p>
          </table:table-cell>
        </table:table-row>
        <table:table-row table:style-name="Table400.2">
          <table:table-cell table:style-name="Table40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Columns"/>Col<text:span text:style-name="T1">umns</text:span><text:bookmark-end text:name="Columns"/></text:h>
      <text:p text:style-name="P91">Defines the <text:span text:style-name="Source_20_Text">columns</text:span> of a <text:span text:style-name="Source_20_Text">grid</text:span>. </text:p>
      <text:p text:style-name="P91">Each child of a <text:span text:style-name="Source_20_Text">columns</text:span> element should be a <text:span text:style-name="Source_20_Text">org.zkoss.zul.Column</text:span> element.</text:p>
      <text:p text:style-name="P91"><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3"><text:span text:style-name="Source_20_Text"><text:span text:style-name="T13">org.zkoss.zul.Columns</text:span></text:span></text:p>
      <text:h text:style-name="P213" text:outline-level="4">Supported Child Components</text:h>
      <text:p text:style-name="Text_20_body_20_indent_20_2">*<text:a xlink:type="simple" xlink:href="#Column">Column</text:a></text:p>
      <text:h text:style-name="P213" text:outline-level="4">Supported Events</text:h>
      <text:h text:style-name="P257" text:outline-level="4"/>
      <table:table table:name="Table66" table:style-name="Table66">
        <table:table-column table:style-name="Table66.A"/>
        <table:table-column table:style-name="Table66.B"/>
        <table:table-header-rows>
          <table:table-row>
            <table:table-cell table:style-name="Table66.A1" office:value-type="string">
              <text:p text:style-name="P173">Name</text:p>
            </table:table-cell>
            <table:table-cell table:style-name="Table66.B1" office:value-type="string">
              <text:p text:style-name="P173">Event Type</text:p>
            </table:table-cell>
          </table:table-row>
        </table:table-header-rows>
        <table:table-row>
          <table:table-cell table:style-name="Table66.A2" office:value-type="string">
            <text:p text:style-name="P176"><text:span text:style-name="Source_20_Text">onColSize</text:span></text:p>
          </table:table-cell>
          <table:table-cell table:style-name="Table66.B2" office:value-type="string">
            <text:p text:style-name="P181"><text:a xlink:type="simple" xlink:href="#ColSizeEvent"><text:span text:style-name="Source_20_Text"><text:span text:style-name="T103">org.zkoss.zul.event.ColSize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48">of two of its children are changed by the user.</text:p>
          </table:table-cell>
        </table:table-row>
      </table:table>
      <text:h text:style-name="P224" text:outline-level="4">Properties</text:h>
      <text:p text:style-name="P283"><text:s/><text:span text:style-name="T110">*NONE</text:span></text:p>
      <text:h text:style-name="P213"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68" table:style-name="Table68">
        <table:table-column table:style-name="Table68.A"/>
        <table:table-header-rows>
          <table:table-row>
            <table:table-cell table:style-name="Table68.A1" office:value-type="string">
              <text:p text:style-name="P173">Inherited From</text:p>
            </table:table-cell>
          </table:table-row>
        </table:table-header-rows>
        <table:table-row>
          <table:table-cell table:style-name="Table68.A2" office:value-type="string">
            <text:p text:style-name="P191"><text:a xlink:type="simple" xlink:href="#HeadersElement">org.zkoss.zul.impl.HeadersElement</text:a></text:p>
          </table:table-cell>
        </table:table-row>
        <table:table-row>
          <table:table-cell table:style-name="Table68.A2" office:value-type="string">
            <text:p text:style-name="P191"><text:a xlink:type="simple" xlink:href="#XulElement">org.zkoss.zul.impl.XulElement</text:a></text:p>
          </table:table-cell>
        </table:table-row>
        <table:table-row table:style-name="Table68.4">
          <table:table-cell table:style-name="Table68.A2" office:value-type="string">
            <text:p text:style-name="P191"><text:a xlink:type="simple" xlink:href="#HtmlBasedComponent">org.zkoss.zk.ui.HtmlBasedComponent</text:a> </text:p>
          </table:table-cell>
        </table:table-row>
        <table:table-row table:style-name="Table68.4">
          <table:table-cell table:style-name="Table68.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box"/>Com<text:span text:style-name="T1">bobox</text:span><text:bookmark-end text:name="Combobox"/></text:h>
      <text:p text:style-name="P91">Components: <text:span text:style-name="Source_20_Text">combobox</text:span> and <text:span text:style-name="Source_20_Text">comboitem</text:span>.</text:p>
      <text:p text:style-name="P91">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1"><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59" text:outline-level="4">Class Name</text:h>
      <text:p text:style-name="P283"><text:span text:style-name="Source_20_Text"><text:span text:style-name="T13">org.zkoss.zul.Combobox</text:span></text:span></text:p>
      <text:h text:style-name="P213" text:outline-level="4">Supported Child Components</text:h>
      <text:p text:style-name="Text_20_body_20_indent_20_2"><text:a xlink:type="simple" xlink:href="#Comboitem">Comboitem</text:a> </text:p>
      <text:h text:style-name="P213" text:outline-level="4">Supported Events</text:h>
      <text:h text:style-name="P257" text:outline-level="4"/>
      <table:table table:name="Table69" table:style-name="Table69">
        <table:table-column table:style-name="Table69.A"/>
        <table:table-column table:style-name="Table69.B"/>
        <table:table-header-rows>
          <table:table-row>
            <table:table-cell table:style-name="Table69.A1" office:value-type="string">
              <text:p text:style-name="P173">Name</text:p>
            </table:table-cell>
            <table:table-cell table:style-name="Table69.B1" office:value-type="string">
              <text:p text:style-name="P173">Event Type</text:p>
            </table:table-cell>
          </table:table-row>
        </table:table-header-rows>
        <table:table-row>
          <table:table-cell table:style-name="Table69.A2" office:value-type="string">
            <text:p text:style-name="P176"><text:span text:style-name="Source_20_Text">onChange</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0"><text:span text:style-name="T147">modified by the user.</text:span><text:span text:style-name="Source_20_Text"><text:span text:style-name="T103"> </text:span></text:span></text:p>
          </table:table-cell>
        </table:table-row>
        <table:table-row>
          <table:table-cell table:style-name="Table69.A2" office:value-type="string">
            <text:p text:style-name="P176"><text:span text:style-name="Source_20_Text"/></text:p>
            <text:p text:style-name="P176"><text:span text:style-name="Source_20_Text">onChanging</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span text:style-name="Source_20_Text"><text:span text:style-name="T103"/></text:span></text:p>
            <text:p text:style-name="P181"><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1"><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76"><text:span text:style-name="Source_20_Text">onSelection</text:span></text:p>
          </table:table-cell>
          <table:table-cell table:style-name="Table69.B2" office:value-type="string">
            <text:p text:style-name="P181"><text:a xlink:type="simple" xlink:href="#SelectionEvent"><text:span text:style-name="Source_20_Text"><text:span text:style-name="T103">org.zkoss.zk.ui.event.Selectio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76"><text:span text:style-name="Source_20_Text">onFocus</text:span></text:p>
          </table:table-cell>
          <table:table-cell table:style-name="Table69.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76"><text:span text:style-name="Source_20_Text">onBlur</text:span></text:p>
          </table:table-cell>
          <table:table-cell table:style-name="Table69.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76"><text:span text:style-name="Source_20_Text">onOpen</text:span></text:p>
          </table:table-cell>
          <table:table-cell table:style-name="Table69.B2" office:value-type="string">
            <text:p text:style-name="P181"><text:a xlink:type="simple" xlink:href="#OpenEvent"><text:span text:style-name="Source_20_Text">org.zkoss.zk.ui.event.OpenEvent</text:span></text:a></text:p>
            <text:p text:style-name="P181"><text:span text:style-name="Source_20_Text"/></text:p>
            <text:p text:style-name="P181"><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49">unlike <text:span text:style-name="Source_20_Text">onClose</text:span>, this event is only a notification. The</text:p>
            <text:p text:style-name="P49">client sends this event after opening or closing the</text:p>
            <text:p text:style-name="P49">component.</text:p>
            <text:p text:style-name="P49">It is useful to implement <text:span text:style-name="T165">load-on-demand </text:span>by listening to</text:p>
            <text:p text:style-name="P49">the <text:span text:style-name="Source_20_Text">onOpen</text:span><text:span text:style-name="T143"> </text:span>event, and creating components when the</text:p>
            <text:p text:style-name="P48">first time the component is opened.</text:p>
          </table:table-cell>
        </table:table-row>
        <table:table-row>
          <table:table-cell table:style-name="Table69.A2" office:value-type="string">
            <text:p text:style-name="P176"><text:span text:style-name="Source_20_Text">onSelect</text:span></text:p>
          </table:table-cell>
          <table:table-cell table:style-name="Table69.B2" office:value-type="string">
            <text:p text:style-name="P181"><text:a xlink:type="simple" xlink:href="#SelectEvent"><text:span text:style-name="Source_20_Text"><text:span text:style-name="T10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24"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2">Property</text:p>
            </table:table-cell>
            <table:table-cell table:style-name="Table70.A1" office:value-type="string">
              <text:p text:style-name="P172">Description</text:p>
            </table:table-cell>
            <table:table-cell table:style-name="Table70.A1" office:value-type="string">
              <text:p text:style-name="P172">Data Type</text:p>
            </table:table-cell>
            <table:table-cell table:style-name="Table70.D1" office:value-type="string">
              <text:p text:style-name="P172">Default Value</text:p>
            </table:table-cell>
          </table:table-row>
        </table:table-header-rows>
        <table:table-row>
          <table:table-cell table:style-name="Table70.A2" office:value-type="string">
            <text:p text:style-name="P123"><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176"><text:span text:style-name="Source_20_Text"><text:span text:style-name="T64">false</text:span></text:span></text:p>
          </table:table-cell>
        </table:table-row>
        <table:table-row>
          <table:table-cell table:style-name="Table70.A2" office:value-type="string">
            <text:p text:style-name="P123"><text:span text:style-name="Source_20_Text"><text:span text:style-name="T61">aut</text:span></text:span><text:span text:style-name="Source_20_Text"><text:span text:style-name="T88">odrop</text:span></text:span></text:p>
          </table:table-cell>
          <table:table-cell table:style-name="Table70.A2" office:value-type="string">
            <text:p text:style-name="P125">Sets whether to automatically drop the list if users is changing this text box. </text:p>
          </table:table-cell>
          <table:table-cell table:style-name="Table70.A2" office:value-type="string">
            <text:p text:style-name="P123"><text:span text:style-name="Source_20_Text"><text:span text:style-name="T61">boolean</text:span></text:span></text:p>
          </table:table-cell>
          <table:table-cell table:style-name="Table70.D2" office:value-type="string">
            <text:p text:style-name="P123"><text:span text:style-name="Source_20_Text"><text:span text:style-name="T61">false</text:span></text:span></text:p>
          </table:table-cell>
        </table:table-row>
        <table:table-row table:style-name="Table70.4">
          <table:table-cell table:style-name="Table70.A2" office:value-type="string">
            <text:p text:style-name="P123"><text:span text:style-name="Source_20_Text"><text:span text:style-name="T61">buttonVisible</text:span></text:span></text:p>
          </table:table-cell>
          <table:table-cell table:style-name="Table70.B4" office:value-type="string">
            <text:p text:style-name="P181">Sets whether the button (on the right of the textbox) is visible. </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3"><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76"><text:span text:style-name="Source_20_Text"><text:span text:style-name="T64">&lt;null&gt;</text:span></text:span></text:p>
          </table:table-cell>
        </table:table-row>
      </table:table>
      <text:p text:style-name="P208"/>
      <text:h text:style-name="P213"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4">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6"><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oft-page-break/><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1"><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4"><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72" table:style-name="Table72">
        <table:table-column table:style-name="Table72.A"/>
        <table:table-header-rows>
          <table:table-row>
            <table:table-cell table:style-name="Table72.A1" office:value-type="string">
              <text:p text:style-name="P173">Inherited From</text:p>
            </table:table-cell>
          </table:table-row>
        </table:table-header-rows>
        <table:table-row>
          <table:table-cell table:style-name="Table72.A2" office:value-type="string">
            <text:p text:style-name="P191"><text:a xlink:type="simple" xlink:href="#Textbox">org.zkoss.zul.Textbox</text:a></text:p>
          </table:table-cell>
        </table:table-row>
        <table:table-row>
          <table:table-cell table:style-name="Table72.A2" office:value-type="string">
            <text:p text:style-name="P191"><text:a xlink:type="simple" xlink:href="#InputElement">org.zkoss.zul.impl.InputElement</text:a></text:p>
          </table:table-cell>
        </table:table-row>
        <table:table-row>
          <table:table-cell table:style-name="Table72.A2" office:value-type="string">
            <text:p text:style-name="P191"><text:a xlink:type="simple" xlink:href="#XulElement">org.zkoss.zul.impl.XulElement</text:a></text:p>
          </table:table-cell>
        </table:table-row>
        <table:table-row table:style-name="Table72.5">
          <table:table-cell table:style-name="Table72.A2" office:value-type="string">
            <text:p text:style-name="P191"><text:a xlink:type="simple" xlink:href="#HtmlBasedComponent">org.zkoss.zk.ui.HtmlBasedComponent</text:a> </text:p>
          </table:table-cell>
        </table:table-row>
        <table:table-row table:style-name="Table72.5">
          <table:table-cell table:style-name="Table72.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item"/>Com<text:span text:style-name="T1">boitem</text:span><text:bookmark-end text:name="Comboitem"/></text:h>
      <text:p text:style-name="P91">An item of a combo box.</text:p>
      <text:p text:style-name="P91"><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59" text:outline-level="4">Class Name</text:h>
      <text:p text:style-name="P283"><text:span text:style-name="Source_20_Text"><text:span text:style-name="T13">org.zkoss.zul.C</text:span></text:span><text:span text:style-name="Source_20_Text"><text:span text:style-name="T14">omboitem</text:span></text:span></text:p>
      <text:h text:style-name="P213" text:outline-level="4">Supported Child Components</text:h>
      <text:p text:style-name="Text_20_body_20_indent_20_2">*NONE</text:p>
      <text:h text:style-name="P213" text:outline-level="4">Supported Events</text:h>
      <text:p text:style-name="P285">*NONE</text:p>
      <text:h text:style-name="P256"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2">Property</text:p>
            </table:table-cell>
            <table:table-cell table:style-name="Table73.A1" office:value-type="string">
              <text:p text:style-name="P172">Description</text:p>
            </table:table-cell>
            <table:table-cell table:style-name="Table73.A1" office:value-type="string">
              <text:p text:style-name="P172">Data Type</text:p>
            </table:table-cell>
            <table:table-cell table:style-name="Table73.D1" office:value-type="string">
              <text:p text:style-name="P172">Default Value</text:p>
            </table:table-cell>
          </table:table-row>
        </table:table-header-rows>
        <table:table-row>
          <table:table-cell table:style-name="Table73.A2" office:value-type="string">
            <text:p text:style-name="P123"><text:span text:style-name="Source_20_Text"><text:span text:style-name="T88">value</text:span></text:span></text:p>
          </table:table-cell>
          <table:table-cell table:style-name="Table73.A2" office:value-type="string">
            <text:p text:style-name="P133"><text:span text:style-name="Source_20_Text"><text:span text:style-name="T61">Associate the value with this combo item. </text:span></text:span></text:p>
          </table:table-cell>
          <table:table-cell table:style-name="Table73.A2" office:value-type="string">
            <text:p text:style-name="P123"><text:span text:style-name="Source_20_Text"><text:span text:style-name="T88">java.lang.Object</text:span></text:span></text:p>
          </table:table-cell>
          <table:table-cell table:style-name="Table73.D2" office:value-type="string">
            <text:p text:style-name="P176"><text:span text:style-name="Source_20_Text"><text:span text:style-name="T64">&lt;null&gt;</text:span></text:span></text:p>
          </table:table-cell>
        </table:table-row>
        <table:table-row>
          <table:table-cell table:style-name="Table73.A2" office:value-type="string">
            <text:p text:style-name="P123"><text:span text:style-name="Source_20_Text">des</text:span><text:span text:style-name="Source_20_Text"><text:span text:style-name="T1">cription</text:span></text:span></text:p>
          </table:table-cell>
          <table:table-cell table:style-name="Table73.A2" office:value-type="string">
            <text:p text:style-name="P133">Sets the<text:span text:style-name="T1"> description.</text:span></text:p>
          </table:table-cell>
          <table:table-cell table:style-name="Table73.A2" office:value-type="string">
            <text:p text:style-name="P123">jav<text:span text:style-name="T1">a.lang.String</text:span></text:p>
          </table:table-cell>
          <table:table-cell table:style-name="Table73.D2" office:value-type="string">
            <text:p text:style-name="P176"><text:span text:style-name="Source_20_Text">&lt;empty&gt;</text:span></text:p>
          </table:table-cell>
        </table:table-row>
      </table:table>
      <text:p text:style-name="P208"/>
      <text:h text:style-name="P213"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75" table:style-name="Table75">
        <table:table-column table:style-name="Table75.A"/>
        <table:table-header-rows>
          <table:table-row>
            <table:table-cell table:style-name="Table75.A1" office:value-type="string">
              <text:p text:style-name="P173">Inherited From</text:p>
            </table:table-cell>
          </table:table-row>
        </table:table-header-rows>
        <table:table-row>
          <table:table-cell table:style-name="Table75.A2" office:value-type="string">
            <text:p text:style-name="P192"><text:a xlink:type="simple" xlink:href="#LabelImageElement">org.zkoss.zul.impl.LabelImageElement</text:a></text:p>
          </table:table-cell>
        </table:table-row>
        <table:table-row>
          <table:table-cell table:style-name="Table75.A2" office:value-type="string">
            <text:p text:style-name="P192"><text:a xlink:type="simple" xlink:href="#LabelElement">org.zkoss.zul.impl.LabelElement</text:a></text:p>
          </table:table-cell>
        </table:table-row>
        <table:table-row>
          <table:table-cell table:style-name="Table75.A2" office:value-type="string">
            <text:p text:style-name="P192"><text:a xlink:type="simple" xlink:href="#XulElement">org.zkoss.zul.impl.XulElement</text:a></text:p>
          </table:table-cell>
        </table:table-row>
        <table:table-row table:style-name="Table75.5">
          <table:table-cell table:style-name="Table75.A2" office:value-type="string">
            <text:p text:style-name="P192"><text:s/><text:a xlink:type="simple" xlink:href="#HtmlBasedComponent">org.zkoss.zk.ui.HtmlBasedComponent</text:a> </text:p>
          </table:table-cell>
        </table:table-row>
        <table:table-row table:style-name="Table75.5">
          <table:table-cell table:style-name="Table7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Datebox"/>Datebox<text:bookmark-end text:name="Datebox"/></text:h>
      <text:p text:style-name="P101"><text:span text:style-name="T110">An edit box for holding a date. <text:s/>After click on the calender, a </text:span><text:span text:style-name="Source_20_Text"><text:span text:style-name="T110">calender</text:span></text:span><text:span text:style-name="T110"> will pop-up for inputting date.</text:span></text:p>
      <text:p text:style-name="P101"><text:span text:style-name="T110">Mouseless Entry </text:span><text:span text:style-name="Source_20_Text"><text:span text:style-name="T110">datebox</text:span></text:span></text:p>
      <text:p text:style-name="P101"><text:span text:style-name="T110">• Alt+DOWN to pop up the </text:span><text:span text:style-name="Source_20_Text"><text:span text:style-name="T110">calendar.</text:span></text:span></text:p>
      <text:p text:style-name="P101"><text:span text:style-name="T110">• LEFT, RIGHT, UP and DOWN to change the selected day from the </text:span><text:span text:style-name="Source_20_Text"><text:span text:style-name="T110">calendar.</text:span></text:span></text:p>
      <text:p text:style-name="P101"><text:span text:style-name="T110">• ENTER to activate the selection by copying the selected day to the </text:span><text:span text:style-name="Source_20_Text"><text:span text:style-name="T110">datebox</text:span></text:span><text:span text:style-name="T110"> control.</text:span></text:p>
      <text:p text:style-name="P101"><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7"><text:span text:style-name="Source_20_Text"><text:span text:style-name="T94">org.zkoss.zul.Datebox</text:span></text:span> </text:p>
      <text:h text:style-name="Heading_20_4" text:outline-level="4">Supported Child Components</text:h>
      <text:p text:style-name="P103">*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3">Name</text:p>
            </table:table-cell>
            <table:table-cell table:style-name="Table76.B1" office:value-type="string">
              <text:p text:style-name="P173">Event Type</text:p>
            </table:table-cell>
          </table:table-row>
        </table:table-header-rows>
        <table:table-row>
          <table:table-cell table:style-name="Table76.A2" office:value-type="string">
            <text:p text:style-name="P176"><text:span text:style-name="Source_20_Text">OnClick</text:span></text:p>
          </table:table-cell>
          <table:table-cell table:style-name="Table76.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76"><text:span text:style-name="Source_20_Text">OnSelection</text:span></text:p>
          </table:table-cell>
          <table:table-cell table:style-name="Table76.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text:span></text:span><text:span text:style-name="Source_20_Text"> Denotes that user is selecting a portion of the text of an input component. You can retrieve the start and end </text:span><text:soft-page-break/><text:span text:style-name="Source_20_Text">position of the selected text by use of the getStart and getEnd methods.</text:span></text:p>
          </table:table-cell>
        </table:table-row>
        <table:table-row>
          <table:table-cell table:style-name="Table76.A2" office:value-type="string">
            <text:p text:style-name="P176"><text:span text:style-name="Source_20_Text">OnFocus</text:span></text:p>
          </table:table-cell>
          <table:table-cell table:style-name="Table76.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76"><text:span text:style-name="Source_20_Text">OnBlur</text:span></text:p>
          </table:table-cell>
          <table:table-cell table:style-name="Table76.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76.A2" office:value-type="string">
            <text:p text:style-name="P176"><text:span text:style-name="Source_20_Text">OnChange</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notifies the application with the onChange event if its content is changed</text:span></text:p>
            <text:p text:style-name="P181"><text:span text:style-name="Source_20_Text">by the user.</text:span></text:p>
          </table:table-cell>
        </table:table-row>
        <table:table-row>
          <table:table-cell table:style-name="Table76.A2" office:value-type="string">
            <text:p text:style-name="P176"><text:span text:style-name="Source_20_Text">OnChanging</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z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3">Property</text:p>
            </table:table-cell>
            <table:table-cell table:style-name="Table77.A1" office:value-type="string">
              <text:p text:style-name="P173">Description</text:p>
            </table:table-cell>
            <table:table-cell table:style-name="Table77.A1" office:value-type="string">
              <text:p text:style-name="P173">Data Type</text:p>
            </table:table-cell>
            <table:table-cell table:style-name="Table77.D1" office:value-type="string">
              <text:p text:style-name="P173">Default Value</text:p>
            </table:table-cell>
          </table:table-row>
        </table:table-header-rows>
        <table:table-row>
          <table:table-cell table:style-name="Table77.A2" office:value-type="string">
            <text:p text:style-name="P123"><text:span text:style-name="Source_20_Text">image</text:span></text:p>
          </table:table-cell>
          <table:table-cell table:style-name="Table77.A2" office:value-type="string">
            <text:p text:style-name="P133">the URI of the button image</text:p>
            <text:p text:style-name="P133"><text:span text:style-name="T3">Values: </text:span><text:span text:style-name="Source_20_Text"><text:span text:style-name="T103">url</text:span></text:span></text:p>
          </table:table-cell>
          <table:table-cell table:style-name="Table77.A2" office:value-type="string">
            <text:p text:style-name="P123"><text:span text:style-name="Source_20_Text">String</text:span></text:p>
          </table:table-cell>
          <table:table-cell table:style-name="Table77.D2" office:value-type="string">
            <text:p text:style-name="P123"><text:span text:style-name="Source_20_Text">&lt;empty string&gt;</text:span></text:p>
          </table:table-cell>
        </table:table-row>
        <table:table-row table:style-name="Table77.3">
          <table:table-cell table:style-name="Table77.A2" office:value-type="string">
            <text:p text:style-name="P123"><text:span text:style-name="Source_20_Text">lenient</text:span></text:p>
          </table:table-cell>
          <table:table-cell table:style-name="Table77.B3" office:value-type="string">
            <text:p text:style-name="P181">whether or not date/time parsing is to be lenient</text:p>
            <text:p text:style-name="P181">With lenient parsing, the parser may use heuristics to interpret inputs that do not precisely match this object's format.</text:p>
            <text:p text:style-name="P181">With strict parsing, inputs must match this object's forma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compact</text:span></text:p>
          </table:table-cell>
          <table:table-cell table:style-name="Table77.B3" office:value-type="string">
            <text:p text:style-name="P181">whether to use a compact layou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false</text:span></text:p>
          </table:table-cell>
        </table:table-row>
        <table:table-row table:style-name="Table77.3">
          <table:table-cell table:style-name="Table77.A2" office:value-type="string">
            <text:p text:style-name="P123"><text:span text:style-name="Source_20_Text">buttonVisible</text:span></text:p>
          </table:table-cell>
          <table:table-cell table:style-name="Table77.B3" office:value-type="string">
            <text:p text:style-name="P181">whether the button (on the right of the textbox) is visible</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timezone</text:span></text:p>
          </table:table-cell>
          <table:table-cell table:style-name="Table77.B3" office:value-type="string">
            <text:p text:style-name="P181">the time zone that this date box belongs to, or <text:span text:style-name="Source_20_Text">null</text:span> if the default time zone is used.</text:p>
          </table:table-cell>
          <table:table-cell table:style-name="Table77.A2" office:value-type="string">
            <text:p text:style-name="P181"><text:span text:style-name="Source_20_Text">java.util.TimeZone </text:span></text:p>
          </table:table-cell>
          <table:table-cell table:style-name="Table77.D2" office:value-type="string">
            <text:p text:style-name="P123"><text:span text:style-name="Source_20_Text">&lt;null&gt;</text:span></text:p>
          </table:table-cell>
        </table:table-row>
        <table:table-row table:style-name="Table77.3">
          <table:table-cell table:style-name="Table77.A2" office:value-type="string">
            <text:p text:style-name="P123"><text:span text:style-name="Source_20_Text">Value</text:span></text:p>
          </table:table-cell>
          <table:table-cell table:style-name="Table77.B3" office:value-type="string">
            <text:p text:style-name="P181">the value (in Date)</text:p>
          </table:table-cell>
          <table:table-cell table:style-name="Table77.A2" office:value-type="string">
            <text:p text:style-name="P181"><text:span text:style-name="Source_20_Text"><text:span text:style-name="T108">java.util.Date</text:span></text:span><text:span text:style-name="Source_20_Text"> </text:span></text:p>
          </table:table-cell>
          <table:table-cell table:style-name="Table77.D2" office:value-type="string">
            <text:p text:style-name="P123"><text:span text:style-name="Source_20_Text">&lt;empty string&gt;</text:span></text:p>
          </table:table-cell>
        </table:table-row>
      </table:table>
      <text:h text:style-name="Heading_20_4" text:outline-level="4">Methods</text:h>
      <text:p text:style-name="P21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3"><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3"><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75">Inherited From</text:p>
            </table:table-cell>
          </table:table-row>
        </table:table-header-rows>
        <table:table-row>
          <table:table-cell table:style-name="Table79.A2" office:value-type="string">
            <text:p text:style-name="P287"><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1"><text:a xlink:type="simple" xlink:href="#InputElement"><text:span text:style-name="Source_20_Text">org.zkoss.zul.impl.InputElement</text:span></text:a></text:p>
          </table:table-cell>
        </table:table-row>
        <table:table-row table:style-name="Table79.4">
          <table:table-cell table:style-name="Table79.A2" office:value-type="string">
            <text:p text:style-name="P191"><text:a xlink:type="simple" xlink:href="#XulElement"><text:span text:style-name="Source_20_Text">org.zkoss.zul.impl.XulElement</text:span></text:a></text:p>
          </table:table-cell>
        </table:table-row>
        <table:table-row table:style-name="Table79.4">
          <table:table-cell table:style-name="Table7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Detail"/>Detail<text:bookmark-end text:name="Detail"/></text:h>
      <text:p text:style-name="P91">The detail component is used to display a detailed section where a master row and </text:p>
      <text:p text:style-name="P38">multiple detail rows are on the same row. <text:s/></text:p>
      <text:p text:style-name="P91"/>
      <text:p text:style-name="P91"><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59" text:outline-level="4">Class Name</text:h>
      <text:p text:style-name="Standard"><text:span text:style-name="Source_20_Text"><text:span text:style-name="T13">org.zkoss.zul.Detail</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395" table:style-name="Table395">
        <table:table-column table:style-name="Table395.A"/>
        <table:table-column table:style-name="Table395.B"/>
        <table:table-header-rows>
          <table:table-row>
            <table:table-cell table:style-name="Table395.A1" office:value-type="string">
              <text:p text:style-name="P173">Name</text:p>
            </table:table-cell>
            <table:table-cell table:style-name="Table395.B1" office:value-type="string">
              <text:p text:style-name="P173">Event Type</text:p>
            </table:table-cell>
          </table:table-row>
        </table:table-header-rows>
      </table:table>
      <text:h text:style-name="P224"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2">Property</text:p>
            </table:table-cell>
            <table:table-cell table:style-name="Table396.A1" office:value-type="string">
              <text:p text:style-name="P172">Description</text:p>
            </table:table-cell>
            <table:table-cell table:style-name="Table396.A1" office:value-type="string">
              <text:p text:style-name="P172">Data Type</text:p>
            </table:table-cell>
            <table:table-cell table:style-name="Table396.D1" office:value-type="string">
              <text:p text:style-name="P172">Default Value</text:p>
            </table:table-cell>
          </table:table-row>
        </table:table-header-rows>
        <table:table-row>
          <table:table-cell table:style-name="Table396.A2" office:value-type="string">
            <text:p text:style-name="P206"><text:span text:style-name="Source_20_Text"><text:span text:style-name="T77">contentStyle</text:span></text:span></text:p>
          </table:table-cell>
          <table:table-cell table:style-name="Table396.A2" office:value-type="string">
            <text:p text:style-name="P133"><text:span text:style-name="Source_20_Text"><text:span text:style-name="T88">Sets the CSS style for the content block of the window.</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88">image</text:span></text:span></text:p>
          </table:table-cell>
          <table:table-cell table:style-name="Table396.A2" office:value-type="string">
            <text:p text:style-name="P133"><text:span text:style-name="Source_20_Text"><text:span text:style-name="T61">Sets the URI of the button image. </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61">open</text:span></text:span></text:p>
          </table:table-cell>
          <table:table-cell table:style-name="Table396.A2" office:value-type="string">
            <text:p text:style-name="P129">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3"><text:span text:style-name="Source_20_Text"><text:span text:style-name="T61"/></text:span></text:p>
          </table:table-cell>
        </table:table-row>
      </table:table>
      <text:p text:style-name="P227"/>
      <text:h text:style-name="P213"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8" table:style-name="Table398">
        <table:table-column table:style-name="Table398.A"/>
        <table:table-header-rows>
          <table:table-row>
            <table:table-cell table:style-name="Table398.A1" office:value-type="string">
              <text:p text:style-name="P173">Inherited From</text:p>
            </table:table-cell>
          </table:table-row>
        </table:table-header-rows>
        <table:table-row>
          <table:table-cell table:style-name="Table398.A2" office:value-type="string">
            <text:p text:style-name="P192"><text:a xlink:type="simple" xlink:href="#HeadersElement">org.zkoss.zul.impl.HeadersElement</text:a></text:p>
          </table:table-cell>
        </table:table-row>
        <table:table-row>
          <table:table-cell table:style-name="Table398.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Decimalbox"/>D<text:bookmark-end text:name="Decimalbox"/>oublebox</text:h>
      <text:p text:style-name="P104">An edit box for holding an float point value (double).</text:p>
      <text:p text:style-name="P17"><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87"><text:span text:style-name="Source_20_Text"><text:span text:style-name="T94">org.zkoss.zul.Doublebox</text:span></text:span> </text:p>
      <text:h text:style-name="Heading_20_4" text:outline-level="4">Supported Child Components</text:h>
      <text:p text:style-name="Text_20_body_20_indent_20_2">*NONE </text:p>
      <text:h text:style-name="P21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3">Name</text:p>
            </table:table-cell>
            <table:table-cell table:style-name="Table80.B1" office:value-type="string">
              <text:p text:style-name="P173">Inherited From</text:p>
            </table:table-cell>
          </table:table-row>
        </table:table-header-rows>
        <table:table-row>
          <table:table-cell table:style-name="Table80.A2" office:value-type="string">
            <text:p text:style-name="P176"><text:span text:style-name="Source_20_Text">OnClick</text:span></text:p>
          </table:table-cell>
          <table:table-cell table:style-name="Table80.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103"/></text:span></text:p>
            <text:p text:style-name="P181"><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76"><text:span text:style-name="Source_20_Text">OnSelection</text:span></text:p>
          </table:table-cell>
          <table:table-cell table:style-name="Table80.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76"><text:span text:style-name="Source_20_Text">OnFocus</text:span></text:p>
          </table:table-cell>
          <table:table-cell table:style-name="Table80.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76"><text:span text:style-name="Source_20_Text">OnBlur</text:span></text:p>
          </table:table-cell>
          <table:table-cell table:style-name="Table80.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76"><text:span text:style-name="Source_20_Text">OnChange</text:span></text:p>
          </table:table-cell>
          <table:table-cell table:style-name="Table80.B2" office:value-type="string">
            <text:p text:style-name="P181"><text:span text:style-name="Source_20_Text">org.zkoss.zk.ui.even.InputEvent</text:span></text:p>
            <text:p text:style-name="P181"><text:span text:style-name="Source_20_Text"/></text:p>
            <text:p text:style-name="P181"><text:span text:style-name="Source_20_Text"><text:span text:style-name="T3">Description: </text:span></text:span><text:span text:style-name="Source_20_Text">An input control notifies the application with the onChange event if its </text:span><text:soft-page-break/><text:span text:style-name="Source_20_Text">content is changed</text:span></text:p>
            <text:p text:style-name="P181"><text:span text:style-name="Source_20_Text">by the user.</text:span></text:p>
          </table:table-cell>
        </table:table-row>
        <table:table-row>
          <table:table-cell table:style-name="Table80.A2" office:value-type="string">
            <text:p text:style-name="P176"><text:span text:style-name="Source_20_Text">OnChanging</text:span></text:p>
          </table:table-cell>
          <table:table-cell table:style-name="Table80.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P21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3">Property</text:p>
            </table:table-cell>
            <table:table-cell table:style-name="Table81.A1" office:value-type="string">
              <text:p text:style-name="P173">Description</text:p>
            </table:table-cell>
            <table:table-cell table:style-name="Table81.A1" office:value-type="string">
              <text:p text:style-name="P173">Data Type</text:p>
            </table:table-cell>
            <table:table-cell table:style-name="Table81.D1" office:value-type="string">
              <text:p text:style-name="P173">Default Values</text:p>
            </table:table-cell>
          </table:table-row>
        </table:table-header-rows>
        <table:table-row>
          <table:table-cell table:style-name="Table81.A2" office:value-type="string">
            <text:p text:style-name="P123"><text:span text:style-name="Source_20_Text">value</text:span></text:p>
          </table:table-cell>
          <table:table-cell table:style-name="Table81.A2" office:value-type="string">
            <text:p text:style-name="P133">the value (in <text:span text:style-name="Source_20_Text">Double</text:span>), might be null unless a constraint stops it. </text:p>
          </table:table-cell>
          <table:table-cell table:style-name="Table81.A2" office:value-type="string">
            <text:p text:style-name="P123"><text:span text:style-name="Source_20_Text"><text:span text:style-name="T108">java.math.BigDecimal</text:span></text:span><text:span text:style-name="Source_20_Text"> </text:span></text:p>
          </table:table-cell>
          <table:table-cell table:style-name="Table81.D2" office:value-type="string">
            <text:p text:style-name="P123"><text:span text:style-name="Source_20_Text">0</text:span></text:p>
          </table:table-cell>
        </table:table-row>
      </table:table>
      <text:h text:style-name="Heading_20_4" text:outline-level="4">Methods</text:h>
      <text:p text:style-name="P21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3"><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3"><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3"><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3"><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3">Inherited From</text:p>
            </table:table-cell>
          </table:table-row>
        </table:table-header-rows>
        <table:table-row>
          <table:table-cell table:style-name="Table83.A2" office:value-type="string">
            <text:p text:style-name="P287"><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287"><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1"><text:a xlink:type="simple" xlink:href="#InputElement"><text:span text:style-name="Source_20_Text">org.zkoss.zul.impl.InputElement</text:span></text:a></text:p>
          </table:table-cell>
        </table:table-row>
        <table:table-row table:style-name="Table83.5">
          <table:table-cell table:style-name="Table83.A2" office:value-type="string">
            <text:p text:style-name="P191"><text:a xlink:type="simple" xlink:href="#XulElement"><text:span text:style-name="Source_20_Text">org.zkoss.zul.impl.XulElement</text:span></text:a></text:p>
          </table:table-cell>
        </table:table-row>
        <table:table-row table:style-name="Table83.5">
          <table:table-cell table:style-name="Table83.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1"><text:a xlink:type="simple" xlink:href="#AbstractComponent"><text:span text:style-name="Source_20_Text">org.zkoss.zk.ui.AbstractComponent </text:span></text:a></text:p>
          </table:table-cell>
        </table:table-row>
      </table:table>
      <text:p text:style-name="Standard"/>
      <text:p text:style-name="Standard"/>
      <text:p text:style-name="P59"/>
      <text:h text:style-name="Heading_20_3" text:outline-level="3">Div</text:h>
      <text:p text:style-name="P101"><text:span text:style-name="T110">The same as </text:span><text:span text:style-name="Source_20_Text"><text:span text:style-name="T110">HTML DIV </text:span></text:span><text:span text:style-name="T110">tag.</text:span></text:p>
      <text:p text:style-name="P101"><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7"><text:span text:style-name="Source_20_Text"><text:span text:style-name="T94">org.zkoss.zul.Div</text:span></text:span><text:span text:style-name="Source_20_Text"> </text:span></text:p>
      <text:h text:style-name="Heading_20_4" text:outline-level="4">Supported Child Components</text:h>
      <text:p text:style-name="P103">*All</text:p>
      <text:h text:style-name="Heading_20_4" text:outline-level="4">Supported Events</text:h>
      <text:p text:style-name="P222">*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3">Property</text:p>
            </table:table-cell>
            <table:table-cell table:style-name="Table84.A1" office:value-type="string">
              <text:p text:style-name="P173">Description</text:p>
            </table:table-cell>
            <table:table-cell table:style-name="Table84.A1" office:value-type="string">
              <text:p text:style-name="P173">Data Type</text:p>
            </table:table-cell>
            <table:table-cell table:style-name="Table84.D1" office:value-type="string">
              <text:p text:style-name="P173">Values</text:p>
            </table:table-cell>
          </table:table-row>
        </table:table-header-rows>
        <table:table-row>
          <table:table-cell table:style-name="Table84.A2" office:value-type="string">
            <text:p text:style-name="P123"><text:span text:style-name="Source_20_Text">align</text:span></text:p>
          </table:table-cell>
          <table:table-cell table:style-name="Table84.A2" office:value-type="string">
            <text:p text:style-name="P133">The alignment</text:p>
            <text:p text:style-name="P133"><text:span text:style-name="T3">Values:</text:span> <text:span text:style-name="Source_20_Text">one of left, center, right, ustify.</text:span></text:p>
          </table:table-cell>
          <table:table-cell table:style-name="Table84.A2" office:value-type="string">
            <text:p text:style-name="P123"><text:span text:style-name="Source_20_Text">String</text:span></text:p>
          </table:table-cell>
          <table:table-cell table:style-name="Table84.D2" office:value-type="string">
            <text:p text:style-name="P123"><text:span text:style-name="Source_20_Text">&lt;null&gt; </text:span></text:p>
            <text:p text:style-name="P123"><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3"><text:span text:style-name="Source_20_Text">String</text:span></text:p>
          </table:table-cell>
        </table:table-row>
      </table:table>
      <text:p text:style-name="P211"><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73">Inherited From</text:p>
            </table:table-cell>
          </table:table-row>
        </table:table-header-rows>
        <table:table-row table:style-name="Table86.2">
          <table:table-cell table:style-name="Table86.A2" office:value-type="string">
            <text:p text:style-name="P191"><text:a xlink:type="simple" xlink:href="#XulElement"><text:span text:style-name="Source_20_Text">org.zkoss.zul.impl.XulElement</text:span></text:a></text:p>
          </table:table-cell>
        </table:table-row>
        <table:table-row table:style-name="Table86.2">
          <table:table-cell table:style-name="Table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East"/>East<text:bookmark-end text:name="East"/></text:h>
      <text:p text:style-name="P83">This component is a east region. The default class of CSS is specified "layout-region-east".</text:p>
      <text:p text:style-name="Text_20_body_20_indent"/>
      <text:p text:style-name="P82"><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3"><text:span text:style-name="Source_20_Text"><text:span text:style-name="T15">org.zkoss.zkex.zul.East</text:span></text:span></text:p>
      <text:h text:style-name="P213" text:outline-level="4">Supported Child Components</text:h>
      <text:p text:style-name="Text_20_body_20_indent_20_2">*NONE</text:p>
      <text:h text:style-name="P213"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3">Name</text:p>
            </table:table-cell>
            <table:table-cell table:style-name="Table87.B1" office:value-type="string">
              <text:p text:style-name="P173">Inherited From</text:p>
            </table:table-cell>
          </table:table-row>
        </table:table-header-rows>
        <table:table-row>
          <table:table-cell table:style-name="Table87.A2" office:value-type="string">
            <text:p text:style-name="P176"><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2">Property</text:p>
            </table:table-cell>
            <table:table-cell table:style-name="Table88.A1" office:value-type="string">
              <text:p text:style-name="P172">Description</text:p>
            </table:table-cell>
            <table:table-cell table:style-name="Table88.A1" office:value-type="string">
              <text:p text:style-name="P172">Data Type</text:p>
            </table:table-cell>
            <table:table-cell table:style-name="Table88.D1" office:value-type="string">
              <text:p text:style-name="P172">Default Value</text:p>
            </table:table-cell>
          </table:table-row>
        </table:table-header-rows>
        <table:table-row>
          <table:table-cell table:style-name="Table88.A2" office:value-type="string">
            <text:p text:style-name="P123"><text:span text:style-name="Source_20_Text"><text:span text:style-name="T61">size</text:span></text:span></text:p>
          </table:table-cell>
          <table:table-cell table:style-name="Table88.A2" office:value-type="string">
            <text:p text:style-name="P165">Sets the size of this region.</text:p>
          </table:table-cell>
          <table:table-cell table:style-name="Table88.A2" office:value-type="string">
            <text:p text:style-name="P123"><text:span text:style-name="Source_20_Text"><text:span text:style-name="T61">java.lang.String</text:span></text:span></text:p>
          </table:table-cell>
          <table:table-cell table:style-name="Table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0" text:outline-level="4"><text:soft-page-break/>Inherited From </text:h>
      <table:table table:name="Table90" table:style-name="Table90">
        <table:table-column table:style-name="Table90.A"/>
        <table:table-header-rows>
          <table:table-row>
            <table:table-cell table:style-name="Table90.A1" office:value-type="string">
              <text:p text:style-name="P173">Inherited From</text:p>
            </table:table-cell>
          </table:table-row>
        </table:table-header-rows>
        <table:table-row table:style-name="Table90.2">
          <table:table-cell table:style-name="Table90.A2" office:value-type="string">
            <text:p text:style-name="P191"><text:a xlink:type="simple" xlink:href="#LayoutRegion"><text:span text:style-name="T64">org.zkoss.zkex.zul.LayoutRegion </text:span></text:a></text:p>
          </table:table-cell>
        </table:table-row>
        <table:table-row table:style-name="Table90.2">
          <table:table-cell table:style-name="Table90.A2" office:value-type="string">
            <text:p text:style-name="P191"><text:a xlink:type="simple" xlink:href="#HtmlBasedComponent">org.zkoss.zk.ui.HtmlBasedComponent</text:a><text:span text:style-name="T64"> </text:span></text:p>
          </table:table-cell>
        </table:table-row>
        <table:table-row table:style-name="Table90.2">
          <table:table-cell table:style-name="Table90.A2" office:value-type="string">
            <text:p text:style-name="P191"><text:a xlink:type="simple" xlink:href="#AbstractComponent">org.zkoss.zk.ui.AbstractComponent </text:a></text:p>
          </table:table-cell>
        </table:table-row>
      </table:table>
      <text:p text:style-name="Standard"/>
      <text:p text:style-name="P59"/>
      <text:h text:style-name="P68" text:outline-level="3">Fisheyebar</text:h>
      <text:p text:style-name="P91">A fisheye bar is a bar of fisheye that is a menu similar to the fish eye menu on the Mac OS.</text:p>
      <text:p text:style-name="P91"/>
      <text:p text:style-name="P91"><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59" text:outline-level="4">Class Name</text:h>
      <text:p text:style-name="Standard"><text:span text:style-name="Source_20_Text"><text:span text:style-name="T13">org.zkoss.zkex.zul.Fisheyebar</text:span></text:span></text:p>
      <text:h text:style-name="P213" text:outline-level="4">Supported Child Components</text:h>
      <text:p text:style-name="Text_20_body_20_indent_20_2">*org.zkoss.zzulkex..fisheye</text:p>
      <text:h text:style-name="P213" text:outline-level="4">Supported Events</text:h>
      <text:h text:style-name="P257" text:outline-level="4"/>
      <table:table table:name="Table391" table:style-name="Table391">
        <table:table-column table:style-name="Table391.A"/>
        <table:table-column table:style-name="Table391.B"/>
        <table:table-header-rows>
          <table:table-row>
            <table:table-cell table:style-name="Table391.A1" office:value-type="string">
              <text:p text:style-name="P173">Name</text:p>
            </table:table-cell>
            <table:table-cell table:style-name="Table391.B1" office:value-type="string">
              <text:p text:style-name="P173">Event Type</text:p>
            </table:table-cell>
          </table:table-row>
        </table:table-header-rows>
      </table:table>
      <text:h text:style-name="P224"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2">Property</text:p>
            </table:table-cell>
            <table:table-cell table:style-name="Table392.A1" office:value-type="string">
              <text:p text:style-name="P172">Description</text:p>
            </table:table-cell>
            <table:table-cell table:style-name="Table392.A1" office:value-type="string">
              <text:p text:style-name="P172">Data Type</text:p>
            </table:table-cell>
            <table:table-cell table:style-name="Table392.D1" office:value-type="string">
              <text:p text:style-name="P172">Default Value</text:p>
            </table:table-cell>
          </table:table-row>
        </table:table-header-rows>
        <table:table-row>
          <table:table-cell table:style-name="Table392.A2" office:value-type="string">
            <text:p text:style-name="P206"><text:span text:style-name="Source_20_Text"><text:span text:style-name="T77">orient</text:span></text:span></text:p>
          </table:table-cell>
          <table:table-cell table:style-name="Table392.A2" office:value-type="string">
            <text:p text:style-name="P133"><text:span text:style-name="Source_20_Text"><text:span text:style-name="T88">Sets the orientation of fisheye.</text:span></text:span></text:p>
            <text:p text:style-name="P133"><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horizontal</text:span></text:span></text:p>
          </table:table-cell>
        </table:table-row>
        <table:table-row>
          <table:table-cell table:style-name="Table392.A2" office:value-type="string">
            <text:p text:style-name="P123"><text:span text:style-name="Source_20_Text"><text:span text:style-name="T88">attachEdge</text:span></text:span></text:p>
          </table:table-cell>
          <table:table-cell table:style-name="Table392.A2" office:value-type="string">
            <text:p text:style-name="P133"><text:span text:style-name="Source_20_Text"><text:span text:style-name="T61">Returns the attach edge.</text:span></text:span></text:p>
            <text:p text:style-name="P133"><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center</text:span></text:span></text:p>
          </table:table-cell>
        </table:table-row>
        <table:table-row>
          <table:table-cell table:style-name="Table392.A2" office:value-type="string">
            <text:p text:style-name="P123"><text:span text:style-name="Source_20_Text"><text:span text:style-name="T61">labelEdge</text:span></text:span></text:p>
          </table:table-cell>
          <table:table-cell table:style-name="Table392.A2" office:value-type="string">
            <text:p text:style-name="P128">Returns the label edge. </text:p>
            <text:p text:style-name="P135"><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3"><text:span text:style-name="Source_20_Text"><text:span text:style-name="T61">bottom</text:span></text:span></text:p>
          </table:table-cell>
        </table:table-row>
      </table:table>
      <text:p text:style-name="P227"/>
      <text:h text:style-name="P213"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4" table:style-name="Table394">
        <table:table-column table:style-name="Table394.A"/>
        <table:table-header-rows>
          <table:table-row>
            <table:table-cell table:style-name="Table394.A1" office:value-type="string">
              <text:p text:style-name="P173">Inherited From</text:p>
            </table:table-cell>
          </table:table-row>
        </table:table-header-rows>
        <table:table-row>
          <table:table-cell table:style-name="Table394.A2" office:value-type="string">
            <text:p text:style-name="P192"><text:a xlink:type="simple" xlink:href="#HeadersElement">org.zkoss.zul.impl.HeadersElement</text:a></text:p>
          </table:table-cell>
        </table:table-row>
        <table:table-row>
          <table:table-cell table:style-name="Table394.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Fisheye"/>Fisheye<text:bookmark-end text:name="Fisheye"/></text:h>
      <text:p text:style-name="P91"><text:s/>A fisheye item.</text:p>
      <text:p text:style-name="P91"/>
      <text:p text:style-name="P91"><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59" text:outline-level="4"><text:soft-page-break/>Class Name</text:h>
      <text:p text:style-name="Standard"><text:span text:style-name="Source_20_Text"><text:span text:style-name="T13">org.zkoss.zkex.zul.Fisheye</text:span></text:span></text:p>
      <text:h text:style-name="P213" text:outline-level="4">Supported Child Components</text:h>
      <text:p text:style-name="Text_20_body_20_indent_20_2">*None</text:p>
      <text:h text:style-name="P213" text:outline-level="4">Supported Events</text:h>
      <text:h text:style-name="P257" text:outline-level="4"/>
      <table:table table:name="Table411" table:style-name="Table411">
        <table:table-column table:style-name="Table411.A"/>
        <table:table-column table:style-name="Table411.B"/>
        <table:table-header-rows>
          <table:table-row>
            <table:table-cell table:style-name="Table411.A1" office:value-type="string">
              <text:p text:style-name="P173">Name</text:p>
            </table:table-cell>
            <table:table-cell table:style-name="Table411.B1" office:value-type="string">
              <text:p text:style-name="P173">Event Type</text:p>
            </table:table-cell>
          </table:table-row>
        </table:table-header-rows>
      </table:table>
      <text:h text:style-name="P224"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2">Property</text:p>
            </table:table-cell>
            <table:table-cell table:style-name="Table412.A1" office:value-type="string">
              <text:p text:style-name="P172">Description</text:p>
            </table:table-cell>
            <table:table-cell table:style-name="Table412.A1" office:value-type="string">
              <text:p text:style-name="P172">Data Type</text:p>
            </table:table-cell>
            <table:table-cell table:style-name="Table412.D1" office:value-type="string">
              <text:p text:style-name="P172">Default Value</text:p>
            </table:table-cell>
          </table:table-row>
        </table:table-header-rows>
        <table:table-row>
          <table:table-cell table:style-name="Table412.A2" office:value-type="string">
            <text:p text:style-name="P206"><text:span text:style-name="Source_20_Text"><text:span text:style-name="T77">label</text:span></text:span></text:p>
          </table:table-cell>
          <table:table-cell table:style-name="Table412.A2" office:value-type="string">
            <text:p text:style-name="P133"><text:span text:style-name="Source_20_Text"><text:span text:style-name="T88">Sets the label.</text:span></text:span></text:p>
            <text:p text:style-name="P133"><text:span text:style-name="Source_20_Text"><text:span text:style-name="T75"/></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text:span></text:p>
          </table:table-cell>
        </table:table-row>
        <table:table-row>
          <table:table-cell table:style-name="Table412.A2" office:value-type="string">
            <text:p text:style-name="P123"><text:span text:style-name="Source_20_Text"><text:span text:style-name="T88">image</text:span></text:span></text:p>
          </table:table-cell>
          <table:table-cell table:style-name="Table412.A2" office:value-type="string">
            <text:p text:style-name="P133"><text:span text:style-name="Source_20_Text"><text:span text:style-name="T61">Returns the image URI.</text:span></text:span></text:p>
            <text:p text:style-name="P133"><text:span text:style-name="Source_20_Text"><text:span text:style-name="T61"/></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null</text:span></text:span></text:p>
          </table:table-cell>
        </table:table-row>
      </table:table>
      <text:p text:style-name="P227"/>
      <text:h text:style-name="P213"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414" table:style-name="Table414">
        <table:table-column table:style-name="Table414.A"/>
        <table:table-header-rows>
          <table:table-row>
            <table:table-cell table:style-name="Table414.A1" office:value-type="string">
              <text:p text:style-name="P173">Inherited From</text:p>
            </table:table-cell>
          </table:table-row>
        </table:table-header-rows>
        <table:table-row>
          <table:table-cell table:style-name="Table414.A2" office:value-type="string">
            <text:p text:style-name="P192"><text:a xlink:type="simple" xlink:href="../../../../../../davidchen/prj/zk1/zkdoc/devref/ch4/HeadersElement.xml">org.zkoss.zul.impl.HeadersElement</text:a></text:p>
          </table:table-cell>
        </table:table-row>
        <table:table-row>
          <table:table-cell table:style-name="Table414.A2" office:value-type="string">
            <text:p text:style-name="P192"><text:a xlink:type="simple" xlink:href="../../../../../../davidchen/prj/zk1/zkdoc/devref/ch4/XulElement.xml">org.zkoss.zul.impl.XulElement</text:a></text:p>
          </table:table-cell>
        </table:table-row>
      </table:table>
      <text:p text:style-name="Text_20_body"/>
      <text:p text:style-name="P59"/>
      <text:h text:style-name="Heading_20_3" text:outline-level="3"><text:bookmark-start text:name="Flash"/><text:bookmark-start text:name="Calendar1"/>F<text:bookmark-end text:name="Calendar1"/>lash<text:bookmark-end text:name="Flash"/></text:h>
      <text:p text:style-name="P76">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59" text:outline-level="4">Class Name</text:h>
      <text:p text:style-name="P283"><text:span text:style-name="Source_20_Text"><text:span text:style-name="T15">org.zkoss.zul.Flash</text:span></text:span></text:p>
      <text:h text:style-name="P213" text:outline-level="4">Supported Child Components</text:h>
      <text:p text:style-name="P11"><text:tab/> *NONE</text:p>
      <text:h text:style-name="P224" text:outline-level="4">Supported Events</text:h>
      <text:p text:style-name="P9"><text:tab/> <text:s/>*NONE</text:p>
      <text:h text:style-name="P256"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73">Property</text:p>
            </table:table-cell>
            <table:table-cell table:style-name="Table325.A1" office:value-type="string">
              <text:p text:style-name="P173">Description</text:p>
            </table:table-cell>
            <table:table-cell table:style-name="Table325.A1" office:value-type="string">
              <text:p text:style-name="P173">Data Type</text:p>
            </table:table-cell>
            <table:table-cell table:style-name="Table325.D1" office:value-type="string">
              <text:p text:style-name="P172">Default Value</text:p>
            </table:table-cell>
          </table:table-row>
        </table:table-header-rows>
        <table:table-row table:style-name="Table325.2">
          <table:table-cell table:style-name="Table325.A2" office:value-type="string">
            <text:p text:style-name="P123"><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76"><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3"><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3"><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288"><text:span text:style-name="Source_20_Text"><text:span text:style-name="T166">window</text:span></text:span><text:span text:style-name="T46"> - movie plays in its own rectangular window on a web page.</text:span></text:p>
              </text:list-item>
              <text:list-item>
                <text:p text:style-name="P288"><text:span text:style-name="Source_20_Text"><text:span text:style-name="T166">opaque</text:span></text:span><text:span text:style-name="T46"> - the movie hides everything on the page behind it.</text:span></text:p>
              </text:list-item>
              <text:list-item>
                <text:p text:style-name="P288"><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97">Methods</text:p>
      <text:p text:style-name="P106">*NONE</text:p>
      <text:h text:style-name="P160" text:outline-level="4">Inherited From </text:h>
      <table:table table:name="Table326" table:style-name="Table326">
        <table:table-column table:style-name="Table326.A"/>
        <table:table-header-rows>
          <table:table-row>
            <table:table-cell table:style-name="Table326.A1" office:value-type="string">
              <text:p text:style-name="P173">Inherited From</text:p>
            </table:table-cell>
          </table:table-row>
        </table:table-header-rows>
        <table:table-row table:style-name="Table326.2">
          <table:table-cell table:style-name="Table326.A2" office:value-type="string">
            <text:p text:style-name="P191"><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59" text:outline-level="4">Class Name</text:h>
      <text:p text:style-name="P283"><text:span text:style-name="Source_20_Text"><text:span text:style-name="T15">org.zkoss.zul.Footer</text:span></text:span></text:p>
      <text:h text:style-name="P213" text:outline-level="4">Supported Child Components</text:h>
      <text:p text:style-name="P11"><text:tab/> *ALL</text:p>
      <text:h text:style-name="P224" text:outline-level="4"><text:soft-page-break/>Supported Events</text:h>
      <text:p text:style-name="P9"><text:tab/> <text:s/>*NONE</text:p>
      <text:h text:style-name="P256"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73">Property</text:p>
            </table:table-cell>
            <table:table-cell table:style-name="Table327.A1" office:value-type="string">
              <text:p text:style-name="P173">Description</text:p>
            </table:table-cell>
            <table:table-cell table:style-name="Table327.A1" office:value-type="string">
              <text:p text:style-name="P173">Data Type</text:p>
            </table:table-cell>
            <table:table-cell table:style-name="Table327.D1" office:value-type="string">
              <text:p text:style-name="P172">Default Value</text:p>
            </table:table-cell>
          </table:table-row>
        </table:table-header-rows>
        <table:table-row table:style-name="Table327.2">
          <table:table-cell table:style-name="Table327.A2" office:value-type="string">
            <text:p text:style-name="P123"><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76"><text:span text:style-name="Source_20_Text"><text:span text:style-name="T79">int</text:span></text:span></text:p>
          </table:table-cell>
          <table:table-cell table:style-name="Table327.D2" office:value-type="string">
            <text:p text:style-name="P126"><text:span text:style-name="Source_20_Text">1</text:span></text:p>
          </table:table-cell>
        </table:table-row>
      </table:table>
      <text:p text:style-name="P98"/>
      <text:p text:style-name="P97">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76"><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76"><text:span text:style-name="Source_20_Text"><text:span text:style-name="T80">org.zkoss.zul.Column</text:span></text:span></text:p>
          </table:table-cell>
        </table:table-row>
        <table:table-row table:style-name="Table328.3">
          <table:table-cell table:style-name="Table328.A2" office:value-type="string">
            <text:p text:style-name="P176"><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76"><text:span text:style-name="Source_20_Text"><text:span text:style-name="T79">int</text:span></text:span></text:p>
          </table:table-cell>
        </table:table-row>
        <table:table-row table:style-name="Table328.3">
          <table:table-cell table:style-name="Table328.A2" office:value-type="string">
            <text:p text:style-name="P176"><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76"><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76"><text:span text:style-name="Source_20_Text"><text:span text:style-name="T79">void</text:span></text:span></text:p>
          </table:table-cell>
        </table:table-row>
      </table:table>
      <text:p text:style-name="P247"/>
      <text:p text:style-name="P78">Inherited From </text:p>
      <table:table table:name="Table329" table:style-name="Table329">
        <table:table-column table:style-name="Table329.A"/>
        <table:table-header-rows>
          <table:table-row>
            <table:table-cell table:style-name="Table329.A1" office:value-type="string">
              <text:p text:style-name="P173">Inherited From</text:p>
            </table:table-cell>
          </table:table-row>
        </table:table-header-rows>
        <table:table-row>
          <table:table-cell table:style-name="Table329.A2" office:value-type="string">
            <text:p text:style-name="P191"><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1"><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1"><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1"><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Foot"/><text:bookmark-start text:name="Calendar12"/>F<text:bookmark-end text:name="Calendar12"/>oot<text:bookmark-end text:name="Foot"/></text:h>
      <text:p text:style-name="P76">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59" text:outline-level="4">Class Name</text:h>
      <text:p text:style-name="P283"><text:span text:style-name="Source_20_Text"><text:span text:style-name="T15">org.zkoss.zul.Foot</text:span></text:span></text:p>
      <text:h text:style-name="P213" text:outline-level="4">Supported Child Components</text:h>
      <text:p text:style-name="P8"><text:span text:style-name="T53"><text:tab/> <text:s/></text:span><text:a xlink:type="simple" xlink:href="#Footer"><text:span text:style-name="T53">Footer</text:span></text:a></text:p>
      <text:h text:style-name="P224" text:outline-level="4">Supported Events</text:h>
      <text:p text:style-name="P9"><text:tab/> <text:s/>*NONE</text:p>
      <text:h text:style-name="P256"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73">Property</text:p>
            </table:table-cell>
            <table:table-cell table:style-name="Table330.A1" office:value-type="string">
              <text:p text:style-name="P173">Description</text:p>
            </table:table-cell>
            <table:table-cell table:style-name="Table330.C1" office:value-type="string">
              <text:p text:style-name="P173">Data Type</text:p>
            </table:table-cell>
          </table:table-row>
        </table:table-header-rows>
        <table:table-row>
          <table:table-cell table:style-name="Table330.A2" office:value-type="string">
            <text:p text:style-name="P123"><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3"><text:span text:style-name="Source_20_Text">java.langString</text:span></text:p>
          </table:table-cell>
        </table:table-row>
      </table:table>
      <text:p text:style-name="P97">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1"><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76"><text:span text:style-name="Source_20_Text"><text:span text:style-name="T79">org.zkoss.zul.Grid</text:span></text:span></text:p>
          </table:table-cell>
        </table:table-row>
        <table:table-row table:style-name="Table331.2">
          <table:table-cell table:style-name="Table331.A2" office:value-type="string">
            <text:p text:style-name="P181"><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61">boolean</text:span></text:span></text:p>
          </table:table-cell>
        </table:table-row>
        <table:table-row table:style-name="Table331.2">
          <table:table-cell table:style-name="Table331.A2" office:value-type="string">
            <text:p text:style-name="P181"><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79">void</text:span></text:span></text:p>
          </table:table-cell>
        </table:table-row>
      </table:table>
      <text:h text:style-name="P160" text:outline-level="4">Inherited From </text:h>
      <table:table table:name="Table332" table:style-name="Table332">
        <table:table-column table:style-name="Table332.A"/>
        <table:table-header-rows>
          <table:table-row>
            <table:table-cell table:style-name="Table332.A1" office:value-type="string">
              <text:p text:style-name="P173">Inherited From</text:p>
            </table:table-cell>
          </table:table-row>
        </table:table-header-rows>
        <table:table-row>
          <table:table-cell table:style-name="Table332.A2" office:value-type="string">
            <text:p text:style-name="P191"><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Grid"/>Grid<text:bookmark-end text:name="Grid"/></text:h>
      <text:p text:style-name="P91">Components: <text:span text:style-name="Source_20_Text">grid, columns, column, rows and row.</text:span></text:p>
      <text:p text:style-name="P91">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1"><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3"><text:span text:style-name="Source_20_Text"><text:span text:style-name="T13">org.zkoss.zul.Grid</text:span></text:span></text:p>
      <text:h text:style-name="P213" text:outline-level="4">Supported Child Components</text:h>
      <text:p text:style-name="Text_20_body_20_indent_20_2"><text:a xlink:type="simple" xlink:href="#Columns">Columns</text:a> <text:a xlink:type="simple" xlink:href="#Rows">Rows</text:a></text:p>
      <text:h text:style-name="P213" text:outline-level="4">Supported Events</text:h>
      <text:h text:style-name="P257" text:outline-level="4"/>
      <table:table table:name="Table95" table:style-name="Table95">
        <table:table-column table:style-name="Table95.A"/>
        <table:table-column table:style-name="Table95.B"/>
        <table:table-header-rows>
          <table:table-row>
            <table:table-cell table:style-name="Table95.A1" office:value-type="string">
              <text:p text:style-name="P173">Name</text:p>
            </table:table-cell>
            <table:table-cell table:style-name="Table95.B1" office:value-type="string">
              <text:p text:style-name="P173">Event Type</text:p>
            </table:table-cell>
          </table:table-row>
        </table:table-header-rows>
        <table:table-row>
          <table:table-cell table:style-name="Table95.A2" office:value-type="string">
            <text:p text:style-name="P176"><text:span text:style-name="Source_20_Text">onPaging</text:span></text:p>
          </table:table-cell>
          <table:table-cell table:style-name="Table95.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2">Property</text:p>
            </table:table-cell>
            <table:table-cell table:style-name="Table96.A1" office:value-type="string">
              <text:p text:style-name="P172">Description</text:p>
            </table:table-cell>
            <table:table-cell table:style-name="Table96.A1" office:value-type="string">
              <text:p text:style-name="P172">Data Type</text:p>
            </table:table-cell>
            <table:table-cell table:style-name="Table96.D1" office:value-type="string">
              <text:p text:style-name="P172">Default Value</text:p>
            </table:table-cell>
          </table:table-row>
        </table:table-header-rows>
        <table:table-row>
          <table:table-cell table:style-name="Table96.A2" office:value-type="string">
            <text:p text:style-name="P123"><text:span text:style-name="Source_20_Text"><text:span text:style-name="T88">align</text:span></text:span></text:p>
          </table:table-cell>
          <table:table-cell table:style-name="Table96.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mod</text:span></text:span><text:span text:style-name="Source_20_Text"><text:span text:style-name="T88">el</text:span></text:span></text:p>
          </table:table-cell>
          <table:table-cell table:style-name="Table96.A2" office:value-type="string">
            <text:p text:style-name="P133"><text:span text:style-name="Source_20_Text"><text:span text:style-name="T61">Sets the list model associated with this grid.</text:span></text:span></text:p>
          </table:table-cell>
          <table:table-cell table:style-name="Table96.A2" office:value-type="string">
            <text:p text:style-name="P123"><text:span text:style-name="Source_20_Text"><text:span text:style-name="T61">org.zkoss.zul.ListModel</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pageSize</text:span></text:span></text:p>
          </table:table-cell>
          <table:table-cell table:style-name="Table96.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96.A2" office:value-type="string">
            <text:p text:style-name="P123"><text:span text:style-name="Source_20_Text"><text:span text:style-name="T88">int</text:span></text:span></text:p>
          </table:table-cell>
          <table:table-cell table:style-name="Table96.D2" office:value-type="string">
            <text:p text:style-name="P123"><text:span text:style-name="Source_20_Text"><text:span text:style-name="T61">&lt;null&gt;</text:span></text:span></text:p>
          </table:table-cell>
        </table:table-row>
        <table:table-row table:style-name="Table96.5">
          <table:table-cell table:style-name="Table96.A2" office:value-type="string">
            <text:p text:style-name="P123"><text:span text:style-name="Source_20_Text"><text:span text:style-name="T61">paginal</text:span></text:span></text:p>
          </table:table-cell>
          <table:table-cell table:style-name="Table96.B5" office:value-type="string">
            <text:p text:style-name="P177"/>
          </table:table-cell>
          <table:table-cell table:style-name="Table96.A2" office:value-type="string">
            <text:p text:style-name="P123"><text:span text:style-name="Source_20_Text"><text:span text:style-name="T61">org.zkoss.zul.ext.Paginal</text:span></text:span></text:p>
          </table:table-cell>
          <table:table-cell table:style-name="Table96.D2" office:value-type="string">
            <text:p text:style-name="P126"><text:span text:style-name="Source_20_Text">&lt;null&gt;</text:span></text:p>
          </table:table-cell>
        </table:table-row>
        <table:table-row table:style-name="Table96.5">
          <table:table-cell table:style-name="Table96.A2" office:value-type="string">
            <text:p text:style-name="P123"><text:span text:style-name="Source_20_Text"><text:span text:style-name="T61">pre</text:span></text:span><text:span text:style-name="Source_20_Text"><text:span text:style-name="T88">loadSize</text:span></text:span></text:p>
          </table:table-cell>
          <table:table-cell table:style-name="Table96.B5" office:value-type="string">
            <text:p text:style-name="P181"><text:span text:style-name="Source_20_Text"><text:span text:style-name="T64">Sets the number of rows to preload when receiving the rendering request from the client. </text:span></text:span></text:p>
          </table:table-cell>
          <table:table-cell table:style-name="Table96.A2" office:value-type="string">
            <text:p text:style-name="P123"><text:span text:style-name="Source_20_Text"><text:span text:style-name="T61">int</text:span></text:span></text:p>
          </table:table-cell>
          <table:table-cell table:style-name="Table96.D2" office:value-type="string">
            <text:p text:style-name="P176"><text:span text:style-name="Source_20_Text"><text:span text:style-name="T64">7</text:span></text:span></text:p>
          </table:table-cell>
        </table:table-row>
        <table:table-row table:style-name="Table96.5">
          <table:table-cell table:style-name="Table96.A2" office:value-type="string">
            <text:p text:style-name="P123"><text:span text:style-name="Source_20_Text"><text:span text:style-name="T61">rowrenderer</text:span></text:span></text:p>
          </table:table-cell>
          <table:table-cell table:style-name="Table96.B5" office:value-type="string">
            <text:p text:style-name="P177">Sets the renderer which is used to render each row if getModel() is not null.</text:p>
          </table:table-cell>
          <table:table-cell table:style-name="Table96.A2" office:value-type="string">
            <text:p text:style-name="P123"><text:span text:style-name="Source_20_Text"><text:span text:style-name="T61">org</text:span></text:span><text:span text:style-name="Source_20_Text"><text:span text:style-name="T88">.zkoss.zul.RowRenderer</text:span></text:span></text:p>
          </table:table-cell>
          <table:table-cell table:style-name="Table96.D2" office:value-type="string">
            <text:p text:style-name="P178"><text:span text:style-name="Source_20_Text">&lt;null&gt;</text:span></text:p>
          </table:table-cell>
        </table:table-row>
      </table:table>
      <text:p text:style-name="P208"/>
      <text:h text:style-name="P213"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oft-page-break/><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98" table:style-name="Table98">
        <table:table-column table:style-name="Table98.A"/>
        <table:table-header-rows>
          <table:table-row>
            <table:table-cell table:style-name="Table98.A1" office:value-type="string">
              <text:p text:style-name="P173">Inherited From</text:p>
            </table:table-cell>
          </table:table-row>
        </table:table-header-rows>
        <table:table-row>
          <table:table-cell table:style-name="Table98.A2" office:value-type="string">
            <text:p text:style-name="P192"><text:a xlink:type="simple" xlink:href="#XulElement">org.zkoss.zul.impl.XulElement</text:a></text:p>
          </table:table-cell>
        </table:table-row>
        <table:table-row table:style-name="Table98.3">
          <table:table-cell table:style-name="Table98.A2" office:value-type="string">
            <text:p text:style-name="P192"><text:s/><text:a xlink:type="simple" xlink:href="#HtmlBasedComponent">org.zkoss.zk.ui.HtmlBasedComponent</text:a> </text:p>
          </table:table-cell>
        </table:table-row>
        <table:table-row table:style-name="Table98.3">
          <table:table-cell table:style-name="Table98.A2" office:value-type="string">
            <text:p text:style-name="P192"><text:s/><text:a xlink:type="simple" xlink:href="#AbstractComponent">org.zkoss.zk.ui.AbstractComponent </text:a></text:p>
          </table:table-cell>
        </table:table-row>
      </table:table>
      <text:p text:style-name="P59"/>
      <text:h text:style-name="Heading_20_3" text:outline-level="3">Group</text:h>
      <text:p text:style-name="P91">Adds the ability for single level grouping to the Grid.</text:p>
      <text:p text:style-name="P91"><text:span text:style-name="T3">Default getSclass()</text:span>: the same as grid's sclass. <text:s/></text:p>
      <text:p text:style-name="P91"><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59" text:outline-level="4">Class Name</text:h>
      <text:p text:style-name="P283"><text:span text:style-name="Source_20_Text"><text:span text:style-name="T13">org.zkoss.zul.Group</text:span></text:span></text:p>
      <text:h text:style-name="P213" text:outline-level="4">Supported Child Components</text:h>
      <text:p text:style-name="Text_20_body_20_indent_20_2">*ALL</text:p>
      <text:h text:style-name="P213" text:outline-level="4">Supported Events</text:h>
      <text:p text:style-name="P286">*NONE</text:p>
      <text:h text:style-name="P256"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2">Property</text:p>
            </table:table-cell>
            <table:table-cell table:style-name="Table408.A1" office:value-type="string">
              <text:p text:style-name="P172">Description</text:p>
            </table:table-cell>
            <table:table-cell table:style-name="Table408.A1" office:value-type="string">
              <text:p text:style-name="P172">Data Type</text:p>
            </table:table-cell>
            <table:table-cell table:style-name="Table408.D1" office:value-type="string">
              <text:p text:style-name="P172">Default Value</text:p>
            </table:table-cell>
          </table:table-row>
        </table:table-header-rows>
        <table:table-row>
          <table:table-cell table:style-name="Table408.A2" office:value-type="string">
            <text:p text:style-name="P123"><text:span text:style-name="Source_20_Text"><text:span text:style-name="T88">align</text:span></text:span></text:p>
          </table:table-cell>
          <table:table-cell table:style-name="Table408.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table-cell table:style-name="Table408.A2" office:value-type="string">
            <text:p text:style-name="P123"><text:span text:style-name="Source_20_Text"><text:span text:style-name="T88">nowrap</text:span></text:span></text:p>
          </table:table-cell>
          <table:table-cell table:style-name="Table408.A2" office:value-type="string">
            <text:p text:style-name="P133"><text:span text:style-name="Source_20_Text"><text:span text:style-name="T61">Sets the nowrap.</text:span></text:span></text:p>
          </table:table-cell>
          <table:table-cell table:style-name="Table408.A2" office:value-type="string">
            <text:p text:style-name="P123"><text:span text:style-name="Source_20_Text"><text:span text:style-name="T61">boo</text:span></text:span><text:span text:style-name="Source_20_Text"><text:span text:style-name="T88">lean</text:span></text:span></text:p>
          </table:table-cell>
          <table:table-cell table:style-name="Table408.D2" office:value-type="string">
            <text:p text:style-name="P176"><text:span text:style-name="Source_20_Text"><text:span text:style-name="T64">false</text:span></text:span></text:p>
          </table:table-cell>
        </table:table-row>
        <table:table-row>
          <table:table-cell table:style-name="Table408.A2" office:value-type="string">
            <text:p text:style-name="P123"><text:span text:style-name="Source_20_Text"><text:span text:style-name="T61">sclass</text:span></text:span></text:p>
          </table:table-cell>
          <table:table-cell table:style-name="Table408.A2" office:value-type="string">
            <text:p text:style-name="P128">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3"><text:span text:style-name="Source_20_Text"><text:span text:style-name="T61">&lt;null&gt;</text:span></text:span></text:p>
          </table:table-cell>
        </table:table-row>
        <table:table-row table:style-name="Table408.5">
          <table:table-cell table:style-name="Table408.A2" office:value-type="string">
            <text:p text:style-name="P123"><text:span text:style-name="Source_20_Text"><text:span text:style-name="T61">spans</text:span></text:span></text:p>
          </table:table-cell>
          <table:table-cell table:style-name="Table408.B5" office:value-type="string">
            <text:p text:style-name="P177">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6"><text:span text:style-name="Source_20_Text">&lt;null&gt;</text:span></text:p>
          </table:table-cell>
        </table:table-row>
        <table:table-row table:style-name="Table408.5">
          <table:table-cell table:style-name="Table408.A2" office:value-type="string">
            <text:p text:style-name="P123"><text:span text:style-name="Source_20_Text"><text:span text:style-name="T88">valign</text:span></text:span></text:p>
          </table:table-cell>
          <table:table-cell table:style-name="Table408.B5" office:value-type="string">
            <text:p text:style-name="P181"><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style-name="Table408.5">
          <table:table-cell table:style-name="Table408.A2" office:value-type="string">
            <text:p text:style-name="P123"><text:span text:style-name="Source_20_Text"><text:span text:style-name="T61">val</text:span></text:span><text:span text:style-name="Source_20_Text"><text:span text:style-name="T88">ue</text:span></text:span></text:p>
          </table:table-cell>
          <table:table-cell table:style-name="Table408.B5" office:value-type="string">
            <text:p text:style-name="P177">Sets the<text:span text:style-name="T1"> value.</text:span></text:p>
          </table:table-cell>
          <table:table-cell table:style-name="Table408.A2" office:value-type="string">
            <text:p text:style-name="P123"><text:span text:style-name="Source_20_Text"><text:span text:style-name="T88">java.lang.Object</text:span></text:span></text:p>
          </table:table-cell>
          <table:table-cell table:style-name="Table408.D2" office:value-type="string">
            <text:p text:style-name="P178"><text:span text:style-name="Source_20_Text">&lt;null&gt;</text:span></text:p>
          </table:table-cell>
        </table:table-row>
        <table:table-row table:style-name="Table408.5">
          <table:table-cell table:style-name="Table408.A2" office:value-type="string">
            <text:p text:style-name="P123"><text:span text:style-name="Source_20_Text"><text:span text:style-name="T88">label</text:span></text:span></text:p>
          </table:table-cell>
          <table:table-cell table:style-name="Table408.B5" office:value-type="string">
            <text:p text:style-name="P177">Sets the value of the Label it contains</text:p>
          </table:table-cell>
          <table:table-cell table:style-name="Table408.A2" office:value-type="string">
            <text:p text:style-name="P123">java.lang.String</text:p>
          </table:table-cell>
          <table:table-cell table:style-name="Table408.D2" office:value-type="string">
            <text:p text:style-name="P178"><text:span text:style-name="Source_20_Text">&lt;null&gt;</text:span></text:p>
          </table:table-cell>
        </table:table-row>
      </table:table>
      <text:p text:style-name="P208"/>
      <text:h text:style-name="P213"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2"><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6"/>
          </table:table-cell>
          <table:table-cell table:style-name="Table409.C2" office:value-type="string">
            <text:p text:style-name="P136"><text:span text:style-name="Source_20_Text">void</text:span></text:p>
          </table:table-cell>
        </table:table-row>
        <table:table-row>
          <table:table-cell table:style-name="Table409.A2" office:value-type="string">
            <text:p text:style-name="P136"><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10" table:style-name="Table410">
        <table:table-column table:style-name="Table410.A"/>
        <table:table-header-rows>
          <table:table-row>
            <table:table-cell table:style-name="Table410.A1" office:value-type="string">
              <text:p text:style-name="P173">Inherited From</text:p>
            </table:table-cell>
          </table:table-row>
        </table:table-header-rows>
        <table:table-row>
          <table:table-cell table:style-name="Table410.A2" office:value-type="string">
            <text:p text:style-name="P192"><text:a xlink:type="simple" xlink:href="#XulElement">org.zkoss.zul.impl.XulElement</text:a></text:p>
          </table:table-cell>
        </table:table-row>
        <table:table-row table:style-name="Table410.3">
          <table:table-cell table:style-name="Table410.A2" office:value-type="string">
            <text:p text:style-name="P192"><text:s/><text:a xlink:type="simple" xlink:href="#HtmlBasedComponent">org.zkoss.zk.ui.HtmlBasedComponent</text:a> </text:p>
          </table:table-cell>
        </table:table-row>
        <table:table-row table:style-name="Table410.3">
          <table:table-cell table:style-name="Table41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Groupbox"/>Groupbox<text:bookmark-end text:name="Groupbox"/></text:h>
      <text:p text:style-name="P91">Components: <text:span text:style-name="Source_20_Text">groupbox</text:span>.</text:p>
      <text:p text:style-name="P91">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1"><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59" text:outline-level="4">Class Name</text:h>
      <text:p text:style-name="P283"><text:span text:style-name="Source_20_Text"><text:span text:style-name="T13">org.zkoss.zul.Groupbox</text:span></text:span></text:p>
      <text:h text:style-name="P213" text:outline-level="4">Supported Child Components</text:h>
      <text:p text:style-name="Text_20_body_20_indent_20_2">*ALL </text:p>
      <text:h text:style-name="P213" text:outline-level="4">Supported Events</text:h>
      <text:h text:style-name="P257" text:outline-level="4"/>
      <table:table table:name="Table99" table:style-name="Table99">
        <table:table-column table:style-name="Table99.A"/>
        <table:table-column table:style-name="Table99.B"/>
        <table:table-header-rows>
          <table:table-row>
            <table:table-cell table:style-name="Table99.A1" office:value-type="string">
              <text:p text:style-name="P173">Name</text:p>
            </table:table-cell>
            <table:table-cell table:style-name="Table99.B1" office:value-type="string">
              <text:p text:style-name="P173">Event Type</text:p>
            </table:table-cell>
          </table:table-row>
        </table:table-header-rows>
        <table:table-row>
          <table:table-cell table:style-name="Table99.A2" office:value-type="string">
            <text:p text:style-name="P176"><text:span text:style-name="Source_20_Text">on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76"><text:span text:style-name="Source_20_Text">onRight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76"><text:span text:style-name="Source_20_Text">onDouble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soft-page-break/><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99.A2" office:value-type="string">
            <text:p text:style-name="P176"><text:span text:style-name="Source_20_Text">onOpen</text:span></text:p>
          </table:table-cell>
          <table:table-cell table:style-name="Table99.B2" office:value-type="string">
            <text:p text:style-name="P181"><text:a xlink:type="simple" xlink:href="#OpenEvent"><text:span text:style-name="Source_20_Text"><text:span text:style-name="T103">org.zkoss.zk.ui.event.Ope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49">unlike <text:span text:style-name="Source_20_Text">onClose</text:span>, this event is only a notification. The client sends this event after opening or closing the component.</text:p>
            <text:p text:style-name="P51"><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24"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2">Property</text:p>
            </table:table-cell>
            <table:table-cell table:style-name="Table100.A1" office:value-type="string">
              <text:p text:style-name="P172">Description</text:p>
            </table:table-cell>
            <table:table-cell table:style-name="Table100.A1" office:value-type="string">
              <text:p text:style-name="P172">Data Type</text:p>
            </table:table-cell>
            <table:table-cell table:style-name="Table100.D1" office:value-type="string">
              <text:p text:style-name="P172">Default Value</text:p>
            </table:table-cell>
          </table:table-row>
        </table:table-header-rows>
        <table:table-row>
          <table:table-cell table:style-name="Table100.A2" office:value-type="string">
            <text:p text:style-name="P123"><text:span text:style-name="Source_20_Text"><text:span text:style-name="T61">closable</text:span></text:span></text:p>
          </table:table-cell>
          <table:table-cell table:style-name="Table100.A2" office:value-type="string">
            <text:p text:style-name="P133"><text:span text:style-name="Source_20_Text"><text:span text:style-name="T61">Sets whether user can open or close the group box. </text:span></text:span></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76"><text:span text:style-name="Source_20_Text"><text:span text:style-name="T64">true</text:span></text:span></text:p>
          </table:table-cell>
        </table:table-row>
        <table:table-row>
          <table:table-cell table:style-name="Table100.A2" office:value-type="string">
            <text:p text:style-name="P123"><text:span text:style-name="Source_20_Text"><text:span text:style-name="T61">con</text:span></text:span><text:span text:style-name="Source_20_Text"><text:span text:style-name="T88">tentStyle</text:span></text:span></text:p>
          </table:table-cell>
          <table:table-cell table:style-name="Table100.A2" office:value-type="string">
            <text:p text:style-name="P125">Sets the CSS style for the content block of the groupbox. </text:p>
          </table:table-cell>
          <table:table-cell table:style-name="Table100.A2" office:value-type="string">
            <text:p text:style-name="P123"><text:span text:style-name="Source_20_Text"><text:span text:style-name="T61">java.lang.Str</text:span></text:span><text:span text:style-name="Source_20_Text"><text:span text:style-name="T88">ing</text:span></text:span></text:p>
          </table:table-cell>
          <table:table-cell table:style-name="Table100.D2" office:value-type="string">
            <text:p text:style-name="P123"><text:span text:style-name="Source_20_Text"><text:span text:style-name="T61">&lt;null&gt;</text:span></text:span></text:p>
          </table:table-cell>
        </table:table-row>
        <table:table-row table:style-name="Table100.4">
          <table:table-cell table:style-name="Table100.A2" office:value-type="string">
            <text:p text:style-name="P123"><text:span text:style-name="Source_20_Text"><text:span text:style-name="T61">ope</text:span></text:span><text:span text:style-name="Source_20_Text"><text:span text:style-name="T88">n</text:span></text:span></text:p>
          </table:table-cell>
          <table:table-cell table:style-name="Table100.B4" office:value-type="string">
            <text:p text:style-name="P177">Opens or closes this groupbox. </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26"><text:span text:style-name="Source_20_Text">true</text:span></text:p>
          </table:table-cell>
        </table:table-row>
      </table:table>
      <text:p text:style-name="P208"/>
      <text:h text:style-name="P213"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102" table:style-name="Table102">
        <table:table-column table:style-name="Table102.A"/>
        <table:table-header-rows>
          <table:table-row>
            <table:table-cell table:style-name="Table102.A1" office:value-type="string">
              <text:p text:style-name="P173">Inherited From</text:p>
            </table:table-cell>
          </table:table-row>
        </table:table-header-rows>
        <table:table-row>
          <table:table-cell table:style-name="Table102.A2" office:value-type="string">
            <text:p text:style-name="P192"><text:a xlink:type="simple" xlink:href="#XulElement">org.zkoss.zul.impl.XulElement</text:a></text:p>
          </table:table-cell>
        </table:table-row>
        <table:table-row table:style-name="Table102.3">
          <table:table-cell table:style-name="Table102.A2" office:value-type="string">
            <text:p text:style-name="P192"><text:s/><text:a xlink:type="simple" xlink:href="#HtmlBasedComponent">org.zkoss.zk.ui.HtmlBasedComponent</text:a> </text:p>
          </table:table-cell>
        </table:table-row>
        <table:table-row table:style-name="Table102.3">
          <table:table-cell table:style-name="Table102.A2" office:value-type="string">
            <text:p text:style-name="P192"><text:s/><text:a xlink:type="simple" xlink:href="#AbstractComponent">org.zkoss.zk.ui.AbstractComponent </text:a></text:p>
          </table:table-cell>
        </table:table-row>
      </table:table>
      <text:p text:style-name="P59"/>
      <text:h text:style-name="Heading_20_3" text:outline-level="3">Groupfoot</text:h>
      <text:p text:style-name="P91">Adds the ability for single level grouping to the Grid.</text:p>
      <text:p text:style-name="P91"><text:span text:style-name="T3">Default getSclass()</text:span>: the same as grid's sclass. <text:s/></text:p>
      <text:p text:style-name="P91"><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59" text:outline-level="4">Class Name</text:h>
      <text:p text:style-name="P283"><text:span text:style-name="Source_20_Text"><text:span text:style-name="T13">org.zkoss.zul.Groupfoot</text:span></text:span></text:p>
      <text:h text:style-name="P213" text:outline-level="4">Supported Child Components</text:h>
      <text:p text:style-name="Text_20_body_20_indent_20_2">*ALL</text:p>
      <text:h text:style-name="P213" text:outline-level="4">Supported Events</text:h>
      <text:p text:style-name="P286">*NONE</text:p>
      <text:h text:style-name="P256"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2">Property</text:p>
            </table:table-cell>
            <table:table-cell table:style-name="Table405.A1" office:value-type="string">
              <text:p text:style-name="P172">Description</text:p>
            </table:table-cell>
            <table:table-cell table:style-name="Table405.A1" office:value-type="string">
              <text:p text:style-name="P172">Data Type</text:p>
            </table:table-cell>
            <table:table-cell table:style-name="Table405.D1" office:value-type="string">
              <text:p text:style-name="P172">Default Value</text:p>
            </table:table-cell>
          </table:table-row>
        </table:table-header-rows>
        <table:table-row>
          <table:table-cell table:style-name="Table405.A2" office:value-type="string">
            <text:p text:style-name="P123"><text:span text:style-name="Source_20_Text"><text:span text:style-name="T88">align</text:span></text:span></text:p>
          </table:table-cell>
          <table:table-cell table:style-name="Table40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table-cell table:style-name="Table405.A2" office:value-type="string">
            <text:p text:style-name="P123"><text:span text:style-name="Source_20_Text"><text:span text:style-name="T88">nowrap</text:span></text:span></text:p>
          </table:table-cell>
          <table:table-cell table:style-name="Table405.A2" office:value-type="string">
            <text:p text:style-name="P133"><text:span text:style-name="Source_20_Text"><text:span text:style-name="T61">Sets the nowrap.</text:span></text:span></text:p>
          </table:table-cell>
          <table:table-cell table:style-name="Table405.A2" office:value-type="string">
            <text:p text:style-name="P123"><text:span text:style-name="Source_20_Text"><text:span text:style-name="T61">boo</text:span></text:span><text:span text:style-name="Source_20_Text"><text:span text:style-name="T88">lean</text:span></text:span></text:p>
          </table:table-cell>
          <table:table-cell table:style-name="Table405.D2" office:value-type="string">
            <text:p text:style-name="P176"><text:span text:style-name="Source_20_Text"><text:span text:style-name="T64">false</text:span></text:span></text:p>
          </table:table-cell>
        </table:table-row>
        <table:table-row>
          <table:table-cell table:style-name="Table405.A2" office:value-type="string">
            <text:p text:style-name="P123"><text:span text:style-name="Source_20_Text"><text:span text:style-name="T61">sclass</text:span></text:span></text:p>
          </table:table-cell>
          <table:table-cell table:style-name="Table405.A2" office:value-type="string">
            <text:p text:style-name="P128">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3"><text:span text:style-name="Source_20_Text"><text:span text:style-name="T61">&lt;null&gt;</text:span></text:span></text:p>
          </table:table-cell>
        </table:table-row>
        <table:table-row table:style-name="Table405.5">
          <table:table-cell table:style-name="Table405.A2" office:value-type="string">
            <text:p text:style-name="P123"><text:span text:style-name="Source_20_Text"><text:span text:style-name="T61">spans</text:span></text:span></text:p>
          </table:table-cell>
          <table:table-cell table:style-name="Table405.B5" office:value-type="string">
            <text:p text:style-name="P177">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6"><text:span text:style-name="Source_20_Text">&lt;null&gt;</text:span></text:p>
          </table:table-cell>
        </table:table-row>
        <table:table-row table:style-name="Table405.5">
          <table:table-cell table:style-name="Table405.A2" office:value-type="string">
            <text:p text:style-name="P123"><text:span text:style-name="Source_20_Text"><text:span text:style-name="T88">valign</text:span></text:span></text:p>
          </table:table-cell>
          <table:table-cell table:style-name="Table405.B5" office:value-type="string">
            <text:p text:style-name="P181"><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style-name="Table405.5">
          <table:table-cell table:style-name="Table405.A2" office:value-type="string">
            <text:p text:style-name="P123"><text:span text:style-name="Source_20_Text"><text:span text:style-name="T61">val</text:span></text:span><text:span text:style-name="Source_20_Text"><text:span text:style-name="T88">ue</text:span></text:span></text:p>
          </table:table-cell>
          <table:table-cell table:style-name="Table405.B5" office:value-type="string">
            <text:p text:style-name="P177">Sets the<text:span text:style-name="T1"> value.</text:span></text:p>
          </table:table-cell>
          <table:table-cell table:style-name="Table405.A2" office:value-type="string">
            <text:p text:style-name="P123"><text:span text:style-name="Source_20_Text"><text:span text:style-name="T88">java.lang.Object</text:span></text:span></text:p>
          </table:table-cell>
          <table:table-cell table:style-name="Table405.D2" office:value-type="string">
            <text:p text:style-name="P178"><text:span text:style-name="Source_20_Text">&lt;null&gt;</text:span></text:p>
          </table:table-cell>
        </table:table-row>
        <table:table-row table:style-name="Table405.5">
          <table:table-cell table:style-name="Table405.A2" office:value-type="string">
            <text:p text:style-name="P123"><text:span text:style-name="Source_20_Text"><text:span text:style-name="T88">label</text:span></text:span></text:p>
          </table:table-cell>
          <table:table-cell table:style-name="Table405.B5" office:value-type="string">
            <text:p text:style-name="P177">Sets the value of the Label it contains</text:p>
          </table:table-cell>
          <table:table-cell table:style-name="Table405.A2" office:value-type="string">
            <text:p text:style-name="P123">java.lang.String</text:p>
          </table:table-cell>
          <table:table-cell table:style-name="Table405.D2" office:value-type="string">
            <text:p text:style-name="P178"><text:span text:style-name="Source_20_Text">&lt;null&gt;</text:span></text:p>
          </table:table-cell>
        </table:table-row>
      </table:table>
      <text:p text:style-name="P208"/>
      <text:h text:style-name="P213"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2"><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6"/>
          </table:table-cell>
          <table:table-cell table:style-name="Table406.C2" office:value-type="string">
            <text:p text:style-name="P136"><text:span text:style-name="Source_20_Text">void</text:span></text:p>
          </table:table-cell>
        </table:table-row>
        <table:table-row>
          <table:table-cell table:style-name="Table406.A2" office:value-type="string">
            <text:p text:style-name="P136"><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07" table:style-name="Table407">
        <table:table-column table:style-name="Table407.A"/>
        <table:table-header-rows>
          <table:table-row>
            <table:table-cell table:style-name="Table407.A1" office:value-type="string">
              <text:p text:style-name="P173">Inherited From</text:p>
            </table:table-cell>
          </table:table-row>
        </table:table-header-rows>
        <table:table-row>
          <table:table-cell table:style-name="Table407.A2" office:value-type="string">
            <text:p text:style-name="P192"><text:a xlink:type="simple" xlink:href="#XulElement">org.zkoss.zul.impl.XulElement</text:a></text:p>
          </table:table-cell>
        </table:table-row>
        <table:table-row table:style-name="Table407.3">
          <table:table-cell table:style-name="Table407.A2" office:value-type="string">
            <text:p text:style-name="P192"><text:s/><text:a xlink:type="simple" xlink:href="#HtmlBasedComponent">org.zkoss.zk.ui.HtmlBasedComponent</text:a> </text:p>
          </table:table-cell>
        </table:table-row>
        <table:table-row table:style-name="Table407.3">
          <table:table-cell table:style-name="Table407.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Hbox"/>Hbox<text:bookmark-end text:name="Hbox"/></text:h>
      <text:p text:style-name="P91">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59" text:outline-level="4">Class Name</text:h>
      <text:p text:style-name="P283"><text:span text:style-name="Source_20_Text"><text:span text:style-name="T95">org.zkoss.zul.H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Properties</text:h>
      <text:p text:style-name="P230"><text:tab/> <text:s/><text:span text:style-name="T90">*NONE</text:span></text:p>
      <text:h text:style-name="P213" text:outline-level="4">Methods</text:h>
      <text:p text:style-name="P233"><text:s text:c="8"/>*NONE</text:p>
      <text:h text:style-name="P213" text:outline-level="4">Inherited From </text:h>
      <table:table table:name="Table103" table:style-name="Table103">
        <table:table-column table:style-name="Table103.A"/>
        <table:table-header-rows>
          <table:table-row>
            <table:table-cell table:style-name="Table103.A1" office:value-type="string">
              <text:p text:style-name="P173">Inherited From</text:p>
            </table:table-cell>
          </table:table-row>
        </table:table-header-rows>
        <table:table-row>
          <table:table-cell table:style-name="Table103.A2" office:value-type="string">
            <text:p text:style-name="P191"><text:a xlink:type="simple" xlink:href="#Box">org.zkoss.zul.Box</text:a></text:p>
          </table:table-cell>
        </table:table-row>
        <table:table-row>
          <table:table-cell table:style-name="Table103.A2" office:value-type="string">
            <text:p text:style-name="P191"><text:a xlink:type="simple" xlink:href="#XulElement">org.zkoss.zul.impl.XulElement</text:a></text:p>
          </table:table-cell>
        </table:table-row>
        <text:soft-page-break/>
        <table:table-row>
          <table:table-cell table:style-name="Table103.A2" office:value-type="string">
            <text:p text:style-name="P191"><text:a xlink:type="simple" xlink:href="#HtmlBasedComponent">org.zkoss.zk.ui.HtmlBasedComponent</text:a> </text:p>
          </table:table-cell>
        </table:table-row>
        <table:table-row table:style-name="Table103.5">
          <table:table-cell table:style-name="Table103.A2" office:value-type="string">
            <text:p text:style-name="P191"><text:a xlink:type="simple" xlink:href="#AbstractComponent">org.zkoss.zk.ui.AbstractComponent </text:a></text:p>
          </table:table-cell>
        </table:table-row>
      </table:table>
      <text:p text:style-name="P59"/>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3"><text:span text:style-name="Source_20_Text"/></text:p>
      <text:p text:style-name="P107"/>
      <text:h text:style-name="P159" text:outline-level="4">Class Name</text:h>
      <text:p text:style-name="P283"><text:span text:style-name="Source_20_Text"><text:span text:style-name="T95">org.zkoss.zul.Htm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73">Property</text:p>
            </table:table-cell>
            <table:table-cell table:style-name="Table104.A1" office:value-type="string">
              <text:p text:style-name="P173">Description</text:p>
            </table:table-cell>
            <table:table-cell table:style-name="Table104.A1" office:value-type="string">
              <text:p text:style-name="P173">Data Type</text:p>
            </table:table-cell>
            <table:table-cell table:style-name="Table104.D1" office:value-type="string">
              <text:p text:style-name="P172">Default Value</text:p>
            </table:table-cell>
          </table:table-row>
        </table:table-header-rows>
        <table:table-row>
          <table:table-cell table:style-name="Table104.A2" office:value-type="string">
            <text:p text:style-name="P123"><text:span text:style-name="Source_20_Text"><text:span text:style-name="T103">content</text:span></text:span></text:p>
          </table:table-cell>
          <table:table-cell table:style-name="Table104.A2" office:value-type="string">
            <text:p text:style-name="P124">Returns the embedded content (i.e., HTML tags).</text:p>
          </table:table-cell>
          <table:table-cell table:style-name="Table104.A2" office:value-type="string">
            <text:p text:style-name="P123"><text:span text:style-name="Source_20_Text">String</text:span></text:p>
          </table:table-cell>
          <table:table-cell table:style-name="Table104.D2" office:value-type="string">
            <text:p text:style-name="P123"><text:span text:style-name="Source_20_Text"><text:span text:style-name="T78">empty ("")</text:span></text:span></text:p>
          </table:table-cell>
        </table:table-row>
      </table:table>
      <text:p text:style-name="P208"/>
      <text:h text:style-name="P213"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3"><text:span text:style-name="Source_20_Text"><text:span text:style-name="T3">(Source Text)</text:span></text:span></text:p>
          </table:table-cell>
          <table:table-cell table:style-name="Table105.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06" table:style-name="Table106">
        <table:table-column table:style-name="Table106.A"/>
        <table:table-header-rows>
          <table:table-row>
            <table:table-cell table:style-name="Table106.A1" office:value-type="string">
              <text:p text:style-name="P173">Inherited From</text:p>
            </table:table-cell>
          </table:table-row>
        </table:table-header-rows>
        <table:table-row>
          <table:table-cell table:style-name="Table106.A2" office:value-type="string">
            <text:p text:style-name="P191"><text:a xlink:type="simple" xlink:href="#XulElement">org.zkoss.zul.impl.XulElement</text:a></text:p>
          </table:table-cell>
        </table:table-row>
        <table:table-row table:style-name="Table106.3">
          <table:table-cell table:style-name="Table106.A2" office:value-type="string">
            <text:p text:style-name="P191"><text:a xlink:type="simple" xlink:href="#HtmlBasedComponent">org.zkoss.zk.ui.HtmlBasedComponent</text:a> </text:p>
          </table:table-cell>
        </table:table-row>
        <table:table-row table:style-name="Table106.3">
          <table:table-cell table:style-name="Table106.A2" office:value-type="string">
            <text:p text:style-name="P191"><text:a xlink:type="simple" xlink:href="#AbstractComponent">org.zkoss.zk.ui.AbstractComponent </text:a></text:p>
          </table:table-cell>
        </table:table-row>
      </table:table>
      <text:p text:style-name="P59"/>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5"><draw:frame draw:style-name="fr6" draw:name="graphics120" text:anchor-type="paragraph" svg:width="8.724cm" svg:height="5.029cm"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6"/>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159" text:outline-level="4">Class Name</text:h>
      <text:p text:style-name="P283"><text:span text:style-name="Source_20_Text"><text:span text:style-name="T95">org.zkoss.zul.Iframe</text:span></text:span></text:p>
      <text:h text:style-name="P213" text:outline-level="4">Supported Child Components</text:h>
      <text:p text:style-name="P100"><text:span text:style-name="T61">*NONE</text:span> </text:p>
      <text:h text:style-name="P213"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73">Name</text:p>
            </table:table-cell>
            <table:table-cell table:style-name="Table367.B1" office:value-type="string">
              <text:p text:style-name="P173">Event Type</text:p>
            </table:table-cell>
          </table:table-row>
        </table:table-header-rows>
        <table:table-row>
          <table:table-cell table:style-name="Table367.A2" office:value-type="string">
            <text:p text:style-name="P176"><text:span text:style-name="Source_20_Text">onURIChange</text:span></text:p>
          </table:table-cell>
          <table:table-cell table:style-name="Table367.B2" office:value-type="string">
            <text:p text:style-name="P181"><text:a xlink:type="simple" xlink:href="#MouseEvent"><text:span text:style-name="Source_20_Text"><text:span text:style-name="T103">org.zkoss.zk.ui.event.URIEvent</text:span></text:span></text:a></text:p>
            <text:p text:style-name="P181"><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1"><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7">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3">Property</text:p>
            </table:table-cell>
            <table:table-cell table:style-name="Table107.A1" office:value-type="string">
              <text:p text:style-name="P173">Description</text:p>
            </table:table-cell>
            <table:table-cell table:style-name="Table107.A1" office:value-type="string">
              <text:p text:style-name="P173">Data Type</text:p>
            </table:table-cell>
            <table:table-cell table:style-name="Table107.D1" office:value-type="string">
              <text:p text:style-name="P172">Default Value</text:p>
            </table:table-cell>
          </table:table-row>
        </table:table-header-rows>
        <table:table-row>
          <table:table-cell table:style-name="Table107.A2" office:value-type="string">
            <text:p text:style-name="P123"><text:span text:style-name="Source_20_Text"><text:span text:style-name="T103">content</text:span></text:span></text:p>
          </table:table-cell>
          <table:table-cell table:style-name="Table107.A2" office:value-type="string">
            <text:p text:style-name="P124"><text:span text:style-name="Source_20_Text">org.zkoss.util.media.Media</text:span> any binary content that client side browser accept (i.e., mp3, pdf...).</text:p>
          </table:table-cell>
          <table:table-cell table:style-name="Table107.A2" office:value-type="string">
            <text:p text:style-name="P123"><text:span text:style-name="Source_20_Text">Media </text:span></text:p>
          </table:table-cell>
          <table:table-cell table:style-name="Table107.D2" office:value-type="string">
            <text:p text:style-name="P123"><text:span text:style-name="Source_20_Text"><text:span text:style-name="T78">null</text:span></text:span></text:p>
          </table:table-cell>
        </table:table-row>
      </table:table>
      <text:p text:style-name="P208"/>
      <text:h text:style-name="P213"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13" text:outline-level="4">Inherited From </text:h>
      <table:table table:name="Table109" table:style-name="Table109">
        <table:table-column table:style-name="Table109.A"/>
        <table:table-header-rows>
          <table:table-row>
            <table:table-cell table:style-name="Table109.A1" office:value-type="string">
              <text:p text:style-name="P173">Inherited From</text:p>
            </table:table-cell>
          </table:table-row>
        </table:table-header-rows>
        <table:table-row>
          <table:table-cell table:style-name="Table109.A2" office:value-type="string">
            <text:p text:style-name="P191"><text:a xlink:type="simple" xlink:href="#XulElement">org.zkoss.zul.impl.XulElement</text:a></text:p>
          </table:table-cell>
        </table:table-row>
        <table:table-row table:style-name="Table109.3">
          <table:table-cell table:style-name="Table109.A2" office:value-type="string">
            <text:p text:style-name="P191"><text:a xlink:type="simple" xlink:href="#HtmlBasedComponent">org.zkoss.zk.ui.HtmlBasedComponent</text:a> </text:p>
          </table:table-cell>
        </table:table-row>
        <table:table-row table:style-name="Table109.3">
          <table:table-cell table:style-name="Table109.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59" text:outline-level="4">Class Name</text:h>
      <text:p text:style-name="P283"><text:span text:style-name="Source_20_Text"><text:span text:style-name="T95">org.zkoss.zul.Image</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3">Property</text:p>
            </table:table-cell>
            <table:table-cell table:style-name="Table110.A1" office:value-type="string">
              <text:p text:style-name="P173">Description</text:p>
            </table:table-cell>
            <table:table-cell table:style-name="Table110.A1" office:value-type="string">
              <text:p text:style-name="P173">Data Type</text:p>
            </table:table-cell>
            <table:table-cell table:style-name="Table110.D1" office:value-type="string">
              <text:p text:style-name="P172">Default Value</text:p>
            </table:table-cell>
          </table:table-row>
        </table:table-header-rows>
        <table:table-row>
          <table:table-cell table:style-name="Table110.A2" office:value-type="string">
            <text:p text:style-name="P123"><text:span text:style-name="Source_20_Text"><text:span text:style-name="T103">content</text:span></text:span></text:p>
          </table:table-cell>
          <table:table-cell table:style-name="Table110.A2" office:value-type="string">
            <text:p text:style-name="P124"><text:span text:style-name="Source_20_Text">org.zkoss.image.Image </text:span><text:s/>an image object (i.e., jpeg, png...).</text:p>
          </table:table-cell>
          <table:table-cell table:style-name="Table110.A2" office:value-type="string">
            <text:p text:style-name="P123"><text:span text:style-name="Source_20_Text">Image </text:span></text:p>
          </table:table-cell>
          <table:table-cell table:style-name="Table110.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oft-page-break/><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12" table:style-name="Table112">
        <table:table-column table:style-name="Table112.A"/>
        <table:table-header-rows>
          <table:table-row>
            <table:table-cell table:style-name="Table112.A1" office:value-type="string">
              <text:p text:style-name="P173">Inherited From</text:p>
            </table:table-cell>
          </table:table-row>
        </table:table-header-rows>
        <table:table-row>
          <table:table-cell table:style-name="Table112.A2" office:value-type="string">
            <text:p text:style-name="P191"><text:a xlink:type="simple" xlink:href="#XulElement">org.zkoss.zul.impl.XulElement</text:a></text:p>
          </table:table-cell>
        </table:table-row>
        <table:table-row table:style-name="Table112.3">
          <table:table-cell table:style-name="Table112.A2" office:value-type="string">
            <text:p text:style-name="P191"><text:a xlink:type="simple" xlink:href="#HtmlBasedComponent">org.zkoss.zk.ui.HtmlBasedComponent</text:a> </text:p>
          </table:table-cell>
        </table:table-row>
        <table:table-row table:style-name="Table112.3">
          <table:table-cell table:style-name="Table112.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59" text:outline-level="4">Class Name</text:h>
      <text:p text:style-name="P283"><text:span text:style-name="Source_20_Text"><text:span text:style-name="T95">org.zkoss.zul.Imagemap</text:span></text:span></text:p>
      <text:h text:style-name="P213" text:outline-level="4">Supported Child Components</text:h>
      <text:p text:style-name="P100"><text:span text:style-name="T61">*NONE</text:span> </text:p>
      <text:h text:style-name="P213"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73">Name</text:p>
            </table:table-cell>
            <table:table-cell table:style-name="Table113.B1" office:value-type="string">
              <text:p text:style-name="P173">Event Type</text:p>
            </table:table-cell>
          </table:table-row>
        </table:table-header-rows>
        <table:table-row>
          <table:table-cell table:style-name="Table113.A2" office:value-type="string">
            <text:p text:style-name="P176"><text:span text:style-name="Source_20_Text">onClick</text:span></text:p>
          </table:table-cell>
          <table:table-cell table:style-name="Table113.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3">Property</text:p>
            </table:table-cell>
            <table:table-cell table:style-name="Table114.A1" office:value-type="string">
              <text:p text:style-name="P173">Description</text:p>
            </table:table-cell>
            <table:table-cell table:style-name="Table114.A1" office:value-type="string">
              <text:p text:style-name="P173">Data Type</text:p>
            </table:table-cell>
            <table:table-cell table:style-name="Table114.D1" office:value-type="string">
              <text:p text:style-name="P172">Default Value</text:p>
            </table:table-cell>
          </table:table-row>
        </table:table-header-rows>
        <table:table-row>
          <table:table-cell table:style-name="Table114.A2" office:value-type="string">
            <text:p text:style-name="P123"><text:span text:style-name="Source_20_Text"><text:span text:style-name="T103">content</text:span></text:span></text:p>
          </table:table-cell>
          <table:table-cell table:style-name="Table114.A2" office:value-type="string">
            <text:p text:style-name="P124"><text:span text:style-name="Source_20_Text">org.zkoss.image.Image </text:span><text:s/>an image object (i.e., jpeg, png...).</text:p>
          </table:table-cell>
          <table:table-cell table:style-name="Table114.A2" office:value-type="string">
            <text:p text:style-name="P123"><text:span text:style-name="Source_20_Text">Image </text:span></text:p>
          </table:table-cell>
          <table:table-cell table:style-name="Table114.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16" table:style-name="Table116">
        <table:table-column table:style-name="Table116.A"/>
        <table:table-header-rows>
          <table:table-row>
            <table:table-cell table:style-name="Table116.A1" office:value-type="string">
              <text:p text:style-name="P173">Inherited From</text:p>
            </table:table-cell>
          </table:table-row>
        </table:table-header-rows>
        <table:table-row>
          <table:table-cell table:style-name="Table116.A2" office:value-type="string">
            <text:p text:style-name="P191"><text:a xlink:type="simple" xlink:href="#Image">org.zkoss.zul.Image</text:a></text:p>
          </table:table-cell>
        </table:table-row>
        <table:table-row>
          <table:table-cell table:style-name="Table116.A2" office:value-type="string">
            <text:p text:style-name="P191"><text:a xlink:type="simple" xlink:href="#XulElement">org.zkoss.zul.impl.XulElement</text:a></text:p>
          </table:table-cell>
        </table:table-row>
        <table:table-row table:style-name="Table116.4">
          <table:table-cell table:style-name="Table116.A2" office:value-type="string">
            <text:p text:style-name="P191"><text:a xlink:type="simple" xlink:href="#HtmlBasedComponent">org.zkoss.zk.ui.HtmlBasedComponent</text:a> </text:p>
          </table:table-cell>
        </table:table-row>
        <table:table-row table:style-name="Table116.4">
          <table:table-cell table:style-name="Table116.A2" office:value-type="string">
            <text:p text:style-name="P191"><text:a xlink:type="simple" xlink:href="#AbstractComponent">org.zkoss.zk.ui.AbstractComponent </text:a></text:p>
          </table:table-cell>
        </table:table-row>
      </table:table>
      <text:p text:style-name="P59"/>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8">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59" text:outline-level="4">Class Name</text:h>
      <text:p text:style-name="P283"><text:span text:style-name="Source_20_Text"><text:span text:style-name="T13">org.zkoss.zul.Include</text:span></text:span></text:p>
      <text:h text:style-name="P213" text:outline-level="4">Supported Child Components</text:h>
      <text:p text:style-name="Text_20_body_20_indent_20_2">*NONE </text:p>
      <text:h text:style-name="P213" text:outline-level="4">Supported Events</text:h>
      <text:p text:style-name="Text_20_body_20_indent_20_2">*NONE</text:p>
      <text:h text:style-name="P256"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2">Property</text:p>
            </table:table-cell>
            <table:table-cell table:style-name="Table117.A1" office:value-type="string">
              <text:p text:style-name="P172">Description</text:p>
            </table:table-cell>
            <table:table-cell table:style-name="Table117.A1" office:value-type="string">
              <text:p text:style-name="P172">Data Type</text:p>
            </table:table-cell>
            <table:table-cell table:style-name="Table117.D1" office:value-type="string">
              <text:p text:style-name="P172">Default Value</text:p>
            </table:table-cell>
          </table:table-row>
        </table:table-header-rows>
        <table:table-row>
          <table:table-cell table:style-name="Table117.A2" office:value-type="string">
            <text:p text:style-name="P123"><text:span text:style-name="Source_20_Text"><text:span text:style-name="T61">src</text:span></text:span></text:p>
          </table:table-cell>
          <table:table-cell table:style-name="Table117.A2" office:value-type="string">
            <text:p text:style-name="P133"><text:span text:style-name="Source_20_Text"><text:span text:style-name="T61">Sets whether user can open or close the group box. </text:span></text:span></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76"><text:span text:style-name="Source_20_Text"><text:span text:style-name="T64">true</text:span></text:span></text:p>
          </table:table-cell>
        </table:table-row>
        <table:table-row>
          <table:table-cell table:style-name="Table117.A2" office:value-type="string">
            <text:p text:style-name="P123"><text:span text:style-name="Source_20_Text"><text:span text:style-name="T88">localized</text:span></text:span></text:p>
          </table:table-cell>
          <table:table-cell table:style-name="Table117.A2" office:value-type="string">
            <text:p text:style-name="P125">Sets the CSS style for the content block of the groupbox. </text:p>
          </table:table-cell>
          <table:table-cell table:style-name="Table117.A2" office:value-type="string">
            <text:p text:style-name="P123"><text:span text:style-name="Source_20_Text"><text:span text:style-name="T61">java.lang.Str</text:span></text:span><text:span text:style-name="Source_20_Text"><text:span text:style-name="T88">ing</text:span></text:span></text:p>
          </table:table-cell>
          <table:table-cell table:style-name="Table117.D2" office:value-type="string">
            <text:p text:style-name="P123"><text:span text:style-name="Source_20_Text"><text:span text:style-name="T61">&lt;null&gt;</text:span></text:span></text:p>
          </table:table-cell>
        </table:table-row>
        <table:table-row table:style-name="Table117.4">
          <table:table-cell table:style-name="Table117.A2" office:value-type="string">
            <text:p text:style-name="P123"><text:span text:style-name="Source_20_Text"><text:span text:style-name="T61">ope</text:span></text:span><text:span text:style-name="Source_20_Text"><text:span text:style-name="T88">n</text:span></text:span></text:p>
          </table:table-cell>
          <table:table-cell table:style-name="Table117.B4" office:value-type="string">
            <text:p text:style-name="P177">Opens or closes this groupbox. </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26"><text:span text:style-name="Source_20_Text">true</text:span></text:p>
          </table:table-cell>
        </table:table-row>
      </table:table>
      <text:p text:style-name="P208"/>
      <text:h text:style-name="P213"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3"><text:span text:style-name="Source_20_Text">false</text:span></text:p>
          </table:table-cell>
        </table:table-row>
      </table:table>
      <text:h text:style-name="P213" text:outline-level="4">Inherited From </text:h>
      <table:table table:name="Table119" table:style-name="Table119">
        <table:table-column table:style-name="Table119.A"/>
        <table:table-header-rows>
          <table:table-row>
            <table:table-cell table:style-name="Table119.A1" office:value-type="string">
              <text:p text:style-name="P173">Inherited From</text:p>
            </table:table-cell>
          </table:table-row>
        </table:table-header-rows>
        <table:table-row>
          <table:table-cell table:style-name="Table119.A2" office:value-type="string">
            <text:p text:style-name="P192"><text:a xlink:type="simple" xlink:href="#XulElement">org.zkoss.zul.impl.XulElement</text:a></text:p>
          </table:table-cell>
        </table:table-row>
        <table:table-row table:style-name="Table119.3">
          <table:table-cell table:style-name="Table119.A2" office:value-type="string">
            <text:p text:style-name="P192"><text:s/><text:a xlink:type="simple" xlink:href="#HtmlBasedComponent">org.zkoss.zk.ui.HtmlBasedComponent</text:a> </text:p>
          </table:table-cell>
        </table:table-row>
        <table:table-row table:style-name="Table119.3">
          <table:table-cell table:style-name="Table119.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2"><draw:frame draw:style-name="fr2" draw:name="graphics122" text:anchor-type="paragraph" svg:width="5.607cm" svg:height="1.52cm" draw:z-index="21"><draw:image xlink:href="../images/intbox.png" xlink:type="simple" xlink:show="embed" xlink:actuate="onLoad"/></draw:frame>While input invalid data:</text:p>
      <text:p text:style-name="P92"><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59" text:outline-level="4">Class Name</text:h>
      <text:p text:style-name="P283"><text:span text:style-name="Source_20_Text"><text:span text:style-name="T95">org.zkoss.zul.Intbox</text:span></text:span></text:p>
      <text:h text:style-name="P213" text:outline-level="4">Supported Child Components</text:h>
      <text:p text:style-name="P105">*NONE </text:p>
      <text:h text:style-name="P213"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3">Event Name</text:p>
            </table:table-cell>
            <table:table-cell table:style-name="Table120.B1" office:value-type="string">
              <text:p text:style-name="P173">Event Type</text:p>
            </table:table-cell>
          </table:table-row>
        </table:table-header-rows>
        <table:table-row>
          <table:table-cell table:style-name="Table120.A2" office:value-type="string">
            <text:p text:style-name="P176"><text:span text:style-name="Source_20_Text">onChange</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120.A2" office:value-type="string">
            <text:p text:style-name="P176"><text:span text:style-name="Source_20_Text">onChanging</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76"><text:span text:style-name="Source_20_Text">onSelection</text:span></text:p>
          </table:table-cell>
          <table:table-cell table:style-name="Table120.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text:span><text:soft-page-break/><text:span text:style-name="T103">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120.A2" office:value-type="string">
            <text:p text:style-name="P176"><text:span text:style-name="Source_20_Text">onFocus</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76"><text:span text:style-name="Source_20_Text">onBlur</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76"><text:span text:style-name="Source_20_Text">onCreate</text:span></text:p>
          </table:table-cell>
          <table:table-cell table:style-name="Table120.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120.A2" office:value-type="string">
            <text:p text:style-name="P176"><text:span text:style-name="Source_20_Text">onDrop</text:span></text:p>
          </table:table-cell>
          <table:table-cell table:style-name="Table120.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3">Property</text:p>
            </table:table-cell>
            <table:table-cell table:style-name="Table121.A1" office:value-type="string">
              <text:p text:style-name="P173">Description</text:p>
            </table:table-cell>
            <table:table-cell table:style-name="Table121.C1" office:value-type="string">
              <text:p text:style-name="P173">Return Data Type</text:p>
            </table:table-cell>
          </table:table-row>
        </table:table-header-rows>
        <table:table-row table:style-name="Table121.2">
          <table:table-cell table:style-name="Table121.A2" office:value-type="string">
            <text:p text:style-name="P123"><text:span text:style-name="Source_20_Text">val</text:span><text:span text:style-name="Source_20_Text"><text:span text:style-name="T1">ue</text:span></text:span></text:p>
          </table:table-cell>
          <table:table-cell table:style-name="Table121.B2" office:value-type="string">
            <text:p text:style-name="P133">Sets the text value. </text:p>
          </table:table-cell>
          <table:table-cell table:style-name="Table121.C2" office:value-type="string">
            <text:p text:style-name="P123"><text:span text:style-name="Source_20_Text">Integer</text:span></text:p>
          </table:table-cell>
        </table:table-row>
      </table:table>
      <text:p text:style-name="P208"/>
      <text:h text:style-name="P213" text:outline-level="4">Methods</text:h>
      <text:p text:style-name="P218">*NONE</text:p>
      <text:h text:style-name="P213" text:outline-level="4">Inherited From </text:h>
      <table:table table:name="Table122" table:style-name="Table122">
        <table:table-column table:style-name="Table122.A"/>
        <table:table-header-rows>
          <table:table-row>
            <table:table-cell table:style-name="Table122.A1" office:value-type="string">
              <text:p text:style-name="P173">Inherited From</text:p>
            </table:table-cell>
          </table:table-row>
        </table:table-header-rows>
        <table:table-row>
          <table:table-cell table:style-name="Table122.A2" office:value-type="string">
            <text:p text:style-name="P192"><text:a xlink:type="simple" xlink:href="#NumberInputElement"><text:span text:style-name="Source_20_Text">org.zkoss.zul.NumberInputElement</text:span></text:a></text:p>
          </table:table-cell>
        </table:table-row>
        <table:table-row>
          <table:table-cell table:style-name="Table122.A2" office:value-type="string">
            <text:p text:style-name="P192"><text:a xlink:type="simple" xlink:href="#FormatInputElement"><text:span text:style-name="Source_20_Text">org.zkoss.zul.FormatInputElement</text:span></text:a></text:p>
          </table:table-cell>
        </table:table-row>
        <table:table-row>
          <table:table-cell table:style-name="Table122.A2" office:value-type="string">
            <text:p text:style-name="P192"><text:a xlink:type="simple" xlink:href="#InputElement"><text:span text:style-name="Source_20_Text">org.zkoss.zul.InputElement</text:span></text:a></text:p>
          </table:table-cell>
        </table:table-row>
        <table:table-row>
          <table:table-cell table:style-name="Table122.A2" office:value-type="string">
            <text:p text:style-name="P192"><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2"><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6"/>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59" text:outline-level="4"><text:soft-page-break/>Class Name</text:h>
      <text:p text:style-name="P283"><text:span text:style-name="Source_20_Text"><text:span text:style-name="T95">org.zkoss.zul.Labe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3">Property</text:p>
            </table:table-cell>
            <table:table-cell table:style-name="Table123.A1" office:value-type="string">
              <text:p text:style-name="P173">Description</text:p>
            </table:table-cell>
            <table:table-cell table:style-name="Table123.C1" office:value-type="string">
              <text:p text:style-name="P173">Data Type</text:p>
            </table:table-cell>
          </table:table-row>
        </table:table-header-rows>
        <table:table-row>
          <table:table-cell table:style-name="Table123.A2" office:value-type="string">
            <text:p text:style-name="P123"><text:span text:style-name="Source_20_Text">value</text:span></text:p>
          </table:table-cell>
          <table:table-cell table:style-name="Table123.A2" office:value-type="string">
            <text:p text:style-name="P124">The <text:span text:style-name="Source_20_Text">String</text:span> value denote this label.</text:p>
          </table:table-cell>
          <table:table-cell table:style-name="Table123.C2" office:value-type="string">
            <text:p text:style-name="P123"><text:span text:style-name="Source_20_Text">String</text:span></text:p>
          </table:table-cell>
        </table:table-row>
        <table:table-row>
          <table:table-cell table:style-name="Table123.A2" office:value-type="string">
            <text:p text:style-name="P123"><text:span text:style-name="Source_20_Text">pre</text:span></text:p>
          </table:table-cell>
          <table:table-cell table:style-name="Table123.A2" office:value-type="string">
            <text:p text:style-name="P124">If true, all white spaces, such as new line, space and tab, are preserved.</text:p>
          </table:table-cell>
          <table:table-cell table:style-name="Table123.C2" office:value-type="string">
            <text:p text:style-name="P123"><text:span text:style-name="Source_20_Text">boolean</text:span></text:p>
          </table:table-cell>
        </table:table-row>
        <table:table-row>
          <table:table-cell table:style-name="Table123.A2" office:value-type="string">
            <text:p text:style-name="P238"><text:span text:style-name="Source_20_Text">maxlength</text:span></text:p>
          </table:table-cell>
          <table:table-cell table:style-name="Table123.A2" office:value-type="string">
            <text:p text:style-name="P124">Truncated the characters that exceeds the specified</text:p>
          </table:table-cell>
          <table:table-cell table:style-name="Table123.C2" office:value-type="string">
            <text:p text:style-name="P123"><text:span text:style-name="Source_20_Text">Positive Int</text:span><text:span text:style-name="Source_20_Text"><text:span text:style-name="T1">eger</text:span></text:span></text:p>
          </table:table-cell>
        </table:table-row>
      </table:table>
      <text:p text:style-name="P208"/>
      <text:h text:style-name="P213"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25" table:style-name="Table125">
        <table:table-column table:style-name="Table125.A"/>
        <table:table-header-rows>
          <table:table-row>
            <table:table-cell table:style-name="Table125.A1" office:value-type="string">
              <text:p text:style-name="P173">Inherited From</text:p>
            </table:table-cell>
          </table:table-row>
        </table:table-header-rows>
        <table:table-row>
          <table:table-cell table:style-name="Table125.A2" office:value-type="string">
            <text:p text:style-name="P191"><text:a xlink:type="simple" xlink:href="#XulElement">org.zkoss.zul.impl.XulElement</text:a></text:p>
          </table:table-cell>
        </table:table-row>
        <table:table-row table:style-name="Table125.3">
          <table:table-cell table:style-name="Table125.A2" office:value-type="string">
            <text:p text:style-name="P191"><text:a xlink:type="simple" xlink:href="#HtmlBasedComponent">org.zkoss.zk.ui.HtmlBasedComponent</text:a> </text:p>
          </table:table-cell>
        </table:table-row>
        <table:table-row table:style-name="Table125.3">
          <table:table-cell table:style-name="Table125.A2" office:value-type="string">
            <text:p text:style-name="P191"><text:a xlink:type="simple" xlink:href="#AbstractComponent">org.zkoss.zk.ui.AbstractComponent </text:a></text:p>
          </table:table-cell>
        </table:table-row>
      </table:table>
      <text:p text:style-name="P59"/>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1"><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59" text:outline-level="4"><text:soft-page-break/></text:h>
      <text:h text:style-name="P159" text:outline-level="4">Class Name</text:h>
      <text:p text:style-name="P283"><text:span text:style-name="Source_20_Text"><text:span text:style-name="T13">org.zkoss.zul.Listbox</text:span></text:span></text:p>
      <text:h text:style-name="P213"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13" text:outline-level="4">Supported Events</text:h>
      <text:h text:style-name="P257" text:outline-level="4"/>
      <table:table table:name="Table126" table:style-name="Table126">
        <table:table-column table:style-name="Table126.A"/>
        <table:table-column table:style-name="Table126.B"/>
        <table:table-header-rows>
          <table:table-row>
            <table:table-cell table:style-name="Table126.A1" office:value-type="string">
              <text:p text:style-name="P173">Name</text:p>
            </table:table-cell>
            <table:table-cell table:style-name="Table126.B1" office:value-type="string">
              <text:p text:style-name="P173">Event Type</text:p>
            </table:table-cell>
          </table:table-row>
        </table:table-header-rows>
        <table:table-row>
          <table:table-cell table:style-name="Table126.A2" office:value-type="string">
            <text:p text:style-name="P176"><text:span text:style-name="Source_20_Text">onPaging</text:span></text:p>
          </table:table-cell>
          <table:table-cell table:style-name="Table126.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2">Property</text:p>
            </table:table-cell>
            <table:table-cell table:style-name="Table127.A1" office:value-type="string">
              <text:p text:style-name="P172">Description</text:p>
            </table:table-cell>
            <table:table-cell table:style-name="Table127.A1" office:value-type="string">
              <text:p text:style-name="P172">Data Type</text:p>
            </table:table-cell>
            <table:table-cell table:style-name="Table127.D1" office:value-type="string">
              <text:p text:style-name="P172">Default Value</text:p>
            </table:table-cell>
          </table:table-row>
        </table:table-header-rows>
        <table:table-row>
          <table:table-cell table:style-name="Table127.A2" office:value-type="string">
            <text:p text:style-name="P123"><text:span text:style-name="Source_20_Text"><text:span text:style-name="T88">align</text:span></text:span></text:p>
          </table:table-cell>
          <table:table-cell table:style-name="Table127.A2" office:value-type="string">
            <text:p text:style-name="P133"><text:span text:style-name="Source_20_Text"><text:span text:style-name="T61">Sets the horizontal alignment of the whole Listbox.</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mod</text:span></text:span><text:span text:style-name="Source_20_Text"><text:span text:style-name="T88">el</text:span></text:span></text:p>
          </table:table-cell>
          <table:table-cell table:style-name="Table127.A2" office:value-type="string">
            <text:p text:style-name="P133"><text:span text:style-name="Source_20_Text"><text:span text:style-name="T61">Sets the list model associated with this Listbox.</text:span></text:span></text:p>
          </table:table-cell>
          <table:table-cell table:style-name="Table127.A2" office:value-type="string">
            <text:p text:style-name="P123"><text:span text:style-name="Source_20_Text"><text:span text:style-name="T61">org.zkoss.zul.ListModel</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pageSize</text:span></text:span></text:p>
          </table:table-cell>
          <table:table-cell table:style-name="Table127.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127.A2" office:value-type="string">
            <text:p text:style-name="P123"><text:span text:style-name="Source_20_Text"><text:span text:style-name="T88">int</text:span></text:span></text:p>
          </table:table-cell>
          <table:table-cell table:style-name="Table127.D2" office:value-type="string">
            <text:p text:style-name="P123"><text:span text:style-name="Source_20_Text"><text:span text:style-name="T61">&lt;null&gt;</text:span></text:span></text:p>
          </table:table-cell>
        </table:table-row>
        <table:table-row table:style-name="Table127.5">
          <table:table-cell table:style-name="Table127.A2" office:value-type="string">
            <text:p text:style-name="P123"><text:span text:style-name="Source_20_Text"><text:span text:style-name="T61">paginal</text:span></text:span></text:p>
          </table:table-cell>
          <table:table-cell table:style-name="Table127.B5" office:value-type="string">
            <text:p text:style-name="P177"/>
          </table:table-cell>
          <table:table-cell table:style-name="Table127.A2" office:value-type="string">
            <text:p text:style-name="P123"><text:span text:style-name="Source_20_Text"><text:span text:style-name="T61">org.zkoss.zul.ext.Paginal</text:span></text:span></text:p>
          </table:table-cell>
          <table:table-cell table:style-name="Table127.D2" office:value-type="string">
            <text:p text:style-name="P126"><text:span text:style-name="Source_20_Text">&lt;null&gt;</text:span></text:p>
          </table:table-cell>
        </table:table-row>
        <table:table-row table:style-name="Table127.5">
          <table:table-cell table:style-name="Table127.A2" office:value-type="string">
            <text:p text:style-name="P123"><text:span text:style-name="Source_20_Text"><text:span text:style-name="T61">pre</text:span></text:span><text:span text:style-name="Source_20_Text"><text:span text:style-name="T88">loadSize</text:span></text:span></text:p>
          </table:table-cell>
          <table:table-cell table:style-name="Table127.B5" office:value-type="string">
            <text:p text:style-name="P181"><text:span text:style-name="Source_20_Text"><text:span text:style-name="T64">Sets the number of rows to preload when receiving the rendering request from the client. </text:span></text:span></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7</text:span></text:span></text:p>
          </table:table-cell>
        </table:table-row>
        <table:table-row table:style-name="Table127.5">
          <table:table-cell table:style-name="Table127.A2" office:value-type="string">
            <text:p text:style-name="P123"><text:span text:style-name="Source_20_Text"><text:span text:style-name="T61">itemRenderer</text:span></text:span></text:p>
          </table:table-cell>
          <table:table-cell table:style-name="Table127.B5" office:value-type="string">
            <text:p text:style-name="P177">Sets the renderer which is used to render each <text:span text:style-name="Source_20_Text">Listitem</text:span> if getModel() is not null.</text:p>
          </table:table-cell>
          <table:table-cell table:style-name="Table127.A2" office:value-type="string">
            <text:p text:style-name="P123"><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78"><text:span text:style-name="Source_20_Text">&lt;null&gt;</text:span></text:p>
          </table:table-cell>
        </table:table-row>
        <table:table-row table:style-name="Table127.5">
          <table:table-cell table:style-name="Table127.A2" office:value-type="string">
            <text:p text:style-name="P123"><text:span text:style-name="Source_20_Text"><text:span text:style-name="T88">maxlength</text:span></text:span></text:p>
          </table:table-cell>
          <table:table-cell table:style-name="Table127.B5" office:value-type="string">
            <text:p text:style-name="P179">the maximal length of each item's label.</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0(no effect)</text:span></text:span></text:p>
          </table:table-cell>
        </table:table-row>
        <table:table-row table:style-name="Table127.5">
          <table:table-cell table:style-name="Table127.A2" office:value-type="string">
            <text:p text:style-name="P123"><text:span text:style-name="Source_20_Text"><text:span text:style-name="T88">multiple</text:span></text:span></text:p>
          </table:table-cell>
          <table:table-cell table:style-name="Table127.B5" office:value-type="string">
            <text:p text:style-name="P179">Is multiple selections are allowed.</text:p>
          </table:table-cell>
          <table:table-cell table:style-name="Table127.A2" office:value-type="string">
            <text:p text:style-name="P123"><text:span text:style-name="Source_20_Text"><text:span text:style-name="T61">boolean</text:span></text:span></text:p>
          </table:table-cell>
          <table:table-cell table:style-name="Table127.D2" office:value-type="string">
            <text:p text:style-name="P176"><text:span text:style-name="Source_20_Text"><text:span text:style-name="T64">false</text:span></text:span></text:p>
          </table:table-cell>
        </table:table-row>
        <table:table-row table:style-name="Table127.5">
          <table:table-cell table:style-name="Table127.A2" office:value-type="string">
            <text:p text:style-name="P123"><text:span text:style-name="Source_20_Text">checkmark</text:span></text:p>
          </table:table-cell>
          <table:table-cell table:style-name="Table127.B5" office:value-type="string">
            <text:p text:style-name="P181">Is the check mark shall be displayed in front of each item.</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disable</text:span></text:p>
          </table:table-cell>
          <table:table-cell table:style-name="Table127.B5" office:value-type="string">
            <text:p text:style-name="P181">Is this <text:span text:style-name="Source_20_Text">Listbox</text:span> is disabled.</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vflex</text:span></text:p>
          </table:table-cell>
          <table:table-cell table:style-name="Table127.B5" office:value-type="string">
            <text:p text:style-name="P181">To grow and shrink vertical to fit their given space, so called vertial flexibility.</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
      <text:p text:style-name="P208"/>
      <text:h text:style-name="P213"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6">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6">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6">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6">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6">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text:soft-page-break/>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13" text:outline-level="4">Inherited From </text:h>
      <table:table table:name="Table129" table:style-name="Table129">
        <table:table-column table:style-name="Table129.A"/>
        <table:table-header-rows>
          <table:table-row>
            <table:table-cell table:style-name="Table129.A1" office:value-type="string">
              <text:p text:style-name="P173">Inherited From</text:p>
            </table:table-cell>
          </table:table-row>
        </table:table-header-rows>
        <table:table-row>
          <table:table-cell table:style-name="Table129.A2" office:value-type="string">
            <text:p text:style-name="P192"><text:a xlink:type="simple" xlink:href="#XulElement">org.zkoss.zul.impl.XulElement</text:a></text:p>
          </table:table-cell>
        </table:table-row>
        <table:table-row table:style-name="Table129.3">
          <table:table-cell table:style-name="Table129.A2" office:value-type="string">
            <text:p text:style-name="P192"><text:s/><text:a xlink:type="simple" xlink:href="#HtmlBasedComponent">org.zkoss.zk.ui.HtmlBasedComponent</text:a> </text:p>
          </table:table-cell>
        </table:table-row>
        <table:table-row table:style-name="Table129.3">
          <table:table-cell table:style-name="Table129.A2" office:value-type="string">
            <text:p text:style-name="P192"><text:s/><text:a xlink:type="simple" xlink:href="#AbstractComponent">org.zkoss.zk.ui.AbstractComponent </text:a></text:p>
          </table:table-cell>
        </table:table-row>
      </table:table>
      <text:p text:style-name="P59"/>
      <text:h text:style-name="P68" text:outline-level="3"><text:bookmark-start text:name="Listcell"/>Listcell<text:bookmark-end text:name="Listcell"/></text:h>
      <text:p text:style-name="P91">A list cell. </text:p>
      <text:p text:style-name="P91"><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3"><text:span text:style-name="Source_20_Text"><text:span text:style-name="T13">org.zkoss.zul.Listcell</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6"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13"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6"><text:span text:style-name="Source_20_Text">Returns the column index, starting from 0.</text:span></text:p>
          </table:table-cell>
          <table:table-cell table:style-name="Table131.C2" office:value-type="string">
            <text:p text:style-name="P136"><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6"><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6"><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6"/>
          </table:table-cell>
        </table:table-row>
      </table:table>
      <text:h text:style-name="Heading_20_4" text:outline-level="4"/>
      <text:h text:style-name="P213" text:outline-level="4">Inherited From </text:h>
      <table:table table:name="Table132" table:style-name="Table132">
        <table:table-column table:style-name="Table132.A"/>
        <table:table-header-rows>
          <table:table-row>
            <table:table-cell table:style-name="Table132.A1" office:value-type="string">
              <text:p text:style-name="P173">Inherited From</text:p>
            </table:table-cell>
          </table:table-row>
        </table:table-header-rows>
        <table:table-row>
          <table:table-cell table:style-name="Table132.A2" office:value-type="string">
            <text:p text:style-name="P192"><text:a xlink:type="simple" xlink:href="#LabelImageElement">org.zkoss.zul.impl.LabelImageElement</text:a></text:p>
          </table:table-cell>
        </table:table-row>
        <table:table-row>
          <table:table-cell table:style-name="Table132.A2" office:value-type="string">
            <text:p text:style-name="P192"><text:a xlink:type="simple" xlink:href="#LabelElement">org.zkoss.zul.impl.LabelElement</text:a></text:p>
          </table:table-cell>
        </table:table-row>
        <table:table-row>
          <table:table-cell table:style-name="Table132.A2" office:value-type="string">
            <text:p text:style-name="P192"><text:a xlink:type="simple" xlink:href="#XulElement">org.zkoss.zul.impl.XulElement</text:a></text:p>
          </table:table-cell>
        </table:table-row>
        <text:soft-page-break/>
        <table:table-row table:style-name="Table132.5">
          <table:table-cell table:style-name="Table132.A2" office:value-type="string">
            <text:p text:style-name="P192"><text:s/><text:a xlink:type="simple" xlink:href="#HtmlBasedComponent">org.zkoss.zk.ui.HtmlBasedComponent</text:a> </text:p>
          </table:table-cell>
        </table:table-row>
        <table:table-row table:style-name="Table132.5">
          <table:table-cell table:style-name="Table132.A2" office:value-type="string">
            <text:p text:style-name="P192"><text:s/><text:a xlink:type="simple" xlink:href="#AbstractComponent">org.zkoss.zk.ui.AbstractComponent </text:a></text:p>
          </table:table-cell>
        </table:table-row>
      </table:table>
      <text:p text:style-name="P59"/>
      <text:h text:style-name="P68" text:outline-level="3"><text:bookmark-start text:name="Listfoot"/>Listfoot<text:bookmark-end text:name="Listfoot"/></text:h>
      <text:p text:style-name="P91">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1"><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3"><text:span text:style-name="Source_20_Text"><text:span text:style-name="T13">org.zkoss.zul.Listfoot</text:span></text:span></text:p>
      <text:h text:style-name="P213" text:outline-level="4"><text:soft-page-break/>Supported Child Components</text:h>
      <text:p text:style-name="Text_20_body_20_indent_20_2"><text:a xlink:type="simple" xlink:href="#Listfooter">Listfooter</text:a></text:p>
      <text:h text:style-name="P213" text:outline-level="4">Supported Events</text:h>
      <text:p text:style-name="P108">*NONE</text:p>
      <text:h text:style-name="P256" text:outline-level="4">Properties</text:h>
      <text:p text:style-name="Text_20_body_20_indent_20_2">*NONE</text:p>
      <text:h text:style-name="P213"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4" table:style-name="Table134">
        <table:table-column table:style-name="Table134.A"/>
        <table:table-header-rows>
          <table:table-row>
            <table:table-cell table:style-name="Table134.A1" office:value-type="string">
              <text:p text:style-name="P173">Inherited From</text:p>
            </table:table-cell>
          </table:table-row>
        </table:table-header-rows>
        <table:table-row>
          <table:table-cell table:style-name="Table134.A2" office:value-type="string">
            <text:p text:style-name="P192"><text:a xlink:type="simple" xlink:href="#XulElement">org.zkoss.zul.impl.XulElement</text:a></text:p>
          </table:table-cell>
        </table:table-row>
        <table:table-row table:style-name="Table134.3">
          <table:table-cell table:style-name="Table134.A2" office:value-type="string">
            <text:p text:style-name="P192"><text:s/><text:a xlink:type="simple" xlink:href="#HtmlBasedComponent">org.zkoss.zk.ui.HtmlBasedComponent</text:a> </text:p>
          </table:table-cell>
        </table:table-row>
        <table:table-row table:style-name="Table134.3">
          <table:table-cell table:style-name="Table134.A2" office:value-type="string">
            <text:p text:style-name="P192"><text:s/><text:a xlink:type="simple" xlink:href="#AbstractComponent">org.zkoss.zk.ui.AbstractComponent </text:a></text:p>
          </table:table-cell>
        </table:table-row>
      </table:table>
      <text:p text:style-name="P59"/>
      <text:h text:style-name="P68" text:outline-level="3"><text:bookmark-start text:name="Listfooter"/>Listfooter<text:bookmark-end text:name="Listfooter"/></text:h>
      <text:p text:style-name="P91">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1">Note: <text:span text:style-name="Source_20_Text"><text:span text:style-name="T106">Listcell</text:span></text:span><text:span text:style-name="T106"> also accepts children. </text:span></text:p>
      <text:p text:style-name="P91"><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3"><text:span text:style-name="Source_20_Text"><text:span text:style-name="T13">org.zkoss.zul.Listfooter</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6"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13"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6"><text:span text:style-name="Source_20_Text">Returns the column index, starting from 0.</text:span></text:p>
          </table:table-cell>
          <table:table-cell table:style-name="Table136.C2" office:value-type="string">
            <text:p text:style-name="P136"><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6"><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6"><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6"><text:span text:style-name="Source_20_Text">org.zkoss.zul.ListHeader</text:span></text:p>
          </table:table-cell>
        </table:table-row>
      </table:table>
      <text:h text:style-name="Heading_20_4" text:outline-level="4"/>
      <text:h text:style-name="P213" text:outline-level="4">Inherited From </text:h>
      <table:table table:name="Table137" table:style-name="Table137">
        <table:table-column table:style-name="Table137.A"/>
        <table:table-header-rows>
          <table:table-row>
            <table:table-cell table:style-name="Table137.A1" office:value-type="string">
              <text:p text:style-name="P173">Inherited From</text:p>
            </table:table-cell>
          </table:table-row>
        </table:table-header-rows>
        <table:table-row>
          <table:table-cell table:style-name="Table137.A2" office:value-type="string">
            <text:p text:style-name="P192"><text:a xlink:type="simple" xlink:href="#LabelImageElement">org.zkoss.zul.impl.LabelImageElement</text:a></text:p>
          </table:table-cell>
        </table:table-row>
        <table:table-row>
          <table:table-cell table:style-name="Table137.A2" office:value-type="string">
            <text:p text:style-name="P192"><text:a xlink:type="simple" xlink:href="#LabelElement">org.zkoss.zul.impl.LabelElement</text:a></text:p>
          </table:table-cell>
        </table:table-row>
        <table:table-row>
          <table:table-cell table:style-name="Table137.A2" office:value-type="string">
            <text:p text:style-name="P192"><text:a xlink:type="simple" xlink:href="#XulElement">org.zkoss.zul.impl.XulElement</text:a></text:p>
          </table:table-cell>
        </table:table-row>
        <table:table-row table:style-name="Table137.5">
          <table:table-cell table:style-name="Table137.A2" office:value-type="string">
            <text:p text:style-name="P192"><text:s/><text:a xlink:type="simple" xlink:href="#HtmlBasedComponent">org.zkoss.zk.ui.HtmlBasedComponent</text:a> </text:p>
          </table:table-cell>
        </table:table-row>
        <table:table-row table:style-name="Table137.5">
          <table:table-cell table:style-name="Table137.A2" office:value-type="string">
            <text:p text:style-name="P192"><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1">Adds the ability for single level grouping to the Listbox. </text:p>
      <text:p text:style-name="P91"/>
      <text:p text:style-name="P91"><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59" text:outline-level="4">Class Name</text:h>
      <text:p text:style-name="Standard"><text:span text:style-name="Source_20_Text"><text:span text:style-name="T13">org.zkoss.zul.Listgrroup</text:span></text:span></text:p>
      <text:h text:style-name="P213" text:outline-level="4">Supported Child Components</text:h>
      <text:p text:style-name="Text_20_body_20_indent_20_2">*org.zkoss.zul.Listcell</text:p>
      <text:h text:style-name="P213" text:outline-level="4">Supported Events</text:h>
      <text:h text:style-name="P257" text:outline-level="4"/>
      <table:table table:name="Table387" table:style-name="Table387">
        <table:table-column table:style-name="Table387.A"/>
        <table:table-column table:style-name="Table387.B"/>
        <table:table-header-rows>
          <table:table-row>
            <table:table-cell table:style-name="Table387.A1" office:value-type="string">
              <text:p text:style-name="P173">Name</text:p>
            </table:table-cell>
            <table:table-cell table:style-name="Table387.B1" office:value-type="string">
              <text:p text:style-name="P173">Event Type</text:p>
            </table:table-cell>
          </table:table-row>
        </table:table-header-rows>
      </table:table>
      <text:h text:style-name="P224"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2">Property</text:p>
            </table:table-cell>
            <table:table-cell table:style-name="Table388.A1" office:value-type="string">
              <text:p text:style-name="P172">Description</text:p>
            </table:table-cell>
            <table:table-cell table:style-name="Table388.A1" office:value-type="string">
              <text:p text:style-name="P172">Data Type</text:p>
            </table:table-cell>
            <table:table-cell table:style-name="Table388.D1" office:value-type="string">
              <text:p text:style-name="P172">Default Value</text:p>
            </table:table-cell>
          </table:table-row>
        </table:table-header-rows>
        <table:table-row>
          <table:table-cell table:style-name="Table388.A2" office:value-type="string">
            <text:p text:style-name="P123"><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3"><text:span text:style-name="Source_20_Text"><text:span text:style-name="T1">Java.lang.Objec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disable</text:span></text:p>
          </table:table-cell>
          <table:table-cell table:style-name="Table388.A2" office:value-type="string">
            <text:p text:style-name="P181">Is this <text:span text:style-name="Source_20_Text">Listitem</text:span> is disabl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row>
          <table:table-cell table:style-name="Table388.A2" office:value-type="string">
            <text:p text:style-name="P123"><text:span text:style-name="Source_20_Text">sel</text:span><text:span text:style-name="Source_20_Text"><text:span text:style-name="T1">ected</text:span></text:span></text:p>
          </table:table-cell>
          <table:table-cell table:style-name="Table388.A2" office:value-type="string">
            <text:p text:style-name="P181">Is this <text:span text:style-name="Source_20_Text">Listitem</text:span> is select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
      <text:p text:style-name="P227"/>
      <text:h text:style-name="P213"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6"><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6"/>
          </table:table-cell>
        </table:table-row>
      </table:table>
      <text:h text:style-name="Heading_20_4" text:outline-level="4"/>
      <text:h text:style-name="P213" text:outline-level="4">Inherited From </text:h>
      <table:table table:name="Table390" table:style-name="Table390">
        <table:table-column table:style-name="Table390.A"/>
        <table:table-header-rows>
          <table:table-row>
            <table:table-cell table:style-name="Table390.A1" office:value-type="string">
              <text:p text:style-name="P173">Inherited From</text:p>
            </table:table-cell>
          </table:table-row>
        </table:table-header-rows>
        <table:table-row>
          <table:table-cell table:style-name="Table390.A2" office:value-type="string">
            <text:p text:style-name="P192"><text:a xlink:type="simple" xlink:href="../ch4/Listitem.odt">org.zkoss.zul.Listitem</text:a></text:p>
          </table:table-cell>
        </table:table-row>
        <table:table-row>
          <table:table-cell table:style-name="Table390.A2" office:value-type="string">
            <text:p text:style-name="P192"><text:a xlink:type="simple" xlink:href="#XulElement">org.zkoss.zul.impl.XulElement</text:a></text:p>
          </table:table-cell>
        </table:table-row>
        <table:table-row>
          <table:table-cell table:style-name="Table390.A2" office:value-type="string">
            <text:p text:style-name="P192"><text:s/><text:a xlink:type="simple" xlink:href="#HtmlBasedComponent">org.zkoss.zk.ui.HtmlBasedComponent</text:a> </text:p>
          </table:table-cell>
        </table:table-row>
        <table:table-row>
          <table:table-cell table:style-name="Table390.A2" office:value-type="string">
            <text:p text:style-name="P192"><text:s/><text:a xlink:type="simple" xlink:href="#AbstractComponent">org.zkoss.zk.ui.AbstractComponent</text:a></text:p>
          </table:table-cell>
        </table:table-row>
      </table:table>
      <text:p text:style-name="Text_20_body"/>
      <text:p text:style-name="P59"/>
      <text:h text:style-name="Heading_20_3" text:outline-level="3"><text:bookmark-start text:name="Listgroupfoot"/>Listgroupfoot<text:bookmark-end text:name="Listgroupfoot"/></text:h>
      <text:p text:style-name="P91">GroupFooter serves as a summary listitem of listgroup.</text:p>
      <text:p text:style-name="P91"/>
      <text:p text:style-name="P91"><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59" text:outline-level="4">Class Name</text:h>
      <text:p text:style-name="Standard"><text:span text:style-name="Source_20_Text"><text:span text:style-name="T13">org.zkoss.zul.Listgroupfoot</text:span></text:span></text:p>
      <text:h text:style-name="P213" text:outline-level="4">Supported Child Components</text:h>
      <text:p text:style-name="Text_20_body_20_indent_20_2">*Listcell</text:p>
      <text:h text:style-name="P213" text:outline-level="4">Supported Events</text:h>
      <text:h text:style-name="P257" text:outline-level="4"/>
      <table:table table:name="Table383" table:style-name="Table383">
        <table:table-column table:style-name="Table383.A"/>
        <table:table-column table:style-name="Table383.B"/>
        <table:table-header-rows>
          <table:table-row>
            <table:table-cell table:style-name="Table383.A1" office:value-type="string">
              <text:p text:style-name="P173">Name</text:p>
            </table:table-cell>
            <table:table-cell table:style-name="Table383.B1" office:value-type="string">
              <text:p text:style-name="P173">Event Type</text:p>
            </table:table-cell>
          </table:table-row>
        </table:table-header-rows>
      </table:table>
      <text:h text:style-name="P224"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2">Property</text:p>
            </table:table-cell>
            <table:table-cell table:style-name="Table384.A1" office:value-type="string">
              <text:p text:style-name="P172">Description</text:p>
            </table:table-cell>
            <table:table-cell table:style-name="Table384.A1" office:value-type="string">
              <text:p text:style-name="P172">Data Type</text:p>
            </table:table-cell>
            <table:table-cell table:style-name="Table384.D1" office:value-type="string">
              <text:p text:style-name="P172">Default Value</text:p>
            </table:table-cell>
          </table:table-row>
        </table:table-header-rows>
        <table:table-row>
          <table:table-cell table:style-name="Table384.A2" office:value-type="string">
            <text:p text:style-name="P123"><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3"><text:span text:style-name="Source_20_Text"><text:span text:style-name="T1">Java.lang.Objec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disable</text:span></text:p>
          </table:table-cell>
          <table:table-cell table:style-name="Table384.A2" office:value-type="string">
            <text:p text:style-name="P181">Is this <text:span text:style-name="Source_20_Text">Listitem</text:span> is disabl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row>
          <table:table-cell table:style-name="Table384.A2" office:value-type="string">
            <text:p text:style-name="P123"><text:span text:style-name="Source_20_Text">sel</text:span><text:span text:style-name="Source_20_Text"><text:span text:style-name="T1">ected</text:span></text:span></text:p>
          </table:table-cell>
          <table:table-cell table:style-name="Table384.A2" office:value-type="string">
            <text:p text:style-name="P181">Is this <text:span text:style-name="Source_20_Text">Listitem</text:span> is select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
      <text:p text:style-name="P227"/>
      <text:h text:style-name="P213"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6"><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6"/>
          </table:table-cell>
        </table:table-row>
      </table:table>
      <text:p text:style-name="Standard"/>
      <text:h text:style-name="P213" text:outline-level="4">Inherited From </text:h>
      <table:table table:name="Table386" table:style-name="Table386">
        <table:table-column table:style-name="Table386.A"/>
        <table:table-header-rows>
          <table:table-row>
            <table:table-cell table:style-name="Table386.A1" office:value-type="string">
              <text:p text:style-name="P173">Inherited From</text:p>
            </table:table-cell>
          </table:table-row>
        </table:table-header-rows>
        <table:table-row>
          <table:table-cell table:style-name="Table386.A2" office:value-type="string">
            <text:p text:style-name="P192"><text:a xlink:type="simple" xlink:href="../ch4/Listitem.odt">org.zkoss.zul.Listitem</text:a></text:p>
          </table:table-cell>
        </table:table-row>
        <table:table-row>
          <table:table-cell table:style-name="Table386.A2" office:value-type="string">
            <text:p text:style-name="P192"><text:a xlink:type="simple" xlink:href="#XulElement">org.zkoss.zul.impl.XulElement</text:a></text:p>
          </table:table-cell>
        </table:table-row>
        <table:table-row>
          <table:table-cell table:style-name="Table386.A2" office:value-type="string">
            <text:p text:style-name="P192"><text:s/><text:a xlink:type="simple" xlink:href="#HtmlBasedComponent">org.zkoss.zk.ui.HtmlBasedComponent</text:a> </text:p>
          </table:table-cell>
        </table:table-row>
        <table:table-row>
          <table:table-cell table:style-name="Table386.A2" office:value-type="string">
            <text:p text:style-name="P192"><text:s/><text:a xlink:type="simple" xlink:href="#AbstractComponent">org.zkoss.zk.ui.AbstractComponent</text:a></text:p>
          </table:table-cell>
        </table:table-row>
      </table:table>
      <text:p text:style-name="P163"/>
      <text:p text:style-name="P59"/>
      <text:h text:style-name="P68" text:outline-level="3"><text:bookmark-start text:name="Listhead"/>Listhead<text:bookmark-end text:name="Listhead"/></text:h>
      <text:p text:style-name="P91">A list headers used to define multi-columns and/or headers. Can only surpport <text:span text:style-name="Source_20_Text"><text:span text:style-name="T106">Listheader</text:span></text:span><text:span text:style-name="T106"> as its child.</text:span></text:p>
      <text:p text:style-name="P91"><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3"><text:span text:style-name="Source_20_Text"><text:span text:style-name="T13">org.zkoss.zul.Listhead</text:span></text:span></text:p>
      <text:h text:style-name="P213" text:outline-level="4"><text:soft-page-break/>Supported Child Components</text:h>
      <text:p text:style-name="Text_20_body_20_indent_20_2"><text:a xlink:type="simple" xlink:href="#Listheader">Listheader</text:a></text:p>
      <text:h text:style-name="P213" text:outline-level="4">Supported Events</text:h>
      <text:p text:style-name="P108">*NONE</text:p>
      <text:h text:style-name="P256" text:outline-level="4">Properties</text:h>
      <text:p text:style-name="Text_20_body_20_indent_20_2">*NONE</text:p>
      <text:h text:style-name="P213"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9" table:style-name="Table139">
        <table:table-column table:style-name="Table139.A"/>
        <table:table-header-rows>
          <table:table-row>
            <table:table-cell table:style-name="Table139.A1" office:value-type="string">
              <text:p text:style-name="P173">Inherited From</text:p>
            </table:table-cell>
          </table:table-row>
        </table:table-header-rows>
        <table:table-row>
          <table:table-cell table:style-name="Table139.A2" office:value-type="string">
            <text:p text:style-name="P192"><text:a xlink:type="simple" xlink:href="#HeaderElement">org.zkoss.zul.impl.HeaderElement</text:a></text:p>
          </table:table-cell>
        </table:table-row>
        <table:table-row>
          <table:table-cell table:style-name="Table139.A2" office:value-type="string">
            <text:p text:style-name="P192"><text:a xlink:type="simple" xlink:href="#XulElement">org.zkoss.zul.impl.XulElement</text:a></text:p>
          </table:table-cell>
        </table:table-row>
        <table:table-row table:style-name="Table139.4">
          <table:table-cell table:style-name="Table139.A2" office:value-type="string">
            <text:p text:style-name="P192"><text:s/><text:a xlink:type="simple" xlink:href="#HtmlBasedComponent">org.zkoss.zk.ui.HtmlBasedComponent</text:a> </text:p>
          </table:table-cell>
        </table:table-row>
        <table:table-row table:style-name="Table139.4">
          <table:table-cell table:style-name="Table139.A2" office:value-type="string">
            <text:p text:style-name="P192"><text:s/><text:a xlink:type="simple" xlink:href="#AbstractComponent">org.zkoss.zk.ui.AbstractComponent </text:a></text:p>
          </table:table-cell>
        </table:table-row>
      </table:table>
      <text:p text:style-name="P59"/>
      <text:h text:style-name="P68" text:outline-level="3"><text:bookmark-start text:name="Listheader"/>Listheader<text:bookmark-end text:name="Listheader"/></text:h>
      <text:p text:style-name="P91">The list header which defines the attributes and header of a columen of a list box. Its parent must be <text:span text:style-name="Source_20_Text"><text:span text:style-name="T106">Listhead</text:span></text:span><text:span text:style-name="T106">.</text:span></text:p>
      <text:p text:style-name="P91"><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3"><text:span text:style-name="Source_20_Text"><text:span text:style-name="T13">org.zkoss.zul.Listheader</text:span></text:span></text:p>
      <text:h text:style-name="P213" text:outline-level="4"><text:soft-page-break/>Supported Child Components</text:h>
      <text:p text:style-name="Text_20_body_20_indent_20_2">*NONE</text:p>
      <text:h text:style-name="P213" text:outline-level="4">Supported Events</text:h>
      <text:h text:style-name="P257" text:outline-level="4"/>
      <table:table table:name="Table140" table:style-name="Table140">
        <table:table-column table:style-name="Table140.A"/>
        <table:table-column table:style-name="Table140.B"/>
        <table:table-header-rows>
          <table:table-row>
            <table:table-cell table:style-name="Table140.A1" office:value-type="string">
              <text:p text:style-name="P173">Name</text:p>
            </table:table-cell>
            <table:table-cell table:style-name="Table140.B1" office:value-type="string">
              <text:p text:style-name="P173">Event Type</text:p>
            </table:table-cell>
          </table:table-row>
        </table:table-header-rows>
        <table:table-row>
          <table:table-cell table:style-name="Table140.A2" office:value-type="string">
            <text:p text:style-name="P176"><text:span text:style-name="Source_20_Text">on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76"><text:span text:style-name="Source_20_Text">onRight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76"><text:span text:style-name="Source_20_Text">onDouble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2">Property</text:p>
            </table:table-cell>
            <table:table-cell table:style-name="Table141.A1" office:value-type="string">
              <text:p text:style-name="P172">Description</text:p>
            </table:table-cell>
            <table:table-cell table:style-name="Table141.C1" office:value-type="string">
              <text:p text:style-name="P172">Data Type</text:p>
            </table:table-cell>
          </table:table-row>
        </table:table-header-rows>
        <table:table-row>
          <table:table-cell table:style-name="Table141.A2" office:value-type="string">
            <text:p text:style-name="P123"><text:span text:style-name="Source_20_Text"><text:span text:style-name="T88">sortAscending</text:span></text:span></text:p>
          </table:table-cell>
          <table:table-cell table:style-name="Table141.A2" office:value-type="string">
            <text:p text:style-name="P133"><text:span text:style-name="Source_20_Text"><text:span text:style-name="T88">Sets the ascending sorter, or null for no sorter for the ascending order.</text:span></text:span></text:p>
          </table:table-cell>
          <table:table-cell table:style-name="Table141.C2" office:value-type="string">
            <text:p text:style-name="P123"><text:span text:style-name="Source_20_Text"><text:span text:style-name="T88">java.util.Comparator </text:span></text:span></text:p>
          </table:table-cell>
        </table:table-row>
        <table:table-row>
          <table:table-cell table:style-name="Table141.A2" office:value-type="string">
            <text:p text:style-name="P123"><text:span text:style-name="Source_20_Text"><text:span text:style-name="T88">sortDescending</text:span></text:span></text:p>
          </table:table-cell>
          <table:table-cell table:style-name="Table141.A2" office:value-type="string">
            <text:p text:style-name="P133"><text:span text:style-name="Source_20_Text"><text:span text:style-name="T61">Sets the descending sorter, or null for no sorter for the descending order. </text:span></text:span></text:p>
          </table:table-cell>
          <table:table-cell table:style-name="Table141.C2" office:value-type="string">
            <text:p text:style-name="P123"><text:span text:style-name="Source_20_Text"><text:span text:style-name="T88">java.util.Comparator</text:span></text:span></text:p>
          </table:table-cell>
        </table:table-row>
        <table:table-row>
          <table:table-cell table:style-name="Table141.A2" office:value-type="string">
            <text:p text:style-name="P123"><text:span text:style-name="Source_20_Text"><text:span text:style-name="T61">sortDirection</text:span></text:span></text:p>
          </table:table-cell>
          <table:table-cell table:style-name="Table141.A2" office:value-type="string">
            <text:p text:style-name="P128">Sets the sort direction. </text:p>
            <text:p text:style-name="P135"><text:span text:style-name="T72">Value: </text:span><text:span text:style-name="T75">ascending|descending|natural</text:span></text:p>
          </table:table-cell>
          <table:table-cell table:style-name="Table141.C2" office:value-type="string">
            <text:p text:style-name="P53"><text:span text:style-name="Source_20_Text"><text:span text:style-name="T61">java.lang.String</text:span></text:span></text:p>
          </table:table-cell>
        </table:table-row>
        <table:table-row>
          <table:table-cell table:style-name="Table141.A2" office:value-type="string">
            <text:p text:style-name="P123"><text:span text:style-name="Source_20_Text">maxlength</text:span></text:p>
          </table:table-cell>
          <table:table-cell table:style-name="Table141.A2" office:value-type="string">
            <text:p text:style-name="P128">the maximal length of each item's label.</text:p>
          </table:table-cell>
          <table:table-cell table:style-name="Table141.C2" office:value-type="string">
            <text:p text:style-name="P53"><text:span text:style-name="Source_20_Text">Positive integer</text:span></text:p>
          </table:table-cell>
        </table:table-row>
      </table:table>
      <text:p text:style-name="P208"/>
      <text:h text:style-name="P213"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6">It invokes <text:span text:style-name="Source_20_Text">sort(boolean)</text:span> to sort list items and maintain <text:span text:style-name="Source_20_Text">getSortDirection()</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6"><text:span text:style-name="Source_20_Text">Returns the column index, starting from 0.</text:span></text:p>
          </table:table-cell>
          <table:table-cell table:style-name="Table142.C2" office:value-type="string">
            <text:p text:style-name="P136"><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143" table:style-name="Table143">
        <table:table-column table:style-name="Table143.A"/>
        <table:table-header-rows>
          <table:table-row>
            <table:table-cell table:style-name="Table143.A1" office:value-type="string">
              <text:p text:style-name="P173">Inherited From</text:p>
            </table:table-cell>
          </table:table-row>
        </table:table-header-rows>
        <table:table-row>
          <table:table-cell table:style-name="Table143.A2" office:value-type="string">
            <text:p text:style-name="P191"><text:a xlink:type="simple" xlink:href="#HeaderElement">org.zkoss.zul.impl.HeaderElement</text:a></text:p>
          </table:table-cell>
        </table:table-row>
        <table:table-row>
          <table:table-cell table:style-name="Table143.A2" office:value-type="string">
            <text:p text:style-name="P191"><text:a xlink:type="simple" xlink:href="#XulElement">org.zkoss.zul.impl.XulElement</text:a></text:p>
          </table:table-cell>
        </table:table-row>
        <table:table-row table:style-name="Table143.4">
          <table:table-cell table:style-name="Table143.A2" office:value-type="string">
            <text:p text:style-name="P191"><text:a xlink:type="simple" xlink:href="#HtmlBasedComponent">org.zkoss.zk.ui.HtmlBasedComponent</text:a> </text:p>
          </table:table-cell>
        </table:table-row>
        <table:table-row table:style-name="Table143.4">
          <table:table-cell table:style-name="Table143.A2" office:value-type="string">
            <text:p text:style-name="P191"><text:a xlink:type="simple" xlink:href="#AbstractComponent">org.zkoss.zk.ui.AbstractComponent </text:a></text:p>
          </table:table-cell>
        </table:table-row>
      </table:table>
      <text:p text:style-name="P59"/>
      <text:h text:style-name="P68" text:outline-level="3"><text:bookmark-start text:name="Listitem"/>Listitem<text:bookmark-end text:name="Listitem"/></text:h>
      <text:p text:style-name="P91">A list item. </text:p>
      <text:p text:style-name="P91"><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83"><text:span text:style-name="Source_20_Text"><text:span text:style-name="T13">org.zkoss.zul.Listitem</text:span></text:span></text:p>
      <text:h text:style-name="P213" text:outline-level="4"><text:soft-page-break/>Supported Child Components</text:h>
      <text:p text:style-name="Text_20_body_20_indent_20_2"><text:a xlink:type="simple" xlink:href="#Listcell">Listcell</text:a></text:p>
      <text:h text:style-name="P213"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3">Name</text:p>
            </table:table-cell>
            <table:table-cell table:style-name="Table144.B1" office:value-type="string">
              <text:p text:style-name="P173">Event Type</text:p>
            </table:table-cell>
          </table:table-row>
        </table:table-header-rows>
        <table:table-row>
          <table:table-cell table:style-name="Table144.A2" office:value-type="string">
            <text:p text:style-name="P176"><text:span text:style-name="Source_20_Text">onSelect</text:span></text:p>
          </table:table-cell>
          <table:table-cell table:style-name="Table144.B2" office:value-type="string">
            <text:p text:style-name="P181"><text:a xlink:type="simple" xlink:href="#SelectEvent"><text:span text:style-name="Source_20_Text"><text:span text:style-name="T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56"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3">Name</text:p>
            </table:table-cell>
            <table:table-cell table:style-name="Table145.A1" office:value-type="string">
              <text:p text:style-name="Table_20_Heading">Description</text:p>
            </table:table-cell>
            <table:table-cell table:style-name="Table145.A1" office:value-type="string">
              <text:p text:style-name="P173">Data Type</text:p>
            </table:table-cell>
            <table:table-cell table:style-name="Table145.D1" office:value-type="string">
              <text:p text:style-name="P172">Default Value</text:p>
            </table:table-cell>
          </table:table-row>
        </table:table-header-rows>
        <table:table-row>
          <table:table-cell table:style-name="Table145.A2" office:value-type="string">
            <text:p text:style-name="P123"><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3"><text:span text:style-name="Source_20_Text"><text:span text:style-name="T1">java.lang.Objec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disable</text:span></text:p>
          </table:table-cell>
          <table:table-cell table:style-name="Table145.A2" office:value-type="string">
            <text:p text:style-name="P181">Is this <text:span text:style-name="Source_20_Text">Listitem</text:span> is disabl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row>
          <table:table-cell table:style-name="Table145.A2" office:value-type="string">
            <text:p text:style-name="P123"><text:span text:style-name="Source_20_Text">sel</text:span><text:span text:style-name="Source_20_Text"><text:span text:style-name="T1">ected</text:span></text:span></text:p>
          </table:table-cell>
          <table:table-cell table:style-name="Table145.A2" office:value-type="string">
            <text:p text:style-name="P181">Is this <text:span text:style-name="Source_20_Text">Listitem</text:span> is select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
      <text:h text:style-name="P213"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6"><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6"/>
          </table:table-cell>
        </table:table-row>
      </table:table>
      <text:h text:style-name="Heading_20_4" text:outline-level="4"><text:soft-page-break/></text:h>
      <text:h text:style-name="P213" text:outline-level="4">Inherited From </text:h>
      <table:table table:name="Table147" table:style-name="Table147">
        <table:table-column table:style-name="Table147.A"/>
        <table:table-header-rows>
          <table:table-row>
            <table:table-cell table:style-name="Table147.A1" office:value-type="string">
              <text:p text:style-name="P173">Inherited From</text:p>
            </table:table-cell>
          </table:table-row>
        </table:table-header-rows>
        <table:table-row>
          <table:table-cell table:style-name="Table147.A2" office:value-type="string">
            <text:p text:style-name="P192"><text:a xlink:type="simple" xlink:href="#XulElement">org.zkoss.zul.impl.XulElement</text:a></text:p>
          </table:table-cell>
        </table:table-row>
        <table:table-row table:style-name="Table147.3">
          <table:table-cell table:style-name="Table147.A2" office:value-type="string">
            <text:p text:style-name="P192"><text:s/><text:a xlink:type="simple" xlink:href="#HtmlBasedComponent">org.zkoss.zk.ui.HtmlBasedComponent</text:a> </text:p>
          </table:table-cell>
        </table:table-row>
        <table:table-row table:style-name="Table147.3">
          <table:table-cell table:style-name="Table14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2"><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59" text:outline-level="4">Class Name</text:h>
      <text:p text:style-name="P283"><text:span text:style-name="Source_20_Text"><text:span text:style-name="T95">org.zkoss.zul.Longbox</text:span></text:span></text:p>
      <text:h text:style-name="P213" text:outline-level="4">Supported Child Components</text:h>
      <text:p text:style-name="P105">*NONE </text:p>
      <text:h text:style-name="P213"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73">Event Name</text:p>
            </table:table-cell>
            <table:table-cell table:style-name="Table361.B1" office:value-type="string">
              <text:p text:style-name="P173">Event Type</text:p>
            </table:table-cell>
          </table:table-row>
        </table:table-header-rows>
        <table:table-row>
          <table:table-cell table:style-name="Table361.A2" office:value-type="string">
            <text:p text:style-name="P176"><text:span text:style-name="Source_20_Text">onChange</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361.A2" office:value-type="string">
            <text:p text:style-name="P176"><text:span text:style-name="Source_20_Text">onChanging</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76"><text:span text:style-name="Source_20_Text">onSelection</text:span></text:p>
          </table:table-cell>
          <table:table-cell table:style-name="Table361.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76"><text:span text:style-name="Source_20_Text">onFocus</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text:soft-page-break/>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176"><text:span text:style-name="Source_20_Text">onBlur</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76"><text:span text:style-name="Source_20_Text">onCreate</text:span></text:p>
          </table:table-cell>
          <table:table-cell table:style-name="Table361.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361.A2" office:value-type="string">
            <text:p text:style-name="P176"><text:span text:style-name="Source_20_Text">onDrop</text:span></text:p>
          </table:table-cell>
          <table:table-cell table:style-name="Table361.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73">Property</text:p>
            </table:table-cell>
            <table:table-cell table:style-name="Table362.A1" office:value-type="string">
              <text:p text:style-name="P173">Description</text:p>
            </table:table-cell>
            <table:table-cell table:style-name="Table362.C1" office:value-type="string">
              <text:p text:style-name="P173">Return Data Type</text:p>
            </table:table-cell>
          </table:table-row>
        </table:table-header-rows>
        <table:table-row table:style-name="Table362.2">
          <table:table-cell table:style-name="Table362.A2" office:value-type="string">
            <text:p text:style-name="P123"><text:span text:style-name="Source_20_Text">val</text:span><text:span text:style-name="Source_20_Text"><text:span text:style-name="T1">ue</text:span></text:span></text:p>
          </table:table-cell>
          <table:table-cell table:style-name="Table362.B2" office:value-type="string">
            <text:p text:style-name="P133">Sets the value. </text:p>
          </table:table-cell>
          <table:table-cell table:style-name="Table362.C2" office:value-type="string">
            <text:p text:style-name="P123"><text:span text:style-name="Source_20_Text">Long</text:span></text:p>
          </table:table-cell>
        </table:table-row>
      </table:table>
      <text:p text:style-name="P208"/>
      <text:h text:style-name="P213" text:outline-level="4">Methods</text:h>
      <text:p text:style-name="P218"/>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0"><text:span text:style-name="Source_20_Text">intValue() </text:span></text:p>
          </table:table-cell>
          <table:table-cell table:style-name="Table364.A2" office:value-type="string">
            <text:p text:style-name="P40">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3"><text:span text:style-name="Source_20_Text"/></text:p>
          </table:table-cell>
        </table:table-row>
        <table:table-row>
          <table:table-cell table:style-name="Table364.A2" office:value-type="string">
            <text:p text:style-name="P40"><text:span text:style-name="Source_20_Text">longValue() </text:span></text:p>
          </table:table-cell>
          <table:table-cell table:style-name="Table364.A2" office:value-type="string">
            <text:p text:style-name="P40"><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3"><text:span text:style-name="Source_20_Text"/></text:p>
          </table:table-cell>
        </table:table-row>
      </table:table>
      <text:p text:style-name="P228"/>
      <text:h text:style-name="P213" text:outline-level="4">Inherited From </text:h>
      <table:table table:name="Table363" table:style-name="Table363">
        <table:table-column table:style-name="Table363.A"/>
        <table:table-header-rows>
          <table:table-row>
            <table:table-cell table:style-name="Table363.A1" office:value-type="string">
              <text:p text:style-name="P173">Inherited From</text:p>
            </table:table-cell>
          </table:table-row>
        </table:table-header-rows>
        <table:table-row>
          <table:table-cell table:style-name="Table363.A2" office:value-type="string">
            <text:p text:style-name="P192"><text:a xlink:type="simple" xlink:href="#NumberInputElement"><text:span text:style-name="Source_20_Text">org.zkoss.zul.NumberInputElement</text:span></text:a></text:p>
          </table:table-cell>
        </table:table-row>
        <table:table-row>
          <table:table-cell table:style-name="Table363.A2" office:value-type="string">
            <text:p text:style-name="P192"><text:a xlink:type="simple" xlink:href="#FormatInputElement"><text:span text:style-name="Source_20_Text">org.zkoss.zul.FormatInputElement</text:span></text:a></text:p>
          </table:table-cell>
        </table:table-row>
        <table:table-row>
          <table:table-cell table:style-name="Table363.A2" office:value-type="string">
            <text:p text:style-name="P192"><text:a xlink:type="simple" xlink:href="#InputElement"><text:span text:style-name="Source_20_Text">org.zkoss.zul.InputElement</text:span></text:a></text:p>
          </table:table-cell>
        </table:table-row>
        <text:soft-page-break/>
        <table:table-row>
          <table:table-cell table:style-name="Table363.A2" office:value-type="string">
            <text:p text:style-name="P192"><text:a xlink:type="simple" xlink:href="#XulElement"><text:span text:style-name="Source_20_Text">org.zkoss.zul.imp.XulElement</text:span></text:a></text:p>
          </table:table-cell>
        </table:table-row>
        <table:table-row table:style-name="Table363.6">
          <table:table-cell table:style-name="Table363.A2" office:value-type="string">
            <text:p text:style-name="P192"><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2"><text:s/><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text:span></text:span> </text:p>
      <text:h text:style-name="Heading_20_4" text:outline-level="4">Supported Child Components</text:h>
      <text:p text:style-name="P103"><text:a xlink:type="simple" xlink:href="#Menupopup">Menupopup</text:a></text:p>
      <text:h text:style-name="P215" text:outline-level="4">Supported Events</text:h>
      <text:p text:style-name="P103">*NONE</text:p>
      <text:h text:style-name="P258" text:outline-level="4">Properties</text:h>
      <text:p text:style-name="P103">*NONE</text:p>
      <text:h text:style-name="P259"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3"><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oft-page-break/><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3"><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3">Inherited From</text:p>
            </table:table-cell>
          </table:table-row>
        </table:table-header-rows>
        <table:table-row table:style-name="Table149.2">
          <table:table-cell table:style-name="Table149.A2" office:value-type="string">
            <text:p text:style-name="P191"><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1"><text:a xlink:type="simple" xlink:href="#LabelElement"><text:span text:style-name="Source_20_Text">org.zkoss.zul.impl.LabelElement</text:span></text:a></text:p>
          </table:table-cell>
        </table:table-row>
        <table:table-row table:style-name="Table149.2">
          <table:table-cell table:style-name="Table149.A2" office:value-type="string">
            <text:p text:style-name="P191"><text:a xlink:type="simple" xlink:href="#XulElement"><text:span text:style-name="Source_20_Text">org.zkoss.zul.impl.XulElement</text:span></text:a></text:p>
          </table:table-cell>
        </table:table-row>
        <table:table-row table:style-name="Table149.2">
          <table:table-cell table:style-name="Table14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7"><text:span text:style-name="Source_20_Text"><text:span text:style-name="T94">org.zkoss.zul.Menubar</text:span></text:span></text:p>
      <text:h text:style-name="Heading_20_4" text:outline-level="4">Supported Child Components</text:h>
      <text:p text:style-name="P103">*NONE</text:p>
      <text:h text:style-name="P147" text:outline-level="4">Supported Events</text:h>
      <text:p text:style-name="P103">*NONE</text:p>
      <text:h text:style-name="P147"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3">Property</text:p>
            </table:table-cell>
            <table:table-cell table:style-name="Table150.A1" office:value-type="string">
              <text:p text:style-name="P173">Description</text:p>
            </table:table-cell>
            <table:table-cell table:style-name="Table150.A1" office:value-type="string">
              <text:p text:style-name="P173">Data Type</text:p>
            </table:table-cell>
            <table:table-cell table:style-name="Table150.D1" office:value-type="string">
              <text:p text:style-name="P173">Default Values</text:p>
            </table:table-cell>
          </table:table-row>
        </table:table-header-rows>
        <table:table-row>
          <table:table-cell table:style-name="Table150.A2" office:value-type="string">
            <text:p text:style-name="P123"><text:span text:style-name="Source_20_Text">orient</text:span></text:p>
          </table:table-cell>
          <table:table-cell table:style-name="Table150.A2" office:value-type="string">
            <text:p text:style-name="P133">The orient</text:p>
            <text:p text:style-name="P133"><text:span text:style-name="T3">Values:</text:span><text:span text:style-name="Source_20_Text"> horizontal | vertical</text:span></text:p>
          </table:table-cell>
          <table:table-cell table:style-name="Table150.A2" office:value-type="string">
            <text:p text:style-name="P123"><text:span text:style-name="Source_20_Text">String</text:span></text:p>
          </table:table-cell>
          <table:table-cell table:style-name="Table150.D2" office:value-type="string">
            <text:p text:style-name="P176"><text:span text:style-name="Source_20_Text">vertical</text:span></text:p>
          </table:table-cell>
        </table:table-row>
        <table:table-row>
          <table:table-cell table:style-name="Table150.A2" office:value-type="string">
            <text:p text:style-name="P123"><text:span text:style-name="Source_20_Text">autodrop</text:span></text:p>
          </table:table-cell>
          <table:table-cell table:style-name="Table150.A2" office:value-type="string">
            <text:p text:style-name="P133">Returns whether to automatically drop down menus if user moves mouse over it. </text:p>
            <text:p text:style-name="P133"><text:span text:style-name="T3">Values:</text:span> <text:span text:style-name="Source_20_Text">true | false</text:span></text:p>
          </table:table-cell>
          <table:table-cell table:style-name="Table150.A2" office:value-type="string">
            <text:p text:style-name="P123"><text:span text:style-name="Source_20_Text">Boolean</text:span></text:p>
          </table:table-cell>
          <table:table-cell table:style-name="Table150.D2" office:value-type="string">
            <text:p text:style-name="P176"><text:span text:style-name="Source_20_Text">false</text:span></text:p>
          </table:table-cell>
        </table:table-row>
      </table:table>
      <text:h text:style-name="P259"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3"><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3"><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3"><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3">Inherited From</text:p>
            </table:table-cell>
          </table:table-row>
        </table:table-header-rows>
        <table:table-row table:style-name="Table152.2">
          <table:table-cell table:style-name="Table152.A2" office:value-type="string">
            <text:p text:style-name="P191"><text:a xlink:type="simple" xlink:href="#XulElement"><text:span text:style-name="Source_20_Text">org.zkoss.zul.impl.XulElement</text:span></text:a></text:p>
          </table:table-cell>
        </table:table-row>
        <table:table-row table:style-name="Table152.2">
          <table:table-cell table:style-name="Table15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9"><text:span text:style-name="Source_20_Text">org.zkoss.zul.Menuitem</text:span></text:p>
      <text:h text:style-name="Heading_20_4" text:outline-level="4">Supported Child Components</text:h>
      <text:p text:style-name="P102"><text:span text:style-name="Source_20_Text"><text:span text:style-name="T94">*NONE</text:span></text:span><text:span text:style-name="T6"> </text:span></text:p>
      <text:h text:style-name="P147"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3">Event Name</text:p>
            </table:table-cell>
            <table:table-cell table:style-name="Table153.B1" office:value-type="string">
              <text:p text:style-name="P173">Event Type</text:p>
            </table:table-cell>
          </table:table-row>
        </table:table-header-rows>
        <table:table-row>
          <table:table-cell table:style-name="Table153.A2" office:value-type="string">
            <text:p text:style-name="P176"><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7"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3">Property</text:p>
            </table:table-cell>
            <table:table-cell table:style-name="Table154.A1" office:value-type="string">
              <text:p text:style-name="P173">Description</text:p>
            </table:table-cell>
            <table:table-cell table:style-name="Table154.A1" office:value-type="string">
              <text:p text:style-name="P173">Data Type</text:p>
            </table:table-cell>
            <table:table-cell table:style-name="Table154.D1" office:value-type="string">
              <text:p text:style-name="P172">Default Value</text:p>
            </table:table-cell>
          </table:table-row>
        </table:table-header-rows>
        <table:table-row>
          <table:table-cell table:style-name="Table154.A2" office:value-type="string">
            <text:p text:style-name="P123"><text:span text:style-name="Source_20_Text"><text:span text:style-name="T28">value</text:span></text:span></text:p>
          </table:table-cell>
          <table:table-cell table:style-name="Table154.A2" office:value-type="string">
            <text:p text:style-name="P133">The value</text:p>
          </table:table-cell>
          <table:table-cell table:style-name="Table154.A2" office:value-type="string">
            <text:p text:style-name="P123"><text:span text:style-name="Source_20_Text">String</text:span></text:p>
          </table:table-cell>
          <table:table-cell table:style-name="Table154.D2" office:value-type="string">
            <text:p text:style-name="P178"><text:span text:style-name="Source_20_Text">&lt;empty string&gt;</text:span></text:p>
          </table:table-cell>
        </table:table-row>
        <table:table-row>
          <table:table-cell table:style-name="Table154.A2" office:value-type="string">
            <text:p text:style-name="P123"><text:span text:style-name="Source_20_Text"><text:span text:style-name="T6">href</text:span></text:span></text:p>
          </table:table-cell>
          <table:table-cell table:style-name="Table154.A2" office:value-type="string">
            <text:p text:style-name="P133">The target frame or window.</text:p>
          </table:table-cell>
          <table:table-cell table:style-name="Table154.A2" office:value-type="string">
            <text:p text:style-name="P123"><text:span text:style-name="Source_20_Text">String</text:span></text:p>
          </table:table-cell>
          <table:table-cell table:style-name="Table154.D2" office:value-type="string">
            <text:p text:style-name="P130"><text:span text:style-name="Source_20_Text">&lt;null&gt;</text:span></text:p>
          </table:table-cell>
        </table:table-row>
        <table:table-row table:style-name="Table154.4">
          <table:table-cell table:style-name="Table154.A2" office:value-type="string">
            <text:p text:style-name="P123"><text:span text:style-name="Source_20_Text"><text:span text:style-name="T6">Target</text:span></text:span></text:p>
          </table:table-cell>
          <table:table-cell table:style-name="Table154.B4" office:value-type="string">
            <text:p text:style-name="P181">The href</text:p>
          </table:table-cell>
          <table:table-cell table:style-name="Table154.A2" office:value-type="string">
            <text:p text:style-name="P123"><text:span text:style-name="Source_20_Text">String</text:span></text:p>
          </table:table-cell>
          <table:table-cell table:style-name="Table154.D2" office:value-type="string">
            <text:p text:style-name="P126"><text:span text:style-name="Source_20_Text">&lt;null&gt;</text:span></text:p>
          </table:table-cell>
        </table:table-row>
        <table:table-row table:style-name="Table154.4">
          <table:table-cell table:style-name="Table154.A2" office:value-type="string">
            <text:p text:style-name="P123"><text:span text:style-name="Source_20_Text"><text:span text:style-name="T6">autocheck</text:span></text:span></text:p>
          </table:table-cell>
          <table:table-cell table:style-name="Table154.B4" office:value-type="string">
            <text:p text:style-name="P181">Whether the menuitem check mark will update each time the menu item is select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row table:style-name="Table154.4">
          <table:table-cell table:style-name="Table154.A2" office:value-type="string">
            <text:p text:style-name="P123"><text:span text:style-name="Source_20_Text"><text:span text:style-name="T6">checked</text:span></text:span></text:p>
          </table:table-cell>
          <table:table-cell table:style-name="Table154.B4" office:value-type="string">
            <text:p text:style-name="P181">Whether it is check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
      <text:h text:style-name="P259"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3"><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3"><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3">Inherited From</text:p>
            </table:table-cell>
          </table:table-row>
        </table:table-header-rows>
        <table:table-row table:style-name="Table156.2">
          <table:table-cell table:style-name="Table156.A2" office:value-type="string">
            <text:p text:style-name="P191"><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1"><text:a xlink:type="simple" xlink:href="#LabelElement"><text:span text:style-name="Source_20_Text">org.zkoss.zul.impl.LabelElement</text:span></text:a></text:p>
          </table:table-cell>
        </table:table-row>
        <table:table-row table:style-name="Table156.2">
          <table:table-cell table:style-name="Table156.A2" office:value-type="string">
            <text:p text:style-name="P191"><text:a xlink:type="simple" xlink:href="#XulElement"><text:span text:style-name="Source_20_Text">org.zkoss.zul.impl.XulElement</text:span></text:a></text:p>
          </table:table-cell>
        </table:table-row>
        <table:table-row table:style-name="Table156.2">
          <table:table-cell table:style-name="Table15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9"><text:span text:style-name="Source_20_Text">org.zkoss.zul.Menupopup</text:span></text:p>
      <text:h text:style-name="Heading_20_4" text:outline-level="4"><text:soft-page-break/>Supported Child Components</text:h>
      <text:p text:style-name="P102"><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7"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3">Event Name</text:p>
            </table:table-cell>
            <table:table-cell table:style-name="Table157.B1" office:value-type="string">
              <text:p text:style-name="P173">Event Type</text:p>
            </table:table-cell>
          </table:table-row>
        </table:table-header-rows>
        <table:table-row>
          <table:table-cell table:style-name="Table157.A2" office:value-type="string">
            <text:p text:style-name="P176"><text:span text:style-name="Source_20_Text">onOpen</text:span></text:p>
          </table:table-cell>
          <table:table-cell table:style-name="Table157.B2" office:value-type="string">
            <text:p text:style-name="P181"><text:a xlink:type="simple" xlink:href="#OpenEvent"><text:span text:style-name="Source_20_Text"><text:span text:style-name="T103">org.zkoss.zk.ui.event.OpenEvent</text:span></text:span></text:a></text:p>
            <text:p text:style-name="P177"><text:span text:style-name="T3">Description:</text:span> Denotes user has opened or closed a component.</text:p>
          </table:table-cell>
        </table:table-row>
      </table:table>
      <text:h text:style-name="P147" text:outline-level="4">Properties</text:h>
      <text:p text:style-name="P103">*NONE</text:p>
      <text:h text:style-name="P259"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3"><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3"><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3">Inherited From</text:p>
            </table:table-cell>
          </table:table-row>
        </table:table-header-rows>
        <table:table-row table:style-name="Table159.2">
          <table:table-cell table:style-name="Table159.A2" office:value-type="string">
            <text:p text:style-name="P191"><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1"><text:a xlink:type="simple" xlink:href="#LabelElement"><text:span text:style-name="Source_20_Text">org.zkoss.zul.impl.LabelElement</text:span></text:a></text:p>
          </table:table-cell>
        </table:table-row>
        <table:table-row table:style-name="Table159.2">
          <table:table-cell table:style-name="Table159.A2" office:value-type="string">
            <text:p text:style-name="P191"><text:a xlink:type="simple" xlink:href="#XulElement"><text:span text:style-name="Source_20_Text">org.zkoss.zul.impl.XulElement</text:span></text:a></text:p>
          </table:table-cell>
        </table:table-row>
        <table:table-row table:style-name="Table159.2">
          <table:table-cell table:style-name="Table15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separator</text:span></text:span></text:p>
      <text:h text:style-name="Heading_20_4" text:outline-level="4">Supported Child Components</text:h>
      <text:p text:style-name="P103">*NONE</text:p>
      <text:h text:style-name="P214" text:outline-level="4">Supported Events</text:h>
      <text:p text:style-name="P103">*NONE</text:p>
      <text:h text:style-name="P155" text:outline-level="4">Properties</text:h>
      <text:p text:style-name="P103">*NONE</text:p>
      <text:h text:style-name="P259"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3"><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3">Inherited From</text:p>
            </table:table-cell>
          </table:table-row>
        </table:table-header-rows>
        <table:table-row table:style-name="Table161.2">
          <table:table-cell table:style-name="Table161.A2" office:value-type="string">
            <text:p text:style-name="P191"><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North"/>North<text:bookmark-end text:name="North"/></text:h>
      <text:p text:style-name="P83">This component is a north region. The default class of CSS is specified "layout-region-north".</text:p>
      <text:p text:style-name="Text_20_body_20_indent"/>
      <text:p text:style-name="P82"><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59" text:outline-level="4">Class Name</text:h>
      <text:p text:style-name="P283"><text:span text:style-name="Source_20_Text"><text:span text:style-name="T15">org.zkoss.zkex.zul.North</text:span></text:span></text:p>
      <text:h text:style-name="P213" text:outline-level="4">Supported Child Components</text:h>
      <text:p text:style-name="Text_20_body_20_indent_20_2">*NONE</text:p>
      <text:h text:style-name="P213"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3">Name</text:p>
            </table:table-cell>
            <table:table-cell table:style-name="Table162.B1" office:value-type="string">
              <text:p text:style-name="P173">Inherited From</text:p>
            </table:table-cell>
          </table:table-row>
        </table:table-header-rows>
        <table:table-row>
          <table:table-cell table:style-name="Table162.A2" office:value-type="string">
            <text:p text:style-name="P176"><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2">Property</text:p>
            </table:table-cell>
            <table:table-cell table:style-name="Table163.A1" office:value-type="string">
              <text:p text:style-name="P172">Description</text:p>
            </table:table-cell>
            <table:table-cell table:style-name="Table163.A1" office:value-type="string">
              <text:p text:style-name="P172">Data Type</text:p>
            </table:table-cell>
            <table:table-cell table:style-name="Table163.D1" office:value-type="string">
              <text:p text:style-name="P172">Default Value</text:p>
            </table:table-cell>
          </table:table-row>
        </table:table-header-rows>
        <table:table-row>
          <table:table-cell table:style-name="Table163.A2" office:value-type="string">
            <text:p text:style-name="P123"><text:span text:style-name="Source_20_Text"><text:span text:style-name="T61">size</text:span></text:span></text:p>
          </table:table-cell>
          <table:table-cell table:style-name="Table163.A2" office:value-type="string">
            <text:p text:style-name="P165">Sets the size of this region.</text:p>
          </table:table-cell>
          <table:table-cell table:style-name="Table163.A2" office:value-type="string">
            <text:p text:style-name="P123"><text:span text:style-name="Source_20_Text"><text:span text:style-name="T61">java.lang.String</text:span></text:span></text:p>
          </table:table-cell>
          <table:table-cell table:style-name="Table163.D2" office:value-type="string">
            <text:p text:style-name="P176"><text:span text:style-name="Source_20_Text"><text:span text:style-name="T64">null</text:span></text:span></text:p>
          </table:table-cell>
        </table:table-row>
      </table:table>
      <text:p text:style-name="P226"/>
      <text:h text:style-name="P213"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0" text:outline-level="4"><text:soft-page-break/>Inherited From </text:h>
      <table:table table:name="Table165" table:style-name="Table165">
        <table:table-column table:style-name="Table165.A"/>
        <table:table-header-rows>
          <table:table-row>
            <table:table-cell table:style-name="Table165.A1" office:value-type="string">
              <text:p text:style-name="P173">Inherited From</text:p>
            </table:table-cell>
          </table:table-row>
        </table:table-header-rows>
        <table:table-row table:style-name="Table165.2">
          <table:table-cell table:style-name="Table165.A2" office:value-type="string">
            <text:p text:style-name="P192"><text:a xlink:type="simple" xlink:href="#LayoutRegion"><text:span text:style-name="T64">org.zkoss.zkex.zul.LayoutRegion </text:span></text:a></text:p>
          </table:table-cell>
        </table:table-row>
        <table:table-row table:style-name="Table165.2">
          <table:table-cell table:style-name="Table165.A2" office:value-type="string">
            <text:p text:style-name="P192"><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2"><text:s/><text:a xlink:type="simple" xlink:href="#AbstractComponent">org.zkoss.zk.ui.AbstractComponent </text:a></text:p>
          </table:table-cell>
        </table:table-row>
      </table:table>
      <text:p text:style-name="Standard"/>
      <text:p text:style-name="P59"/>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59" text:outline-level="4">Class Name</text:h>
      <text:p text:style-name="P283"><text:span text:style-name="Source_20_Text"><text:span text:style-name="T95">org.zkoss.zul.Paging</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73">Name</text:p>
            </table:table-cell>
            <table:table-cell table:style-name="Table354.B1" office:value-type="string">
              <text:p text:style-name="P173">Event Type</text:p>
            </table:table-cell>
          </table:table-row>
        </table:table-header-rows>
        <table:table-row>
          <table:table-cell table:style-name="Table354.A2" office:value-type="string">
            <text:p text:style-name="P176"><text:span text:style-name="Source_20_Text">onPaging</text:span></text:p>
          </table:table-cell>
          <table:table-cell table:style-name="Table354.B2" office:value-type="string">
            <text:p text:style-name="P181"><text:a xlink:type="simple" xlink:href="#PagingEvent"><text:span text:style-name="Source_20_Text"><text:span text:style-name="T103">org.zkoss.zk.ui.event.Paging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24"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73">Property</text:p>
            </table:table-cell>
            <table:table-cell table:style-name="Table355.A1" office:value-type="string">
              <text:p text:style-name="P173">Description</text:p>
            </table:table-cell>
            <table:table-cell table:style-name="Table355.A1" office:value-type="string">
              <text:p text:style-name="P173">Data Type</text:p>
            </table:table-cell>
            <table:table-cell table:style-name="Table355.D1" office:value-type="string">
              <text:p text:style-name="P172">Default Value</text:p>
            </table:table-cell>
          </table:table-row>
        </table:table-header-rows>
        <table:table-row>
          <table:table-cell table:style-name="Table355.A2" office:value-type="string">
            <text:p text:style-name="P123"><text:span text:style-name="Source_20_Text"><text:span text:style-name="T103">activePage</text:span></text:span></text:p>
          </table:table-cell>
          <table:table-cell table:style-name="Table355.A2" office:value-type="string">
            <text:p text:style-name="P124">Sets the active page (starting from 0).</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text:span text:style-name="T89">0</text:span></text:span></text:p>
          </table:table-cell>
        </table:table-row>
        <table:table-row>
          <table:table-cell table:style-name="Table355.A2" office:value-type="string">
            <text:p text:style-name="P123"><text:span text:style-name="Source_20_Text">aut</text:span><text:span text:style-name="Source_20_Text"><text:span text:style-name="T1">ohide</text:span></text:span></text:p>
          </table:table-cell>
          <table:table-cell table:style-name="Table355.A2" office:value-type="string">
            <text:p text:style-name="P124">Sets whether to automatically hide this component if there is only one page available.</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text:span text:style-name="T89">false</text:span></text:span></text:p>
          </table:table-cell>
        </table:table-row>
        <table:table-row>
          <table:table-cell table:style-name="Table355.A2" office:value-type="string">
            <text:p text:style-name="P123"><text:span text:style-name="Source_20_Text">det</text:span><text:span text:style-name="Source_20_Text"><text:span text:style-name="T1">ailed</text:span></text:span></text:p>
          </table:table-cell>
          <table:table-cell table:style-name="Table355.A2" office:value-type="string">
            <text:p text:style-name="P124">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false</text:span></text:p>
          </table:table-cell>
        </table:table-row>
        <table:table-row>
          <table:table-cell table:style-name="Table355.A2" office:value-type="string">
            <text:p text:style-name="P123"><text:span text:style-name="Source_20_Text">pageIncrement</text:span></text:p>
          </table:table-cell>
          <table:table-cell table:style-name="Table355.A2" office:value-type="string">
            <text:p text:style-name="P124">Sets the number of page anchors shall appear at the client.</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10</text:span></text:p>
          </table:table-cell>
        </table:table-row>
        <table:table-row>
          <table:table-cell table:style-name="Table355.A2" office:value-type="string">
            <text:p text:style-name="P123"><text:span text:style-name="Source_20_Text">pageSize</text:span></text:p>
          </table:table-cell>
          <table:table-cell table:style-name="Table355.A2" office:value-type="string">
            <text:p text:style-name="P124">Sets the number of items per page.</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20</text:span></text:p>
          </table:table-cell>
        </table:table-row>
        <table:table-row>
          <table:table-cell table:style-name="Table355.A2" office:value-type="string">
            <text:p text:style-name="P123"><text:span text:style-name="Source_20_Text">totalSize</text:span></text:p>
          </table:table-cell>
          <table:table-cell table:style-name="Table355.A2" office:value-type="string">
            <text:p text:style-name="P127">Sets the total number of items.</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0</text:span></text:p>
          </table:table-cell>
        </table:table-row>
      </table:table>
      <text:p text:style-name="P208"/>
      <text:h text:style-name="P213"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13" text:outline-level="4">Inherited From </text:h>
      <table:table table:name="Table357" table:style-name="Table357">
        <table:table-column table:style-name="Table357.A"/>
        <table:table-header-rows>
          <table:table-row>
            <table:table-cell table:style-name="Table357.A1" office:value-type="string">
              <text:p text:style-name="P173">Inherited From</text:p>
            </table:table-cell>
          </table:table-row>
        </table:table-header-rows>
        <table:table-row>
          <table:table-cell table:style-name="Table357.A2" office:value-type="string">
            <text:p text:style-name="P191"><text:a xlink:type="simple" xlink:href="#XulElement">org.zkoss.zul.impl.XulElement</text:a></text:p>
          </table:table-cell>
        </table:table-row>
        <table:table-row table:style-name="Table357.3">
          <table:table-cell table:style-name="Table357.A2" office:value-type="string">
            <text:p text:style-name="P191"><text:a xlink:type="simple" xlink:href="#HtmlBasedComponent">org.zkoss.zk.ui.HtmlBasedComponent</text:a> </text:p>
          </table:table-cell>
        </table:table-row>
        <table:table-row table:style-name="Table357.3">
          <table:table-cell table:style-name="Table357.A2" office:value-type="string">
            <text:p text:style-name="P191"><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59" text:outline-level="4"><text:soft-page-break/>Class Name</text:h>
      <text:p text:style-name="P283"><text:span text:style-name="Source_20_Text"><text:span text:style-name="T13">org.zkoss.zul.Panel</text:span></text:span></text:p>
      <text:h text:style-name="P213" text:outline-level="4">Supported Child Components</text:h>
      <text:p text:style-name="Text_20_body_20_indent_20_2"><text:a xlink:type="simple" xlink:href="#Panelchildren"><text:span text:style-name="Source_20_Text">Panelchildren</text:span></text:a></text:p>
      <text:h text:style-name="P213" text:outline-level="4">Supported Events</text:h>
      <text:p text:style-name="P269"><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73">Name</text:p>
            </table:table-cell>
            <table:table-cell table:style-name="Table379.B1" office:value-type="string">
              <text:p text:style-name="P173">Event Type</text:p>
            </table:table-cell>
          </table:table-row>
        </table:table-header-rows>
        <table:table-row>
          <table:table-cell table:style-name="Table379.A2" office:value-type="string">
            <text:p text:style-name="P176"><text:span text:style-name="Source_20_Text">onMove </text:span></text:p>
          </table:table-cell>
          <table:table-cell table:style-name="Table379.B2" office:value-type="string">
            <text:p text:style-name="P181"><text:span text:style-name="T3">Event:</text:span><text:span text:style-name="T103"> <text:s/></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row>
          <table:table-cell table:style-name="Table379.A2" office:value-type="string">
            <text:p text:style-name="P176"><text:span text:style-name="Source_20_Text">onOpen </text:span></text:p>
          </table:table-cell>
          <table:table-cell table:style-name="Table379.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379.A2" office:value-type="string">
            <text:p text:style-name="P176"><text:span text:style-name="Source_20_Text"><text:span text:style-name="T160">onMax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aximize</text:span></text:span></text:a></text:p>
            <text:p text:style-name="P181"><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76"><text:span text:style-name="Source_20_Text"><text:span text:style-name="T160">onMin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inimizeEvent</text:span></text:span></text:a></text:p>
            <text:p text:style-name="P181"><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76"><text:span text:style-name="Source_20_Text">onClose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
      <text:h text:style-name="P256" text:outline-level="4">Properties</text:h>
      <text:p text:style-name="P270"><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3"><text:span text:style-name="Source_20_Text"><text:span text:style-name="T89">border </text:span></text:span></text:p>
          </table:table-cell>
          <table:table-cell table:style-name="Table380.A2" office:value-type="string">
            <text:p text:style-name="P131">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3"><text:span text:style-name="Source_20_Text"><text:span text:style-name="T61">java.lang.String</text:span></text:span></text:p>
          </table:table-cell>
        </table:table-row>
        <table:table-row>
          <table:table-cell table:style-name="Table380.A2" office:value-type="string">
            <text:p text:style-name="P123"><text:span text:style-name="Source_20_Text"><text:span text:style-name="T100">closable</text:span></text:span></text:p>
          </table:table-cell>
          <table:table-cell table:style-name="Table380.A2" office:value-type="string">
            <text:p text:style-name="P132">Sets whether to show a close button on the title bar. </text:p>
          </table:table-cell>
          <table:table-cell table:style-name="Table380.C2" office:value-type="string">
            <text:p text:style-name="P123"><text:span text:style-name="Source_20_Text"><text:span text:style-name="T61">boolean</text:span></text:span></text:p>
          </table:table-cell>
        </table:table-row>
        <text:soft-page-break/>
        <table:table-row>
          <table:table-cell table:style-name="Table380.A2" office:value-type="string">
            <text:p text:style-name="P139"><text:span text:style-name="Source_20_Text">Collapsible</text:span></text:p>
          </table:table-cell>
          <table:table-cell table:style-name="Table380.A2" office:value-type="string">
            <text:p text:style-name="P132"><text:span text:style-name="T163">Sets whether to show a toggle button on the title bar.</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loatable</text:span></text:span></text:p>
          </table:table-cell>
          <table:table-cell table:style-name="Table380.A2" office:value-type="string">
            <text:p text:style-name="P132"><text:span text:style-name="T163">Sets whether to float the panel to display it inline where it is rendered.</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ramable</text:span></text:span></text:p>
          </table:table-cell>
          <table:table-cell table:style-name="Table380.A2" office:value-type="string">
            <text:p text:style-name="P132"><text:span text:style-name="T163">Sets whether to render the panel with custom rounded borders.</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maximizable</text:span></text:span></text:p>
          </table:table-cell>
          <table:table-cell table:style-name="Table380.A2" office:value-type="string">
            <text:p text:style-name="P132"><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aximized</text:span></text:span></text:p>
          </table:table-cell>
          <table:table-cell table:style-name="Table380.A2" office:value-type="string">
            <text:p text:style-name="P132"><text:span text:style-name="T163">Sets whether the panel is maximized, and then the size of the panel will depend on it to show a appropriate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ed</text:span></text:span></text:p>
          </table:table-cell>
          <table:table-cell table:style-name="Table380.A2" office:value-type="string">
            <text:p text:style-name="P132"><text:span text:style-name="T163">Sets whether to display the minimizing button and allow the user to minimize the pan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able</text:span></text:span></text:p>
          </table:table-cell>
          <table:table-cell table:style-name="Table380.A2" office:value-type="string">
            <text:p text:style-name="P132"><text:span text:style-name="T163">Sets whether the panel is minimiz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ovable</text:span></text:span></text:p>
          </table:table-cell>
          <table:table-cell table:style-name="Table380.A2" office:value-type="string">
            <text:p text:style-name="P132"><text:span text:style-name="T163">Sets whether to move the panel to display it inline where it is render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open</text:span></text:span></text:p>
          </table:table-cell>
          <table:table-cell table:style-name="Table380.A2" office:value-type="string">
            <text:p text:style-name="P132"><text:span text:style-name="T163">Opens or closes this Panel.</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title</text:span></text:span></text:p>
          </table:table-cell>
          <table:table-cell table:style-name="Table380.A2" office:value-type="string">
            <text:p text:style-name="P132"><text:span text:style-name="T163">Sets the title.</text:span> </text:p>
          </table:table-cell>
          <table:table-cell table:style-name="Table380.C2" office:value-type="string">
            <text:p text:style-name="P117">String</text:p>
          </table:table-cell>
        </table:table-row>
        <table:table-row>
          <table:table-cell table:style-name="Table380.A2" office:value-type="string">
            <text:p text:style-name="P123"><text:span text:style-name="Source_20_Text"><text:span text:style-name="T150">Visible</text:span></text:span><text:span text:style-name="Source_20_Text"><text:span text:style-name="T100"> </text:span></text:span></text:p>
          </table:table-cell>
          <table:table-cell table:style-name="Table380.A2" office:value-type="string">
            <text:p text:style-name="P132"/>
          </table:table-cell>
          <table:table-cell table:style-name="Table380.C2" office:value-type="string">
            <text:p text:style-name="P123"><text:span text:style-name="Source_20_Text"><text:span text:style-name="T67">boolean</text:span></text:span></text:p>
          </table:table-cell>
        </table:table-row>
      </table:table>
      <text:h text:style-name="P213"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0"><text:span text:style-name="Source_20_Text"><text:span text:style-name="T103">addMoved(org.zkoss.zk.ui.Component oldparent, org.zkoss.zk.ui.Page oldpg, </text:span></text:span><text:soft-page-break/><text:span text:style-name="Source_20_Text"><text:span text:style-name="T103">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2"><text:span text:style-name="Component"><text:span text:style-name="T18">void</text:span></text:span></text:p>
          </table:table-cell>
        </table:table-row>
        <table:table-row>
          <table:table-cell table:style-name="Table381.A2" office:value-type="string">
            <text:p text:style-name="P123"><text:span text:style-name="Source_20_Text"><text:span text:style-name="T103">addToolbar(java.lang.String name, Toolbar toolbar) </text:span></text:span></text:p>
          </table:table-cell>
          <table:table-cell table:style-name="Table381.A2" office:value-type="string">
            <text:p text:style-name="P125"><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3"><text:span text:style-name="Source_20_Text"><text:span text:style-name="T100">boolean</text:span></text:span></text:p>
          </table:table-cell>
        </table:table-row>
        <table:table-row>
          <table:table-cell table:style-name="Table381.A2" office:value-type="string">
            <text:p text:style-name="P200"><text:span text:style-name="Source_20_Text"><text:span text:style-name="T103">clone()</text:span></text:span></text:p>
          </table:table-cell>
          <table:table-cell table:style-name="Table381.A2" office:value-type="string">
            <text:p text:style-name="P140"/>
          </table:table-cell>
          <table:table-cell table:style-name="Table381.C2" office:value-type="string">
            <text:p text:style-name="P202"><text:span text:style-name="Source_20_Text"><text:span text:style-name="T101">java.lang.Object</text:span></text:span></text:p>
          </table:table-cell>
        </table:table-row>
        <table:table-row>
          <table:table-cell table:style-name="Table381.A2" office:value-type="string">
            <text:p text:style-name="P200"><text:span text:style-name="Source_20_Text"><text:span text:style-name="T151">getBottomToolbar()</text:span></text:span></text:p>
          </table:table-cell>
          <table:table-cell table:style-name="Table381.A2" office:value-type="string">
            <text:p text:style-name="P42"><text:span text:style-name="T149">Returns the bottom toolbar of this panel.</text:span> </text:p>
          </table:table-cell>
          <table:table-cell table:style-name="Table381.C2" office:value-type="string">
            <text:p text:style-name="P207"><text:span text:style-name="Source_20_Text">org.zkoss.zul.Toolbar</text:span></text:p>
            <text:p text:style-name="P203"><text:span text:style-name="Source_20_Text"/></text:p>
          </table:table-cell>
        </table:table-row>
        <table:table-row>
          <table:table-cell table:style-name="Table381.A2" office:value-type="string">
            <text:p text:style-name="P200"><text:span text:style-name="Source_20_Text"><text:span text:style-name="T151">getCaption()</text:span></text:span></text:p>
          </table:table-cell>
          <table:table-cell table:style-name="Table381.A2" office:value-type="string">
            <text:p text:style-name="P42"><text:span text:style-name="T149">Returns the caption of this panel.</text:span> </text:p>
          </table:table-cell>
          <table:table-cell table:style-name="Table381.C2" office:value-type="string">
            <text:p text:style-name="P207"><text:span text:style-name="Source_20_Text">org.zkoss.zul.Caption</text:span></text:p>
            <text:p text:style-name="P207"><text:span text:style-name="Source_20_Text"/></text:p>
          </table:table-cell>
        </table:table-row>
        <table:table-row>
          <table:table-cell table:style-name="Table381.A2" office:value-type="string">
            <text:p text:style-name="P200"><text:span text:style-name="Source_20_Text"><text:span text:style-name="T151">getFootToolbar()</text:span></text:span></text:p>
          </table:table-cell>
          <table:table-cell table:style-name="Table381.A2" office:value-type="string">
            <text:p text:style-name="P42"/>
          </table:table-cell>
          <table:table-cell table:style-name="Table381.C2" office:value-type="string">
            <text:p text:style-name="P207"><text:span text:style-name="Source_20_Text">org.zkoss.zul.Toolbar</text:span></text:p>
          </table:table-cell>
        </table:table-row>
        <table:table-row>
          <table:table-cell table:style-name="Table381.A2" office:value-type="string">
            <text:p text:style-name="P200"><text:span text:style-name="Source_20_Text"><text:span text:style-name="T151">getMold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OuterAttr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Panelchildren()</text:span></text:span></text:p>
          </table:table-cell>
          <table:table-cell table:style-name="Table381.A2" office:value-type="string">
            <text:p text:style-name="P42"><text:span text:style-name="T149">Returns the panelchildren of this panel.</text:span> </text:p>
          </table:table-cell>
          <table:table-cell table:style-name="Table381.C2" office:value-type="string">
            <text:p text:style-name="P207"><text:span text:style-name="Source_20_Text">org.zkoss.zul.Panelchildren</text:span></text:p>
            <text:p text:style-name="P207"><text:span text:style-name="Source_20_Text"/></text:p>
          </table:table-cell>
        </table:table-row>
        <table:table-row>
          <table:table-cell table:style-name="Table381.A2" office:value-type="string">
            <text:p text:style-name="P200"><text:span text:style-name="Source_20_Text"><text:span text:style-name="T151">getReal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0"><text:span text:style-name="Source_20_Text"><text:span text:style-name="T103">org.zkoss.zk.ui.Component insertBefore) </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4">Process the onClose event sent when the close button is </text:p>
            <text:p text:style-name="P166">pressed.</text:p>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
      <text:p text:style-name="P167"/>
      <text:p text:style-name="P167">Inherited From </text:p>
      <table:table table:name="Table382" table:style-name="Table382">
        <table:table-column table:style-name="Table382.A"/>
        <table:table-header-rows>
          <text:soft-page-break/>
          <table:table-row>
            <table:table-cell table:style-name="Table382.A1" office:value-type="string">
              <text:p text:style-name="P173">Name</text:p>
            </table:table-cell>
          </table:table-row>
        </table:table-header-rows>
        <table:table-row>
          <table:table-cell table:style-name="Table382.A2" office:value-type="string">
            <text:p text:style-name="P192"><text:a xlink:type="simple" xlink:href="#XulElement">org.zkoss.zul.impl.XulElement</text:a></text:p>
          </table:table-cell>
        </table:table-row>
        <table:table-row table:style-name="Table382.3">
          <table:table-cell table:style-name="Table382.A2" office:value-type="string">
            <text:p text:style-name="P192"><text:s/><text:a xlink:type="simple" xlink:href="#HtmlBasedComponent">org.zkoss.zk.ui.HtmlBasedComponent</text:a> </text:p>
          </table:table-cell>
        </table:table-row>
        <table:table-row table:style-name="Table382.3">
          <table:table-cell table:style-name="Table382.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59" text:outline-level="4">Class Name</text:h>
      <text:p text:style-name="P283"><text:span text:style-name="Source_20_Text"><text:span text:style-name="T13">org.zkoss.zul.Panelchildren</text:span></text:span></text:p>
      <text:h text:style-name="P213" text:outline-level="4">Supported Child Components</text:h>
      <text:p text:style-name="Text_20_body_20_indent_20_2"><text:span text:style-name="Component">*ALL</text:span></text:p>
      <text:h text:style-name="P213" text:outline-level="4">Supported Events</text:h>
      <text:p text:style-name="P269"><text:span text:style-name="Component"><text:span text:style-name="T103"><text:tab/>*None</text:span></text:span></text:p>
      <text:h text:style-name="P256" text:outline-level="4">Properties</text:h>
      <text:p text:style-name="P271"><text:span text:style-name="T103"><text:tab/></text:span><text:span text:style-name="Component"><text:span text:style-name="T103">*None</text:span></text:span></text:p>
      <text:h text:style-name="P213"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1"><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133"><text:span text:style-name="Component">getRealSclass() </text:span></text:p>
          </table:table-cell>
          <table:table-cell table:style-name="Table403.A2" office:value-type="string">
            <text:p text:style-name="P133"><text:span text:style-name="Component"><text:span text:style-name="T117">Returns the real style class used for the content block of the panel.</text:span></text:span></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200"><text:span text:style-name="Source_20_Text">setHeight(java.lang.String height) </text:span></text:p>
          </table:table-cell>
          <table:table-cell table:style-name="Table403.A2" office:value-type="string">
            <text:p text:style-name="P43"><text:span text:style-name="T159"> </text:span><text:span text:style-name="T161">This method is unsupported.</text:span> </text:p>
          </table:table-cell>
          <table:table-cell table:style-name="Table403.C2" office:value-type="string">
            <text:p text:style-name="P202"><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4"><text:span text:style-name="T159"> </text:span><text:span text:style-name="T161">This method is unsupported.</text:span> </text:p>
          </table:table-cell>
          <table:table-cell table:style-name="Table403.C2" office:value-type="string">
            <text:p text:style-name="P202"><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2"><text:span text:style-name="Source_20_Text">void</text:span></text:p>
          </table:table-cell>
        </table:table-row>
      </table:table>
      <text:p text:style-name="P167"/>
      <text:p text:style-name="P167">Inherited From </text:p>
      <table:table table:name="Table404" table:style-name="Table404">
        <table:table-column table:style-name="Table404.A"/>
        <table:table-header-rows>
          <table:table-row>
            <table:table-cell table:style-name="Table404.A1" office:value-type="string">
              <text:p text:style-name="P173">Name</text:p>
            </table:table-cell>
          </table:table-row>
        </table:table-header-rows>
        <table:table-row>
          <table:table-cell table:style-name="Table404.A2" office:value-type="string">
            <text:p text:style-name="P192"><text:a xlink:type="simple" xlink:href="#XulElement">org.zkoss.zul.impl.XulElement</text:a></text:p>
          </table:table-cell>
        </table:table-row>
        <table:table-row table:style-name="Table404.3">
          <table:table-cell table:style-name="Table404.A2" office:value-type="string">
            <text:p text:style-name="P192"><text:s/><text:a xlink:type="simple" xlink:href="#HtmlBasedComponent">org.zkoss.zk.ui.HtmlBasedComponent</text:a> </text:p>
          </table:table-cell>
        </table:table-row>
        <table:table-row table:style-name="Table404.3">
          <table:table-cell table:style-name="Table404.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pup"/>Popup<text:bookmark-end text:name="Popup"/></text:h>
      <text:p text:style-name="P239"><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7"><text:span text:style-name="Source_20_Text"><text:span text:style-name="T94">org.zkoss.zul.popup</text:span></text:span> </text:p>
      <text:h text:style-name="P147" text:outline-level="4">Supported Child Components</text:h>
      <text:p text:style-name="P103">*ALL</text:p>
      <text:h text:style-name="P147" text:outline-level="4">Supported Events</text:h>
      <text:p text:style-name="P103">*NONE</text:p>
      <text:h text:style-name="P147" text:outline-level="4">Attributes</text:h>
      <text:p text:style-name="P103">*NONE</text:p>
      <text:h text:style-name="P259"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3"><text:span text:style-name="Source_20_Text">getOutAttrs()</text:span></text:p>
          </table:table-cell>
          <table:table-cell table:style-name="Table166.A2" office:value-type="string">
            <text:p text:style-name="Table_20_Contents"/>
          </table:table-cell>
          <table:table-cell table:style-name="Table166.C2" office:value-type="string">
            <text:p text:style-name="P123"><text:span text:style-name="Source_20_Text">String</text:span></text:p>
          </table:table-cell>
        </table:table-row>
        <table:table-row>
          <table:table-cell table:style-name="Table166.A2" office:value-type="string">
            <text:p text:style-name="P133">setVisible()</text:p>
          </table:table-cell>
          <table:table-cell table:style-name="Table166.A2" office:value-type="string">
            <text:p text:style-name="Table_20_Contents">Not allowed</text:p>
          </table:table-cell>
          <table:table-cell table:style-name="Table166.C2" office:value-type="string">
            <text:p text:style-name="P123">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3">Inherited From</text:p>
            </table:table-cell>
          </table:table-row>
        </table:table-header-rows>
        <table:table-row table:style-name="Table167.2">
          <table:table-cell table:style-name="Table167.A2" office:value-type="string">
            <text:p text:style-name="P191"><text:a xlink:type="simple" xlink:href="#XulElement"><text:span text:style-name="Source_20_Text">org.zkoss.zul.impl.XulElement</text:span></text:a></text:p>
          </table:table-cell>
        </table:table-row>
        <table:table-row table:style-name="Table167.2">
          <table:table-cell table:style-name="Table167.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2"><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59" text:outline-level="4">Class Name</text:h>
      <text:p text:style-name="P283"><text:span text:style-name="Source_20_Text"><text:span text:style-name="T15">org.zkoss.zkmax.zul.Portallayout</text:span></text:span></text:p>
      <text:h text:style-name="P213" text:outline-level="4"><text:soft-page-break/>Supported Child Components</text:h>
      <text:p text:style-name="Text_20_body_20_indent_20_2"><text:a xlink:type="simple" xlink:href="#Portalchildren"><text:span text:style-name="Source_20_Text">Portalchildren</text:span></text:a></text:p>
      <text:h text:style-name="P213" text:outline-level="4">Supported Events</text:h>
      <text:p text:style-name="P231"><text:tab/></text:p>
      <table:table table:name="表格3" table:style-name="表格3">
        <table:table-column table:style-name="表格3.A"/>
        <table:table-column table:style-name="表格3.B"/>
        <table:table-header-rows>
          <table:table-row>
            <table:table-cell table:style-name="表格3.A1" office:value-type="string">
              <text:p text:style-name="P173">Name</text:p>
            </table:table-cell>
            <table:table-cell table:style-name="表格3.B1" office:value-type="string">
              <text:p text:style-name="P173">Event Type</text:p>
            </table:table-cell>
          </table:table-row>
        </table:table-header-rows>
        <table:table-row>
          <table:table-cell table:style-name="表格3.A2" office:value-type="string">
            <text:p text:style-name="P176"><text:span text:style-name="Source_20_Text"><text:span text:style-name="T161">onPortalMove</text:span></text:span></text:p>
          </table:table-cell>
          <table:table-cell table:style-name="表格3.B2" office:value-type="string">
            <text:p text:style-name="P181"><text:span text:style-name="T3">Event:</text:span><text:span text:style-name="T103"> <text:s/></text:span><text:a xlink:type="simple" xlink:href="#PortalMoveEvent"><text:span text:style-name="T28">org.zkoss.zkmax.event.PortalMoveEvent</text:span></text:a></text:p>
            <text:p text:style-name="P188">Represents an event caused by a portal being moved.</text:p>
          </table:table-cell>
        </table:table-row>
      </table:table>
      <text:h text:style-name="P256" text:outline-level="4">Properties</text:h>
      <text:p text:style-name="P230"><text:tab/><text:span text:style-name="T45">*None</text:span></text:p>
      <text:h text:style-name="P213"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1"><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2"><text:span text:style-name="Component"><text:span text:style-name="T1">String</text:span></text:span></text:p>
          </table:table-cell>
        </table:table-row>
        <table:table-row>
          <table:table-cell table:style-name="Table376.A2" office:value-type="string">
            <text:p text:style-name="P201"><text:span text:style-name="Source_20_Text"><text:span text:style-name="T153">getPanel(int col, int row) </text:span></text:span><text:span text:style-name="T28"><text:s/></text:span></text:p>
          </table:table-cell>
          <table:table-cell table:style-name="Table376.A2" office:value-type="string">
            <text:p text:style-name="P42"><text:span text:style-name="T149">Returns the specified pnael, or null if not available.</text:span> </text:p>
          </table:table-cell>
          <table:table-cell table:style-name="Table376.C2" office:value-type="string">
            <text:p text:style-name="P204"><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201"><text:span text:style-name="Source_20_Text"><text:span text:style-name="T153">getPosition(org.zkoss.zul.Panel panel) </text:span></text:span><text:span text:style-name="T28"><text:s/></text:span></text:p>
          </table:table-cell>
          <table:table-cell table:style-name="Table376.A2" office:value-type="string">
            <text:p text:style-name="P42"><text:span text:style-name="T149">Returns an int array[col, row] that indicates the specified panel located within this portal layout.</text:span> </text:p>
          </table:table-cell>
          <table:table-cell table:style-name="Table376.C2" office:value-type="string">
            <text:p text:style-name="P204">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0"/>
          </table:table-cell>
          <table:table-cell table:style-name="Table376.C2" office:value-type="string">
            <text:p text:style-name="P123">boolean</text:p>
          </table:table-cell>
        </table:table-row>
        <table:table-row>
          <table:table-cell table:style-name="Table376.A2" office:value-type="string">
            <text:p text:style-name="P44"><text:span text:style-name="Source_20_Text"><text:span text:style-name="T153">onChildAdded(org.zkoss.zk.ui.Component child)</text:span></text:span></text:p>
          </table:table-cell>
          <table:table-cell table:style-name="Table376.A2" office:value-type="string">
            <text:p text:style-name="P140"/>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onChildRemoved(org.zkoss.zk.ui.Component child) </text:span></text:span></text:p>
          </table:table-cell>
          <table:table-cell table:style-name="Table376.A2" office:value-type="string">
            <text:p text:style-name="P166"/>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setPanel(org.zkoss.zul.Panel panel, int col, int row)</text:span></text:span><text:span text:style-name="T28"> </text:span></text:p>
          </table:table-cell>
          <table:table-cell table:style-name="Table376.A2" office:value-type="string">
            <text:p text:style-name="P45"><text:span text:style-name="T149">Sets the specified panel via the position(col and row).</text:span> </text:p>
          </table:table-cell>
          <table:table-cell table:style-name="Table376.C2" office:value-type="string">
            <text:p text:style-name="P206">boolean</text:p>
          </table:table-cell>
        </table:table-row>
      </table:table>
      <text:h text:style-name="Heading_20_4" text:outline-level="4"><text:soft-page-break/></text:h>
      <text:h text:style-name="P213" text:outline-level="4">Inherited From </text:h>
      <table:table table:name="表格2" table:style-name="表格2">
        <table:table-column table:style-name="表格2.A"/>
        <table:table-header-rows>
          <table:table-row>
            <table:table-cell table:style-name="表格2.A1" office:value-type="string">
              <text:p text:style-name="P173">Inherited From</text:p>
            </table:table-cell>
          </table:table-row>
        </table:table-header-rows>
        <table:table-row table:style-name="表格2.2">
          <table:table-cell table:style-name="表格2.A2" office:value-type="string">
            <text:p text:style-name="P192"><text:a xlink:type="simple" xlink:href="#XulElement">org.zkoss.zul.impl.XulElement</text:a></text:p>
          </table:table-cell>
        </table:table-row>
        <table:table-row table:style-name="表格2.2">
          <table:table-cell table:style-name="表格2.A2" office:value-type="string">
            <text:p text:style-name="P192"><text:s/><text:a xlink:type="simple" xlink:href="#HtmlBasedComponent">org.zkoss.zk.ui.HtmlBasedComponent</text:a> </text:p>
          </table:table-cell>
        </table:table-row>
        <table:table-row table:style-name="表格2.2">
          <table:table-cell table:style-name="表格2.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rtalchildren"/>Portalchildren<text:bookmark-end text:name="Portalchildren"/></text:h>
      <text:p text:style-name="P84"><text:span text:style-name="T149">The column of </text:span><text:span text:style-name="Component"><text:span text:style-name="T160">Portallayout. </text:span></text:span></text:p>
      <text:p text:style-name="P84"><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2"><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59" text:outline-level="4">Class Name</text:h>
      <text:p text:style-name="P283"><text:span text:style-name="Source_20_Text"><text:span text:style-name="T15">org.zkoss.zkmax.zul.Portalchildren</text:span></text:span></text:p>
      <text:h text:style-name="P213" text:outline-level="4">Supported Child Components</text:h>
      <text:p text:style-name="Text_20_body_20_indent_20_2"><text:a xlink:type="simple" xlink:href="#Panel"><text:span text:style-name="Source_20_Text">Panel</text:span></text:a></text:p>
      <text:h text:style-name="P213" text:outline-level="4"><text:soft-page-break/>Supported Events<text:tab/> </text:h>
      <text:p text:style-name="P232"><text:tab/>*None</text:p>
      <text:h text:style-name="P256" text:outline-level="4">Properties</text:h>
      <text:p text:style-name="P261"><text:tab/>*None</text:p>
      <text:h text:style-name="P213"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1"><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2"><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3">boolean</text:p>
          </table:table-cell>
        </table:table-row>
        <table:table-row>
          <table:table-cell table:style-name="Table374.A2" office:value-type="string">
            <text:p text:style-name="P44"><text:span text:style-name="Source_20_Text"><text:span text:style-name="T153">onChildAdded(org.zkoss.zk.ui.Component child)</text:span></text:span></text:p>
          </table:table-cell>
          <table:table-cell table:style-name="Table374.A2" office:value-type="string">
            <text:p text:style-name="P140"/>
          </table:table-cell>
          <table:table-cell table:style-name="Table374.C2" office:value-type="string">
            <text:p text:style-name="P202"><text:span text:style-name="Source_20_Text">void</text:span></text:p>
          </table:table-cell>
        </table:table-row>
        <table:table-row>
          <table:table-cell table:style-name="Table374.A2" office:value-type="string">
            <text:p text:style-name="P44"><text:span text:style-name="Source_20_Text"><text:span text:style-name="T153">onChildRemoved(org.zkoss.zk.ui.Component child)</text:span></text:span></text:p>
          </table:table-cell>
          <table:table-cell table:style-name="Table374.A2" office:value-type="string">
            <text:p text:style-name="P166"/>
          </table:table-cell>
          <table:table-cell table:style-name="Table374.C2" office:value-type="string">
            <text:p text:style-name="P202"><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2"><text:span text:style-name="Source_20_Text">void</text:span></text:p>
          </table:table-cell>
        </table:table-row>
      </table:table>
      <text:p text:style-name="Text_20_body"/>
      <text:h text:style-name="P213" text:outline-level="4">Inherited From </text:h>
      <table:table table:name="Table375" table:style-name="Table375">
        <table:table-column table:style-name="Table375.A"/>
        <table:table-header-rows>
          <table:table-row>
            <table:table-cell table:style-name="Table375.A1" office:value-type="string">
              <text:p text:style-name="P173">Inherited From</text:p>
            </table:table-cell>
          </table:table-row>
        </table:table-header-rows>
        <table:table-row table:style-name="Table375.2">
          <table:table-cell table:style-name="Table375.A2" office:value-type="string">
            <text:p text:style-name="P192"><text:a xlink:type="simple" xlink:href="#XulElement">org.zkoss.zul.impl.XulElement</text:a></text:p>
          </table:table-cell>
        </table:table-row>
        <table:table-row table:style-name="Table375.2">
          <table:table-cell table:style-name="Table375.A2" office:value-type="string">
            <text:p text:style-name="P192"><text:s/><text:a xlink:type="simple" xlink:href="#HtmlBasedComponent">org.zkoss.zk.ui.HtmlBasedComponent</text:a> </text:p>
          </table:table-cell>
        </table:table-row>
        <table:table-row table:style-name="Table375.2">
          <table:table-cell table:style-name="Table375.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Calendar11"/><text:bookmark-start text:name="Progressmeter"/>Progressmeter<text:bookmark-end text:name="Calendar11"/><text:bookmark-end text:name="Progressmeter"/></text:h>
      <text:p text:style-name="P76">A progress meter is a bar that indicates how much of a task has been completed. The <text:span text:style-name="T6">value</text:span> property must be in the range between 0 and 100.</text:p>
      <text:p text:style-name="P76"><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59" text:outline-level="4">Class Name</text:h>
      <text:p text:style-name="P283"><text:span text:style-name="Source_20_Text"><text:span text:style-name="T15">org.zkoss.zul.Progressmeter</text:span></text:span></text:p>
      <text:h text:style-name="P213" text:outline-level="4">Supported Child Components</text:h>
      <text:p text:style-name="P11"><text:tab/> <text:s/>*NONE</text:p>
      <text:h text:style-name="P224" text:outline-level="4">Supported Events</text:h>
      <text:p text:style-name="P9"><text:tab/> <text:s/>*NONE</text:p>
      <text:h text:style-name="P256"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73">Property</text:p>
            </table:table-cell>
            <table:table-cell table:style-name="Table333.A1" office:value-type="string">
              <text:p text:style-name="P173">Description</text:p>
            </table:table-cell>
            <table:table-cell table:style-name="Table333.C1" office:value-type="string">
              <text:p text:style-name="P173">Data Type</text:p>
            </table:table-cell>
          </table:table-row>
        </table:table-header-rows>
        <table:table-row>
          <table:table-cell table:style-name="Table333.A2" office:value-type="string">
            <text:p text:style-name="P123"><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3"><text:span text:style-name="Source_20_Text">java.lang.String</text:span></text:p>
          </table:table-cell>
        </table:table-row>
      </table:table>
      <text:p text:style-name="P97">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76"><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76"><text:span text:style-name="Source_20_Text"><text:span text:style-name="T93">java.lang.String </text:span></text:span></text:p>
          </table:table-cell>
        </table:table-row>
        <table:table-row table:style-name="Table334.2">
          <table:table-cell table:style-name="Table334.A2" office:value-type="string">
            <text:p text:style-name="P176"><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76"><text:span text:style-name="Source_20_Text"><text:span text:style-name="T61">boolean</text:span></text:span></text:p>
          </table:table-cell>
        </table:table-row>
      </table:table>
      <text:h text:style-name="P160" text:outline-level="4">Inherited From </text:h>
      <table:table table:name="Table335" table:style-name="Table335">
        <table:table-column table:style-name="Table335.A"/>
        <table:table-header-rows>
          <table:table-row>
            <table:table-cell table:style-name="Table335.A1" office:value-type="string">
              <text:p text:style-name="P173">Inherited From</text:p>
            </table:table-cell>
          </table:table-row>
        </table:table-header-rows>
        <table:table-row>
          <table:table-cell table:style-name="Table335.A2" office:value-type="string">
            <text:p text:style-name="P191"><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59" text:outline-level="4">Class Name</text:h>
      <text:p text:style-name="P283"><text:span text:style-name="Source_20_Text"><text:span text:style-name="T95">org.zkoss.zul.Radio</text:span></text:span></text:p>
      <text:h text:style-name="P213" text:outline-level="4">Supported Child Components</text:h>
      <text:p text:style-name="P100"><text:span text:style-name="T61">*NONE</text:span> </text:p>
      <text:h text:style-name="P213" text:outline-level="4">Supported Events</text:h>
      <text:p text:style-name="P231"/>
      <table:table table:name="Table168" table:style-name="Table168">
        <table:table-column table:style-name="Table168.A"/>
        <table:table-column table:style-name="Table168.B"/>
        <table:table-header-rows>
          <table:table-row>
            <table:table-cell table:style-name="Table168.A1" office:value-type="string">
              <text:p text:style-name="P173">Name</text:p>
            </table:table-cell>
            <table:table-cell table:style-name="Table168.B1" office:value-type="string">
              <text:p text:style-name="P173">Event Type</text:p>
            </table:table-cell>
          </table:table-row>
        </table:table-header-rows>
        <table:table-row>
          <table:table-cell table:style-name="Table168.A2" office:value-type="string">
            <text:p text:style-name="P176"><text:span text:style-name="Source_20_Text">onFocus</text:span></text:p>
          </table:table-cell>
          <table:table-cell table:style-name="Table16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76"><text:span text:style-name="Source_20_Text">onBlur</text:span></text:p>
          </table:table-cell>
          <table:table-cell table:style-name="Table16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168.A2" office:value-type="string">
            <text:p text:style-name="P176"><text:span text:style-name="Source_20_Text">onCheck</text:span></text:p>
          </table:table-cell>
          <table:table-cell table:style-name="Table16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56"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3">Property</text:p>
            </table:table-cell>
            <table:table-cell table:style-name="Table169.A1" office:value-type="string">
              <text:p text:style-name="P173">Description</text:p>
            </table:table-cell>
            <table:table-cell table:style-name="Table169.C1" office:value-type="string">
              <text:p text:style-name="P173">Data Type</text:p>
            </table:table-cell>
          </table:table-row>
        </table:table-header-rows>
        <table:table-row>
          <table:table-cell table:style-name="Table169.A2" office:value-type="string">
            <text:p text:style-name="P123"><text:span text:style-name="Source_20_Text">value</text:span></text:p>
          </table:table-cell>
          <table:table-cell table:style-name="Table169.A2" office:value-type="string">
            <text:p text:style-name="P124">The <text:span text:style-name="Source_20_Text">String</text:span> value denote this radio.</text:p>
          </table:table-cell>
          <table:table-cell table:style-name="Table169.C2" office:value-type="string">
            <text:p text:style-name="P123"><text:span text:style-name="Source_20_Text">String</text:span></text:p>
          </table:table-cell>
        </table:table-row>
        <table:table-row>
          <table:table-cell table:style-name="Table169.A2" office:value-type="string">
            <text:p text:style-name="P123"><text:span text:style-name="Source_20_Text">selected</text:span></text:p>
          </table:table-cell>
          <table:table-cell table:style-name="Table169.A2" office:value-type="string">
            <text:p text:style-name="P124">The state of this radio.</text:p>
          </table:table-cell>
          <table:table-cell table:style-name="Table169.C2" office:value-type="string">
            <text:p text:style-name="P123"><text:span text:style-name="Source_20_Text">boolean</text:span></text:p>
          </table:table-cell>
        </table:table-row>
      </table:table>
      <text:p text:style-name="P208"/>
      <text:h text:style-name="P213"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0" text:outline-level="4">Inherited From </text:h>
      <table:table table:name="Table171" table:style-name="Table171">
        <table:table-column table:style-name="Table171.A"/>
        <table:table-header-rows>
          <table:table-row>
            <table:table-cell table:style-name="Table171.A1" office:value-type="string">
              <text:p text:style-name="P173">Inherited From</text:p>
            </table:table-cell>
          </table:table-row>
        </table:table-header-rows>
        <table:table-row>
          <table:table-cell table:style-name="Table171.A2" office:value-type="string">
            <text:p text:style-name="P191"><text:a xlink:type="simple" xlink:href="#LabelImageElement">org.zkoss.zul.CheckBox</text:a></text:p>
          </table:table-cell>
        </table:table-row>
        <table:table-row>
          <table:table-cell table:style-name="Table171.A2" office:value-type="string">
            <text:p text:style-name="P191"><text:a xlink:type="simple" xlink:href="#LabelImageElement">org.zkoss.zul.impl.LabelImageElement</text:a></text:p>
          </table:table-cell>
        </table:table-row>
        <table:table-row>
          <table:table-cell table:style-name="Table171.A2" office:value-type="string">
            <text:p text:style-name="P191"><text:a xlink:type="simple" xlink:href="#LabelElement">org.zkoss.zul.impl.LabelElement</text:a></text:p>
          </table:table-cell>
        </table:table-row>
        <table:table-row>
          <table:table-cell table:style-name="Table171.A2" office:value-type="string">
            <text:p text:style-name="P191"><text:a xlink:type="simple" xlink:href="#XulElement">org.zkoss.zul.impl.XulElement</text:a></text:p>
          </table:table-cell>
        </table:table-row>
        <table:table-row table:style-name="Table171.6">
          <table:table-cell table:style-name="Table171.A2" office:value-type="string">
            <text:p text:style-name="P191"><text:a xlink:type="simple" xlink:href="#HtmlBasedComponent">org.zkoss.zk.ui.HtmlBasedComponent</text:a> </text:p>
          </table:table-cell>
        </table:table-row>
        <table:table-row table:style-name="Table171.6">
          <table:table-cell table:style-name="Table171.A2" office:value-type="string">
            <text:p text:style-name="P191"><text:a xlink:type="simple" xlink:href="#AbstractComponent">org.zkoss.zk.ui.AbstractComponent </text:a></text:p>
          </table:table-cell>
        </table:table-row>
      </table:table>
      <text:p text:style-name="P59"/>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59" text:outline-level="4">Class Name</text:h>
      <text:p text:style-name="P283"><text:span text:style-name="Source_20_Text"><text:span text:style-name="T95">org.zkoss.zul.Radiogroup</text:span></text:span></text:p>
      <text:h text:style-name="P213" text:outline-level="4">Supported Child Components</text:h>
      <text:p text:style-name="P94">*ALL</text:p>
      <text:h text:style-name="P213" text:outline-level="4">Supported Events</text:h>
      <text:p text:style-name="P223">*NONE</text:p>
      <text:h text:style-name="P256"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3">Property</text:p>
            </table:table-cell>
            <table:table-cell table:style-name="Table172.A1" office:value-type="string">
              <text:p text:style-name="P173">Description</text:p>
            </table:table-cell>
            <table:table-cell table:style-name="Table172.C1" office:value-type="string">
              <text:p text:style-name="P173">Data Type</text:p>
            </table:table-cell>
          </table:table-row>
        </table:table-header-rows>
        <table:table-row>
          <table:table-cell table:style-name="Table172.A2" office:value-type="string">
            <text:p text:style-name="P123"><text:span text:style-name="Source_20_Text">value</text:span></text:p>
          </table:table-cell>
          <table:table-cell table:style-name="Table172.A2" office:value-type="string">
            <text:p text:style-name="P124">The <text:span text:style-name="Source_20_Text">String</text:span> value denote this radio.</text:p>
          </table:table-cell>
          <table:table-cell table:style-name="Table172.C2" office:value-type="string">
            <text:p text:style-name="P123"><text:span text:style-name="Source_20_Text">String</text:span></text:p>
          </table:table-cell>
        </table:table-row>
        <table:table-row>
          <table:table-cell table:style-name="Table172.A2" office:value-type="string">
            <text:p text:style-name="P123"><text:span text:style-name="Source_20_Text">selectedIndex</text:span></text:p>
          </table:table-cell>
          <table:table-cell table:style-name="Table172.A2" office:value-type="string">
            <text:p text:style-name="P124">the index of the selected radio button (-1 if no one is selected). </text:p>
          </table:table-cell>
          <table:table-cell table:style-name="Table172.C2" office:value-type="string">
            <text:p text:style-name="P123"><text:span text:style-name="Source_20_Text">int</text:span></text:p>
          </table:table-cell>
        </table:table-row>
        <table:table-row>
          <table:table-cell table:style-name="Table172.A2" office:value-type="string">
            <text:p text:style-name="P123"><text:span text:style-name="Source_20_Text">selectedItem</text:span></text:p>
          </table:table-cell>
          <table:table-cell table:style-name="Table172.A2" office:value-type="string">
            <text:p text:style-name="P124">the selected <text:span text:style-name="Source_20_Text">radio</text:span> button. </text:p>
          </table:table-cell>
          <table:table-cell table:style-name="Table172.C2" office:value-type="string">
            <text:p text:style-name="P123"><text:span text:style-name="Source_20_Text">org.zkoss.zul.Radio</text:span></text:p>
          </table:table-cell>
        </table:table-row>
        <table:table-row>
          <table:table-cell table:style-name="Table172.A2" office:value-type="string">
            <text:p text:style-name="P123"><text:span text:style-name="Source_20_Text">name</text:span></text:p>
          </table:table-cell>
          <table:table-cell table:style-name="Table172.A2" office:value-type="string">
            <text:p text:style-name="P124">the name of this group of radio buttons. </text:p>
          </table:table-cell>
          <table:table-cell table:style-name="Table172.C2" office:value-type="string">
            <text:p text:style-name="P123"><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3"><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3"><text:span text:style-name="Source_20_Text"><text:span text:style-name="T61">org.zkoss.zul.Radio</text:span></text:span></text:p>
          </table:table-cell>
        </table:table-row>
      </table:table>
      <text:h text:style-name="P160" text:outline-level="4">Inherited From </text:h>
      <table:table table:name="Table174" table:style-name="Table174">
        <table:table-column table:style-name="Table174.A"/>
        <table:table-header-rows>
          <table:table-row>
            <table:table-cell table:style-name="Table174.A1" office:value-type="string">
              <text:p text:style-name="P173">Inherited From</text:p>
            </table:table-cell>
          </table:table-row>
        </table:table-header-rows>
        <table:table-row>
          <table:table-cell table:style-name="Table174.A2" office:value-type="string">
            <text:p text:style-name="P192"><text:a xlink:type="simple" xlink:href="#XulElement">org.zkoss.zul.impl.XulElement</text:a></text:p>
          </table:table-cell>
        </table:table-row>
        <table:table-row table:style-name="Table174.3">
          <table:table-cell table:style-name="Table174.A2" office:value-type="string">
            <text:p text:style-name="P192"><text:s/><text:a xlink:type="simple" xlink:href="#HtmlBasedComponent">org.zkoss.zk.ui.HtmlBasedComponent</text:a> </text:p>
          </table:table-cell>
        </table:table-row>
        <table:table-row table:style-name="Table174.3">
          <table:table-cell table:style-name="Table174.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Row<text:bookmark-end text:name="Row"/></text:h>
      <text:p text:style-name="P91">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1"><text:span text:style-name="T3">Default getSclass()</text:span>: the same as grid's sclass. <text:s/></text:p>
      <text:p text:style-name="P91"><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3"><text:span text:style-name="Source_20_Text"><text:span text:style-name="T13">org.zkoss.zul.Row</text:span></text:span></text:p>
      <text:h text:style-name="P213" text:outline-level="4">Supported Child Components</text:h>
      <text:p text:style-name="Text_20_body_20_indent_20_2">*ALL</text:p>
      <text:h text:style-name="P213" text:outline-level="4">Supported Events</text:h>
      <text:p text:style-name="P285">*NONE</text:p>
      <text:h text:style-name="P256"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2">Property</text:p>
            </table:table-cell>
            <table:table-cell table:style-name="Table175.A1" office:value-type="string">
              <text:p text:style-name="P172">Description</text:p>
            </table:table-cell>
            <table:table-cell table:style-name="Table175.A1" office:value-type="string">
              <text:p text:style-name="P172">Data Type</text:p>
            </table:table-cell>
            <table:table-cell table:style-name="Table175.D1" office:value-type="string">
              <text:p text:style-name="P172">Default Value</text:p>
            </table:table-cell>
          </table:table-row>
        </table:table-header-rows>
        <table:table-row>
          <table:table-cell table:style-name="Table175.A2" office:value-type="string">
            <text:p text:style-name="P123"><text:span text:style-name="Source_20_Text"><text:span text:style-name="T88">align</text:span></text:span></text:p>
          </table:table-cell>
          <table:table-cell table:style-name="Table17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table-cell table:style-name="Table175.A2" office:value-type="string">
            <text:p text:style-name="P123"><text:span text:style-name="Source_20_Text"><text:span text:style-name="T88">nowrap</text:span></text:span></text:p>
          </table:table-cell>
          <table:table-cell table:style-name="Table175.A2" office:value-type="string">
            <text:p text:style-name="P133"><text:span text:style-name="Source_20_Text"><text:span text:style-name="T61">Sets the nowrap.</text:span></text:span></text:p>
          </table:table-cell>
          <table:table-cell table:style-name="Table175.A2" office:value-type="string">
            <text:p text:style-name="P123"><text:span text:style-name="Source_20_Text"><text:span text:style-name="T61">boo</text:span></text:span><text:span text:style-name="Source_20_Text"><text:span text:style-name="T88">lean</text:span></text:span></text:p>
          </table:table-cell>
          <table:table-cell table:style-name="Table175.D2" office:value-type="string">
            <text:p text:style-name="P176"><text:span text:style-name="Source_20_Text"><text:span text:style-name="T64">false</text:span></text:span></text:p>
          </table:table-cell>
        </table:table-row>
        <table:table-row>
          <table:table-cell table:style-name="Table175.A2" office:value-type="string">
            <text:p text:style-name="P123"><text:span text:style-name="Source_20_Text"><text:span text:style-name="T61">sclass</text:span></text:span></text:p>
          </table:table-cell>
          <table:table-cell table:style-name="Table175.A2" office:value-type="string">
            <text:p text:style-name="P128">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3"><text:span text:style-name="Source_20_Text"><text:span text:style-name="T61">&lt;null&gt;</text:span></text:span></text:p>
          </table:table-cell>
        </table:table-row>
        <table:table-row table:style-name="Table175.5">
          <table:table-cell table:style-name="Table175.A2" office:value-type="string">
            <text:p text:style-name="P123"><text:span text:style-name="Source_20_Text"><text:span text:style-name="T61">spans</text:span></text:span></text:p>
          </table:table-cell>
          <table:table-cell table:style-name="Table175.B5" office:value-type="string">
            <text:p text:style-name="P177">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6"><text:span text:style-name="Source_20_Text">&lt;null&gt;</text:span></text:p>
          </table:table-cell>
        </table:table-row>
        <table:table-row table:style-name="Table175.5">
          <table:table-cell table:style-name="Table175.A2" office:value-type="string">
            <text:p text:style-name="P123"><text:span text:style-name="Source_20_Text"><text:span text:style-name="T88">valign</text:span></text:span></text:p>
          </table:table-cell>
          <table:table-cell table:style-name="Table175.B5" office:value-type="string">
            <text:p text:style-name="P181"><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style-name="Table175.5">
          <table:table-cell table:style-name="Table175.A2" office:value-type="string">
            <text:p text:style-name="P123"><text:span text:style-name="Source_20_Text"><text:span text:style-name="T61">val</text:span></text:span><text:span text:style-name="Source_20_Text"><text:span text:style-name="T88">ue</text:span></text:span></text:p>
          </table:table-cell>
          <table:table-cell table:style-name="Table175.B5" office:value-type="string">
            <text:p text:style-name="P177">Sets the<text:span text:style-name="T1"> value.</text:span></text:p>
          </table:table-cell>
          <table:table-cell table:style-name="Table175.A2" office:value-type="string">
            <text:p text:style-name="P123"><text:span text:style-name="Source_20_Text"><text:span text:style-name="T88">java.lang.Object</text:span></text:span></text:p>
          </table:table-cell>
          <table:table-cell table:style-name="Table175.D2" office:value-type="string">
            <text:p text:style-name="P178"><text:span text:style-name="Source_20_Text">&lt;null&gt;</text:span></text:p>
          </table:table-cell>
        </table:table-row>
      </table:table>
      <text:p text:style-name="P208"/>
      <text:h text:style-name="P213"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2"><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6"/>
          </table:table-cell>
          <table:table-cell table:style-name="Table176.C2" office:value-type="string">
            <text:p text:style-name="P136"><text:span text:style-name="Source_20_Text">void</text:span></text:p>
          </table:table-cell>
        </table:table-row>
        <table:table-row>
          <table:table-cell table:style-name="Table176.A2" office:value-type="string">
            <text:p text:style-name="P136"><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
      <text:h text:style-name="P160" text:outline-level="4">Inherited From </text:h>
      <table:table table:name="Table177" table:style-name="Table177">
        <table:table-column table:style-name="Table177.A"/>
        <table:table-header-rows>
          <table:table-row>
            <table:table-cell table:style-name="Table177.A1" office:value-type="string">
              <text:p text:style-name="P173">Inherited From</text:p>
            </table:table-cell>
          </table:table-row>
        </table:table-header-rows>
        <table:table-row>
          <table:table-cell table:style-name="Table177.A2" office:value-type="string">
            <text:p text:style-name="P192"><text:a xlink:type="simple" xlink:href="#XulElement">org.zkoss.zul.impl.XulElement</text:a></text:p>
          </table:table-cell>
        </table:table-row>
        <table:table-row table:style-name="Table177.3">
          <table:table-cell table:style-name="Table177.A2" office:value-type="string">
            <text:p text:style-name="P192"><text:s/><text:a xlink:type="simple" xlink:href="#HtmlBasedComponent">org.zkoss.zk.ui.HtmlBasedComponent</text:a> </text:p>
          </table:table-cell>
        </table:table-row>
        <table:table-row table:style-name="Table177.3">
          <table:table-cell table:style-name="Table17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s"/>Rows<text:bookmark-end text:name="Rows"/></text:h>
      <text:p text:style-name="P91">Defines the <text:span text:style-name="Source_20_Text">rows</text:span> of a grid. Each child of a <text:span text:style-name="Source_20_Text">rows</text:span> element should be a <text:span text:style-name="Source_20_Text">org.zkoss.zul.Row</text:span> element.</text:p>
      <text:p text:style-name="P91"><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83"><text:span text:style-name="Source_20_Text"><text:span text:style-name="T13">org.zkoss.zul.Rows</text:span></text:span></text:p>
      <text:h text:style-name="P212" text:outline-level="4">Supported Child Components</text:h>
      <text:p text:style-name="Text_20_body_20_indent_20_2"><text:a xlink:type="simple" xlink:href="#Row">Row</text:a></text:p>
      <text:h text:style-name="P213" text:outline-level="4">Supported Events</text:h>
      <text:p text:style-name="P285">*NONE</text:p>
      <text:h text:style-name="P256" text:outline-level="4">Properties</text:h>
      <text:p text:style-name="P285">*NONE</text:p>
      <text:h text:style-name="P213"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6">Returns the index of the last visible child. </text:p>
          </table:table-cell>
          <table:table-cell table:style-name="Table178.C2" office:value-type="string">
            <text:p text:style-name="P136"><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6"/>
          </table:table-cell>
          <table:table-cell table:style-name="Table178.C2" office:value-type="string">
            <text:p text:style-name="P136"><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6"><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6"/>
          </table:table-cell>
          <table:table-cell table:style-name="Table178.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179" table:style-name="Table179">
        <table:table-column table:style-name="Table179.A"/>
        <table:table-header-rows>
          <table:table-row>
            <table:table-cell table:style-name="Table179.A1" office:value-type="string">
              <text:p text:style-name="P173">Inherited From</text:p>
            </table:table-cell>
          </table:table-row>
        </table:table-header-rows>
        <table:table-row>
          <table:table-cell table:style-name="Table179.A2" office:value-type="string">
            <text:p text:style-name="P191"><text:a xlink:type="simple" xlink:href="#XulElement">org.zkoss.zul.impl.XulElement</text:a></text:p>
          </table:table-cell>
        </table:table-row>
        <table:table-row table:style-name="Table179.3">
          <table:table-cell table:style-name="Table179.A2" office:value-type="string">
            <text:p text:style-name="P191"><text:a xlink:type="simple" xlink:href="#HtmlBasedComponent">org.zkoss.zk.ui.HtmlBasedComponent</text:a> </text:p>
          </table:table-cell>
        </table:table-row>
        <table:table-row table:style-name="Table179.3">
          <table:table-cell table:style-name="Table179.A2" office:value-type="string">
            <text:p text:style-name="P191"><text:a xlink:type="simple" xlink:href="#AbstractComponent">org.zkoss.zk.ui.AbstractComponent</text:a></text:p>
          </table:table-cell>
        </table:table-row>
      </table:table>
      <text:p text:style-name="P59"/>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6"><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59" text:outline-level="4">Class Name</text:h>
      <text:p text:style-name="P283"><text:span text:style-name="Source_20_Text"><text:span text:style-name="T15">org.zkoss.zul.Script</text:span></text:span></text:p>
      <text:h text:style-name="P213" text:outline-level="4">Supported Child Components</text:h>
      <text:p text:style-name="P11"><text:tab/> <text:s/>*NONE</text:p>
      <text:h text:style-name="P224" text:outline-level="4">Supported Events</text:h>
      <text:p text:style-name="P9"><text:tab/> <text:s/>*NONE</text:p>
      <text:h text:style-name="P255"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73">Property</text:p>
            </table:table-cell>
            <table:table-cell table:style-name="Table339.A1" office:value-type="string">
              <text:p text:style-name="P173">Description</text:p>
            </table:table-cell>
            <table:table-cell table:style-name="Table339.C1" office:value-type="string">
              <text:p text:style-name="P173">Data Type</text:p>
            </table:table-cell>
          </table:table-row>
        </table:table-header-rows>
        <table:table-row table:style-name="Table339.2">
          <table:table-cell table:style-name="Table339.A2" office:value-type="string">
            <text:p text:style-name="P123"><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76"><text:span text:style-name="Source_20_Text"><text:span text:style-name="T30">boolean</text:span></text:span></text:p>
          </table:table-cell>
        </table:table-row>
        <table:table-row table:style-name="Table339.2">
          <table:table-cell table:style-name="Table339.A2" office:value-type="string">
            <text:p text:style-name="P176"><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76"><text:span text:style-name="Source_20_Text"><text:span text:style-name="T30">java.lang.String</text:span></text:span></text:p>
          </table:table-cell>
        </table:table-row>
      </table:table>
      <text:p text:style-name="P99"/>
      <text:p text:style-name="P97"><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3"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9" text:outline-level="4">boolean</text:h>
          </table:table-cell>
        </table:table-row>
        <table:table-row table:style-name="Table340.2">
          <table:table-cell table:style-name="Table340.A2" office:value-type="string">
            <text:p text:style-name="P194">redraw(java.io.Writer out)</text:p>
          </table:table-cell>
          <table:table-cell table:style-name="Table340.A2" office:value-type="string">
            <text:p text:style-name="P22"/>
          </table:table-cell>
          <table:table-cell table:style-name="Table340.C2" office:value-type="string">
            <text:p text:style-name="P176"/>
          </table:table-cell>
        </table:table-row>
      </table:table>
      <text:h text:style-name="P160" text:outline-level="4">Inherited From </text:h>
      <table:table table:name="Table341" table:style-name="Table341">
        <table:table-column table:style-name="Table341.A"/>
        <table:table-header-rows>
          <table:table-row>
            <table:table-cell table:style-name="Table341.A1" office:value-type="string">
              <text:p text:style-name="P173">Inherited From</text:p>
            </table:table-cell>
          </table:table-row>
        </table:table-header-rows>
        <table:table-row table:style-name="Table341.2">
          <table:table-cell table:style-name="Table341.A2" office:value-type="string">
            <text:p text:style-name="P191"><text:a xlink:type="simple" xlink:href="#AbstractComponent"><text:span text:style-name="Source_20_Text"><text:span text:style-name="T105">org.zkoss.zk.ui.AbstractComponent </text:span></text:span></text:a></text:p>
          </table:table-cell>
        </table:table-row>
      </table:table>
      <text:p text:style-name="P229"/>
      <text:p text:style-name="P59"/>
      <text:h text:style-name="Heading_20_3" text:outline-level="3"><text:bookmark-start text:name="Slider"/>Slider<text:bookmark-end text:name="Slider"/></text:h>
      <text:p text:style-name="P153">A slider with slid and knob</text:p>
      <text:p text:style-name="P153">A slider is used to let user specifying a value by scrolling.</text:p>
      <text:p text:style-name="P153">A slider accepts a range of value starting from 0 to 100. You could change the maximal</text:p>
      <text:p text:style-name="P154"><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7"><text:span text:style-name="Source_20_Text"><text:span text:style-name="T94">org.zkoss.zul.Slider</text:span></text:span> </text:p>
      <text:h text:style-name="Heading_20_4" text:outline-level="4">Supported Child Components</text:h>
      <text:p text:style-name="P103">*NONE </text:p>
      <text:h text:style-name="P147"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3">Name</text:p>
            </table:table-cell>
            <table:table-cell table:style-name="Table183.B1" office:value-type="string">
              <text:p text:style-name="P173">Inherited From</text:p>
            </table:table-cell>
          </table:table-row>
        </table:table-header-rows>
        <table:table-row>
          <table:table-cell table:style-name="Table183.A2" office:value-type="string">
            <text:p text:style-name="P176"><text:span text:style-name="Source_20_Text">OnScroll</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55"><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76"><text:span text:style-name="Source_20_Text">OnScrolling</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195"><text:span text:style-name="T5">Description:</text:span><text:span text:style-name="T168"> Denotes that user is scrolling a scrollable component.</text:span></text:p>
            <text:p text:style-name="P196">Notice that the component's content (at the server)</text:p>
            <text:p text:style-name="P197"><text:span text:style-name="T116">won't be changed until </text:span><text:span text:style-name="Source_20_Text"><text:span text:style-name="T110">onScroll</text:span></text:span><text:span text:style-name="T122"> is received. Thus, you</text:span></text:p>
            <text:p text:style-name="P197"><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196">class to retrieve the temporary position.</text:p>
          </table:table-cell>
        </table:table-row>
      </table:table>
      <text:h text:style-name="P147"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3">Property</text:p>
            </table:table-cell>
            <table:table-cell table:style-name="Table184.A1" office:value-type="string">
              <text:p text:style-name="P173">Description</text:p>
            </table:table-cell>
            <table:table-cell table:style-name="Table184.A1" office:value-type="string">
              <text:p text:style-name="P173">Data Type</text:p>
            </table:table-cell>
            <table:table-cell table:style-name="Table184.D1" office:value-type="string">
              <text:p text:style-name="P173">Default Values</text:p>
            </table:table-cell>
          </table:table-row>
        </table:table-header-rows>
        <table:table-row>
          <table:table-cell table:style-name="Table184.A2" office:value-type="string">
            <text:p text:style-name="P123"><text:span text:style-name="Source_20_Text">curpos</text:span></text:p>
          </table:table-cell>
          <table:table-cell table:style-name="Table184.A2" office:value-type="string">
            <text:p text:style-name="P133">the current position of the slider </text:p>
            <text:p text:style-name="P133"><text:span text:style-name="T3">Values: </text:span>0 to maxpos</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0</text:span></text:p>
          </table:table-cell>
        </table:table-row>
        <table:table-row table:style-name="Table184.3">
          <table:table-cell table:style-name="Table184.A2" office:value-type="string">
            <text:p text:style-name="P123"><text:span text:style-name="Source_20_Text">maxpos</text:span></text:p>
          </table:table-cell>
          <table:table-cell table:style-name="Table184.B3" office:value-type="string">
            <text:p text:style-name="P181">the maximum position of the slider.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0</text:span></text:p>
          </table:table-cell>
        </table:table-row>
        <table:table-row table:style-name="Table184.3">
          <table:table-cell table:style-name="Table184.A2" office:value-type="string">
            <text:p text:style-name="P123"><text:span text:style-name="Source_20_Text">PageIncrement</text:span></text:p>
          </table:table-cell>
          <table:table-cell table:style-name="Table184.B3" office:value-type="string">
            <text:p text:style-name="P181">the amount that the value of curpos changes by when the tray of the scroll bar is clicked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3"><text:span text:style-name="Source_20_Text">String</text:span></text:p>
          </table:table-cell>
        </table:table-row>
      </table:table>
      <text:h text:style-name="P147" text:outline-level="4">Inherited From </text:h>
      <table:table table:name="Table186" table:style-name="Table186">
        <table:table-column table:style-name="Table186.A"/>
        <table:table-header-rows>
          <table:table-row>
            <table:table-cell table:style-name="Table186.A1" office:value-type="string">
              <text:p text:style-name="P173">Inherited From</text:p>
            </table:table-cell>
          </table:table-row>
        </table:table-header-rows>
        <table:table-row table:style-name="Table186.2">
          <table:table-cell table:style-name="Table186.A2" office:value-type="string">
            <text:p text:style-name="P191"><text:a xlink:type="simple" xlink:href="#XulElement"><text:span text:style-name="Source_20_Text">org.zkoss.zul.impl.XulElement</text:span></text:a></text:p>
          </table:table-cell>
        </table:table-row>
        <table:table-row table:style-name="Table186.2">
          <table:table-cell table:style-name="Table1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pace</text:h>
      <text:p text:style-name="P76">Space is a <text:span text:style-name="Source_20_Text">Separator</text:span> with the orient default to "horizontal".</text:p>
      <text:p text:style-name="P76">In other words, &lt;space&gt; is equivalent to <text:span text:style-name="Source_20_Text">&lt;separator orient="horizontal"&gt;</text:span> </text:p>
      <text:p text:style-name="P76"><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59" text:outline-level="4">Class Name</text:h>
      <text:p text:style-name="P283"><text:span text:style-name="Source_20_Text"><text:span text:style-name="T15">org.zkoss.zul.Space</text:span></text:span></text:p>
      <text:h text:style-name="P213" text:outline-level="4">Supported Child Components</text:h>
      <text:p text:style-name="P11"><text:tab/> <text:s/>*NONE</text:p>
      <text:h text:style-name="P160" text:outline-level="4">Supported Events</text:h>
      <text:p text:style-name="P9"><text:tab/> <text:s/>*NONE</text:p>
      <text:h text:style-name="P256" text:outline-level="4">Properties</text:h>
      <text:h text:style-name="P225" text:outline-level="4">*NONE</text:h>
      <text:p text:style-name="P97">Methods</text:p>
      <text:p text:style-name="P97"/>
      <text:p text:style-name="P99">*NONE</text:p>
      <text:h text:style-name="P260" text:outline-level="4">Inherited From </text:h>
      <table:table table:name="Table180" table:style-name="Table180">
        <table:table-column table:style-name="Table180.A"/>
        <table:table-header-rows>
          <table:table-row>
            <table:table-cell table:style-name="Table180.A1" office:value-type="string">
              <text:p text:style-name="P173">Inherited From</text:p>
            </table:table-cell>
          </table:table-row>
        </table:table-header-rows>
        <table:table-row>
          <table:table-cell table:style-name="Table180.A2" office:value-type="string">
            <text:p text:style-name="P191"><text:a xlink:type="simple" xlink:href="#Separator"><text:span text:style-name="Source_20_Text"><text:span text:style-name="T105">org.zkoss.zul.Separator</text:span></text:span></text:a></text:p>
          </table:table-cell>
        </table:table-row>
        <table:table-row>
          <table:table-cell table:style-name="Table180.A2" office:value-type="string">
            <text:p text:style-name="P191"><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5"><text:span text:style-name="T162"><text:tab/></text:span><text:span text:style-name="T156">An edit box for holding a constrained integer.</text:span><text:span text:style-name="T125"> </text:span></text:p>
      <text:p text:style-name="P92"><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59" text:outline-level="4">Class Name</text:h>
      <text:p text:style-name="P283"><text:span text:style-name="Source_20_Text"><text:span text:style-name="T95">org.zkoss.zul.Spinner</text:span></text:span></text:p>
      <text:h text:style-name="P213" text:outline-level="4">Supported Child Components</text:h>
      <text:p text:style-name="P105"><text:span text:style-name="T6">*NONE</text:span> </text:p>
      <text:h text:style-name="P213" text:outline-level="4">Supported Events</text:h>
      <text:p text:style-name="P221"><text:span text:style-name="T28">*NONE</text:span><text:span text:style-name="T103"> </text:span></text:p>
      <text:h text:style-name="P257"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73">Property</text:p>
            </table:table-cell>
            <table:table-cell table:style-name="Table372.A1" office:value-type="string">
              <text:p text:style-name="P173">Description</text:p>
            </table:table-cell>
            <table:table-cell table:style-name="Table372.C1" office:value-type="string">
              <text:p text:style-name="P173">Return Data Type</text:p>
            </table:table-cell>
          </table:table-row>
        </table:table-header-rows>
        <table:table-row table:style-name="Table372.2">
          <table:table-cell table:style-name="Table372.A2" office:value-type="string">
            <text:p text:style-name="P118">step</text:p>
          </table:table-cell>
          <table:table-cell table:style-name="Table372.B2" office:value-type="string">
            <text:p text:style-name="P141"><text:span text:style-name="T149">Set the step of spinner</text:span>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28">val</text:span></text:span><text:span text:style-name="Source_20_Text"><text:span text:style-name="T29">ue</text:span></text:span></text:p>
          </table:table-cell>
          <table:table-cell table:style-name="Table372.B2" office:value-type="string">
            <text:p text:style-name="P141">Sets the text value.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153">ButtonVisible</text:span></text:span></text:p>
          </table:table-cell>
          <table:table-cell table:style-name="Table372.B2" office:value-type="string">
            <text:p text:style-name="P141"><text:span text:style-name="T149">Sets whether the button (on the right of the textbox) is visible.</text:span> </text:p>
          </table:table-cell>
          <table:table-cell table:style-name="Table372.C2" office:value-type="string">
            <text:p text:style-name="P117">boolean</text:p>
          </table:table-cell>
        </table:table-row>
      </table:table>
      <text:p text:style-name="P208"/>
      <text:h text:style-name="P212"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0"><text:span text:style-name="Source_20_Text"><text:span text:style-name="T153">coerceFromString(java.lang.String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able:table-row>
          <table:table-cell table:style-name="表格1.A2" office:value-type="string">
            <text:p text:style-name="P200"><text:span text:style-name="Source_20_Text"><text:span text:style-name="T153"><text:line-break/>coerceToString(java.lang.Object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ext:soft-page-break/>
        <table:table-row>
          <table:table-cell table:style-name="表格1.A2" office:value-type="string">
            <text:p text:style-name="P200"><text:span text:style-name="Source_20_Text"><text:span text:style-name="T153">getMoldSclass()</text:span></text:span></text:p>
          </table:table-cell>
          <table:table-cell table:style-name="表格1.A2" office:value-type="string">
            <text:p text:style-name="P140"/>
          </table:table-cell>
          <table:table-cell table:style-name="表格1.C2" office:value-type="string">
            <text:p text:style-name="P205">String</text:p>
          </table:table-cell>
        </table:table-row>
        <table:table-row>
          <table:table-cell table:style-name="表格1.A2" office:value-type="string">
            <text:p text:style-name="P200"><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205">void</text:p>
          </table:table-cell>
        </table:table-row>
      </table:table>
      <text:h text:style-name="P213" text:outline-level="4">Inherited From </text:h>
      <table:table table:name="Table373" table:style-name="Table373">
        <table:table-column table:style-name="Table373.A"/>
        <table:table-header-rows>
          <table:table-row>
            <table:table-cell table:style-name="Table373.A1" office:value-type="string">
              <text:p text:style-name="P173">Inherited From</text:p>
            </table:table-cell>
          </table:table-row>
        </table:table-header-rows>
        <table:table-row>
          <table:table-cell table:style-name="Table373.A2" office:value-type="string">
            <text:p text:style-name="P192"><text:a xlink:type="simple" xlink:href="#NumberInputElement"><text:span text:style-name="Source_20_Text">org.zkoss.zul.NumberInputElement</text:span></text:a></text:p>
          </table:table-cell>
        </table:table-row>
        <table:table-row>
          <table:table-cell table:style-name="Table373.A2" office:value-type="string">
            <text:p text:style-name="P192"><text:a xlink:type="simple" xlink:href="#FormatInputElement"><text:span text:style-name="Source_20_Text">org.zkoss.zul.FormatInputElement</text:span></text:a></text:p>
          </table:table-cell>
        </table:table-row>
        <table:table-row>
          <table:table-cell table:style-name="Table373.A2" office:value-type="string">
            <text:p text:style-name="P192"><text:a xlink:type="simple" xlink:href="#InputElement"><text:span text:style-name="Source_20_Text">org.zkoss.zul.InputElement</text:span></text:a></text:p>
          </table:table-cell>
        </table:table-row>
        <table:table-row>
          <table:table-cell table:style-name="Table373.A2" office:value-type="string">
            <text:p text:style-name="P192"><text:a xlink:type="simple" xlink:href="#XulElement"><text:span text:style-name="Source_20_Text">org.zkoss.zul.imp.XulElement</text:span></text:a></text:p>
          </table:table-cell>
        </table:table-row>
        <table:table-row table:style-name="Table373.6">
          <table:table-cell table:style-name="Table373.A2" office:value-type="string">
            <text:p text:style-name="P192"><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2"><text:s/><text:a xlink:type="simple" xlink:href="#AbstractComponent"><text:span text:style-name="Source_20_Text">org.zkoss.zk.ui.AbstractComponent </text:span></text:a></text:p>
          </table:table-cell>
        </table:table-row>
      </table:table>
      <text:p text:style-name="Text_20_body"/>
      <text:h text:style-name="P61" text:outline-level="3"/>
      <text:h text:style-name="Heading_20_3" text:outline-level="3"><text:bookmark-start text:name="South"/>South<text:bookmark-end text:name="South"/></text:h>
      <text:p text:style-name="P83">This component is a south region. The default class of CSS is specified "layout-region-south".</text:p>
      <text:p text:style-name="Text_20_body_20_indent"/>
      <text:p text:style-name="P82"><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83"><text:span text:style-name="Source_20_Text"><text:span text:style-name="T15">org.zkoss.zkex.zul.south</text:span></text:span></text:p>
      <text:h text:style-name="P213" text:outline-level="4">Supported Child Components</text:h>
      <text:p text:style-name="Text_20_body_20_indent_20_2">*NONE</text:p>
      <text:h text:style-name="P213"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3">Name</text:p>
            </table:table-cell>
            <table:table-cell table:style-name="Table187.B1" office:value-type="string">
              <text:p text:style-name="P173">Inherited From</text:p>
            </table:table-cell>
          </table:table-row>
        </table:table-header-rows>
        <table:table-row>
          <table:table-cell table:style-name="Table187.A2" office:value-type="string">
            <text:p text:style-name="P176"><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2">Property</text:p>
            </table:table-cell>
            <table:table-cell table:style-name="Table188.A1" office:value-type="string">
              <text:p text:style-name="P172">Description</text:p>
            </table:table-cell>
            <table:table-cell table:style-name="Table188.A1" office:value-type="string">
              <text:p text:style-name="P172">Data Type</text:p>
            </table:table-cell>
            <table:table-cell table:style-name="Table188.D1" office:value-type="string">
              <text:p text:style-name="P172">Default Value</text:p>
            </table:table-cell>
          </table:table-row>
        </table:table-header-rows>
        <table:table-row>
          <table:table-cell table:style-name="Table188.A2" office:value-type="string">
            <text:p text:style-name="P123"><text:span text:style-name="Source_20_Text"><text:span text:style-name="T61">size</text:span></text:span></text:p>
          </table:table-cell>
          <table:table-cell table:style-name="Table188.A2" office:value-type="string">
            <text:p text:style-name="P165">Sets the size of this region.</text:p>
          </table:table-cell>
          <table:table-cell table:style-name="Table188.A2" office:value-type="string">
            <text:p text:style-name="P123"><text:span text:style-name="Source_20_Text"><text:span text:style-name="T61">java.lang.String</text:span></text:span></text:p>
          </table:table-cell>
          <table:table-cell table:style-name="Table1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0" text:outline-level="4"><text:soft-page-break/>Inherited From </text:h>
      <table:table table:name="Table190" table:style-name="Table190">
        <table:table-column table:style-name="Table190.A"/>
        <table:table-header-rows>
          <table:table-row>
            <table:table-cell table:style-name="Table190.A1" office:value-type="string">
              <text:p text:style-name="P173">Inherited From</text:p>
            </table:table-cell>
          </table:table-row>
        </table:table-header-rows>
        <table:table-row table:style-name="Table190.2">
          <table:table-cell table:style-name="Table190.A2" office:value-type="string">
            <text:p text:style-name="P191"><text:a xlink:type="simple" xlink:href="#LayoutRegion"><text:span text:style-name="T64">org.zkoss.zkex.zul.LayoutRegion </text:span></text:a></text:p>
          </table:table-cell>
        </table:table-row>
        <table:table-row table:style-name="Table190.2">
          <table:table-cell table:style-name="Table190.A2" office:value-type="string">
            <text:p text:style-name="P191"><text:a xlink:type="simple" xlink:href="#HtmlBasedComponent">org.zkoss.zk.ui.HtmlBasedComponent</text:a><text:span text:style-name="T64"> </text:span></text:p>
          </table:table-cell>
        </table:table-row>
        <table:table-row table:style-name="Table190.2">
          <table:table-cell table:style-name="Table190.A2" office:value-type="string">
            <text:p text:style-name="P191"><text:a xlink:type="simple" xlink:href="#AbstractComponent">org.zkoss.zk.ui.AbstractComponent </text:a></text:p>
          </table:table-cell>
        </table:table-row>
      </table:table>
      <text:p text:style-name="P59"/>
      <text:h text:style-name="Heading_20_3" text:outline-level="3"><text:bookmark-start text:name="Separator"/>Separator<text:bookmark-end text:name="Separator"/></text:h>
      <text:p text:style-name="P101"><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1"><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7"><text:span text:style-name="Source_20_Text"><text:span text:style-name="T94">org.zkoss.zul.Space</text:span></text:span></text:p>
      <text:h text:style-name="P147" text:outline-level="4">Supported Child Components</text:h>
      <text:p text:style-name="P103">*NONE </text:p>
      <text:h text:style-name="P147" text:outline-level="4">Supported Events</text:h>
      <text:p text:style-name="P103">*NONE</text:p>
      <text:h text:style-name="P147"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3">Property</text:p>
            </table:table-cell>
            <table:table-cell table:style-name="Table191.A1" office:value-type="string">
              <text:p text:style-name="P173">Description</text:p>
            </table:table-cell>
            <table:table-cell table:style-name="Table191.A1" office:value-type="string">
              <text:p text:style-name="P173">Data Type</text:p>
            </table:table-cell>
            <table:table-cell table:style-name="Table191.D1" office:value-type="string">
              <text:p text:style-name="P173">Default Values</text:p>
            </table:table-cell>
          </table:table-row>
        </table:table-header-rows>
        <table:table-row>
          <table:table-cell table:style-name="Table191.A2" office:value-type="string">
            <text:p text:style-name="P123"><text:span text:style-name="Source_20_Text">spacing</text:span></text:p>
          </table:table-cell>
          <table:table-cell table:style-name="Table191.A2" office:value-type="string">
            <text:p text:style-name="P141">the spacing.</text:p>
            <text:p text:style-name="P133"><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3"><text:span text:style-name="Source_20_Text">String</text:span></text:p>
          </table:table-cell>
          <table:table-cell table:style-name="Table191.D2" office:value-type="string">
            <text:p text:style-name="P241"><text:span text:style-name="Source_20_Text">&lt;null&gt;</text:span></text:p>
          </table:table-cell>
        </table:table-row>
        <table:table-row table:style-name="Table191.3">
          <table:table-cell table:style-name="Table191.A2" office:value-type="string">
            <text:p text:style-name="P123"><text:span text:style-name="Source_20_Text">orient</text:span></text:p>
          </table:table-cell>
          <table:table-cell table:style-name="Table191.B3" office:value-type="string">
            <text:p text:style-name="P189">the orient. <text:s/></text:p>
            <text:p text:style-name="P181"><text:span text:style-name="T131">Values</text:span><text:span text:style-name="T117">:</text:span><text:span text:style-name="Source_20_Text">horizontal|vertical</text:span></text:p>
          </table:table-cell>
          <table:table-cell table:style-name="Table191.A2" office:value-type="string">
            <text:p text:style-name="P123"><text:span text:style-name="Source_20_Text">String</text:span></text:p>
          </table:table-cell>
          <table:table-cell table:style-name="Table191.D2" office:value-type="string">
            <text:p text:style-name="P123"><text:span text:style-name="Source_20_Text">horizontal </text:span></text:p>
          </table:table-cell>
        </table:table-row>
        <table:table-row table:style-name="Table191.3">
          <table:table-cell table:style-name="Table191.A2" office:value-type="string">
            <text:p text:style-name="P123"><text:span text:style-name="Source_20_Text">bar</text:span></text:p>
          </table:table-cell>
          <table:table-cell table:style-name="Table191.B3" office:value-type="string">
            <text:p text:style-name="P181">whether to display a visual bar as the separator. </text:p>
            <text:p text:style-name="P181"><text:span text:style-name="T3">Values</text:span>:<text:span text:style-name="Source_20_Text">true/false</text:span></text:p>
          </table:table-cell>
          <table:table-cell table:style-name="Table191.A2" office:value-type="string">
            <text:p text:style-name="P123"><text:span text:style-name="Source_20_Text">boolean</text:span></text:p>
          </table:table-cell>
          <table:table-cell table:style-name="Table191.D2" office:value-type="string">
            <text:p text:style-name="P123"><text:span text:style-name="Source_20_Text">false</text:span></text:p>
          </table:table-cell>
        </table:table-row>
      </table:table>
      <text:h text:style-name="Heading_20_4" text:outline-level="4">Methods</text:h>
      <text:p text:style-name="P103"><text:bookmark text:name="id4565182"/>*NONE</text:p>
      <text:h text:style-name="P147" text:outline-level="4">Inherited From </text:h>
      <table:table table:name="Table192" table:style-name="Table192">
        <table:table-column table:style-name="Table192.A"/>
        <table:table-header-rows>
          <table:table-row>
            <table:table-cell table:style-name="Table192.A1" office:value-type="string">
              <text:p text:style-name="P173"><text:span text:style-name="Source_20_Text">Inherited From</text:span></text:p>
            </table:table-cell>
          </table:table-row>
        </table:table-header-rows>
        <table:table-row table:style-name="Table192.2">
          <table:table-cell table:style-name="Table192.A2" office:value-type="string">
            <text:p text:style-name="P191"><text:a xlink:type="simple" xlink:href="#Separator"><text:span text:style-name="Source_20_Text">org.zkoss.zul.Separator</text:span></text:a></text:p>
          </table:table-cell>
        </table:table-row>
        <table:table-row table:style-name="Table192.2">
          <table:table-cell table:style-name="Table192.A2" office:value-type="string">
            <text:p text:style-name="P191"><text:a xlink:type="simple" xlink:href="#XulElement"><text:span text:style-name="Source_20_Text">org.zkoss.zul.impl.XulElement</text:span></text:a></text:p>
          </table:table-cell>
        </table:table-row>
        <table:table-row table:style-name="Table192.2">
          <table:table-cell table:style-name="Table19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Splitter"/>Splitter<text:bookmark-end text:name="Splitter"/></text:h>
      <text:p text:style-name="P101"><text:span text:style-name="Source_20_Text"><text:span text:style-name="T119">An element which should appear before or after an element inside a box (Box, Vbox and Hbox).</text:span></text:span></text:p>
      <text:p text:style-name="P101"><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7"><text:span text:style-name="Source_20_Text"><text:span text:style-name="T94">org.zkoss.zul.Splitter</text:span></text:span> </text:p>
      <text:h text:style-name="Heading_20_4" text:outline-level="4">Supported Child Components</text:h>
      <text:p text:style-name="P103">*NONE </text:p>
      <text:h text:style-name="P147"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3">Name</text:p>
            </table:table-cell>
            <table:table-cell table:style-name="Table193.B1" office:value-type="string">
              <text:p text:style-name="P173">Inherited From</text:p>
            </table:table-cell>
          </table:table-row>
        </table:table-header-rows>
        <table:table-row>
          <table:table-cell table:style-name="Table193.A2" office:value-type="string">
            <text:p text:style-name="P176"><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15"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73">Property</text:p>
            </table:table-cell>
            <table:table-cell table:style-name="Table194.A1" office:value-type="string">
              <text:p text:style-name="P173">Description</text:p>
            </table:table-cell>
            <table:table-cell table:style-name="Table194.A1" office:value-type="string">
              <text:p text:style-name="P173">Data Type</text:p>
            </table:table-cell>
            <table:table-cell table:style-name="Table194.D1" office:value-type="string">
              <text:p text:style-name="P173">Default Values</text:p>
            </table:table-cell>
          </table:table-row>
        </table:table-header-rows>
        <table:table-row>
          <table:table-cell table:style-name="Table194.A2" office:value-type="string">
            <text:p text:style-name="P123"><text:span text:style-name="Source_20_Text">collapse</text:span></text:p>
          </table:table-cell>
          <table:table-cell table:style-name="Table194.A2" office:value-type="string">
            <text:p text:style-name="P133">Returns which side of the splitter is collapsed when its grippy is clicked. If this attribute is not specified, the splitter will not cause a collapse. </text:p>
            <text:p text:style-name="P133"><text:span text:style-name="T3">Values: </text:span><text:span text:style-name="Source_20_Text">None,before,after </text:span></text:p>
          </table:table-cell>
          <table:table-cell table:style-name="Table194.A2" office:value-type="string">
            <text:p text:style-name="P123"><text:span text:style-name="Source_20_Text">String</text:span></text:p>
          </table:table-cell>
          <table:table-cell table:style-name="Table194.D2" office:value-type="string">
            <text:p text:style-name="P241"><text:span text:style-name="Source_20_Text">none</text:span></text:p>
          </table:table-cell>
        </table:table-row>
        <table:table-row table:style-name="Table194.3">
          <table:table-cell table:style-name="Table194.A2" office:value-type="string">
            <text:p text:style-name="P123"><text:span text:style-name="Source_20_Text">orient</text:span></text:p>
          </table:table-cell>
          <table:table-cell table:style-name="Table194.B3" office:value-type="string">
            <text:p text:style-name="P181">the maximum position of the slider. </text:p>
            <text:p text:style-name="P181"><text:span text:style-name="T3">Values:</text:span><text:span text:style-name="Source_20_Text"> horizontal | vertical</text:span></text:p>
          </table:table-cell>
          <table:table-cell table:style-name="Table194.A2" office:value-type="string">
            <text:p text:style-name="P123"><text:span text:style-name="Source_20_Text">String</text:span></text:p>
          </table:table-cell>
          <table:table-cell table:style-name="Table194.D2" office:value-type="string">
            <text:p text:style-name="P123"><text:span text:style-name="Source_20_Text">vertical</text:span></text:p>
          </table:table-cell>
        </table:table-row>
        <table:table-row table:style-name="Table194.3">
          <table:table-cell table:style-name="Table194.A2" office:value-type="string">
            <text:p text:style-name="P123"><text:span text:style-name="Source_20_Text">open</text:span></text:p>
          </table:table-cell>
          <table:table-cell table:style-name="Table194.B3" office:value-type="string">
            <text:p text:style-name="P181">the amount that the value of curpos changes by when the tray of the scroll bar is clicked </text:p>
            <text:p text:style-name="P181"><text:span text:style-name="T3">Values:</text:span> <text:span text:style-name="Source_20_Text">true | false</text:span></text:p>
          </table:table-cell>
          <table:table-cell table:style-name="Table194.A2" office:value-type="string">
            <text:p text:style-name="P123"><text:span text:style-name="Source_20_Text">boolean</text:span></text:p>
          </table:table-cell>
          <table:table-cell table:style-name="Table194.D2" office:value-type="string">
            <text:p text:style-name="P123"><text:span text:style-name="Source_20_Text">true</text:span></text:p>
          </table:table-cell>
        </table:table-row>
      </table:table>
      <text:h text:style-name="Heading_20_4" text:outline-level="4">Methods</text:h>
      <text:p text:style-name="P103">*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3">Inherited From</text:p>
            </table:table-cell>
          </table:table-row>
        </table:table-header-rows>
        <table:table-row table:style-name="Table195.2">
          <table:table-cell table:style-name="Table195.A2" office:value-type="string">
            <text:p text:style-name="P191"><text:a xlink:type="simple" xlink:href="#XulElement"><text:span text:style-name="Source_20_Text">org.zkoss.zul.impl.XulElement</text:span></text:a></text:p>
          </table:table-cell>
        </table:table-row>
        <table:table-row table:style-name="Table195.2">
          <table:table-cell table:style-name="Table19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7"><text:span text:style-name="Source_20_Text"><text:span text:style-name="T94">org.zkoss.zul.Style</text:span></text:span><text:span text:style-name="Source_20_Text"> </text:span></text:p>
      <text:h text:style-name="Heading_20_4" text:outline-level="4">Supported Child Components</text:h>
      <text:p text:style-name="P103">*NONE </text:p>
      <text:h text:style-name="P147" text:outline-level="4">Supported Events</text:h>
      <text:p text:style-name="P103">*NONE</text:p>
      <text:h text:style-name="P147"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3">Property</text:p>
            </table:table-cell>
            <table:table-cell table:style-name="Table196.A1" office:value-type="string">
              <text:p text:style-name="P173">Description</text:p>
            </table:table-cell>
            <table:table-cell table:style-name="Table196.A1" office:value-type="string">
              <text:p text:style-name="P173">Data Type</text:p>
            </table:table-cell>
            <table:table-cell table:style-name="Table196.D1" office:value-type="string">
              <text:p text:style-name="P173">Default Values</text:p>
            </table:table-cell>
          </table:table-row>
        </table:table-header-rows>
        <table:table-row>
          <table:table-cell table:style-name="Table196.A2" office:value-type="string">
            <text:p text:style-name="P123"><text:span text:style-name="Source_20_Text">src</text:span></text:p>
          </table:table-cell>
          <table:table-cell table:style-name="Table196.A2" office:value-type="string">
            <text:p text:style-name="P133">the URI of an external style sheet. </text:p>
          </table:table-cell>
          <table:table-cell table:style-name="Table196.A2" office:value-type="string">
            <text:p text:style-name="P123"><text:span text:style-name="Source_20_Text">String</text:span></text:p>
          </table:table-cell>
          <table:table-cell table:style-name="Table196.D2" office:value-type="string">
            <text:p text:style-name="P123"><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3"><text:span text:style-name="Source_20_Text">boolean</text:span></text:p>
          </table:table-cell>
        </table:table-row>
      </table:table>
      <text:h text:style-name="P147" text:outline-level="4">Inherited From </text:h>
      <table:table table:name="Table198" table:style-name="Table198">
        <table:table-column table:style-name="Table198.A"/>
        <table:table-header-rows>
          <table:table-row>
            <table:table-cell table:style-name="Table198.A1" office:value-type="string">
              <text:p text:style-name="P173">Inherited From</text:p>
            </table:table-cell>
          </table:table-row>
        </table:table-header-rows>
        <table:table-row table:style-name="Table198.2">
          <table:table-cell table:style-name="Table198.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59" text:outline-level="4">Class Name</text:h>
      <text:p text:style-name="P283"><text:span text:style-name="Source_20_Text"><text:span text:style-name="T95">org.zkoss.zul.Tab</text:span></text:span></text:p>
      <text:h text:style-name="P213" text:outline-level="4">Supported Child Components</text:h>
      <text:p text:style-name="P105">*NONE</text:p>
      <text:h text:style-name="P213"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3">Event Name</text:p>
            </table:table-cell>
            <table:table-cell table:style-name="Table199.B1" office:value-type="string">
              <text:p text:style-name="P173">Event Type</text:p>
            </table:table-cell>
          </table:table-row>
        </table:table-header-rows>
        <table:table-row>
          <table:table-cell table:style-name="Table199.A2" office:value-type="string">
            <text:p text:style-name="P176"><text:span text:style-name="Source_20_Text">on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199.A2" office:value-type="string">
            <text:p text:style-name="P176"><text:span text:style-name="Source_20_Text">onRight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199.A2" office:value-type="string">
            <text:p text:style-name="P176"><text:span text:style-name="Source_20_Text">onDouble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199.A2" office:value-type="string">
            <text:p text:style-name="P176"><text:span text:style-name="Source_20_Text">onSelect</text:span></text:p>
          </table:table-cell>
          <table:table-cell table:style-name="Table199.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row>
          <table:table-cell table:style-name="Table199.A2" office:value-type="string">
            <text:p text:style-name="P176"><text:span text:style-name="Source_20_Text">onClose</text:span></text:p>
          </table:table-cell>
          <table:table-cell table:style-name="Table199.B2" office:value-type="string">
            <text:p text:style-name="P181"><text:a xlink:type="simple" xlink:href="#Event"><text:span text:style-name="Source_20_Text">org.zkoss.ui.zk.ui.event.Event</text:span></text:a></text:p>
            <text:p text:style-name="P186">Description: </text:p>
            <text:p text:style-name="P187">Denotes the close button is pressed by a user, and the component shall detach itself.</text:p>
          </table:table-cell>
        </table:table-row>
      </table:table>
      <text:h text:style-name="P213"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3">Property</text:p>
            </table:table-cell>
            <table:table-cell table:style-name="Table200.A1" office:value-type="string">
              <text:p text:style-name="P173">Description</text:p>
            </table:table-cell>
            <table:table-cell table:style-name="Table200.A1" office:value-type="string">
              <text:p text:style-name="P173">Data Type</text:p>
            </table:table-cell>
            <table:table-cell table:style-name="Table200.D1" office:value-type="string">
              <text:p text:style-name="P174">Default Value</text:p>
            </table:table-cell>
          </table:table-row>
        </table:table-header-rows>
        <table:table-row table:style-name="Table200.2">
          <table:table-cell table:style-name="Table200.A2" office:value-type="string">
            <text:p text:style-name="P123"><text:span text:style-name="Source_20_Text"><text:span text:style-name="T1">closable</text:span></text:span></text:p>
          </table:table-cell>
          <table:table-cell table:style-name="Table200.B2" office:value-type="string">
            <text:p text:style-name="P181"><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1"><text:span text:style-name="T1">Values : <text:s/></text:span><text:span text:style-name="Source_20_Text"><text:span text:style-name="T1">true|false</text:span></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span text:style-name="T1">false</text:span></text:span></text:p>
          </table:table-cell>
        </table:table-row>
        <table:table-row table:style-name="Table200.2">
          <table:table-cell table:style-name="Table200.A2" office:value-type="string">
            <text:p text:style-name="P123"><text:span text:style-name="Source_20_Text"><text:span text:style-name="T1">selected</text:span></text:span></text:p>
          </table:table-cell>
          <table:table-cell table:style-name="Table200.B2" office:value-type="string">
            <text:p text:style-name="P183">Sets whether this tab is selected. </text:p>
            <text:p text:style-name="P183">Values :<text:span text:style-name="Source_20_Text"> true|false</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p>
          </table:table-cell>
        </table:table-row>
      </table:table>
      <text:p text:style-name="P208"/>
      <text:h text:style-name="P213"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3">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3"><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3"><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3"><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3"><text:span text:style-name="Source_20_Text">boolean</text:span></text:p>
          </table:table-cell>
          <table:table-cell table:style-name="Table201.D2" office:value-type="string">
            <text:p text:style-name="P123"><text:span text:style-name="Source_20_Text">false</text:span></text:p>
          </table:table-cell>
        </table:table-row>
      </table:table>
      <text:p text:style-name="P234"/>
      <text:h text:style-name="P213" text:outline-level="4"><text:soft-page-break/>Inherited From </text:h>
      <table:table table:name="Table202" table:style-name="Table202">
        <table:table-column table:style-name="Table202.A"/>
        <table:table-header-rows>
          <table:table-row>
            <table:table-cell table:style-name="Table202.A1" office:value-type="string">
              <text:p text:style-name="P173">Inherited From</text:p>
            </table:table-cell>
          </table:table-row>
        </table:table-header-rows>
        <table:table-row>
          <table:table-cell table:style-name="Table202.A2" office:value-type="string">
            <text:p text:style-name="P192"><text:a xlink:type="simple" xlink:href="#LabelImageElement"><text:span text:style-name="Source_20_Text">org.zkoss.zul.impl.LabelImageElement</text:span></text:a></text:p>
          </table:table-cell>
        </table:table-row>
        <table:table-row>
          <table:table-cell table:style-name="Table202.A2" office:value-type="string">
            <text:p text:style-name="P192"><text:a xlink:type="simple" xlink:href="#LabelElement"><text:span text:style-name="Source_20_Text">org.zkoss.zul.impl.LabelElement</text:span></text:a></text:p>
          </table:table-cell>
        </table:table-row>
        <table:table-row>
          <table:table-cell table:style-name="Table202.A2" office:value-type="string">
            <text:p text:style-name="P192"><text:a xlink:type="simple" xlink:href="#XulElement"><text:span text:style-name="Source_20_Text">org.zkoss.zul.imp.XulElement</text:span></text:a></text:p>
          </table:table-cell>
        </table:table-row>
        <table:table-row table:style-name="Table202.5">
          <table:table-cell table:style-name="Table202.A2" office:value-type="string">
            <text:p text:style-name="P192"><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2"><text:s/><text:a xlink:type="simple" xlink:href="#AbstractComponent"><text:span text:style-name="Source_20_Text">org.zkoss.zk.ui.AbstractComponent </text:span></text:a></text:p>
          </table:table-cell>
        </table:table-row>
      </table:table>
      <text:h text:style-name="Heading_20_3" text:outline-level="3"/>
      <text:h text:style-name="P61" text:outline-level="3"/>
      <text:h text:style-name="Heading_20_3" text:outline-level="3"><text:bookmark-start text:name="TableChildren"/>TableChildren<text:bookmark-end text:name="TableChildren"/></text:h>
      <text:p text:style-name="P83">The cell of Tablelayout. The child component of Tablechildren only can be Panel.</text:p>
      <text:p text:style-name="P82"><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59" text:outline-level="4">Class Name</text:h>
      <text:p text:style-name="P283"><text:span text:style-name="Source_20_Text"><text:span text:style-name="T15">org.zkoss.zkex.zul.Tablelayout</text:span></text:span></text:p>
      <text:h text:style-name="P213" text:outline-level="4">Supported Child Components</text:h>
      <text:p text:style-name="P99">*None</text:p>
      <text:h text:style-name="P213" text:outline-level="4"><text:soft-page-break/>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71" table:style-name="Table371">
        <table:table-column table:style-name="Table371.A"/>
        <table:table-header-rows>
          <table:table-row>
            <table:table-cell table:style-name="Table371.A1" office:value-type="string">
              <text:p text:style-name="P173">Inherited From</text:p>
            </table:table-cell>
          </table:table-row>
        </table:table-header-rows>
        <table:table-row table:style-name="Table371.2">
          <table:table-cell table:style-name="Table371.A2" office:value-type="string">
            <text:p text:style-name="P192"><text:s/><text:a xlink:type="simple" xlink:href="#HtmlBasedComponent">org.zkoss.zk.ui.HtmlBasedComponent</text:a> </text:p>
          </table:table-cell>
        </table:table-row>
        <table:table-row table:style-name="Table371.2">
          <table:table-cell table:style-name="Table371.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TableLayout</text:h>
      <text:p text:style-name="P83">Tablelayout lay outs a container as an HTML table whose columns can be specified, and rowspan and colspan of its child can also be specified to create complex layouts within the table.</text:p>
      <text:p text:style-name="P82"><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59" text:outline-level="4">Class Name</text:h>
      <text:p text:style-name="P283"><text:span text:style-name="Source_20_Text"><text:span text:style-name="T15">org.zkoss.zkex.zul.Tablelayout</text:span></text:span></text:p>
      <text:h text:style-name="P213" text:outline-level="4">Supported Child Components</text:h>
      <text:p text:style-name="Text_20_body_20_indent_20_2"><text:a xlink:type="simple" xlink:href="#Center"><text:span text:style-name="Source_20_Text">Tablechildren</text:span></text:a> </text:p>
      <text:h text:style-name="P213" text:outline-level="4"><text:soft-page-break/>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13" text:outline-level="4">Inherited From </text:h>
      <table:table table:name="Table369" table:style-name="Table369">
        <table:table-column table:style-name="Table369.A"/>
        <table:table-header-rows>
          <table:table-row>
            <table:table-cell table:style-name="Table369.A1" office:value-type="string">
              <text:p text:style-name="P173">Inherited From</text:p>
            </table:table-cell>
          </table:table-row>
        </table:table-header-rows>
        <table:table-row table:style-name="Table369.2">
          <table:table-cell table:style-name="Table369.A2" office:value-type="string">
            <text:p text:style-name="P192"><text:s/><text:a xlink:type="simple" xlink:href="#HtmlBasedComponent">org.zkoss.zk.ui.HtmlBasedComponent</text:a> </text:p>
          </table:table-cell>
        </table:table-row>
        <table:table-row table:style-name="Table369.2">
          <table:table-cell table:style-name="Table369.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59" text:outline-level="4">Class Name</text:h>
      <text:p text:style-name="P283"><text:span text:style-name="Source_20_Text"><text:span text:style-name="T95">org.zkoss.zul.Tabbox</text:span></text:span></text:p>
      <text:h text:style-name="P213"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13"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3">Event Name</text:p>
            </table:table-cell>
            <table:table-cell table:style-name="Table203.B1" office:value-type="string">
              <text:p text:style-name="P173">Event Type</text:p>
            </table:table-cell>
          </table:table-row>
        </table:table-header-rows>
        <table:table-row>
          <table:table-cell table:style-name="Table203.A2" office:value-type="string">
            <text:p text:style-name="P176"><text:span text:style-name="Source_20_Text">onRightClick</text:span></text:p>
          </table:table-cell>
          <table:table-cell table:style-name="Table203.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3.A2" office:value-type="string">
            <text:p text:style-name="P176"><text:span text:style-name="Source_20_Text">onSelect</text:span></text:p>
          </table:table-cell>
          <table:table-cell table:style-name="Table203.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
      <text:h text:style-name="P213"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3">Property</text:p>
            </table:table-cell>
            <table:table-cell table:style-name="Table204.A1" office:value-type="string">
              <text:p text:style-name="P173">Description</text:p>
            </table:table-cell>
            <table:table-cell table:style-name="Table204.A1" office:value-type="string">
              <text:p text:style-name="P173">Data Type</text:p>
            </table:table-cell>
            <table:table-cell table:style-name="Table204.D1" office:value-type="string">
              <text:p text:style-name="P174">Default Value</text:p>
            </table:table-cell>
          </table:table-row>
        </table:table-header-rows>
        <table:table-row table:style-name="Table204.2">
          <table:table-cell table:style-name="Table204.A2" office:value-type="string">
            <text:p text:style-name="P123"><text:span text:style-name="Source_20_Text"><text:span text:style-name="T1">orient</text:span></text:span></text:p>
          </table:table-cell>
          <table:table-cell table:style-name="Table204.B2" office:value-type="string">
            <text:p text:style-name="P183">Sets the orient. </text:p>
            <text:p text:style-name="P181"><text:span text:style-name="T1">Values : </text:span><text:span text:style-name="Source_20_Text"><text:span text:style-name="T1">horizontal|vertical</text:span></text:spa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3"><text:span text:style-name="Source_20_Text"><text:span text:style-name="T1">panelSpacing</text:span></text:span></text:p>
          </table:table-cell>
          <table:table-cell table:style-name="Table204.B2" office:value-type="string">
            <text:p text:style-name="P183">Sets the spacing between Tabpanel. This is used by certain molds, such as accordio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Index</text:span></text:span></text:p>
          </table:table-cell>
          <table:table-cell table:style-name="Table204.B2" office:value-type="string">
            <text:p text:style-name="P181"><text:span text:style-name="Source_20_Text">Sets the selected index. </text:span></text:p>
          </table:table-cell>
          <table:table-cell table:style-name="Table204.A2" office:value-type="string">
            <text:p text:style-name="P123"><text:span text:style-name="Source_20_Text">int</text:span></text:p>
          </table:table-cell>
          <table:table-cell table:style-name="Table204.D2" office:value-type="string">
            <text:p text:style-name="P123"><text:span text:style-name="Source_20_Text">0</text:span></text:p>
          </table:table-cell>
        </table:table-row>
        <table:table-row table:style-name="Table204.2">
          <table:table-cell table:style-name="Table204.A2" office:value-type="string">
            <text:p text:style-name="P123"><text:span text:style-name="Source_20_Text"><text:span text:style-name="T1">selectedPanel</text:span></text:span></text:p>
          </table:table-cell>
          <table:table-cell table:style-name="Table204.B2" office:value-type="string">
            <text:p text:style-name="P198"><text:span text:style-name="Source_20_Text">Sets the selected tabpanel </text:span></text:p>
          </table:table-cell>
          <table:table-cell table:style-name="Table204.A2" office:value-type="string">
            <text:p text:style-name="P123"><text:span text:style-name="Source_20_Text">Tabpanel</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Tab</text:span></text:span></text:p>
          </table:table-cell>
          <table:table-cell table:style-name="Table204.B2" office:value-type="string">
            <text:p text:style-name="P181"><text:span text:style-name="Source_20_Text">Sets the sel</text:span><text:span text:style-name="Source_20_Text"><text:span text:style-name="T1">ected tab</text:span></text:span></text:p>
          </table:table-cell>
          <table:table-cell table:style-name="Table204.A2" office:value-type="string">
            <text:p text:style-name="P123"><text:span text:style-name="Source_20_Text">Tab</text:span></text:p>
          </table:table-cell>
          <table:table-cell table:style-name="Table204.D2" office:value-type="string">
            <text:p text:style-name="P123">&lt;<text:span text:style-name="Source_20_Text">null&gt;</text:span></text:p>
          </table:table-cell>
        </table:table-row>
      </table:table>
      <text:p text:style-name="P208"/>
      <text:h text:style-name="P213"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3">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3"><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3"><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3"><text:span text:style-name="Source_20_Text">Tabs</text:span></text:p>
          </table:table-cell>
          <table:table-cell table:style-name="Table205.D2" office:value-type="string">
            <text:p text:style-name="Table_20_Contents"/>
          </table:table-cell>
        </table:table-row>
      </table:table>
      <text:p text:style-name="P234"/>
      <text:h text:style-name="P213" text:outline-level="4">Inherited From </text:h>
      <table:table table:name="Table206" table:style-name="Table206">
        <table:table-column table:style-name="Table206.A"/>
        <table:table-header-rows>
          <table:table-row>
            <table:table-cell table:style-name="Table206.A1" office:value-type="string">
              <text:p text:style-name="P173">Inherited From</text:p>
            </table:table-cell>
          </table:table-row>
        </table:table-header-rows>
        <table:table-row>
          <table:table-cell table:style-name="Table206.A2" office:value-type="string">
            <text:p text:style-name="P192"><text:a xlink:type="simple" xlink:href="#XulElement"><text:span text:style-name="Source_20_Text">org.zkoss.zul.imp.XulElement</text:span></text:a></text:p>
          </table:table-cell>
        </table:table-row>
        <table:table-row table:style-name="Table206.3">
          <table:table-cell table:style-name="Table206.A2" office:value-type="string">
            <text:p text:style-name="P192"><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83"><text:span text:style-name="Source_20_Text"><text:span text:style-name="T95">org.zkoss.zul.Tabpanel</text:span></text:span></text:p>
      <text:h text:style-name="P213" text:outline-level="4"><text:soft-page-break/>Supported Child Components</text:h>
      <text:p text:style-name="P105">*ALL</text:p>
      <text:h text:style-name="P213"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3">Event Name</text:p>
            </table:table-cell>
            <table:table-cell table:style-name="Table207.B1" office:value-type="string">
              <text:p text:style-name="P173">Event Type</text:p>
            </table:table-cell>
          </table:table-row>
        </table:table-header-rows>
        <table:table-row>
          <table:table-cell table:style-name="Table207.A2" office:value-type="string">
            <text:p text:style-name="P176"><text:span text:style-name="Source_20_Text">on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07.A2" office:value-type="string">
            <text:p text:style-name="P176"><text:span text:style-name="Source_20_Text">onRight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7.A2" office:value-type="string">
            <text:p text:style-name="P176"><text:span text:style-name="Source_20_Text">onDouble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ext:p text:style-name="P231"><text:tab/><text:span text:style-name="T103">*NONE</text:span></text:p>
      <text:p text:style-name="P262"/>
      <text:h text:style-name="P213"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3">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3"><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3"><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3"><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3"><text:span text:style-name="Source_20_Text">boolean</text:span></text:p>
          </table:table-cell>
          <table:table-cell table:style-name="Table208.D2" office:value-type="string">
            <text:p text:style-name="Table_20_Contents"/>
          </table:table-cell>
        </table:table-row>
      </table:table>
      <text:p text:style-name="P234"/>
      <text:h text:style-name="P213" text:outline-level="4">Inherited From </text:h>
      <table:table table:name="Table209" table:style-name="Table209">
        <table:table-column table:style-name="Table209.A"/>
        <table:table-header-rows>
          <table:table-row>
            <table:table-cell table:style-name="Table209.A1" office:value-type="string">
              <text:p text:style-name="P173">Inherited From</text:p>
            </table:table-cell>
          </table:table-row>
        </table:table-header-rows>
        <table:table-row>
          <table:table-cell table:style-name="Table209.A2" office:value-type="string">
            <text:p text:style-name="P192"><text:a xlink:type="simple" xlink:href="#XulElement"><text:span text:style-name="Source_20_Text">org.zkoss.zul.imp.XulElement</text:span></text:a></text:p>
          </table:table-cell>
        </table:table-row>
        <table:table-row table:style-name="Table209.3">
          <table:table-cell table:style-name="Table209.A2" office:value-type="string">
            <text:p text:style-name="P192"><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83"><text:span text:style-name="Source_20_Text"><text:span text:style-name="T95">org.zkoss.zul.Treepanels</text:span></text:span></text:p>
      <text:h text:style-name="P213" text:outline-level="4">Supported Child Components</text:h>
      <text:p text:style-name="P105"><text:a xlink:type="simple" xlink:href="#Tabpanel"><text:span text:style-name="Source_20_Text">Tabpanel</text:span></text:a></text:p>
      <text:p text:style-name="P35"/>
      <text:h text:style-name="P213" text:outline-level="4"><text:soft-page-break/>Supported Events</text:h>
      <text:p text:style-name="P231"><text:tab/>*<text:span text:style-name="T103">NONE</text:span></text:p>
      <text:h text:style-name="P257" text:outline-level="4">Properties</text:h>
      <text:p text:style-name="P231"><text:tab/>*<text:span text:style-name="T103">None</text:span></text:p>
      <text:p text:style-name="P262"/>
      <text:h text:style-name="P213"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3">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3"><text:span text:style-name="Source_20_Text">Tabbox</text:span></text:p>
          </table:table-cell>
          <table:table-cell table:style-name="Table210.D2" office:value-type="string">
            <text:p text:style-name="Table_20_Contents"/>
          </table:table-cell>
        </table:table-row>
      </table:table>
      <text:p text:style-name="P234"/>
      <text:h text:style-name="P213" text:outline-level="4">Inherited From </text:h>
      <table:table table:name="Table211" table:style-name="Table211">
        <table:table-column table:style-name="Table211.A"/>
        <table:table-header-rows>
          <table:table-row>
            <table:table-cell table:style-name="Table211.A1" office:value-type="string">
              <text:p text:style-name="P173">Inherited From</text:p>
            </table:table-cell>
          </table:table-row>
        </table:table-header-rows>
        <table:table-row>
          <table:table-cell table:style-name="Table211.A2" office:value-type="string">
            <text:p text:style-name="P192"><text:a xlink:type="simple" xlink:href="#XulElement"><text:span text:style-name="Source_20_Text">org.zkoss.zul.imp.XulElement</text:span></text:a></text:p>
          </table:table-cell>
        </table:table-row>
        <table:table-row table:style-name="Table211.3">
          <table:table-cell table:style-name="Table211.A2" office:value-type="string">
            <text:p text:style-name="P192"><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83"><text:span text:style-name="Source_20_Text"><text:span text:style-name="T95">org.zkoss.zul.Tabs</text:span></text:span></text:p>
      <text:h text:style-name="P213" text:outline-level="4">Supported Child Components</text:h>
      <text:p text:style-name="P105"><text:a xlink:type="simple" xlink:href="#Tab"><text:span text:style-name="Source_20_Text">Tab</text:span></text:a></text:p>
      <text:p text:style-name="P35"/>
      <text:h text:style-name="P213" text:outline-level="4"><text:soft-page-break/>Supported Events</text:h>
      <text:p text:style-name="P231"><text:tab/>*<text:span text:style-name="T103">NONE</text:span></text:p>
      <text:h text:style-name="P257" text:outline-level="4">Properties</text:h>
      <text:p text:style-name="P231"><text:tab/>*<text:span text:style-name="T103">None</text:span></text:p>
      <text:p text:style-name="P262"/>
      <text:h text:style-name="P213"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3">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3"><text:span text:style-name="Source_20_Text">Tabbox</text:span></text:p>
          </table:table-cell>
          <table:table-cell table:style-name="Table212.D2" office:value-type="string">
            <text:p text:style-name="Table_20_Contents"/>
          </table:table-cell>
        </table:table-row>
      </table:table>
      <text:p text:style-name="P234"/>
      <text:h text:style-name="P213" text:outline-level="4">Inherited From </text:h>
      <table:table table:name="Table213" table:style-name="Table213">
        <table:table-column table:style-name="Table213.A"/>
        <table:table-header-rows>
          <table:table-row>
            <table:table-cell table:style-name="Table213.A1" office:value-type="string">
              <text:p text:style-name="P173">Inherited From</text:p>
            </table:table-cell>
          </table:table-row>
        </table:table-header-rows>
        <table:table-row>
          <table:table-cell table:style-name="Table213.A2" office:value-type="string">
            <text:p text:style-name="P192"><text:a xlink:type="simple" xlink:href="#XulElement"><text:span text:style-name="Source_20_Text">org.zkoss.zul.imp.XulElement</text:span></text:a></text:p>
          </table:table-cell>
        </table:table-row>
        <table:table-row table:style-name="Table213.3">
          <table:table-cell table:style-name="Table213.A2" office:value-type="string">
            <text:p text:style-name="P192"><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59" text:outline-level="4">Class Name</text:h>
      <text:p text:style-name="P283"><text:span text:style-name="Source_20_Text"><text:span text:style-name="T95">org.zkoss.zul.Textbox</text:span></text:span></text:p>
      <text:h text:style-name="P213" text:outline-level="4">Supported Child Components</text:h>
      <text:p text:style-name="P105">*NONE </text:p>
      <text:h text:style-name="P213"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73">Event Name</text:p>
            </table:table-cell>
            <table:table-cell table:style-name="Table214.B1" office:value-type="string">
              <text:p text:style-name="P173">Event Type</text:p>
            </table:table-cell>
          </table:table-row>
        </table:table-header-rows>
        <table:table-row>
          <table:table-cell table:style-name="Table214.A2" office:value-type="string">
            <text:p text:style-name="P176"><text:span text:style-name="Source_20_Text">onChange</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214.A2" office:value-type="string">
            <text:p text:style-name="P176"><text:span text:style-name="Source_20_Text">onChanging</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76"><text:span text:style-name="Source_20_Text">onSelection</text:span></text:p>
          </table:table-cell>
          <table:table-cell table:style-name="Table214.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76"><text:span text:style-name="Source_20_Text">onFocus</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76"><text:span text:style-name="Source_20_Text">onBlur</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76"><text:span text:style-name="Source_20_Text">onCreate</text:span></text:p>
          </table:table-cell>
          <table:table-cell table:style-name="Table214.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214.A2" office:value-type="string">
            <text:p text:style-name="P176"><text:span text:style-name="Source_20_Text">onDrop</text:span></text:p>
          </table:table-cell>
          <table:table-cell table:style-name="Table214.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3">Property</text:p>
            </table:table-cell>
            <table:table-cell table:style-name="Table215.A1" office:value-type="string">
              <text:p text:style-name="P173">Description</text:p>
            </table:table-cell>
            <table:table-cell table:style-name="Table215.A1" office:value-type="string">
              <text:p text:style-name="P173">Data Type</text:p>
            </table:table-cell>
            <table:table-cell table:style-name="Table215.D1" office:value-type="string">
              <text:p text:style-name="P172">Default Value</text:p>
            </table:table-cell>
          </table:table-row>
        </table:table-header-rows>
        <table:table-row>
          <table:table-cell table:style-name="Table215.A2" office:value-type="string">
            <text:p text:style-name="P123"><text:span text:style-name="Source_20_Text">multiline</text:span></text:p>
          </table:table-cell>
          <table:table-cell table:style-name="Table215.A2" office:value-type="string">
            <text:p text:style-name="P133">Sets whether it is multiline. </text:p>
            <text:p text:style-name="P133">Values: <text:span text:style-name="Source_20_Text">true | false</text:span></text:p>
            <text:p text:style-name="P133">Note: If <text:span text:style-name="Source_20_Text">rows &gt; 1</text:span>, multiline will always return <text:span text:style-name="Source_20_Text">true</text:span></text:p>
          </table:table-cell>
          <table:table-cell table:style-name="Table215.A2" office:value-type="string">
            <text:p text:style-name="P123"><text:span text:style-name="Source_20_Text">boolean</text:span></text:p>
          </table:table-cell>
          <table:table-cell table:style-name="Table215.D2" office:value-type="string">
            <text:p text:style-name="P123"><text:span text:style-name="Source_20_Text">false</text:span></text:p>
          </table:table-cell>
        </table:table-row>
        <table:table-row>
          <table:table-cell table:style-name="Table215.A2" office:value-type="string">
            <text:p text:style-name="P123">rows</text:p>
          </table:table-cell>
          <table:table-cell table:style-name="Table215.A2" office:value-type="string">
            <text:p text:style-name="P133">Sets the rows. </text:p>
          </table:table-cell>
          <table:table-cell table:style-name="Table215.A2" office:value-type="string">
            <text:p text:style-name="P123"><text:span text:style-name="Source_20_Text">int</text:span></text:p>
          </table:table-cell>
          <table:table-cell table:style-name="Table215.D2" office:value-type="string">
            <text:p text:style-name="P137">1</text:p>
          </table:table-cell>
        </table:table-row>
        <table:table-row table:style-name="Table215.4">
          <table:table-cell table:style-name="Table215.A2" office:value-type="string">
            <text:p text:style-name="P123"><text:span text:style-name="Source_20_Text">type</text:span></text:p>
          </table:table-cell>
          <table:table-cell table:style-name="Table215.B4" office:value-type="string">
            <text:p text:style-name="P133">Sets the type. </text:p>
            <text:p text:style-name="P133">Values : <text:span text:style-name="Source_20_Text">text | password</text:span></text:p>
          </table:table-cell>
          <table:table-cell table:style-name="Table215.A2" office:value-type="string">
            <text:p text:style-name="P123"><text:span text:style-name="Source_20_Text">String</text:span></text:p>
          </table:table-cell>
          <table:table-cell table:style-name="Table215.D2" office:value-type="string">
            <text:p text:style-name="P123">text</text:p>
          </table:table-cell>
        </table:table-row>
        <table:table-row table:style-name="Table215.4">
          <table:table-cell table:style-name="Table215.A2" office:value-type="string">
            <text:p text:style-name="P123"><text:span text:style-name="Source_20_Text">val</text:span><text:span text:style-name="Source_20_Text"><text:span text:style-name="T1">ue</text:span></text:span></text:p>
          </table:table-cell>
          <table:table-cell table:style-name="Table215.B4" office:value-type="string">
            <text:p text:style-name="P133">Sets the text value. </text:p>
          </table:table-cell>
          <table:table-cell table:style-name="Table215.A2" office:value-type="string">
            <text:p text:style-name="P123"><text:span text:style-name="Source_20_Text">String</text:span></text:p>
          </table:table-cell>
          <table:table-cell table:style-name="Table215.D2" office:value-type="string">
            <text:p text:style-name="P137">&lt;empty string&gt;</text:p>
          </table:table-cell>
        </table:table-row>
      </table:table>
      <text:p text:style-name="P208"/>
      <text:h text:style-name="P213" text:outline-level="4">Methods</text:h>
      <text:p text:style-name="P218">*NONE</text:p>
      <text:h text:style-name="P213" text:outline-level="4">Inherited From </text:h>
      <table:table table:name="Table216" table:style-name="Table216">
        <table:table-column table:style-name="Table216.A"/>
        <table:table-header-rows>
          <table:table-row>
            <table:table-cell table:style-name="Table216.A1" office:value-type="string">
              <text:p text:style-name="P173">Inherited From</text:p>
            </table:table-cell>
          </table:table-row>
        </table:table-header-rows>
        <table:table-row>
          <table:table-cell table:style-name="Table216.A2" office:value-type="string">
            <text:p text:style-name="P192"><text:a xlink:type="simple" xlink:href="#InputElement"><text:span text:style-name="Source_20_Text">org.zkoss.zul.InputElement</text:span></text:a></text:p>
          </table:table-cell>
        </table:table-row>
        <table:table-row>
          <table:table-cell table:style-name="Table216.A2" office:value-type="string">
            <text:p text:style-name="P192"><text:a xlink:type="simple" xlink:href="#XulElement"><text:span text:style-name="Source_20_Text">org.zkoss.zul.imp.XulElement</text:span></text:a></text:p>
          </table:table-cell>
        </table:table-row>
        <table:table-row table:style-name="Table216.4">
          <table:table-cell table:style-name="Table216.A2" office:value-type="string">
            <text:p text:style-name="P192"><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imebox</text:h>
      <text:p text:style-name="P240">An edit box for holding a time (a java.util.Date Object , but only Hour &amp; Minute are used.</text:p>
      <text:p text:style-name="P76"><draw:frame draw:style-name="fr2" draw:name="graphics23" text:anchor-type="paragraph" svg:width="8.2cm" svg:height="1.826cm" draw:z-index="80"><draw:image xlink:href="../images/timebox.png" xlink:type="simple" xlink:show="embed" xlink:actuate="onLoad"/></draw:frame></text:p>
      <text:p text:style-name="P162">&lt;window title="Simple" width="300px" border="normal"&gt;</text:p>
      <text:p text:style-name="P162"><text:tab/>&lt;timebox id="tb0"/&gt;</text:p>
      <text:p text:style-name="P162">&lt;/window&gt;</text:p>
      <text:h text:style-name="P159" text:outline-level="4">Class Name</text:h>
      <text:p text:style-name="P283"><text:span text:style-name="Source_20_Text"><text:span text:style-name="T15">org.zkoss.zul.Timebox</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5"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73">Property</text:p>
            </table:table-cell>
            <table:table-cell table:style-name="Table342.A1" office:value-type="string">
              <text:p text:style-name="P173">Description</text:p>
            </table:table-cell>
            <table:table-cell table:style-name="Table342.C1" office:value-type="string">
              <text:p text:style-name="P173">Data Type</text:p>
            </table:table-cell>
          </table:table-row>
        </table:table-header-rows>
        <table:table-row table:style-name="Table342.2">
          <table:table-cell table:style-name="Table342.A2" office:value-type="string">
            <text:p text:style-name="P123"><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76"><text:span text:style-name="Source_20_Text"><text:span text:style-name="T21">boolean</text:span></text:span></text:p>
          </table:table-cell>
        </table:table-row>
        <table:table-row table:style-name="Table342.2">
          <table:table-cell table:style-name="Table342.A2" office:value-type="string">
            <text:p text:style-name="P176"><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76"><text:span text:style-name="Source_20_Text"><text:span text:style-name="T21">java.lang.String</text:span></text:span></text:p>
          </table:table-cell>
        </table:table-row>
        <table:table-row table:style-name="Table342.2">
          <table:table-cell table:style-name="Table342.A2" office:value-type="string">
            <text:p text:style-name="P176"><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76"><text:span text:style-name="Source_20_Text"><text:span text:style-name="T31">java.util.TimeZone</text:span></text:span></text:p>
          </table:table-cell>
        </table:table-row>
        <table:table-row table:style-name="Table342.2">
          <table:table-cell table:style-name="Table342.A2" office:value-type="string">
            <text:p text:style-name="P176"><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76"><text:span text:style-name="Source_20_Text"><text:span text:style-name="T31">java.util.Date</text:span></text:span></text:p>
          </table:table-cell>
        </table:table-row>
      </table:table>
      <text:p text:style-name="P97"/>
      <text:p text:style-name="P97">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76"><text:span text:style-name="Source_20_Text"><text:span text:style-name="T21">java.lang.String</text:span></text:span></text:p>
          </table:table-cell>
        </table:table-row>
      </table:table>
      <text:h text:style-name="P160" text:outline-level="4">Inherited From </text:h>
      <table:table table:name="Table344" table:style-name="Table344">
        <table:table-column table:style-name="Table344.A"/>
        <table:table-header-rows>
          <table:table-row>
            <table:table-cell table:style-name="Table344.A1" office:value-type="string">
              <text:p text:style-name="P173">Inherited From</text:p>
            </table:table-cell>
          </table:table-row>
        </table:table-header-rows>
        <table:table-row>
          <table:table-cell table:style-name="Table344.A2" office:value-type="string">
            <text:p text:style-name="P191"><text:a xlink:type="simple" xlink:href="#InputElement"><text:span text:style-name="Source_20_Text">org.zkoss.zul.impl.InputElement</text:span></text:a></text:p>
          </table:table-cell>
        </table:table-row>
        <table:table-row table:style-name="Table344.3">
          <table:table-cell table:style-name="Table344.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1"><text:a xlink:type="simple" xlink:href="#AbstractComponent"><text:span text:style-name="Source_20_Text">org.zkoss.zk.ui.AbstractComponent </text:span></text:a></text:p>
          </table:table-cell>
        </table:table-row>
      </table:table>
      <text:p text:style-name="P229"/>
      <text:h text:style-name="Heading_20_3" text:outline-level="3"/>
      <text:p text:style-name="P59"/>
      <text:h text:style-name="Heading_20_3" text:outline-level="3"><text:bookmark-start text:name="Timer"/>Timer<text:bookmark-end text:name="Timer"/></text:h>
      <text:p text:style-name="P93">Timer is a special component that is invisible. It fires one or more org.zkoss.zk.ui.event.Event after a specified delay. </text:p>
      <text:p text:style-name="P93"/>
      <text:p text:style-name="P93">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59" text:outline-level="4">Class Name</text:h>
      <text:p text:style-name="P283"><text:span text:style-name="Source_20_Text"><text:span text:style-name="T95">org.zkoss.zul.Timer</text:span></text:span></text:p>
      <text:h text:style-name="P213" text:outline-level="4">Supported Child Components</text:h>
      <text:p text:style-name="P105">*NONE </text:p>
      <text:h text:style-name="P213"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3">Event Name</text:p>
            </table:table-cell>
            <table:table-cell table:style-name="Table217.B1" office:value-type="string">
              <text:p text:style-name="P173">Event Type</text:p>
            </table:table-cell>
          </table:table-row>
        </table:table-header-rows>
        <table:table-row>
          <table:table-cell table:style-name="Table217.A2" office:value-type="string">
            <text:p text:style-name="P176"><text:span text:style-name="Source_20_Text">onTimer</text:span></text:p>
          </table:table-cell>
          <table:table-cell table:style-name="Table217.B2" office:value-type="string">
            <text:p text:style-name="P181"><text:a xlink:type="simple" xlink:href="#Event"><text:span text:style-name="Source_20_Text">org.zkoss.zk.ui.event.Event</text:span></text:a></text:p>
            <text:p text:style-name="P186">Description: </text:p>
            <text:p text:style-name="P187">Denotes the timer you specified has triggered an event. To know which timer, invoke the <text:span text:style-name="Source_20_Text">getTarget </text:span>method in the <text:span text:style-name="Source_20_Text">Event </text:span>class.</text:p>
          </table:table-cell>
        </table:table-row>
      </table:table>
      <text:h text:style-name="P213"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3">Property</text:p>
            </table:table-cell>
            <table:table-cell table:style-name="Table218.A1" office:value-type="string">
              <text:p text:style-name="P173">Description</text:p>
            </table:table-cell>
            <table:table-cell table:style-name="Table218.A1" office:value-type="string">
              <text:p text:style-name="P173">Data Type</text:p>
            </table:table-cell>
            <table:table-cell table:style-name="Table218.D1" office:value-type="string">
              <text:p text:style-name="P172">Default Value</text:p>
            </table:table-cell>
          </table:table-row>
        </table:table-header-rows>
        <table:table-row>
          <table:table-cell table:style-name="Table218.A2" office:value-type="string">
            <text:p text:style-name="P123"><text:span text:style-name="Source_20_Text">delay</text:span></text:p>
          </table:table-cell>
          <table:table-cell table:style-name="Table218.A2" office:value-type="string">
            <text:p text:style-name="P133">Sets the delay, the number of milliseconds between successive action events. </text:p>
            <text:p text:style-name="P133">Note : 0 means imm<text:span text:style-name="T1">ediately</text:span></text:p>
          </table:table-cell>
          <table:table-cell table:style-name="Table218.A2" office:value-type="string">
            <text:p text:style-name="P123"><text:span text:style-name="Source_20_Text">int</text:span></text:p>
          </table:table-cell>
          <table:table-cell table:style-name="Table218.D2" office:value-type="string">
            <text:p text:style-name="P137">0</text:p>
          </table:table-cell>
        </table:table-row>
        <table:table-row>
          <table:table-cell table:style-name="Table218.A2" office:value-type="string">
            <text:p text:style-name="P123"><text:span text:style-name="Source_20_Text">repeats</text:span></text:p>
          </table:table-cell>
          <table:table-cell table:style-name="Table218.A2" office:value-type="string">
            <text:p text:style-name="P142">Sets whether the timer shall send Event repeatedly. </text:p>
            <text:p text:style-name="P142">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false</text:span></text:p>
          </table:table-cell>
        </table:table-row>
        <table:table-row table:style-name="Table218.4">
          <table:table-cell table:style-name="Table218.A2" office:value-type="string">
            <text:p text:style-name="P123"><text:span text:style-name="Source_20_Text">running</text:span></text:p>
          </table:table-cell>
          <table:table-cell table:style-name="Table218.B4" office:value-type="string">
            <text:p text:style-name="P181">Start or stops the timer. </text:p>
            <text:p text:style-name="P181">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true</text:span></text:p>
          </table:table-cell>
        </table:table-row>
      </table:table>
      <text:p text:style-name="P208"/>
      <text:h text:style-name="P213"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0"/>
      <text:h text:style-name="P213" text:outline-level="4">Inherited From </text:h>
      <table:table table:name="Table220" table:style-name="Table220">
        <table:table-column table:style-name="Table220.A"/>
        <table:table-header-rows>
          <table:table-row>
            <table:table-cell table:style-name="Table220.A1" office:value-type="string">
              <text:p text:style-name="P173">Inherited From</text:p>
            </table:table-cell>
          </table:table-row>
        </table:table-header-rows>
        <table:table-row>
          <table:table-cell table:style-name="Table220.A2" office:value-type="string">
            <text:p text:style-name="P192"><text:a xlink:type="simple" xlink:href="#XulElement"><text:span text:style-name="Source_20_Text">org.zkoss.zul.imp.XulElement</text:span></text:a></text:p>
          </table:table-cell>
        </table:table-row>
        <table:table-row table:style-name="Table220.3">
          <table:table-cell table:style-name="Table220.A2" office:value-type="string">
            <text:p text:style-name="P192"><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59" text:outline-level="4">Class Name</text:h>
      <text:p text:style-name="P283"><text:span text:style-name="Source_20_Text"><text:span text:style-name="T95">org.zkoss.zul.Toolbar</text:span></text:span></text:p>
      <text:h text:style-name="P213" text:outline-level="4">Supported Child Components</text:h>
      <text:p text:style-name="P105">*ALL</text:p>
      <text:h text:style-name="P213"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3">Event Name</text:p>
            </table:table-cell>
            <table:table-cell table:style-name="Table221.B1" office:value-type="string">
              <text:p text:style-name="P173">Event Type</text:p>
            </table:table-cell>
          </table:table-row>
        </table:table-header-rows>
        <table:table-row>
          <table:table-cell table:style-name="Table221.A2" office:value-type="string">
            <text:p text:style-name="P176"><text:span text:style-name="Source_20_Text">onClick</text:span></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1.A2" office:value-type="string">
            <text:p text:style-name="P190">onRight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221.A2" office:value-type="string">
            <text:p text:style-name="P190">onDouble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3">Property</text:p>
            </table:table-cell>
            <table:table-cell table:style-name="Table222.A1" office:value-type="string">
              <text:p text:style-name="P173">Description</text:p>
            </table:table-cell>
            <table:table-cell table:style-name="Table222.A1" office:value-type="string">
              <text:p text:style-name="P173">Data Type</text:p>
            </table:table-cell>
            <table:table-cell table:style-name="Table222.D1" office:value-type="string">
              <text:p text:style-name="P174">Default Value</text:p>
            </table:table-cell>
          </table:table-row>
        </table:table-header-rows>
        <table:table-row table:style-name="Table222.2">
          <table:table-cell table:style-name="Table222.A2" office:value-type="string">
            <text:p text:style-name="P123"><text:span text:style-name="Source_20_Text">ori</text:span><text:span text:style-name="Source_20_Text"><text:span text:style-name="T1">ent</text:span></text:span></text:p>
          </table:table-cell>
          <table:table-cell table:style-name="Table222.B2" office:value-type="string">
            <text:p text:style-name="P181">Sets the ori<text:span text:style-name="T1">ent.</text:span></text:p>
            <text:p text:style-name="P181"><text:span text:style-name="T1">Values : </text:span><text:span text:style-name="Source_20_Text"><text:span text:style-name="T1">horizontal|vertical</text:span></text:span></text:p>
          </table:table-cell>
          <table:table-cell table:style-name="Table222.A2" office:value-type="string">
            <text:p text:style-name="P123"><text:span text:style-name="Source_20_Text">String</text:span></text:p>
          </table:table-cell>
          <table:table-cell table:style-name="Table222.D2" office:value-type="string">
            <text:p text:style-name="P123"><text:span text:style-name="Source_20_Text">horizontal </text:span></text:p>
          </table:table-cell>
        </table:table-row>
      </table:table>
      <text:p text:style-name="P208"/>
      <text:h text:style-name="P213" text:outline-level="4">Methods</text:h>
      <text:p text:style-name="P219">*NONE</text:p>
      <text:h text:style-name="P213" text:outline-level="4">Inherited From </text:h>
      <table:table table:name="Table223" table:style-name="Table223">
        <table:table-column table:style-name="Table223.A"/>
        <table:table-header-rows>
          <table:table-row>
            <table:table-cell table:style-name="Table223.A1" office:value-type="string">
              <text:p text:style-name="P173">Inherited From</text:p>
            </table:table-cell>
          </table:table-row>
        </table:table-header-rows>
        <table:table-row>
          <table:table-cell table:style-name="Table223.A2" office:value-type="string">
            <text:p text:style-name="P192"><text:a xlink:type="simple" xlink:href="#XulElement"><text:span text:style-name="Source_20_Text">org.zkoss.zul.imp.XulElement</text:span></text:a></text:p>
          </table:table-cell>
        </table:table-row>
        <table:table-row table:style-name="Table223.3">
          <table:table-cell table:style-name="Table223.A2" office:value-type="string">
            <text:p text:style-name="P192"><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59" text:outline-level="4">Class Name</text:h>
      <text:p text:style-name="P283"><text:span text:style-name="Source_20_Text"><text:span text:style-name="T95">org.zkoss.zul.Toolbarbutton</text:span></text:span></text:p>
      <text:h text:style-name="P213" text:outline-level="4">Supported Child Components</text:h>
      <text:p text:style-name="P105">*NONE </text:p>
      <text:h text:style-name="P213"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73">Event Name</text:p>
            </table:table-cell>
            <table:table-cell table:style-name="Table224.B1" office:value-type="string">
              <text:p text:style-name="P173">Event Type</text:p>
            </table:table-cell>
          </table:table-row>
        </table:table-header-rows>
        <table:table-row>
          <table:table-cell table:style-name="Table224.A2" office:value-type="string">
            <text:p text:style-name="P176"><text:span text:style-name="Source_20_Text">onClick</text:span></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4.A2" office:value-type="string">
            <text:p text:style-name="P190">onRightClick</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
      <text:h text:style-name="P213"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3">Property</text:p>
            </table:table-cell>
            <table:table-cell table:style-name="Table225.A1" office:value-type="string">
              <text:p text:style-name="P173">Description</text:p>
            </table:table-cell>
            <table:table-cell table:style-name="Table225.A1" office:value-type="string">
              <text:p text:style-name="P173">Data Type</text:p>
            </table:table-cell>
            <table:table-cell table:style-name="Table225.D1" office:value-type="string">
              <text:p text:style-name="P172">Default Value</text:p>
            </table:table-cell>
          </table:table-row>
        </table:table-header-rows>
        <table:table-row>
          <table:table-cell table:style-name="Table225.A2" office:value-type="string">
            <text:p text:style-name="P123"><text:span text:style-name="Source_20_Text">dir</text:span></text:p>
          </table:table-cell>
          <table:table-cell table:style-name="Table225.A2" office:value-type="string">
            <text:p text:style-name="P138">Sets the direction of image, if normal then text first, otherwise image first.</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4">Values </text:span><text:span text:style-name="T1">: </text:span><text:span text:style-name="Source_20_Text"><text:span text:style-name="T1">normal|reverse</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text:span text:style-name="T1">normal</text:span></text:span></text:p>
          </table:table-cell>
        </table:table-row>
        <table:table-row>
          <table:table-cell table:style-name="Table225.A2" office:value-type="string">
            <text:p text:style-name="P123"><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row table:style-name="Table225.4">
          <table:table-cell table:style-name="Table225.A2" office:value-type="string">
            <text:p text:style-name="P123"><text:span text:style-name="Source_20_Text">ori</text:span><text:span text:style-name="Source_20_Text"><text:span text:style-name="T1">ent</text:span></text:span></text:p>
          </table:table-cell>
          <table:table-cell table:style-name="Table225.B4" office:value-type="string">
            <text:p text:style-name="P181">Sets the ori<text:span text:style-name="T1">ent.</text:span></text:p>
            <text:p text:style-name="P181"><text:span text:style-name="T1">Check </text:span><text:a xlink:type="simple" xlink:href="#Button"><text:span text:style-name="Source_20_Text"><text:span text:style-name="T1">Button</text:span></text:span></text:a><text:span text:style-name="T1"> to know more.</text:span></text:p>
            <text:p text:style-name="P181"><text:span text:style-name="T4">Values</text:span><text:span text:style-name="T1"> : </text:span><text:span text:style-name="Source_20_Text"><text:span text:style-name="T1">horizontal|vertical</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horizontal </text:span></text:p>
          </table:table-cell>
        </table:table-row>
        <table:table-row table:style-name="Table225.4">
          <table:table-cell table:style-name="Table225.A2" office:value-type="string">
            <text:p text:style-name="P123"><text:span text:style-name="Source_20_Text">target</text:span></text:p>
          </table:table-cell>
          <table:table-cell table:style-name="Table225.B4" office:value-type="string">
            <text:p text:style-name="P181">Sets the target frame or window, this attribute works when <text:span text:style-name="Source_20_Text">href </text:span>not null </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
      <text:p text:style-name="P208"/>
      <text:h text:style-name="P213"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0"/>
      <text:h text:style-name="P213" text:outline-level="4">Inherited From </text:h>
      <table:table table:name="Table227" table:style-name="Table227">
        <table:table-column table:style-name="Table227.A"/>
        <table:table-header-rows>
          <table:table-row>
            <table:table-cell table:style-name="Table227.A1" office:value-type="string">
              <text:p text:style-name="P173">Inherited From</text:p>
            </table:table-cell>
          </table:table-row>
        </table:table-header-rows>
        <table:table-row>
          <table:table-cell table:style-name="Table227.A2" office:value-type="string">
            <text:p text:style-name="P192"><text:a xlink:type="simple" xlink:href="#LabelImageElement"><text:span text:style-name="Source_20_Text">org.zkoss.zul.impl.LabelImageElement</text:span></text:a></text:p>
          </table:table-cell>
        </table:table-row>
        <table:table-row>
          <table:table-cell table:style-name="Table227.A2" office:value-type="string">
            <text:p text:style-name="P192"><text:a xlink:type="simple" xlink:href="#LabelElement"><text:span text:style-name="Source_20_Text">org.zkoss.zul.impl.LabelElement</text:span></text:a></text:p>
          </table:table-cell>
        </table:table-row>
        <text:soft-page-break/>
        <table:table-row>
          <table:table-cell table:style-name="Table227.A2" office:value-type="string">
            <text:p text:style-name="P192"><text:a xlink:type="simple" xlink:href="#XulElement"><text:span text:style-name="Source_20_Text">org.zkoss.zul.imp.XulElement</text:span></text:a></text:p>
          </table:table-cell>
        </table:table-row>
        <table:table-row table:style-name="Table227.5">
          <table:table-cell table:style-name="Table227.A2" office:value-type="string">
            <text:p text:style-name="P192"><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59" text:outline-level="4">Class Name</text:h>
      <text:p text:style-name="P283"><text:span text:style-name="Source_20_Text"><text:span text:style-name="T95">org.zkoss.zul.Tree</text:span></text:span></text:p>
      <text:h text:style-name="P213"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13"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3">Event Name</text:p>
            </table:table-cell>
            <table:table-cell table:style-name="Table228.B1" office:value-type="string">
              <text:p text:style-name="P173">Event Type</text:p>
            </table:table-cell>
          </table:table-row>
        </table:table-header-rows>
        <table:table-row>
          <table:table-cell table:style-name="Table228.A2" office:value-type="string">
            <text:p text:style-name="P176"><text:span text:style-name="Source_20_Text">onSelect</text:span></text:p>
          </table:table-cell>
          <table:table-cell table:style-name="Table228.B2" office:value-type="string">
            <text:p text:style-name="P181"><text:a xlink:type="simple" xlink:href="#SelectEvent"><text:span text:style-name="Source_20_Text">org.zkoss.zk.ui.event.SelectEvent</text:span></text:a></text:p>
            <text:p text:style-name="P186">Description: </text:p>
            <text:p text:style-name="P187">Denotes user has selected one or multiple child components(a set of treeitem).</text:p>
          </table:table-cell>
        </table:table-row>
      </table:table>
      <text:h text:style-name="P213"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3">Property</text:p>
            </table:table-cell>
            <table:table-cell table:style-name="Table229.A1" office:value-type="string">
              <text:p text:style-name="P173">Description</text:p>
            </table:table-cell>
            <table:table-cell table:style-name="Table229.A1" office:value-type="string">
              <text:p text:style-name="P173">Data Type</text:p>
            </table:table-cell>
            <table:table-cell table:style-name="Table229.D1" office:value-type="string">
              <text:p text:style-name="P172">Default Value</text:p>
            </table:table-cell>
          </table:table-row>
        </table:table-header-rows>
        <table:table-row table:style-name="Table229.2">
          <table:table-cell table:style-name="Table229.A2" office:value-type="string">
            <text:p text:style-name="P123"><text:span text:style-name="Source_20_Text"><text:span text:style-name="T1">checkmark </text:span></text:span></text:p>
          </table:table-cell>
          <table:table-cell table:style-name="Table229.B2" office:value-type="string">
            <text:p text:style-name="P183">Sets whether the check mark shall be displayed in front of each item.</text:p>
            <text:p text:style-name="P181"><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1"><text:span text:style-name="T1">Values : </text:span><text:span text:style-name="Source_20_Text"><text:span text:style-name="T1">true|false</text:span></text:span></text:p>
          </table:table-cell>
          <table:table-cell table:style-name="Table229.A2" office:value-type="string">
            <text:p text:style-name="P123"><text:span text:style-name="Source_20_Text">boolean</text:span></text:p>
          </table:table-cell>
          <table:table-cell table:style-name="Table229.D2" office:value-type="string">
            <text:p text:style-name="P123"><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73">Property</text:p>
            </table:table-cell>
            <table:table-cell table:style-name="Table360.A1" office:value-type="string">
              <text:p text:style-name="P173">Description</text:p>
            </table:table-cell>
            <table:table-cell table:style-name="Table360.A1" office:value-type="string">
              <text:p text:style-name="P173">Data Type</text:p>
            </table:table-cell>
            <table:table-cell table:style-name="Table360.D1" office:value-type="string">
              <text:p text:style-name="P172">Default Value</text:p>
            </table:table-cell>
          </table:table-row>
        </table:table-header-rows>
        <table:table-row table:style-name="Table360.2">
          <table:table-cell table:style-name="Table360.A2" office:value-type="string">
            <text:p text:style-name="P123"><text:span text:style-name="Source_20_Text"><text:span text:style-name="T1">model</text:span></text:span></text:p>
          </table:table-cell>
          <table:table-cell table:style-name="Table360.B2" office:value-type="string">
            <text:p text:style-name="P183">Sets the tree model associated with this tree.</text:p>
          </table:table-cell>
          <table:table-cell table:style-name="Table360.A2" office:value-type="string">
            <text:p text:style-name="P123"><text:span text:style-name="Source_20_Text">org.zkoss.zul.TreeModel</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multiple</text:span></text:p>
          </table:table-cell>
          <table:table-cell table:style-name="Table360.B2" office:value-type="string">
            <text:p text:style-name="P181">Sets whether multiple selections are allowed.</text:p>
            <text:p text:style-name="P181">Values : <text:span text:style-name="Source_20_Text">true|false</text:span> </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row table:style-name="Table360.2">
          <table:table-cell table:style-name="Table360.A2" office:value-type="string">
            <text:p text:style-name="P123"><text:span text:style-name="Source_20_Text">name</text:span></text:p>
          </table:table-cell>
          <table:table-cell table:style-name="Table360.B2" office:value-type="string">
            <text:p text:style-name="P198">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pageSize</text:span></text:p>
          </table:table-cell>
          <table:table-cell table:style-name="Table360.B2" office:value-type="string">
            <text:p text:style-name="P181">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3"><text:span text:style-name="Source_20_Text">int</text:span></text:p>
          </table:table-cell>
          <table:table-cell table:style-name="Table360.D2" office:value-type="string">
            <text:p text:style-name="P123">10</text:p>
          </table:table-cell>
        </table:table-row>
        <table:table-row table:style-name="Table360.2">
          <table:table-cell table:style-name="Table360.A2" office:value-type="string">
            <text:p text:style-name="P123"><text:span text:style-name="Source_20_Text">rows</text:span></text:p>
          </table:table-cell>
          <table:table-cell table:style-name="Table360.B2" office:value-type="string">
            <text:p text:style-name="P181">Sets the rows. Zero means no limitation. </text:p>
          </table:table-cell>
          <table:table-cell table:style-name="Table360.A2" office:value-type="string">
            <text:p text:style-name="P123"><text:span text:style-name="Source_20_Text">int</text:span></text:p>
          </table:table-cell>
          <table:table-cell table:style-name="Table360.D2" office:value-type="string">
            <text:p text:style-name="P123">0</text:p>
          </table:table-cell>
        </table:table-row>
        <table:table-row table:style-name="Table360.2">
          <table:table-cell table:style-name="Table360.A2" office:value-type="string">
            <text:p text:style-name="P123"><text:span text:style-name="Source_20_Text">selectedItem</text:span></text:p>
          </table:table-cell>
          <table:table-cell table:style-name="Table360.B2" office:value-type="string">
            <text:p text:style-name="P181">Deselects all of the currently selected items and selects the given item. </text:p>
          </table:table-cell>
          <table:table-cell table:style-name="Table360.A2" office:value-type="string">
            <text:p text:style-name="P123"><text:span text:style-name="Source_20_Text">org.zkoss.zul.Treeitem</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seltype</text:span></text:p>
          </table:table-cell>
          <table:table-cell table:style-name="Table360.B2" office:value-type="string">
            <text:p text:style-name="P181">Sets the seltype. Currently, only "<text:span text:style-name="Source_20_Text">single" </text:span>is supported. </text:p>
            <text:p text:style-name="P181">Values : <text:span text:style-name="Source_20_Text">single</text:span></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single&gt;</text:span></text:p>
          </table:table-cell>
        </table:table-row>
        <table:table-row table:style-name="Table360.2">
          <table:table-cell table:style-name="Table360.A2" office:value-type="string">
            <text:p text:style-name="P123"><text:span text:style-name="Source_20_Text">treeitemRender</text:span></text:p>
          </table:table-cell>
          <table:table-cell table:style-name="Table360.B2" office:value-type="string">
            <text:p text:style-name="P181">Sets the renderer which is used to render each item if <text:span text:style-name="Source_20_Text">getModel() </text:span>is not null.</text:p>
            <text:p text:style-name="P181">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3"><text:span text:style-name="Source_20_Text">org.zkoss.zul.TreeitemRenderer</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vflex</text:p>
          </table:table-cell>
          <table:table-cell table:style-name="Table360.B2" office:value-type="string">
            <text:p text:style-name="P181">Sets whether to grow and shrink vertical to fit their given space, so called vertial flexibility.</text:p>
            <text:p text:style-name="P181">Note: this attribute is ignored if <text:span text:style-name="Source_20_Text">setRows(int)</text:span> is specified </text:p>
            <text:p text:style-name="P181">Values : <text:span text:style-name="Source_20_Text">true|false</text:span></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
      <text:p text:style-name="P208"/>
      <text:h text:style-name="P213"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3">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3"><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3"><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3"><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3"><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3"><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
      <text:p text:style-name="P234"/>
      <text:h text:style-name="P213" text:outline-level="4">Inherited From </text:h>
      <table:table table:name="Table231" table:style-name="Table231">
        <table:table-column table:style-name="Table231.A"/>
        <table:table-header-rows>
          <table:table-row>
            <table:table-cell table:style-name="Table231.A1" office:value-type="string">
              <text:p text:style-name="P173">Inherited From</text:p>
            </table:table-cell>
          </table:table-row>
        </table:table-header-rows>
        <table:table-row>
          <table:table-cell table:style-name="Table231.A2" office:value-type="string">
            <text:p text:style-name="P192"><text:a xlink:type="simple" xlink:href="#XulElement"><text:span text:style-name="Source_20_Text">org.zkoss.zul.imp.XulElement</text:span></text:a></text:p>
          </table:table-cell>
        </table:table-row>
        <table:table-row table:style-name="Table231.3">
          <table:table-cell table:style-name="Table231.A2" office:value-type="string">
            <text:p text:style-name="P192"><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3"><text:span text:style-name="Source_20_Text"><text:span text:style-name="T95">org.zkoss.zul.Treecell</text:span></text:span></text:p>
      <text:h text:style-name="P213" text:outline-level="4">Supported Child Components</text:h>
      <text:p text:style-name="P105">*ALL</text:p>
      <text:h text:style-name="P213"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3">Event Name</text:p>
            </table:table-cell>
            <table:table-cell table:style-name="Table232.B1" office:value-type="string">
              <text:p text:style-name="P173">Event Type</text:p>
            </table:table-cell>
          </table:table-row>
        </table:table-header-rows>
        <table:table-row>
          <table:table-cell table:style-name="Table232.A2" office:value-type="string">
            <text:p text:style-name="P176"><text:span text:style-name="Source_20_Text">onClick</text:span></text:p>
          </table:table-cell>
          <table:table-cell table:style-name="Table232.B2" office:value-type="string">
            <text:p text:style-name="P187"><text:a xlink:type="simple" xlink:href="#MouseEvent"><text:span text:style-name="Source_20_Text">org.zkoss.zk.ui.event.MouseEvent</text:span></text:a></text:p>
            <text:p text:style-name="P186">Description: </text:p>
            <text:p text:style-name="P144">Denotes user has clicked the component.</text:p>
          </table:table-cell>
        </table:table-row>
        <table:table-row>
          <table:table-cell table:style-name="Table232.A2" office:value-type="string">
            <text:p text:style-name="P176"><text:span text:style-name="Source_20_Text">onRight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32.A2" office:value-type="string">
            <text:p text:style-name="P176"><text:span text:style-name="Source_20_Text">onDouble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p text:style-name="P232"/>
      <text:h text:style-name="P25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3">Property</text:p>
            </table:table-cell>
            <table:table-cell table:style-name="Table233.A1" office:value-type="string">
              <text:p text:style-name="P173">Description</text:p>
            </table:table-cell>
            <table:table-cell table:style-name="Table233.A1" office:value-type="string">
              <text:p text:style-name="P173">Data Type</text:p>
            </table:table-cell>
            <table:table-cell table:style-name="Table233.D1" office:value-type="string">
              <text:p text:style-name="P174">Default Value</text:p>
            </table:table-cell>
          </table:table-row>
        </table:table-header-rows>
        <table:table-row table:style-name="Table233.2">
          <table:table-cell table:style-name="Table233.A2" office:value-type="string">
            <text:p text:style-name="P123"><text:span text:style-name="Source_20_Text"><text:span text:style-name="T1">span</text:span></text:span></text:p>
          </table:table-cell>
          <table:table-cell table:style-name="Table233.B2" office:value-type="string">
            <text:p text:style-name="P199">Sets the number of columns to span this cell. </text:p>
            <text:p text:style-name="Text_20_body">It is the same as the colspan attribute of HTML TD tag. </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1</text:span></text:p>
          </table:table-cell>
        </table:table-row>
        <table:table-row table:style-name="Table233.2">
          <table:table-cell table:style-name="Table233.A2" office:value-type="string">
            <text:p text:style-name="P123"><text:span text:style-name="Source_20_Text"><text:span text:style-name="T1">width</text:span></text:span></text:p>
          </table:table-cell>
          <table:table-cell table:style-name="Table233.B2" office:value-type="string">
            <text:p text:style-name="P183">Do not set this property, use <text:span text:style-name="Source_20_Text"><text:span text:style-name="T1">Treecol.width</text:span></text:span><text:span text:style-name="T1"> instead.</text:span></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text:p>
          </table:table-cell>
        </table:table-row>
      </table:table>
      <text:p text:style-name="P208"/>
      <text:h text:style-name="P213"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3">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3"><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3"><text:span text:style-name="Source_20_Text">Treecol</text:span></text:p>
          </table:table-cell>
          <table:table-cell table:style-name="Table234.D2" office:value-type="string">
            <text:p text:style-name="Table_20_Contents"/>
          </table:table-cell>
        </table:table-row>
      </table:table>
      <text:p text:style-name="P234"/>
      <text:h text:style-name="P213" text:outline-level="4">Inherited From </text:h>
      <table:table table:name="Table235" table:style-name="Table235">
        <table:table-column table:style-name="Table235.A"/>
        <table:table-header-rows>
          <table:table-row>
            <table:table-cell table:style-name="Table235.A1" office:value-type="string">
              <text:p text:style-name="P173">Inherited From</text:p>
            </table:table-cell>
          </table:table-row>
        </table:table-header-rows>
        <table:table-row>
          <table:table-cell table:style-name="Table235.A2" office:value-type="string">
            <text:p text:style-name="P192"><text:a xlink:type="simple" xlink:href="#LabelImageElement"><text:span text:style-name="Source_20_Text">org.zkoss.zul.impl.LabelImageElement</text:span></text:a></text:p>
          </table:table-cell>
        </table:table-row>
        <table:table-row>
          <table:table-cell table:style-name="Table235.A2" office:value-type="string">
            <text:p text:style-name="P192"><text:a xlink:type="simple" xlink:href="#LabelElement"><text:span text:style-name="Source_20_Text">org.zkoss.zul.impl.LabelElement</text:span></text:a></text:p>
          </table:table-cell>
        </table:table-row>
        <table:table-row>
          <table:table-cell table:style-name="Table235.A2" office:value-type="string">
            <text:p text:style-name="P192"><text:a xlink:type="simple" xlink:href="#XulElement"><text:span text:style-name="Source_20_Text">org.zkoss.zul.imp.XulElement</text:span></text:a></text:p>
          </table:table-cell>
        </table:table-row>
        <table:table-row table:style-name="Table235.5">
          <table:table-cell table:style-name="Table235.A2" office:value-type="string">
            <text:p text:style-name="P192"><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3"><text:span text:style-name="Source_20_Text"><text:span text:style-name="T95">org.zkoss.zul.Treechildren</text:span></text:span></text:p>
      <text:h text:style-name="P213" text:outline-level="4">Supported Child Components</text:h>
      <text:p text:style-name="P105"><text:a xlink:type="simple" xlink:href="#Treeitem"><text:span text:style-name="Source_20_Text">Treeitem</text:span></text:a></text:p>
      <text:h text:style-name="P213"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73">Event Name</text:p>
            </table:table-cell>
            <table:table-cell table:style-name="Table236.B1" office:value-type="string">
              <text:p text:style-name="P173">Event Type</text:p>
            </table:table-cell>
          </table:table-row>
        </table:table-header-rows>
        <table:table-row>
          <table:table-cell table:style-name="Table236.A2" office:value-type="string">
            <text:p text:style-name="P176"><text:span text:style-name="Source_20_Text">onPaging</text:span></text:p>
          </table:table-cell>
          <table:table-cell table:style-name="Table236.B2" office:value-type="string">
            <text:p text:style-name="P181"><text:a xlink:type="simple" xlink:href="#PagingEvent"><text:span text:style-name="Source_20_Text">org.zkoss.zul.event.PagingEvent</text:span></text:a></text:p>
            <text:p text:style-name="P186">Description: </text:p>
            <text:p text:style-name="P187">Notifies one of the pages of a multi-page component is selected by the user.</text:p>
          </table:table-cell>
        </table:table-row>
        <table:table-row>
          <table:table-cell table:style-name="Table236.A2" office:value-type="string">
            <text:p text:style-name="P176">onPageSize</text:p>
          </table:table-cell>
          <table:table-cell table:style-name="Table236.B2" office:value-type="string">
            <text:p text:style-name="P181"><text:a xlink:type="simple" xlink:href="#PageSizeEvent"><text:span text:style-name="Source_20_Text">org.zkoss.zul.event.PageSizeEvent</text:span></text:a></text:p>
            <text:p text:style-name="P186">Description: </text:p>
            <text:p text:style-name="P187">Used to notify that the page size is changed (by the user) </text:p>
          </table:table-cell>
        </table:table-row>
      </table:table>
      <text:h text:style-name="P213"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3">Property</text:p>
            </table:table-cell>
            <table:table-cell table:style-name="Table237.A1" office:value-type="string">
              <text:p text:style-name="P173">Description</text:p>
            </table:table-cell>
            <table:table-cell table:style-name="Table237.A1" office:value-type="string">
              <text:p text:style-name="P173">Data Type</text:p>
            </table:table-cell>
            <table:table-cell table:style-name="Table237.D1" office:value-type="string">
              <text:p text:style-name="P172">Default Value</text:p>
            </table:table-cell>
          </table:table-row>
        </table:table-header-rows>
        <table:table-row table:style-name="Table237.2">
          <table:table-cell table:style-name="Table237.A2" office:value-type="string">
            <text:p text:style-name="P123"><text:span text:style-name="Source_20_Text"><text:span text:style-name="T1">pageSize</text:span></text:span></text:p>
          </table:table-cell>
          <table:table-cell table:style-name="Table237.B2" office:value-type="string">
            <text:p text:style-name="P183">Sets the page size which controls the number of visible child Treeitem. -1 means no limitation.</text:p>
            <text:p text:style-name="P181"><text:span text:style-name="T1">The default value gets by </text:span><text:span text:style-name="Source_20_Text"><text:span text:style-name="T1">getTree().getPageSize()</text:span></text:span></text:p>
          </table:table-cell>
          <table:table-cell table:style-name="Table237.A2" office:value-type="string">
            <text:p text:style-name="P123"><text:span text:style-name="Source_20_Text">int</text:span></text:p>
          </table:table-cell>
          <table:table-cell table:style-name="Table237.D2" office:value-type="string">
            <text:p text:style-name="P123"><text:span text:style-name="Source_20_Text">10</text:span></text:p>
          </table:table-cell>
        </table:table-row>
        <table:table-row table:style-name="Table237.2">
          <table:table-cell table:style-name="Table237.A2" office:value-type="string">
            <text:p text:style-name="P123"><text:span text:style-name="Source_20_Text">activePage</text:span></text:p>
          </table:table-cell>
          <table:table-cell table:style-name="Table237.B2" office:value-type="string">
            <text:p text:style-name="P181">Sets the active page (starting from 0).</text:p>
          </table:table-cell>
          <table:table-cell table:style-name="Table237.A2" office:value-type="string">
            <text:p text:style-name="P123"><text:span text:style-name="Source_20_Text">int</text:span></text:p>
          </table:table-cell>
          <table:table-cell table:style-name="Table237.D2" office:value-type="string">
            <text:p text:style-name="P123">0</text:p>
          </table:table-cell>
        </table:table-row>
      </table:table>
      <text:p text:style-name="P208"/>
      <text:h text:style-name="P213"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3">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3"><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3"><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3"><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
      <text:p text:style-name="P234"/>
      <text:h text:style-name="P213" text:outline-level="4"><text:soft-page-break/>Inherited From </text:h>
      <table:table table:name="Table239" table:style-name="Table239">
        <table:table-column table:style-name="Table239.A"/>
        <table:table-header-rows>
          <table:table-row>
            <table:table-cell table:style-name="Table239.A1" office:value-type="string">
              <text:p text:style-name="P173">Inherited From</text:p>
            </table:table-cell>
          </table:table-row>
        </table:table-header-rows>
        <table:table-row>
          <table:table-cell table:style-name="Table239.A2" office:value-type="string">
            <text:p text:style-name="P192"><text:a xlink:type="simple" xlink:href="#XulElement"><text:span text:style-name="Source_20_Text">org.zkoss.zul.imp.XulElement</text:span></text:a></text:p>
          </table:table-cell>
        </table:table-row>
        <table:table-row table:style-name="Table239.3">
          <table:table-cell table:style-name="Table239.A2" office:value-type="string">
            <text:p text:style-name="P192"><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0"><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59" text:outline-level="4">Class Name</text:h>
      <text:p text:style-name="P283"><text:span text:style-name="Source_20_Text"><text:span text:style-name="T95">org.zkoss.zul.Treecol</text:span></text:span></text:p>
      <text:h text:style-name="P213" text:outline-level="4">Supported Child Components</text:h>
      <text:p text:style-name="P105">*NONE</text:p>
      <text:h text:style-name="P213" text:outline-level="4">Supported Events</text:h>
      <text:p text:style-name="P231"><text:tab/>*<text:span text:style-name="T103">NONE</text:span></text:p>
      <text:h text:style-name="P257"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3">Property</text:p>
            </table:table-cell>
            <table:table-cell table:style-name="Table240.A1" office:value-type="string">
              <text:p text:style-name="P173">Description</text:p>
            </table:table-cell>
            <table:table-cell table:style-name="Table240.A1" office:value-type="string">
              <text:p text:style-name="P173">Data Type</text:p>
            </table:table-cell>
            <table:table-cell table:style-name="Table240.D1" office:value-type="string">
              <text:p text:style-name="P174">Default Value</text:p>
            </table:table-cell>
          </table:table-row>
        </table:table-header-rows>
        <table:table-row table:style-name="Table240.2">
          <table:table-cell table:style-name="Table240.A2" office:value-type="string">
            <text:p text:style-name="P123"><text:span text:style-name="Source_20_Text"><text:span text:style-name="T1">maxlength</text:span></text:span></text:p>
          </table:table-cell>
          <table:table-cell table:style-name="Table240.B2" office:value-type="string">
            <text:p text:style-name="P183">Sets the maximal length of each item's label. </text:p>
          </table:table-cell>
          <table:table-cell table:style-name="Table240.A2" office:value-type="string">
            <text:p text:style-name="P123"><text:span text:style-name="Source_20_Text">int</text:span></text:p>
          </table:table-cell>
          <table:table-cell table:style-name="Table240.D2" office:value-type="string">
            <text:p text:style-name="P123"><text:span text:style-name="Source_20_Text">0</text:span></text:p>
          </table:table-cell>
        </table:table-row>
      </table:table>
      <text:p text:style-name="P208"/>
      <text:h text:style-name="P213"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3">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3"><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3"><text:span text:style-name="Source_20_Text">Tree</text:span></text:p>
          </table:table-cell>
          <table:table-cell table:style-name="Table241.D2" office:value-type="string">
            <text:p text:style-name="Table_20_Contents"/>
          </table:table-cell>
        </table:table-row>
      </table:table>
      <text:p text:style-name="P234"/>
      <text:h text:style-name="P213" text:outline-level="4">Inherited From </text:h>
      <table:table table:name="Table242" table:style-name="Table242">
        <table:table-column table:style-name="Table242.A"/>
        <table:table-header-rows>
          <table:table-row>
            <table:table-cell table:style-name="Table242.A1" office:value-type="string">
              <text:p text:style-name="P173">Inherited From</text:p>
            </table:table-cell>
          </table:table-row>
        </table:table-header-rows>
        <table:table-row>
          <table:table-cell table:style-name="Table242.A2" office:value-type="string">
            <text:p text:style-name="P192"><text:a xlink:type="simple" xlink:href="#HeaderElement"><text:span text:style-name="Source_20_Text">org.zkoss.zul.impl.HeaderElement</text:span></text:a></text:p>
          </table:table-cell>
        </table:table-row>
        <table:table-row>
          <table:table-cell table:style-name="Table242.A2" office:value-type="string">
            <text:p text:style-name="P192"><text:a xlink:type="simple" xlink:href="#LabelImageElement"><text:span text:style-name="Source_20_Text">org.zkoss.zul.impl.LabelImageElement</text:span></text:a></text:p>
          </table:table-cell>
        </table:table-row>
        <table:table-row>
          <table:table-cell table:style-name="Table242.A2" office:value-type="string">
            <text:p text:style-name="P192"><text:a xlink:type="simple" xlink:href="#LabelElement"><text:span text:style-name="Source_20_Text">org.zkoss.zul.impl.LabelElement</text:span></text:a></text:p>
          </table:table-cell>
        </table:table-row>
        <table:table-row>
          <table:table-cell table:style-name="Table242.A2" office:value-type="string">
            <text:p text:style-name="P192"><text:a xlink:type="simple" xlink:href="#XulElement"><text:span text:style-name="Source_20_Text">org.zkoss.zul.imp.XulElement</text:span></text:a></text:p>
          </table:table-cell>
        </table:table-row>
        <table:table-row table:style-name="Table242.6">
          <table:table-cell table:style-name="Table242.A2" office:value-type="string">
            <text:p text:style-name="P192"><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59" text:outline-level="4">Class Name</text:h>
      <text:p text:style-name="P283"><text:span text:style-name="Source_20_Text"><text:span text:style-name="T95">org.zkoss.zul.Treecols</text:span></text:span></text:p>
      <text:h text:style-name="P213" text:outline-level="4">Supported Child Components</text:h>
      <text:p text:style-name="P105"><text:a xlink:type="simple" xlink:href="#Treecol"><text:span text:style-name="Source_20_Text">Treecol</text:span></text:a></text:p>
      <text:p text:style-name="P105"><text:soft-page-break/><text:span text:style-name="Source_20_Text"/></text:p>
      <text:h text:style-name="P213"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3">Event Name</text:p>
            </table:table-cell>
            <table:table-cell table:style-name="Table243.B1" office:value-type="string">
              <text:p text:style-name="P173">Event Type</text:p>
            </table:table-cell>
          </table:table-row>
        </table:table-header-rows>
        <table:table-row>
          <table:table-cell table:style-name="Table243.A2" office:value-type="string">
            <text:p text:style-name="P176"><text:span text:style-name="Source_20_Text">onColSize</text:span></text:p>
          </table:table-cell>
          <table:table-cell table:style-name="Table243.B2" office:value-type="string">
            <text:p text:style-name="P181"><text:a xlink:type="simple" xlink:href="#ColSizeEvent"><text:span text:style-name="Source_20_Text">org.zkoss.zul.event.ColSizeEvent</text:span></text:a></text:p>
            <text:p text:style-name="P186">Description: </text:p>
            <text:p text:style-name="P187">Notifies the parent of a group of headers that the widths</text:p>
            <text:p text:style-name="P187">of two of its children are changed by the user.</text:p>
          </table:table-cell>
        </table:table-row>
      </table:table>
      <text:h text:style-name="P213" text:outline-level="4">Properties</text:h>
      <text:p text:style-name="P231"><text:tab/><text:span text:style-name="T103">*NONE</text:span></text:p>
      <text:h text:style-name="P213"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3">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3"><text:span text:style-name="Source_20_Text">org.zkoss.zul.Tree</text:span></text:p>
          </table:table-cell>
          <table:table-cell table:style-name="Table244.D2" office:value-type="string">
            <text:p text:style-name="Table_20_Contents"/>
          </table:table-cell>
        </table:table-row>
      </table:table>
      <text:p text:style-name="P234"/>
      <text:h text:style-name="P213" text:outline-level="4">Inherited From </text:h>
      <table:table table:name="Table245" table:style-name="Table245">
        <table:table-column table:style-name="Table245.A"/>
        <table:table-header-rows>
          <table:table-row>
            <table:table-cell table:style-name="Table245.A1" office:value-type="string">
              <text:p text:style-name="P173">Inherited From</text:p>
            </table:table-cell>
          </table:table-row>
        </table:table-header-rows>
        <table:table-row>
          <table:table-cell table:style-name="Table245.A2" office:value-type="string">
            <text:p text:style-name="P192"><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2"><text:a xlink:type="simple" xlink:href="#XulElement"><text:span text:style-name="Source_20_Text">org.zkoss.zul.imp.XulElement</text:span></text:a></text:p>
          </table:table-cell>
        </table:table-row>
        <table:table-row table:style-name="Table245.4">
          <table:table-cell table:style-name="Table245.A2" office:value-type="string">
            <text:p text:style-name="P192"><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59" text:outline-level="4">Class Name</text:h>
      <text:p text:style-name="P283"><text:span text:style-name="Source_20_Text"><text:span text:style-name="T95">org.zkoss.zul.Treefoot</text:span></text:span></text:p>
      <text:h text:style-name="P213" text:outline-level="4">Supported Child Components</text:h>
      <text:p text:style-name="P105"><text:a xlink:type="simple" xlink:href="#Treefooter"><text:span text:style-name="Source_20_Text">Treefooter</text:span></text:a></text:p>
      <text:h text:style-name="P213" text:outline-level="4">Supported Events</text:h>
      <text:p text:style-name="P231"><text:tab/>*<text:span text:style-name="T103">None</text:span></text:p>
      <text:h text:style-name="P257" text:outline-level="4">Properties</text:h>
      <text:p text:style-name="P231"><text:tab/>*<text:span text:style-name="T103">None</text:span></text:p>
      <text:h text:style-name="P213"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3">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3"><text:span text:style-name="Source_20_Text">Tree</text:span></text:p>
          </table:table-cell>
          <table:table-cell table:style-name="Table246.D2" office:value-type="string">
            <text:p text:style-name="Table_20_Contents"/>
          </table:table-cell>
        </table:table-row>
      </table:table>
      <text:p text:style-name="P234"/>
      <text:h text:style-name="P213" text:outline-level="4">Inherited From </text:h>
      <table:table table:name="Table247" table:style-name="Table247">
        <table:table-column table:style-name="Table247.A"/>
        <table:table-header-rows>
          <table:table-row>
            <table:table-cell table:style-name="Table247.A1" office:value-type="string">
              <text:p text:style-name="P173">Inherited From</text:p>
            </table:table-cell>
          </table:table-row>
        </table:table-header-rows>
        <table:table-row>
          <table:table-cell table:style-name="Table247.A2" office:value-type="string">
            <text:p text:style-name="P192"><text:a xlink:type="simple" xlink:href="#XulElement"><text:span text:style-name="Source_20_Text">org.zkoss.zul.imp.XulElement</text:span></text:a></text:p>
          </table:table-cell>
        </table:table-row>
        <table:table-row table:style-name="Table247.3">
          <table:table-cell table:style-name="Table247.A2" office:value-type="string">
            <text:p text:style-name="P192"><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59" text:outline-level="4">Class Name</text:h>
      <text:p text:style-name="P283"><text:span text:style-name="Source_20_Text"><text:span text:style-name="T95">org.zkoss.zul.Treefooter</text:span></text:span></text:p>
      <text:h text:style-name="P213" text:outline-level="4"><text:soft-page-break/>Supported Child Components</text:h>
      <text:p text:style-name="P105">*ALL</text:p>
      <text:h text:style-name="P213" text:outline-level="4">Supported Events</text:h>
      <text:p text:style-name="P231"><text:tab/>*<text:span text:style-name="T103">NONE</text:span></text:p>
      <text:h text:style-name="P25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3">Property</text:p>
            </table:table-cell>
            <table:table-cell table:style-name="Table248.A1" office:value-type="string">
              <text:p text:style-name="P173">Description</text:p>
            </table:table-cell>
            <table:table-cell table:style-name="Table248.A1" office:value-type="string">
              <text:p text:style-name="P173">Data Type</text:p>
            </table:table-cell>
            <table:table-cell table:style-name="Table248.D1" office:value-type="string">
              <text:p text:style-name="P174">Default Value</text:p>
            </table:table-cell>
          </table:table-row>
        </table:table-header-rows>
        <table:table-row table:style-name="Table248.2">
          <table:table-cell table:style-name="Table248.A2" office:value-type="string">
            <text:p text:style-name="P123"><text:span text:style-name="Source_20_Text"><text:span text:style-name="T1">span</text:span></text:span></text:p>
          </table:table-cell>
          <table:table-cell table:style-name="Table248.B2" office:value-type="string">
            <text:p text:style-name="P183">Sets the number of columns to span this footer. </text:p>
          </table:table-cell>
          <table:table-cell table:style-name="Table248.A2" office:value-type="string">
            <text:p text:style-name="P123"><text:span text:style-name="Source_20_Text">int</text:span></text:p>
          </table:table-cell>
          <table:table-cell table:style-name="Table248.D2" office:value-type="string">
            <text:p text:style-name="P123"><text:span text:style-name="Source_20_Text">1</text:span></text:p>
          </table:table-cell>
        </table:table-row>
      </table:table>
      <text:p text:style-name="P208"/>
      <text:h text:style-name="P213"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3">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3"><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3"><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3"><text:span text:style-name="Source_20_Text">Treecol</text:span></text:p>
          </table:table-cell>
          <table:table-cell table:style-name="Table249.D2" office:value-type="string">
            <text:p text:style-name="Table_20_Contents"/>
          </table:table-cell>
        </table:table-row>
      </table:table>
      <text:p text:style-name="P234"/>
      <text:h text:style-name="P213" text:outline-level="4">Inherited From </text:h>
      <table:table table:name="Table250" table:style-name="Table250">
        <table:table-column table:style-name="Table250.A"/>
        <table:table-header-rows>
          <table:table-row>
            <table:table-cell table:style-name="Table250.A1" office:value-type="string">
              <text:p text:style-name="P173">Inherited From</text:p>
            </table:table-cell>
          </table:table-row>
        </table:table-header-rows>
        <table:table-row>
          <table:table-cell table:style-name="Table250.A2" office:value-type="string">
            <text:p text:style-name="P192"><text:a xlink:type="simple" xlink:href="#LabelImageElement"><text:span text:style-name="Source_20_Text">org.zkoss.zul.impl.LabelImageElement</text:span></text:a></text:p>
          </table:table-cell>
        </table:table-row>
        <table:table-row>
          <table:table-cell table:style-name="Table250.A2" office:value-type="string">
            <text:p text:style-name="P192"><text:a xlink:type="simple" xlink:href="#LabelElement"><text:span text:style-name="Source_20_Text">org.zkoss.zul.impl.LabelElement</text:span></text:a></text:p>
          </table:table-cell>
        </table:table-row>
        <table:table-row>
          <table:table-cell table:style-name="Table250.A2" office:value-type="string">
            <text:p text:style-name="P192"><text:a xlink:type="simple" xlink:href="#XulElement"><text:span text:style-name="Source_20_Text">org.zkoss.zul.imp.XulElement</text:span></text:a></text:p>
          </table:table-cell>
        </table:table-row>
        <table:table-row table:style-name="Table250.5">
          <table:table-cell table:style-name="Table250.A2" office:value-type="string">
            <text:p text:style-name="P192"><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3">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3"><text:span text:style-name="Source_20_Text"><text:span text:style-name="T95">org.zkoss.zul.Treeitem</text:span></text:span></text:p>
      <text:h text:style-name="P213"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13"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3">Event Name</text:p>
            </table:table-cell>
            <table:table-cell table:style-name="Table251.B1" office:value-type="string">
              <text:p text:style-name="P173">Event Type</text:p>
            </table:table-cell>
          </table:table-row>
        </table:table-header-rows>
        <table:table-row>
          <table:table-cell table:style-name="Table251.A2" office:value-type="string">
            <text:p text:style-name="P176"><text:span text:style-name="Source_20_Text">onRight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51.A2" office:value-type="string">
            <text:p text:style-name="P176"><text:span text:style-name="Source_20_Text">onDouble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251.A2" office:value-type="string">
            <text:p text:style-name="P176"><text:span text:style-name="Source_20_Text">onOpen</text:span></text:p>
          </table:table-cell>
          <table:table-cell table:style-name="Table251.B2" office:value-type="string">
            <text:p text:style-name="P181"><text:a xlink:type="simple" xlink:href="#OpenEvent"><text:span text:style-name="Source_20_Text">org.zkoss.zk.ui.event.OpenEvent</text:span></text:a></text:p>
            <text:p text:style-name="P186">Description: </text:p>
            <text:p text:style-name="P187">Denotes user has opened or closed a component. </text:p>
            <text:p text:style-name="P187">It is useful to implement load-on-demand by listening to the onOpen event, and creating components when the first time the component is opened.</text:p>
          </table:table-cell>
        </table:table-row>
      </table:table>
      <text:h text:style-name="P213"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3">Property</text:p>
            </table:table-cell>
            <table:table-cell table:style-name="Table252.A1" office:value-type="string">
              <text:p text:style-name="P173">Description</text:p>
            </table:table-cell>
            <table:table-cell table:style-name="Table252.A1" office:value-type="string">
              <text:p text:style-name="P173">Data Type</text:p>
            </table:table-cell>
            <table:table-cell table:style-name="Table252.D1" office:value-type="string">
              <text:p text:style-name="P174">Default Value</text:p>
            </table:table-cell>
          </table:table-row>
        </table:table-header-rows>
        <table:table-row table:style-name="Table252.2">
          <table:table-cell table:style-name="Table252.A2" office:value-type="string">
            <text:p text:style-name="P123"><text:span text:style-name="Source_20_Text"><text:span text:style-name="T1">image</text:span></text:span></text:p>
          </table:table-cell>
          <table:table-cell table:style-name="Table252.B2" office:value-type="string">
            <text:p text:style-name="P181"><text:span text:style-name="T1">Sets the image of the </text:span><text:span text:style-name="Source_20_Text"><text:span text:style-name="T1">Treecell </text:span></text:span><text:span text:style-name="T1">it contains. If it is not created, we automatically create it. </text:span></text:p>
            <text:p text:style-name="P181"><text:span text:style-name="T1">Same as </text:span><text:span text:style-name="Source_20_Text"><text:span text:style-name="T1">setSrc</text:span></text:span></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text:span text:style-name="T1">label</text:span></text:span></text:p>
          </table:table-cell>
          <table:table-cell table:style-name="Table252.B2" office:value-type="string">
            <text:p text:style-name="P183">Sets the label of the Treecell it contains. If it is not created, we automatically create it. </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open</text:span></text:p>
          </table:table-cell>
          <table:table-cell table:style-name="Table252.B2" office:value-type="string">
            <text:p text:style-name="P181">Sets whether this container is open. </text:p>
            <text:p text:style-name="P181">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true</text:span></text:p>
          </table:table-cell>
        </table:table-row>
        <table:table-row table:style-name="Table252.2">
          <table:table-cell table:style-name="Table252.A2" office:value-type="string">
            <text:p text:style-name="P123"><text:span text:style-name="Source_20_Text">sel</text:span><text:span text:style-name="Source_20_Text"><text:span text:style-name="T1">ected</text:span></text:span></text:p>
          </table:table-cell>
          <table:table-cell table:style-name="Table252.B2" office:value-type="string">
            <text:p text:style-name="P198">Sets whether this item is selected. </text:p>
            <text:p text:style-name="P198">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false</text:span></text:p>
          </table:table-cell>
        </table:table-row>
        <table:table-row table:style-name="Table252.2">
          <table:table-cell table:style-name="Table252.A2" office:value-type="string">
            <text:p text:style-name="P123"><text:span text:style-name="Source_20_Text">src</text:span></text:p>
          </table:table-cell>
          <table:table-cell table:style-name="Table252.B2" office:value-type="string">
            <text:p text:style-name="P181">Sets the src of the <text:span text:style-name="Source_20_Text">Treecell </text:span>it contains. If it is not created, we automatically create it.</text:p>
            <text:p text:style-name="P181">The same as <text:span text:style-name="Source_20_Text">setImage. </text:span></text:p>
          </table:table-cell>
          <table:table-cell table:style-name="Table252.A2" office:value-type="string">
            <text:p text:style-name="P123"><text:span text:style-name="Source_20_Text">String</text:span></text:p>
          </table:table-cell>
          <table:table-cell table:style-name="Table252.D2" office:value-type="string">
            <text:p text:style-name="P123"/>
          </table:table-cell>
        </table:table-row>
        <table:table-row table:style-name="Table252.2">
          <table:table-cell table:style-name="Table252.A2" office:value-type="string">
            <text:p text:style-name="P123"><text:span text:style-name="Source_20_Text">value</text:span></text:p>
          </table:table-cell>
          <table:table-cell table:style-name="Table252.B2" office:value-type="string">
            <text:p text:style-name="P181">Sets the value. </text:p>
            <text:p text:style-name="P181">Note: the value is not sent to the browser, so it is OK to be anything. </text:p>
          </table:table-cell>
          <table:table-cell table:style-name="Table252.A2" office:value-type="string">
            <text:p text:style-name="P123"><text:span text:style-name="Source_20_Text">Object</text:span></text:p>
          </table:table-cell>
          <table:table-cell table:style-name="Table252.D2" office:value-type="string">
            <text:p text:style-name="P123">null</text:p>
          </table:table-cell>
        </table:table-row>
      </table:table>
      <text:p text:style-name="P208"/>
      <text:h text:style-name="P213"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3">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3"><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3"><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3"><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
      <text:p text:style-name="P234"/>
      <text:h text:style-name="P213" text:outline-level="4"><text:soft-page-break/>Inherited From </text:h>
      <table:table table:name="Table254" table:style-name="Table254">
        <table:table-column table:style-name="Table254.A"/>
        <table:table-header-rows>
          <table:table-row>
            <table:table-cell table:style-name="Table254.A1" office:value-type="string">
              <text:p text:style-name="P173">Inherited From</text:p>
            </table:table-cell>
          </table:table-row>
        </table:table-header-rows>
        <table:table-row>
          <table:table-cell table:style-name="Table254.A2" office:value-type="string">
            <text:p text:style-name="P192"><text:a xlink:type="simple" xlink:href="#XulElement"><text:span text:style-name="Source_20_Text">org.zkoss.zul.imp.XulElement</text:span></text:a></text:p>
          </table:table-cell>
        </table:table-row>
        <table:table-row table:style-name="Table254.3">
          <table:table-cell table:style-name="Table254.A2" office:value-type="string">
            <text:p text:style-name="P192"><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83"><text:span text:style-name="Source_20_Text"><text:span text:style-name="T95">org.zkoss.zul.Treerow</text:span></text:span></text:p>
      <text:h text:style-name="P213" text:outline-level="4">Supported Child Components</text:h>
      <text:p text:style-name="Text_20_body_20_indent_20_2"><text:a xlink:type="simple" xlink:href="#Treerow"><text:span text:style-name="Source_20_Text">Treecell</text:span></text:a></text:p>
      <text:h text:style-name="P213" text:outline-level="4">Supported Events</text:h>
      <text:p text:style-name="P232"><text:tab/>*None</text:p>
      <text:h text:style-name="P25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3">Property</text:p>
            </table:table-cell>
            <table:table-cell table:style-name="Table255.A1" office:value-type="string">
              <text:p text:style-name="P173">Description</text:p>
            </table:table-cell>
            <table:table-cell table:style-name="Table255.A1" office:value-type="string">
              <text:p text:style-name="P173">Data Type</text:p>
            </table:table-cell>
            <table:table-cell table:style-name="Table255.D1" office:value-type="string">
              <text:p text:style-name="P174">Default Value</text:p>
            </table:table-cell>
          </table:table-row>
        </table:table-header-rows>
        <table:table-row table:style-name="Table255.2">
          <table:table-cell table:style-name="Table255.A2" office:value-type="string">
            <text:p text:style-name="P123"><text:span text:style-name="Source_20_Text"><text:span text:style-name="T1">context</text:span></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ext:span text:style-name="T1">popup</text:span></text:span></text:p>
          </table:table-cell>
          <table:table-cell table:style-name="Table255.B2" office:value-type="string">
            <text:p text:style-name="P183">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ooltip</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
      <text:p text:style-name="P208"/>
      <text:h text:style-name="P213"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3">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3"><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3"><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3"><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3"><text:span text:style-name="Source_20_Text">Tree</text:span></text:p>
          </table:table-cell>
          <table:table-cell table:style-name="Table256.D2" office:value-type="string">
            <text:p text:style-name="Table_20_Contents"/>
          </table:table-cell>
        </table:table-row>
      </table:table>
      <text:p text:style-name="P234"/>
      <text:h text:style-name="P213" text:outline-level="4">Inherited From </text:h>
      <table:table table:name="Table257" table:style-name="Table257">
        <table:table-column table:style-name="Table257.A"/>
        <table:table-header-rows>
          <table:table-row>
            <table:table-cell table:style-name="Table257.A1" office:value-type="string">
              <text:p text:style-name="P173">Inherited From</text:p>
            </table:table-cell>
          </table:table-row>
        </table:table-header-rows>
        <table:table-row>
          <table:table-cell table:style-name="Table257.A2" office:value-type="string">
            <text:p text:style-name="P192"><text:a xlink:type="simple" xlink:href="#XulElement"><text:span text:style-name="Source_20_Text">org.zkoss.zul.imp.XulElement</text:span></text:a></text:p>
          </table:table-cell>
        </table:table-row>
        <table:table-row table:style-name="Table257.3">
          <table:table-cell table:style-name="Table257.A2" office:value-type="string">
            <text:p text:style-name="P192"><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Vbox"/>Vbox<text:bookmark-end text:name="Vbox"/></text:h>
      <text:p text:style-name="P91">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59" text:outline-level="4">Class Name</text:h>
      <text:p text:style-name="P283"><text:span text:style-name="Source_20_Text"><text:span text:style-name="T95">org.zkoss.zul.V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Properties</text:h>
      <text:p text:style-name="P230"><text:tab/><text:span text:style-name="T90">*NONE</text:span></text:p>
      <text:h text:style-name="P213" text:outline-level="4">Methods</text:h>
      <text:p text:style-name="P233"><text:s text:c="6"/>*NONE</text:p>
      <text:h text:style-name="P213" text:outline-level="4">Inherited From </text:h>
      <table:table table:name="Table258" table:style-name="Table258">
        <table:table-column table:style-name="Table258.A"/>
        <table:table-header-rows>
          <table:table-row>
            <table:table-cell table:style-name="Table258.A1" office:value-type="string">
              <text:p text:style-name="P173">Inherited From</text:p>
            </table:table-cell>
          </table:table-row>
        </table:table-header-rows>
        <table:table-row>
          <table:table-cell table:style-name="Table258.A2" office:value-type="string">
            <text:p text:style-name="P191"><text:a xlink:type="simple" xlink:href="#Box">org.zkoss.zul.Box</text:a></text:p>
          </table:table-cell>
        </table:table-row>
        <table:table-row>
          <table:table-cell table:style-name="Table258.A2" office:value-type="string">
            <text:p text:style-name="P191"><text:a xlink:type="simple" xlink:href="#XulElement">org.zkoss.zul.impl.XulElement</text:a></text:p>
          </table:table-cell>
        </table:table-row>
        <text:soft-page-break/>
        <table:table-row>
          <table:table-cell table:style-name="Table258.A2" office:value-type="string">
            <text:p text:style-name="P191"><text:a xlink:type="simple" xlink:href="#HtmlBasedComponent">org.zkoss.zk.ui.HtmlBasedComponent</text:a> </text:p>
          </table:table-cell>
        </table:table-row>
        <table:table-row table:style-name="Table258.5">
          <table:table-cell table:style-name="Table258.A2" office:value-type="string">
            <text:p text:style-name="P191"><text:a xlink:type="simple" xlink:href="#AbstractComponent">org.zkoss.zk.ui.AbstractComponent </text:a></text:p>
          </table:table-cell>
        </table:table-row>
      </table:table>
      <text:p text:style-name="P59"/>
      <text:h text:style-name="Heading_20_3" text:outline-level="3"><text:bookmark-start text:name="West"/>West<text:bookmark-end text:name="West"/></text:h>
      <text:p text:style-name="P83">This component is a west region. The default class of CSS is specified "layout-region-west".</text:p>
      <text:p text:style-name="Text_20_body_20_indent"/>
      <text:p text:style-name="P82"><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59" text:outline-level="4">Class Name</text:h>
      <text:p text:style-name="P283"><text:span text:style-name="Source_20_Text"><text:span text:style-name="T15">org.zkoss.zkex.zul.West</text:span></text:span></text:p>
      <text:h text:style-name="P213" text:outline-level="4">Supported Child Components</text:h>
      <text:p text:style-name="Text_20_body_20_indent_20_2">*NONE</text:p>
      <text:h text:style-name="P213"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3">Name</text:p>
            </table:table-cell>
            <table:table-cell table:style-name="Table259.B1" office:value-type="string">
              <text:p text:style-name="P173">Inherited From</text:p>
            </table:table-cell>
          </table:table-row>
        </table:table-header-rows>
        <table:table-row>
          <table:table-cell table:style-name="Table259.A2" office:value-type="string">
            <text:p text:style-name="P176"><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56"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2">Property</text:p>
            </table:table-cell>
            <table:table-cell table:style-name="Table260.A1" office:value-type="string">
              <text:p text:style-name="P172">Description</text:p>
            </table:table-cell>
            <table:table-cell table:style-name="Table260.A1" office:value-type="string">
              <text:p text:style-name="P172">Data Type</text:p>
            </table:table-cell>
            <table:table-cell table:style-name="Table260.D1" office:value-type="string">
              <text:p text:style-name="P172">Default Value</text:p>
            </table:table-cell>
          </table:table-row>
        </table:table-header-rows>
        <table:table-row>
          <table:table-cell table:style-name="Table260.A2" office:value-type="string">
            <text:p text:style-name="P123"><text:span text:style-name="Source_20_Text"><text:span text:style-name="T61">size</text:span></text:span></text:p>
          </table:table-cell>
          <table:table-cell table:style-name="Table260.A2" office:value-type="string">
            <text:p text:style-name="P165">Sets the size of this region.</text:p>
          </table:table-cell>
          <table:table-cell table:style-name="Table260.A2" office:value-type="string">
            <text:p text:style-name="P123"><text:span text:style-name="Source_20_Text"><text:span text:style-name="T61">java.lang.String</text:span></text:span></text:p>
          </table:table-cell>
          <table:table-cell table:style-name="Table260.D2" office:value-type="string">
            <text:p text:style-name="P176"><text:span text:style-name="Source_20_Text"><text:span text:style-name="T64">null</text:span></text:span></text:p>
          </table:table-cell>
        </table:table-row>
      </table:table>
      <text:p text:style-name="P226"/>
      <text:h text:style-name="P213"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0" text:outline-level="4"><text:soft-page-break/>Inherited From </text:h>
      <table:table table:name="Table262" table:style-name="Table262">
        <table:table-column table:style-name="Table262.A"/>
        <table:table-header-rows>
          <table:table-row>
            <table:table-cell table:style-name="Table262.A1" office:value-type="string">
              <text:p text:style-name="P173">Inherited From</text:p>
            </table:table-cell>
          </table:table-row>
        </table:table-header-rows>
        <table:table-row table:style-name="Table262.2">
          <table:table-cell table:style-name="Table262.A2" office:value-type="string">
            <text:p text:style-name="P192"><text:a xlink:type="simple" xlink:href="#LayoutRegion"><text:span text:style-name="T64">org.zkoss.zkex.zul.LayoutRegion </text:span></text:a></text:p>
          </table:table-cell>
        </table:table-row>
        <table:table-row table:style-name="Table262.2">
          <table:table-cell table:style-name="Table262.A2" office:value-type="string">
            <text:p text:style-name="P192"><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Window"/>Window<text:bookmark-end text:name="Window"/></text:h>
      <text:p text:style-name="P91">A window is, like HTML DIV tag, used to group components. Unlike other components, a window has the following characteristics. <text:s/></text:p>
      <text:list text:style-name="L8">
        <text:list-item>
          <text:p text:style-name="P281">A window is an owner of an ID space. Any component contained in a window, including itself, could be found by use of the getFellow method, if it is assigned with an identifier.</text:p>
        </text:list-item>
        <text:list-item>
          <text:p text:style-name="P281">A window could be overlapped, popup, and embedded.</text:p>
        </text:list-item>
        <text:list-item>
          <text:p text:style-name="P281">A window could be a modal dialog.</text:p>
        </text:list-item>
      </text:list>
      <text:p text:style-name="P17"><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59" text:outline-level="4">Class Name</text:h>
      <text:p text:style-name="P283"><text:span text:style-name="Source_20_Text"><text:span text:style-name="T13">org.zkoss.zul.Window</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263" table:style-name="Table263">
        <table:table-column table:style-name="Table263.A"/>
        <table:table-column table:style-name="Table263.B"/>
        <table:table-header-rows>
          <table:table-row>
            <table:table-cell table:style-name="Table263.A1" office:value-type="string">
              <text:p text:style-name="P173">Name</text:p>
            </table:table-cell>
            <table:table-cell table:style-name="Table263.B1" office:value-type="string">
              <text:p text:style-name="P173">Event Type</text:p>
            </table:table-cell>
          </table:table-row>
        </table:table-header-rows>
        <table:table-row>
          <table:table-cell table:style-name="Table263.A2" office:value-type="string">
            <text:p text:style-name="P176"><text:span text:style-name="Source_20_Text">onMove </text:span></text:p>
          </table:table-cell>
          <table:table-cell table:style-name="Table263.B2" office:value-type="string">
            <text:p text:style-name="P181"><text:span text:style-name="T3">Event:</text:span><text:span text:style-name="T103"> <text:s/></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ext:soft-page-break/>
        <table:table-row>
          <table:table-cell table:style-name="Table263.A2" office:value-type="string">
            <text:p text:style-name="P176"><text:span text:style-name="Source_20_Text">onOpen </text:span></text:p>
          </table:table-cell>
          <table:table-cell table:style-name="Table263.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263.A2" office:value-type="string">
            <text:p text:style-name="P176"><text:span text:style-name="Source_20_Text">onClose </text:span></text:p>
          </table:table-cell>
          <table:table-cell table:style-name="Table263.B2" office:value-type="string">
            <text:p text:style-name="P181"><text:span text:style-name="T3">Event:</text:span><text:span text:style-name="T103"> </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able:table-row>
          <table:table-cell table:style-name="Table263.A2" office:value-type="string">
            <text:p text:style-name="P176"><text:span text:style-name="Source_20_Text">onOK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Denotes user has pressed the ENTER key.</text:p>
          </table:table-cell>
        </table:table-row>
        <table:table-row>
          <table:table-cell table:style-name="Table263.A2" office:value-type="string">
            <text:p text:style-name="P176"><text:span text:style-name="Source_20_Text">onCacnel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text:span text:style-name="Source_20_Text">Denotes user has pressed the ESC key.</text:span></text:p>
          </table:table-cell>
        </table:table-row>
        <table:table-row>
          <table:table-cell table:style-name="Table263.A2" office:value-type="string">
            <text:p text:style-name="P176">onCtrlKey</text:p>
          </table:table-cell>
          <table:table-cell table:style-name="Table263.B2" office:value-type="string">
            <text:p text:style-name="P181"><text:span text:style-name="T3">Event: </text:span><text:a xlink:type="simple" xlink:href="#KeyEvent"><text:span text:style-name="Source_20_Text">org.zkoss.zk.ui.event.KeyEvent</text:span></text:a></text:p>
            <text:p text:style-name="P181">Denotes user has pressed a special key, such as PgUp, Home and a key combined with the Ctrl or Alt key. Refer to the ctrlKeys Property section below for details.</text:p>
          </table:table-cell>
        </table:table-row>
      </table:table>
      <text:h text:style-name="P224"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2">Property</text:p>
            </table:table-cell>
            <table:table-cell table:style-name="Table264.A1" office:value-type="string">
              <text:p text:style-name="P172">Description</text:p>
            </table:table-cell>
            <table:table-cell table:style-name="Table264.A1" office:value-type="string">
              <text:p text:style-name="P172">Data Type</text:p>
            </table:table-cell>
            <table:table-cell table:style-name="Table264.D1" office:value-type="string">
              <text:p text:style-name="P172">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none</text:span></text:span></text:p>
          </table:table-cell>
        </table:table-row>
        <table:table-row>
          <table:table-cell table:style-name="Table264.A2" office:value-type="string">
            <text:p text:style-name="P133"><text:span text:style-name="Source_20_Text">closable</text:span></text:p>
          </table:table-cell>
          <table:table-cell table:style-name="Table264.A2" office:value-type="string">
            <text:p text:style-name="P125">Sets whether to show a close button on the title bar. </text:p>
          </table:table-cell>
          <table:table-cell table:style-name="Table264.A2" office:value-type="string">
            <text:p text:style-name="P123"><text:span text:style-name="Source_20_Text"><text:span text:style-name="T61">boolean</text:span></text:span></text:p>
          </table:table-cell>
          <table:table-cell table:style-name="Table264.D2" office:value-type="string">
            <text:p text:style-name="P123"><text:span text:style-name="Source_20_Text"><text:span text:style-name="T61">false</text:span></text:span></text:p>
          </table:table-cell>
        </table:table-row>
        <table:table-row table:style-name="Table264.4">
          <table:table-cell table:style-name="Table264.A2" office:value-type="string">
            <text:p text:style-name="P133"><text:span text:style-name="Source_20_Text">contentStyle</text:span></text:p>
          </table:table-cell>
          <table:table-cell table:style-name="Table264.B4" office:value-type="string">
            <text:p text:style-name="P177">Sets the CSS style for the content block of the window.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ctrlKeys</text:span></text:p>
          </table:table-cell>
          <table:table-cell table:style-name="Table264.B4" office:value-type="string">
            <text:p text:style-name="P181">Sets what keystrokes to intercept.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lt;null&gt;</text:span></text:span></text:p>
          </table:table-cell>
        </table:table-row>
        <table:table-row table:style-name="Table264.4">
          <table:table-cell table:style-name="Table264.A2" office:value-type="string">
            <text:p text:style-name="P133"><text:span text:style-name="Source_20_Text">draggable</text:span></text:p>
          </table:table-cell>
          <table:table-cell table:style-name="Table264.B4" office:value-type="string">
            <text:p text:style-name="P177"/>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8"><text:span text:style-name="Source_20_Text">&lt;null&gt;</text:span></text:p>
          </table:table-cell>
        </table:table-row>
        <table:table-row table:style-name="Table264.4">
          <table:table-cell table:style-name="Table264.A2" office:value-type="string">
            <text:p text:style-name="P133"><text:span text:style-name="Source_20_Text">mode</text:span></text:p>
          </table:table-cell>
          <table:table-cell table:style-name="Table264.B4" office:value-type="string">
            <text:p text:style-name="P177">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3"><text:span text:style-name="Source_20_Text"><text:span text:style-name="T61">int</text:span></text:span></text:p>
          </table:table-cell>
          <table:table-cell table:style-name="Table264.D2" office:value-type="string">
            <text:p text:style-name="P123"><text:span text:style-name="Source_20_Text"><text:span text:style-name="T61">0</text:span></text:span></text:p>
          </table:table-cell>
        </table:table-row>
        <table:table-row table:style-name="Table264.4">
          <table:table-cell table:style-name="Table264.A2" office:value-type="string">
            <text:p text:style-name="P133"><text:span text:style-name="Source_20_Text">position</text:span></text:p>
          </table:table-cell>
          <table:table-cell table:style-name="Table264.B4" office:value-type="string">
            <text:p text:style-name="P177">Sets how to position the window at the client screen.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3"><text:span text:style-name="Source_20_Text">&lt;null&gt;</text:span></text:p>
          </table:table-cell>
        </table:table-row>
        <table:table-row table:style-name="Table264.4">
          <table:table-cell table:style-name="Table264.A2" office:value-type="string">
            <text:p text:style-name="P133"><text:span text:style-name="Source_20_Text">sizable</text:span></text:p>
          </table:table-cell>
          <table:table-cell table:style-name="Table264.B4" office:value-type="string">
            <text:p text:style-name="P177">Sets whether the window is sizable.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row table:style-name="Table264.4">
          <table:table-cell table:style-name="Table264.A2" office:value-type="string">
            <text:p text:style-name="P133"><text:span text:style-name="Source_20_Text">title</text:span></text:p>
          </table:table-cell>
          <table:table-cell table:style-name="Table264.B4" office:value-type="string">
            <text:p text:style-name="P177">Sets the title.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visible</text:span></text:p>
          </table:table-cell>
          <table:table-cell table:style-name="Table264.B4" office:value-type="string">
            <text:p text:style-name="P177">Changes the visibility of the window.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
      <text:p text:style-name="P208"/>
      <text:h text:style-name="P213"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0"><text:span text:style-name="Source_20_Text">clone()</text:span></text:p>
          </table:table-cell>
          <table:table-cell table:style-name="Table265.A2" office:value-type="string">
            <text:p text:style-name="Table_20_Contents"/>
          </table:table-cell>
          <table:table-cell table:style-name="Table265.C2" office:value-type="string">
            <text:p text:style-name="P200"><text:span text:style-name="Source_20_Text"><text:span text:style-name="T1">java.lang.Object</text:span></text:span></text:p>
          </table:table-cell>
        </table:table-row>
        <table:table-row>
          <table:table-cell table:style-name="Table265.A2" office:value-type="string">
            <text:p text:style-name="P200"><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P200"><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0"><text:span text:style-name="Source_20_Text"><text:span text:style-name="T1">void</text:span></text:span></text:p>
          </table:table-cell>
        </table:table-row>
        <text:soft-page-break/>
        <table:table-row>
          <table:table-cell table:style-name="Table265.A2" office:value-type="string">
            <text:p text:style-name="P200"><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getOuterAttrs() </text:span></text:p>
          </table:table-cell>
          <table:table-cell table:style-name="Table265.A2" office:value-type="string">
            <text:p text:style-name="Standard"/>
          </table:table-cell>
          <table:table-cell table:style-name="Table265.C2" office:value-type="string">
            <text:p text:style-name="P200"><text:span text:style-name="Source_20_Text"><text:s/>java.lang.String <text:tab/></text:span></text:p>
          </table:table-cell>
        </table:table-row>
        <table:table-row>
          <table:table-cell table:style-name="Table265.A2" office:value-type="string">
            <text:p text:style-name="P200"><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0"><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0"><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
      <text:p text:style-name="P167"/>
      <text:p text:style-name="P167">Inherited From </text:p>
      <table:table table:name="Table266" table:style-name="Table266">
        <table:table-column table:style-name="Table266.A"/>
        <table:table-header-rows>
          <table:table-row>
            <table:table-cell table:style-name="Table266.A1" office:value-type="string">
              <text:p text:style-name="P173">Name</text:p>
            </table:table-cell>
          </table:table-row>
        </table:table-header-rows>
        <table:table-row>
          <table:table-cell table:style-name="Table266.A2" office:value-type="string">
            <text:p text:style-name="P192"><text:a xlink:type="simple" xlink:href="#XulElement">org.zkoss.zul.impl.XulElement</text:a></text:p>
          </table:table-cell>
        </table:table-row>
        <table:table-row table:style-name="Table266.3">
          <table:table-cell table:style-name="Table266.A2" office:value-type="string">
            <text:p text:style-name="P192"><text:s/><text:a xlink:type="simple" xlink:href="#HtmlBasedComponent">org.zkoss.zk.ui.HtmlBasedComponent</text:a> </text:p>
          </table:table-cell>
        </table:table-row>
        <text:soft-page-break/>
        <table:table-row table:style-name="Table266.3">
          <table:table-cell table:style-name="Table266.A2" office:value-type="string">
            <text:p text:style-name="P192"><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59" text:outline-level="4">Class Name</text:h>
      <text:p text:style-name="P273"><text:span text:style-name="Source_20_Text"><text:span text:style-name="T97">org.zkoss.zk.ui.event.CheckEvent</text:span></text:span></text:p>
      <text:h text:style-name="P213"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3">Name</text:p>
            </table:table-cell>
            <table:table-cell table:style-name="Table267.A1" office:value-type="string">
              <text:p text:style-name="Table_20_Heading">Description</text:p>
            </table:table-cell>
            <table:table-cell table:style-name="Table267.C1" office:value-type="string">
              <text:p text:style-name="P173">Data Type</text:p>
            </table:table-cell>
          </table:table-row>
        </table:table-header-rows>
        <table:table-row>
          <table:table-cell table:style-name="Table267.A2" office:value-type="string">
            <text:p text:style-name="P123"><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3"><text:span text:style-name="Source_20_Text">boolea</text:span></text:p>
          </table:table-cell>
        </table:table-row>
      </table:table>
      <text:h text:style-name="P212" text:outline-level="4">Inherited From </text:h>
      <table:table table:name="Table268" table:style-name="Table268">
        <table:table-column table:style-name="Table268.A"/>
        <table:table-header-rows>
          <table:table-row>
            <table:table-cell table:style-name="Table268.A1" office:value-type="string">
              <text:p text:style-name="P173">Inherited From</text:p>
            </table:table-cell>
          </table:table-row>
        </table:table-header-rows>
        <table:table-row>
          <table:table-cell table:style-name="Table26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59" text:outline-level="4">Class Name</text:h>
      <text:p text:style-name="P273"><text:span text:style-name="Source_20_Text"><text:span text:style-name="T97">org.zkoss.zul.event.ColSizeEvent</text:span></text:span></text:p>
      <text:h text:style-name="P213"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3">Name</text:p>
            </table:table-cell>
            <table:table-cell table:style-name="Table269.A1" office:value-type="string">
              <text:p text:style-name="Table_20_Heading">Description</text:p>
            </table:table-cell>
            <table:table-cell table:style-name="Table269.C1" office:value-type="string">
              <text:p text:style-name="P173">Data Type</text:p>
            </table:table-cell>
          </table:table-row>
        </table:table-header-rows>
        <table:table-row>
          <table:table-cell table:style-name="Table269.A2" office:value-type="string">
            <text:p text:style-name="P123"><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3"><text:span text:style-name="Source_20_Text">int</text:span></text:p>
          </table:table-cell>
        </table:table-row>
        <text:soft-page-break/>
        <table:table-row>
          <table:table-cell table:style-name="Table269.A2" office:value-type="string">
            <text:p text:style-name="P123"><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3">int</text:p>
          </table:table-cell>
        </table:table-row>
      </table:table>
      <text:h text:style-name="P212" text:outline-level="4">Inherited From </text:h>
      <table:table table:name="Table270" table:style-name="Table270">
        <table:table-column table:style-name="Table270.A"/>
        <table:table-header-rows>
          <table:table-row>
            <table:table-cell table:style-name="Table270.A1" office:value-type="string">
              <text:p text:style-name="P173">Inherited From</text:p>
            </table:table-cell>
          </table:table-row>
        </table:table-header-rows>
        <table:table-row>
          <table:table-cell table:style-name="Table270.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59" text:outline-level="4">Class Name</text:h>
      <text:p text:style-name="P273"><text:span text:style-name="Source_20_Text"><text:span text:style-name="T97">org.zkoss.zk.ui.event.CreateEvent</text:span></text:span></text:p>
      <text:h text:style-name="P213"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3">Name</text:p>
            </table:table-cell>
            <table:table-cell table:style-name="Table271.A1" office:value-type="string">
              <text:p text:style-name="Table_20_Heading">Description</text:p>
            </table:table-cell>
            <table:table-cell table:style-name="Table271.C1" office:value-type="string">
              <text:p text:style-name="P173">Data Type</text:p>
            </table:table-cell>
          </table:table-row>
        </table:table-header-rows>
        <table:table-row>
          <table:table-cell table:style-name="Table271.A2" office:value-type="string">
            <text:p text:style-name="P123"><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3"><text:span text:style-name="Source_20_Text">java.lang.String</text:span></text:p>
          </table:table-cell>
        </table:table-row>
      </table:table>
      <text:h text:style-name="P213" text:outline-level="4">Inherited From </text:h>
      <table:table table:name="Table272" table:style-name="Table272">
        <table:table-column table:style-name="Table272.A"/>
        <table:table-header-rows>
          <table:table-row>
            <table:table-cell table:style-name="Table272.A1" office:value-type="string">
              <text:p text:style-name="P173">Inherited From</text:p>
            </table:table-cell>
          </table:table-row>
        </table:table-header-rows>
        <table:table-row>
          <table:table-cell table:style-name="Table272.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1">Represents an event cause by user's dragging and dropping a component.</text:p>
      <text:p text:style-name="P91">The component being dragged can be retrieved by <text:span text:style-name="Source_20_Text">getDragged()</text:span>. The component that received the dragged component is <text:span text:style-name="Source_20_Text">Event.getTarget()</text:span>. </text:p>
      <text:p text:style-name="P17"/>
      <text:h text:style-name="P159" text:outline-level="4"><text:soft-page-break/>Class Name</text:h>
      <text:p text:style-name="P273"><text:span text:style-name="Source_20_Text"><text:span text:style-name="T97">org.zkoss.zk.ui.event.DropEvent</text:span></text:span></text:p>
      <text:h text:style-name="P213"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3">Name</text:p>
            </table:table-cell>
            <table:table-cell table:style-name="Table273.A1" office:value-type="string">
              <text:p text:style-name="Table_20_Heading">Description</text:p>
            </table:table-cell>
            <table:table-cell table:style-name="Table273.C1" office:value-type="string">
              <text:p text:style-name="P173">Data Type</text:p>
            </table:table-cell>
          </table:table-row>
        </table:table-header-rows>
        <table:table-row>
          <table:table-cell table:style-name="Table273.A2" office:value-type="string">
            <text:p text:style-name="P133"><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3"><text:span text:style-name="Source_20_Text">Component</text:span></text:p>
          </table:table-cell>
        </table:table-row>
        <table:table-row>
          <table:table-cell table:style-name="Table273.A2" office:value-type="string">
            <text:p text:style-name="P133"><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3">String</text:p>
          </table:table-cell>
        </table:table-row>
      </table:table>
      <text:h text:style-name="P213" text:outline-level="4">Inherited From </text:h>
      <table:table table:name="Table274" table:style-name="Table274">
        <table:table-column table:style-name="Table274.A"/>
        <table:table-header-rows>
          <table:table-row>
            <table:table-cell table:style-name="Table274.A1" office:value-type="string">
              <text:p text:style-name="P173">Inherited From</text:p>
            </table:table-cell>
          </table:table-row>
        </table:table-header-rows>
        <table:table-row>
          <table:table-cell table:style-name="Table274.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1">Represents an event cause by user's entering a wrong data or clearing the last wrong data. <text:s/><text:span text:style-name="Source_20_Text">ErrorEvent</text:span> is sent when the client detects users entered a wrong value. </text:p>
      <text:p text:style-name="P91">Note: if the client doesn't detect the error, the value is sent back to the server with regular event, such as <text:span text:style-name="Source_20_Text">InputEvent</text:span></text:p>
      <text:p text:style-name="P17"/>
      <text:h text:style-name="P159" text:outline-level="4">Class Name</text:h>
      <text:p text:style-name="P273"><text:span text:style-name="Source_20_Text"><text:span text:style-name="T97">org.zkoss.zk.ui.event.ErrorEvent</text:span></text:span></text:p>
      <text:h text:style-name="P213"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3">Name</text:p>
            </table:table-cell>
            <table:table-cell table:style-name="Table275.A1" office:value-type="string">
              <text:p text:style-name="Table_20_Heading">Description</text:p>
            </table:table-cell>
            <table:table-cell table:style-name="Table275.A1" office:value-type="string">
              <text:p text:style-name="P173">Data Type</text:p>
            </table:table-cell>
            <table:table-cell table:style-name="Table275.D1" office:value-type="string">
              <text:p text:style-name="P173">Values</text:p>
            </table:table-cell>
          </table:table-row>
        </table:table-header-rows>
        <table:table-row>
          <table:table-cell table:style-name="Table275.A2" office:value-type="string">
            <text:p text:style-name="P133"><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3"><text:span text:style-name="Source_20_Text">String</text:span></text:p>
          </table:table-cell>
          <table:table-cell table:style-name="Table275.D2" office:value-type="string">
            <text:p text:style-name="P123"/>
          </table:table-cell>
        </table:table-row>
      </table:table>
      <text:h text:style-name="P212"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73">Inherited From</text:p>
            </table:table-cell>
          </table:table-row>
        </table:table-header-rows>
        <table:table-row>
          <table:table-cell table:style-name="Table276.A2" office:value-type="string">
            <text:p text:style-name="P191"><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1"><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59" text:outline-level="4">Class Name</text:h>
      <text:p text:style-name="P273"><text:span text:style-name="Source_20_Text"><text:span text:style-name="T97">org.zkoss.zk.ui.event.Event</text:span></text:span></text:p>
      <text:h text:style-name="P213"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3">Name</text:p>
            </table:table-cell>
            <table:table-cell table:style-name="Table277.A1" office:value-type="string">
              <text:p text:style-name="Table_20_Heading">Description</text:p>
            </table:table-cell>
            <table:table-cell table:style-name="Table277.C1" office:value-type="string">
              <text:p text:style-name="P173">Data Type</text:p>
            </table:table-cell>
          </table:table-row>
        </table:table-header-rows>
        <table:table-row>
          <table:table-cell table:style-name="Table277.A2" office:value-type="string">
            <text:p text:style-name="P123"><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3"><text:span text:style-name="Source_20_Text">java.util.Set</text:span></text:p>
          </table:table-cell>
        </table:table-row>
        <table:table-row>
          <table:table-cell table:style-name="Table277.A2" office:value-type="string">
            <text:p text:style-name="P123"><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3"><text:span text:style-name="Source_20_Text">java.lang.String</text:span></text:p>
          </table:table-cell>
        </table:table-row>
        <table:table-row>
          <table:table-cell table:style-name="Table277.A2" office:value-type="string">
            <text:p text:style-name="P123"><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3"><text:span text:style-name="Source_20_Text">org.zkoss.zk.ui.Page</text:span></text:p>
          </table:table-cell>
        </table:table-row>
        <table:table-row>
          <table:table-cell table:style-name="Table277.A2" office:value-type="string">
            <text:p text:style-name="P123"><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3"><text:span text:style-name="Source_20_Text">org.zkoss.zk.ui.Component</text:span></text:p>
          </table:table-cell>
        </table:table-row>
        <table:table-row>
          <table:table-cell table:style-name="Table277.A2" office:value-type="string">
            <text:p text:style-name="P123"><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3"><text:span text:style-name="Source_20_Text">boolean</text:span></text:p>
          </table:table-cell>
        </table:table-row>
        <table:table-row>
          <table:table-cell table:style-name="Table277.A2" office:value-type="string">
            <text:p text:style-name="P123"><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3"><text:span text:style-name="Source_20_Text">void</text:span></text:p>
          </table:table-cell>
        </table:table-row>
        <table:table-row>
          <table:table-cell table:style-name="Table277.A2" office:value-type="string">
            <text:p text:style-name="P123"><text:span text:style-name="Source_20_Text">toString()</text:span></text:p>
          </table:table-cell>
          <table:table-cell table:style-name="Table277.A2" office:value-type="string">
            <text:p text:style-name="Table_20_Contents"/>
          </table:table-cell>
          <table:table-cell table:style-name="Table277.C2" office:value-type="string">
            <text:p text:style-name="P123"><text:span text:style-name="Source_20_Text">String</text:span></text:p>
          </table:table-cell>
        </table:table-row>
      </table:table>
      <text:h text:style-name="P212"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59" text:outline-level="4">Class Name</text:h>
      <text:p text:style-name="P273"><text:span text:style-name="Source_20_Text"><text:span text:style-name="T97">org.zkoss.zk.ui.event.InputEvent</text:span></text:span></text:p>
      <text:h text:style-name="P213"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3">Name</text:p>
            </table:table-cell>
            <table:table-cell table:style-name="Table278.A1" office:value-type="string">
              <text:p text:style-name="Table_20_Heading">Description</text:p>
            </table:table-cell>
            <table:table-cell table:style-name="Table278.C1" office:value-type="string">
              <text:p text:style-name="P173">Data Type</text:p>
            </table:table-cell>
          </table:table-row>
        </table:table-header-rows>
        <table:table-row>
          <table:table-cell table:style-name="Table278.A2" office:value-type="string">
            <text:p text:style-name="P123"><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3"><text:span text:style-name="Source_20_Text">java.lang.String</text:span></text:p>
          </table:table-cell>
        </table:table-row>
        <table:table-row>
          <table:table-cell table:style-name="Table278.A2" office:value-type="string">
            <text:p text:style-name="P123"><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3"><text:span text:style-name="Source_20_Text">boolean</text:span></text:p>
          </table:table-cell>
        </table:table-row>
      </table:table>
      <text:h text:style-name="P213" text:outline-level="4"><text:soft-page-break/>Inherited From </text:h>
      <table:table table:name="Table279" table:style-name="Table279">
        <table:table-column table:style-name="Table279.A"/>
        <table:table-header-rows>
          <table:table-row>
            <table:table-cell table:style-name="Table279.A1" office:value-type="string">
              <text:p text:style-name="P173">Inherited From</text:p>
            </table:table-cell>
          </table:table-row>
        </table:table-header-rows>
        <table:table-row>
          <table:table-cell table:style-name="Table279.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68"/>
      <text:p text:style-name="Text_20_body_20_indent_20_2">Represents a key pressed by the user. </text:p>
      <text:h text:style-name="P159" text:outline-level="4">Class Name</text:h>
      <text:p text:style-name="P273"><text:span text:style-name="Source_20_Text"><text:span text:style-name="T97">org.zkoss.zk.ui.event.KeyEvent</text:span></text:span></text:p>
      <text:h text:style-name="P213"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3">Name</text:p>
            </table:table-cell>
            <table:table-cell table:style-name="Table280.A1" office:value-type="string">
              <text:p text:style-name="Table_20_Heading">Description</text:p>
            </table:table-cell>
            <table:table-cell table:style-name="Table280.C1" office:value-type="string">
              <text:p text:style-name="P173">Data Type</text:p>
            </table:table-cell>
          </table:table-row>
        </table:table-header-rows>
        <table:table-row>
          <table:table-cell table:style-name="Table280.A2" office:value-type="string">
            <text:p text:style-name="P164"><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3"><text:span text:style-name="Source_20_Text">int</text:span></text:p>
          </table:table-cell>
        </table:table-row>
        <table:table-row>
          <table:table-cell table:style-name="Table280.A2" office:value-type="string">
            <text:p text:style-name="P164"><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3"><text:span text:style-name="Source_20_Text">boolean</text:span></text:p>
          </table:table-cell>
        </table:table-row>
      </table:table>
      <text:h text:style-name="P213" text:outline-level="4">Inherited From </text:h>
      <table:table table:name="Table281" table:style-name="Table281">
        <table:table-column table:style-name="Table281.A"/>
        <table:table-header-rows>
          <table:table-row>
            <table:table-cell table:style-name="Table281.A1" office:value-type="string">
              <text:p text:style-name="P173">Inherited From</text:p>
            </table:table-cell>
          </table:table-row>
        </table:table-header-rows>
        <table:table-row>
          <table:table-cell table:style-name="Table28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59" text:outline-level="4">Class Name</text:h>
      <text:p text:style-name="P273"><text:span text:style-name="Source_20_Text"><text:span text:style-name="T97">org.zkoss.zk.ui.event.MouseEvent</text:span></text:span></text:p>
      <text:h text:style-name="P213"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3">Name</text:p>
            </table:table-cell>
            <table:table-cell table:style-name="Table282.A1" office:value-type="string">
              <text:p text:style-name="Table_20_Heading">Description</text:p>
            </table:table-cell>
            <table:table-cell table:style-name="Table282.C1" office:value-type="string">
              <text:p text:style-name="P173">Data Type</text:p>
            </table:table-cell>
          </table:table-row>
        </table:table-header-rows>
        <table:table-row>
          <table:table-cell table:style-name="Table282.A2" office:value-type="string">
            <text:p text:style-name="P123"><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3"><text:span text:style-name="Source_20_Text">java.lang.String</text:span></text:p>
          </table:table-cell>
        </table:table-row>
        <table:table-row>
          <table:table-cell table:style-name="Table282.A2" office:value-type="string">
            <text:p text:style-name="P123"><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3">int</text:p>
          </table:table-cell>
        </table:table-row>
        <text:soft-page-break/>
        <table:table-row>
          <table:table-cell table:style-name="Table282.A2" office:value-type="string">
            <text:p text:style-name="P123"><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3">int</text:p>
          </table:table-cell>
        </table:table-row>
        <table:table-row>
          <table:table-cell table:style-name="Table282.A2" office:value-type="string">
            <text:p text:style-name="P123"><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3">int</text:p>
          </table:table-cell>
        </table:table-row>
      </table:table>
      <text:h text:style-name="P213" text:outline-level="4">Inherited From </text:h>
      <table:table table:name="Table283" table:style-name="Table283">
        <table:table-column table:style-name="Table283.A"/>
        <table:table-header-rows>
          <table:table-row>
            <table:table-cell table:style-name="Table283.A1" office:value-type="string">
              <text:p text:style-name="P173">Inherited From</text:p>
            </table:table-cell>
          </table:table-row>
        </table:table-header-rows>
        <table:table-row>
          <table:table-cell table:style-name="Table283.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1">Represents an event caused by a component being moved.</text:p>
      <text:p text:style-name="P91">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59" text:outline-level="4">Class Name</text:h>
      <text:p text:style-name="P273"><text:span text:style-name="Source_20_Text"><text:span text:style-name="T97">org.zkoss.zk.ui.event.MoveEvent</text:span></text:span></text:p>
      <text:h text:style-name="P213"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3">Name</text:p>
            </table:table-cell>
            <table:table-cell table:style-name="Table284.A1" office:value-type="string">
              <text:p text:style-name="Table_20_Heading">Description</text:p>
            </table:table-cell>
            <table:table-cell table:style-name="Table284.C1" office:value-type="string">
              <text:p text:style-name="P173">Data Type</text:p>
            </table:table-cell>
          </table:table-row>
        </table:table-header-rows>
        <table:table-row>
          <table:table-cell table:style-name="Table284.A2" office:value-type="string">
            <text:p text:style-name="P133"><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3"><text:span text:style-name="Source_20_Text">int</text:span></text:p>
          </table:table-cell>
        </table:table-row>
        <table:table-row>
          <table:table-cell table:style-name="Table284.A2" office:value-type="string">
            <text:p text:style-name="P133"><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3"><text:span text:style-name="Source_20_Text">String</text:span></text:p>
          </table:table-cell>
        </table:table-row>
        <table:table-row>
          <table:table-cell table:style-name="Table284.A2" office:value-type="string">
            <text:p text:style-name="P133"><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3"><text:span text:style-name="Source_20_Text">String</text:span></text:p>
          </table:table-cell>
        </table:table-row>
      </table:table>
      <text:h text:style-name="P213" text:outline-level="4">Inherited From </text:h>
      <table:table table:name="Table285" table:style-name="Table285">
        <table:table-column table:style-name="Table285.A"/>
        <table:table-header-rows>
          <table:table-row>
            <table:table-cell table:style-name="Table285.A1" office:value-type="string">
              <text:p text:style-name="P173">Inherited From</text:p>
            </table:table-cell>
          </table:table-row>
        </table:table-header-rows>
        <table:table-row>
          <table:table-cell table:style-name="Table285.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
      <text:p text:style-name="P59"/>
      <text:h text:style-name="Heading_20_3" text:outline-level="3"><text:bookmark-start text:name="OpenEvent"/>OpenEvent<text:bookmark-end text:name="OpenEvent"/></text:h>
      <text:p text:style-name="P91">Represents an event cause by user's openning or closing something at the client.</text:p>
      <text:p text:style-name="P91">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1">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59" text:outline-level="4">Class Name</text:h>
      <text:p text:style-name="P273"><text:span text:style-name="Source_20_Text"><text:span text:style-name="T97">org.zkoss.zk.ui.event.OpenEvent</text:span></text:span></text:p>
      <text:h text:style-name="P213"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3">Name</text:p>
            </table:table-cell>
            <table:table-cell table:style-name="Table286.A1" office:value-type="string">
              <text:p text:style-name="Table_20_Heading">Description</text:p>
            </table:table-cell>
            <table:table-cell table:style-name="Table286.C1" office:value-type="string">
              <text:p text:style-name="P173">Data Type</text:p>
            </table:table-cell>
          </table:table-row>
        </table:table-header-rows>
        <table:table-row>
          <table:table-cell table:style-name="Table286.A2" office:value-type="string">
            <text:p text:style-name="P133"><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3"><text:span text:style-name="Source_20_Text">Component</text:span></text:p>
          </table:table-cell>
        </table:table-row>
        <table:table-row>
          <table:table-cell table:style-name="Table286.A2" office:value-type="string">
            <text:p text:style-name="P133"><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3">boolean</text:p>
          </table:table-cell>
        </table:table-row>
      </table:table>
      <text:h text:style-name="P213" text:outline-level="4">Inherited From </text:h>
      <table:table table:name="Table287" table:style-name="Table287">
        <table:table-column table:style-name="Table287.A"/>
        <table:table-header-rows>
          <table:table-row>
            <table:table-cell table:style-name="Table287.A1" office:value-type="string">
              <text:p text:style-name="P173">Inherited From</text:p>
            </table:table-cell>
          </table:table-row>
        </table:table-header-rows>
        <table:table-row>
          <table:table-cell table:style-name="Table287.A2" office:value-type="string">
            <text:p text:style-name="P191"><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59" text:outline-level="4">Class Name</text:h>
      <text:p text:style-name="P273"><text:span text:style-name="Source_20_Text"><text:span text:style-name="T97">org.zkoss.zk.event.PageSizeEvent</text:span></text:span></text:p>
      <text:h text:style-name="P213"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3">Name</text:p>
            </table:table-cell>
            <table:table-cell table:style-name="Table288.A1" office:value-type="string">
              <text:p text:style-name="Table_20_Heading">Description</text:p>
            </table:table-cell>
            <table:table-cell table:style-name="Table288.C1" office:value-type="string">
              <text:p text:style-name="P173">Data Type</text:p>
            </table:table-cell>
          </table:table-row>
        </table:table-header-rows>
        <table:table-row>
          <table:table-cell table:style-name="Table288.A2" office:value-type="string">
            <text:p text:style-name="P123"><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3"><text:span text:style-name="Source_20_Text">org</text:span><text:span text:style-name="Source_20_Text"><text:span text:style-name="T1">.zkoss.zul.ext.Pageable</text:span></text:span></text:p>
          </table:table-cell>
        </table:table-row>
        <table:table-row>
          <table:table-cell table:style-name="Table288.A2" office:value-type="string">
            <text:p text:style-name="P123">getPageSize()</text:p>
          </table:table-cell>
          <table:table-cell table:style-name="Table288.A2" office:value-type="string">
            <text:p text:style-name="Table_20_Contents">Returns the page size.</text:p>
          </table:table-cell>
          <table:table-cell table:style-name="Table288.C2" office:value-type="string">
            <text:p text:style-name="P123"><text:span text:style-name="Source_20_Text">int</text:span></text:p>
          </table:table-cell>
        </table:table-row>
      </table:table>
      <text:h text:style-name="P213" text:outline-level="4">Inherited From </text:h>
      <table:table table:name="Table289" table:style-name="Table289">
        <table:table-column table:style-name="Table289.A"/>
        <table:table-header-rows>
          <table:table-row>
            <table:table-cell table:style-name="Table289.A1" office:value-type="string">
              <text:p text:style-name="P173">Inherited From</text:p>
            </table:table-cell>
          </table:table-row>
        </table:table-header-rows>
        <table:table-row>
          <table:table-cell table:style-name="Table289.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1">Used to notify that a new page is selected by the user, or by <text:span text:style-name="Source_20_Text">Paginal </text:span>(such as <text:span text:style-name="Source_20_Text">Paging</text:span>). It is used for paging long content. </text:p>
      <text:p text:style-name="P17"/>
      <text:h text:style-name="P159" text:outline-level="4">Class Name</text:h>
      <text:p text:style-name="P273"><text:span text:style-name="Source_20_Text"><text:span text:style-name="T97">org.zkoss.zk.ui.event.PagingEvent</text:span></text:span></text:p>
      <text:h text:style-name="P213"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3">Name</text:p>
            </table:table-cell>
            <table:table-cell table:style-name="Table290.A1" office:value-type="string">
              <text:p text:style-name="Table_20_Heading">Description</text:p>
            </table:table-cell>
            <table:table-cell table:style-name="Table290.C1" office:value-type="string">
              <text:p text:style-name="P173">Data Type</text:p>
            </table:table-cell>
          </table:table-row>
        </table:table-header-rows>
        <table:table-row>
          <table:table-cell table:style-name="Table290.A2" office:value-type="string">
            <text:p text:style-name="P133"><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3"><text:span text:style-name="Source_20_Text">Pageable</text:span></text:p>
          </table:table-cell>
        </table:table-row>
        <table:table-row>
          <table:table-cell table:style-name="Table290.A2" office:value-type="string">
            <text:p text:style-name="P133"><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3"><text:span text:style-name="Source_20_Text">int</text:span></text:p>
          </table:table-cell>
        </table:table-row>
      </table:table>
      <text:h text:style-name="P213" text:outline-level="4">Inherited From </text:h>
      <table:table table:name="Table291" table:style-name="Table291">
        <table:table-column table:style-name="Table291.A"/>
        <table:table-header-rows>
          <table:table-row>
            <table:table-cell table:style-name="Table291.A1" office:value-type="string">
              <text:p text:style-name="P173">Inherited From</text:p>
            </table:table-cell>
          </table:table-row>
        </table:table-header-rows>
        <table:table-row>
          <table:table-cell table:style-name="Table291.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1">Represents an event caused by a <text:span text:style-name="T6">portal</text:span> being moved.</text:p>
      <text:p text:style-name="P17"/>
      <text:h text:style-name="P159" text:outline-level="4">Class Name</text:h>
      <text:p text:style-name="P273"><text:span text:style-name="Source_20_Text"><text:span text:style-name="T97">org.zkoss.zkmax.event.PortalMoveEvent</text:span></text:span></text:p>
      <text:h text:style-name="P213"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73">Name</text:p>
            </table:table-cell>
            <table:table-cell table:style-name="Table377.A1" office:value-type="string">
              <text:p text:style-name="Table_20_Heading">Description</text:p>
            </table:table-cell>
            <table:table-cell table:style-name="Table377.C1" office:value-type="string">
              <text:p text:style-name="P173">Data Type</text:p>
            </table:table-cell>
          </table:table-row>
        </table:table-header-rows>
        <table:table-row>
          <table:table-cell table:style-name="Table377.A2" office:value-type="string">
            <text:p text:style-name="P133"><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3"><text:span text:style-name="Source_20_Text"><text:span text:style-name="T6">org.zkoss.zul.Panel</text:span></text:span></text:p>
          </table:table-cell>
        </table:table-row>
        <table:table-row>
          <table:table-cell table:style-name="Table377.A2" office:value-type="string">
            <text:p text:style-name="P133"><text:span text:style-name="Source_20_Text">getFrom</text:span></text:p>
          </table:table-cell>
          <table:table-cell table:style-name="Table377.A2" office:value-type="string">
            <text:p text:style-name="P115">Returns the portalchildren from the dragged panel.</text:p>
          </table:table-cell>
          <table:table-cell table:style-name="Table377.C2" office:value-type="string">
            <text:p text:style-name="P117">org.zkoss.zkmax.zul.Portalchildren</text:p>
          </table:table-cell>
        </table:table-row>
        <table:table-row>
          <table:table-cell table:style-name="Table377.A2" office:value-type="string">
            <text:p text:style-name="P133"><text:span text:style-name="Source_20_Text">getTo</text:span></text:p>
          </table:table-cell>
          <table:table-cell table:style-name="Table377.A2" office:value-type="string">
            <text:p text:style-name="P43"><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17">org.zkoss.zkmax.zul.Portalchildren</text:p>
          </table:table-cell>
        </table:table-row>
      </table:table>
      <text:h text:style-name="P213" text:outline-level="4"/>
      <text:h text:style-name="P236" text:outline-level="4">Inherited From </text:h>
      <table:table table:name="Table378" table:style-name="Table378">
        <table:table-column table:style-name="Table378.A"/>
        <table:table-header-rows>
          <table:table-row>
            <table:table-cell table:style-name="Table378.A1" office:value-type="string">
              <text:p text:style-name="P173">Inherited From</text:p>
            </table:table-cell>
          </table:table-row>
        </table:table-header-rows>
        <table:table-row>
          <table:table-cell table:style-name="Table37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ScrollEvent"/>ScrollEvent<text:bookmark-end text:name="ScrollEvent"/></text:h>
      <text:p text:style-name="P91">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59" text:outline-level="4">Class Name</text:h>
      <text:p text:style-name="P273"><text:span text:style-name="Source_20_Text"><text:span text:style-name="T97">org.zkoss.zk.ui.event.ScrollEvent</text:span></text:span></text:p>
      <text:h text:style-name="P213"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3">Name</text:p>
            </table:table-cell>
            <table:table-cell table:style-name="Table292.A1" office:value-type="string">
              <text:p text:style-name="Table_20_Heading">Description</text:p>
            </table:table-cell>
            <table:table-cell table:style-name="Table292.A1" office:value-type="string">
              <text:p text:style-name="P173">Data Type</text:p>
            </table:table-cell>
            <table:table-cell table:style-name="Table292.D1" office:value-type="string">
              <text:p text:style-name="P173">Values</text:p>
            </table:table-cell>
          </table:table-row>
        </table:table-header-rows>
        <table:table-row>
          <table:table-cell table:style-name="Table292.A2" office:value-type="string">
            <text:p text:style-name="P123"><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3"><text:span text:style-name="Source_20_Text">int</text:span></text:p>
          </table:table-cell>
          <table:table-cell table:style-name="Table292.D2" office:value-type="string">
            <text:p text:style-name="P123"/>
          </table:table-cell>
        </table:table-row>
      </table:table>
      <text:h text:style-name="P212"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73">Inherited From</text:p>
            </table:table-cell>
          </table:table-row>
        </table:table-header-rows>
        <table:table-row>
          <table:table-cell table:style-name="Table293.A2" office:value-type="string">
            <text:p text:style-name="P191"><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59" text:outline-level="4">Class Name</text:h>
      <text:p text:style-name="P273"><text:span text:style-name="Source_20_Text"><text:span text:style-name="T97">org.zkoss.zk.ui.event.SelectEvent</text:span></text:span></text:p>
      <text:h text:style-name="P213"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3">Name</text:p>
            </table:table-cell>
            <table:table-cell table:style-name="Table294.A1" office:value-type="string">
              <text:p text:style-name="Table_20_Heading">Description</text:p>
            </table:table-cell>
            <table:table-cell table:style-name="Table294.C1" office:value-type="string">
              <text:p text:style-name="P173">Data Type</text:p>
            </table:table-cell>
          </table:table-row>
        </table:table-header-rows>
        <table:table-row>
          <table:table-cell table:style-name="Table294.A2" office:value-type="string">
            <text:p text:style-name="P123"><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3"><text:span text:style-name="Source_20_Text">java.util.Set</text:span></text:p>
          </table:table-cell>
        </table:table-row>
      </table:table>
      <text:h text:style-name="P213" text:outline-level="4">Inherited From </text:h>
      <table:table table:name="Table295" table:style-name="Table295">
        <table:table-column table:style-name="Table295.A"/>
        <table:table-header-rows>
          <table:table-row>
            <table:table-cell table:style-name="Table295.A1" office:value-type="string">
              <text:p text:style-name="P173">Inherited From</text:p>
            </table:table-cell>
          </table:table-row>
        </table:table-header-rows>
        <table:table-row>
          <table:table-cell table:style-name="Table295.A2" office:value-type="string">
            <text:p text:style-name="P191"><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59" text:outline-level="4">Class Name</text:h>
      <text:p text:style-name="P273"><text:span text:style-name="Source_20_Text"><text:span text:style-name="T97">org.zkoss.zk.ui.event.SelectionEvent</text:span></text:span></text:p>
      <text:h text:style-name="P213"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3">Name</text:p>
            </table:table-cell>
            <table:table-cell table:style-name="Table296.A1" office:value-type="string">
              <text:p text:style-name="Table_20_Heading">Description</text:p>
            </table:table-cell>
            <table:table-cell table:style-name="Table296.C1" office:value-type="string">
              <text:p text:style-name="P173">Data Type</text:p>
            </table:table-cell>
          </table:table-row>
        </table:table-header-rows>
        <table:table-row>
          <table:table-cell table:style-name="Table296.A2" office:value-type="string">
            <text:p text:style-name="P123"><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3"><text:span text:style-name="Source_20_Text">java.util.Set</text:span></text:p>
          </table:table-cell>
        </table:table-row>
        <table:table-row>
          <table:table-cell table:style-name="Table296.A2" office:value-type="string">
            <text:p text:style-name="P123"><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3"><text:span text:style-name="Source_20_Text">int</text:span></text:p>
          </table:table-cell>
        </table:table-row>
        <table:table-row>
          <table:table-cell table:style-name="Table296.A2" office:value-type="string">
            <text:p text:style-name="P123"><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3"><text:span text:style-name="Source_20_Text">int</text:span></text:p>
          </table:table-cell>
        </table:table-row>
      </table:table>
      <text:h text:style-name="P213" text:outline-level="4"><text:soft-page-break/>Inherited From </text:h>
      <table:table table:name="Table297" table:style-name="Table297">
        <table:table-column table:style-name="Table297.A"/>
        <table:table-header-rows>
          <table:table-row>
            <table:table-cell table:style-name="Table297.A1" office:value-type="string">
              <text:p text:style-name="P173">Inherited From</text:p>
            </table:table-cell>
          </table:table-row>
        </table:table-header-rows>
        <table:table-row>
          <table:table-cell table:style-name="Table297.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59" text:outline-level="4">Class Name</text:h>
      <text:p text:style-name="P273"><text:span text:style-name="Source_20_Text"><text:span text:style-name="T97">org.zkoss.zk.ui.event.SizeEvent</text:span></text:span></text:p>
      <text:h text:style-name="P213"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3">Name</text:p>
            </table:table-cell>
            <table:table-cell table:style-name="Table298.A1" office:value-type="string">
              <text:p text:style-name="Table_20_Heading">Description</text:p>
            </table:table-cell>
            <table:table-cell table:style-name="Table298.C1" office:value-type="string">
              <text:p text:style-name="P173">Data Type</text:p>
            </table:table-cell>
          </table:table-row>
        </table:table-header-rows>
        <table:table-row>
          <table:table-cell table:style-name="Table298.A2" office:value-type="string">
            <text:p text:style-name="P164"><text:span text:style-name="Source_20_Text">getKeyCode()</text:span></text:p>
          </table:table-cell>
          <table:table-cell table:style-name="Table298.A2" office:value-type="string">
            <text:p text:style-name="P39">Returns the height of the component after re-sized.</text:p>
          </table:table-cell>
          <table:table-cell table:style-name="Table298.C2" office:value-type="string">
            <text:p text:style-name="P123"><text:span text:style-name="Source_20_Text">java.lang.String </text:span></text:p>
          </table:table-cell>
        </table:table-row>
        <table:table-row>
          <table:table-cell table:style-name="Table298.A2" office:value-type="string">
            <text:p text:style-name="P164"><text:span text:style-name="Source_20_Text">isAltKey()</text:span></text:p>
          </table:table-cell>
          <table:table-cell table:style-name="Table298.A2" office:value-type="string">
            <text:p text:style-name="P39">Returns what keys were pressed when the component is resized, or 0 if none of them was pressed.</text:p>
          </table:table-cell>
          <table:table-cell table:style-name="Table298.C2" office:value-type="string">
            <text:p text:style-name="P123"><text:span text:style-name="Source_20_Text">int</text:span></text:p>
          </table:table-cell>
        </table:table-row>
        <table:table-row>
          <table:table-cell table:style-name="Table298.A2" office:value-type="string">
            <text:p text:style-name="P164"><text:span text:style-name="Source_20_Text">isCtrlKey()</text:span></text:p>
          </table:table-cell>
          <table:table-cell table:style-name="Table298.A2" office:value-type="string">
            <text:p text:style-name="P39">Returns the width of the component after re-sized.</text:p>
          </table:table-cell>
          <table:table-cell table:style-name="Table298.C2" office:value-type="string">
            <text:p text:style-name="P123"><text:span text:style-name="Source_20_Text">int</text:span></text:p>
          </table:table-cell>
        </table:table-row>
      </table:table>
      <text:h text:style-name="P237" text:outline-level="4">Inherited From </text:h>
      <table:table table:name="Table299" table:style-name="Table299">
        <table:table-column table:style-name="Table299.A"/>
        <table:table-header-rows>
          <table:table-row>
            <table:table-cell table:style-name="Table299.A1" office:value-type="string">
              <text:p text:style-name="P173">Inherited From</text:p>
            </table:table-cell>
          </table:table-row>
        </table:table-header-rows>
        <table:table-row>
          <table:table-cell table:style-name="Table299.A2" office:value-type="string">
            <text:p text:style-name="P191"><text:a xlink:type="simple" xlink:href="#Event"><text:span text:style-name="Source_20_Text"><text:span text:style-name="T103">org.zkoss.zk.ui.event.Event </text:span></text:span></text:a></text:p>
          </table:table-cell>
        </table:table-row>
      </table:table>
      <text:p text:style-name="P216"/>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59" text:outline-level="4">Class Name</text:h>
      <text:p text:style-name="P273"><text:span text:style-name="Source_20_Text"><text:span text:style-name="T97">org.zkoss.zk.ui.event.UploadEvent</text:span></text:span></text:p>
      <text:h text:style-name="P213"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3">Name</text:p>
            </table:table-cell>
            <table:table-cell table:style-name="Table300.A1" office:value-type="string">
              <text:p text:style-name="Table_20_Heading">Description</text:p>
            </table:table-cell>
            <table:table-cell table:style-name="Table300.C1" office:value-type="string">
              <text:p text:style-name="P173">Data Type</text:p>
            </table:table-cell>
          </table:table-row>
        </table:table-header-rows>
        <table:table-row>
          <table:table-cell table:style-name="Table300.A2" office:value-type="string">
            <text:p text:style-name="P170"><text:span text:style-name="Source_20_Text"><text:span text:style-name="T106">getMedia()</text:span></text:span></text:p>
          </table:table-cell>
          <table:table-cell table:style-name="Table300.A2" office:value-type="string">
            <text:p text:style-name="P46">Returns the first media being uploaded, or null if no file is uploaded.</text:p>
          </table:table-cell>
          <table:table-cell table:style-name="Table300.C2" office:value-type="string">
            <text:p text:style-name="P171"><text:span text:style-name="Source_20_Text"><text:span text:style-name="T106">org.zkoss.util.media.Media</text:span></text:span></text:p>
          </table:table-cell>
        </table:table-row>
        <table:table-row>
          <table:table-cell table:style-name="Table300.A2" office:value-type="string">
            <text:p text:style-name="P170"><text:span text:style-name="Source_20_Text"><text:span text:style-name="T106">getMedias()</text:span></text:span></text:p>
          </table:table-cell>
          <table:table-cell table:style-name="Table300.A2" office:value-type="string">
            <text:p text:style-name="P46">Returns the array of media being uploaded, or null if the user uploaded no file at all.</text:p>
          </table:table-cell>
          <table:table-cell table:style-name="Table300.C2" office:value-type="string">
            <text:p text:style-name="P171"><text:span text:style-name="Source_20_Text"><text:span text:style-name="T106">org.zkoss.util.media.Media[]</text:span></text:span></text:p>
          </table:table-cell>
        </table:table-row>
      </table:table>
      <text:h text:style-name="P213" text:outline-level="4">Inherited From </text:h>
      <table:table table:name="Table301" table:style-name="Table301">
        <table:table-column table:style-name="Table301.A"/>
        <table:table-header-rows>
          <table:table-row>
            <table:table-cell table:style-name="Table301.A1" office:value-type="string">
              <text:p text:style-name="P173">Inherited From</text:p>
            </table:table-cell>
          </table:table-row>
        </table:table-header-rows>
        <table:table-row>
          <table:table-cell table:style-name="Table30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1">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59" text:outline-level="4">Class Name</text:h>
      <text:p text:style-name="P273"><text:span text:style-name="Source_20_Text"><text:span text:style-name="T97">org.zkoss.zk.ui.event.ZIndexEvent</text:span></text:span></text:p>
      <text:h text:style-name="P213"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3">Name</text:p>
            </table:table-cell>
            <table:table-cell table:style-name="Table302.A1" office:value-type="string">
              <text:p text:style-name="Table_20_Heading">Description</text:p>
            </table:table-cell>
            <table:table-cell table:style-name="Table302.A1" office:value-type="string">
              <text:p text:style-name="P173">Data Type</text:p>
            </table:table-cell>
            <table:table-cell table:style-name="Table302.D1" office:value-type="string">
              <text:p text:style-name="P173">Values</text:p>
            </table:table-cell>
          </table:table-row>
        </table:table-header-rows>
        <table:table-row>
          <table:table-cell table:style-name="Table302.A2" office:value-type="string">
            <text:p text:style-name="P123"><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3"><text:span text:style-name="Source_20_Text">int</text:span></text:p>
          </table:table-cell>
          <table:table-cell table:style-name="Table302.D2" office:value-type="string">
            <text:p text:style-name="P123"/>
          </table:table-cell>
        </table:table-row>
      </table:table>
      <text:h text:style-name="P212"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73">Inherited From</text:p>
            </table:table-cell>
          </table:table-row>
        </table:table-header-rows>
        <table:table-row>
          <table:table-cell table:style-name="Table303.A2" office:value-type="string">
            <text:p text:style-name="P191"><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59" text:outline-level="4">Class Name</text:h>
      <text:p text:style-name="P273"><text:span text:style-name="Source_20_Text"><text:span text:style-name="T97">org.zkoss.zul.AbstractListModel</text:span></text:span></text:p>
      <text:h text:style-name="P160"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3">Name</text:p>
            </table:table-cell>
            <table:table-cell table:style-name="Table304.A1" office:value-type="string">
              <text:p text:style-name="P173">Description</text:p>
            </table:table-cell>
            <table:table-cell table:style-name="Table304.C1" office:value-type="string">
              <text:p text:style-name="P173">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04.A2" office:value-type="string">
            <text:p text:style-name="P133">Adds a listener to the list that's notified each time a change to the data model occurs.</text:p>
          </table:table-cell>
          <table:table-cell table:style-name="Table304.C2" office:value-type="string">
            <text:p text:style-name="P123"><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3">Removes a listener from the list that's notified each time a change to the data model occurs.</text:p>
          </table:table-cell>
          <table:table-cell table:style-name="Table304.C2" office:value-type="string">
            <text:p text:style-name="P123"><text:span text:style-name="Source_20_Text">void</text:span></text:p>
          </table:table-cell>
        </table:table-row>
      </table:table>
      <text:h text:style-name="P213" text:outline-level="4">Inherited From </text:h>
      <table:table table:name="Table305" table:style-name="Table305">
        <table:table-column table:style-name="Table305.A"/>
        <table:table-header-rows>
          <table:table-row>
            <table:table-cell table:style-name="Table305.A1" office:value-type="string">
              <text:p text:style-name="P173">Inherited From</text:p>
            </table:table-cell>
          </table:table-row>
        </table:table-header-rows>
        <table:table-row>
          <table:table-cell table:style-name="Table305.A2" office:value-type="string">
            <text:p text:style-name="P192"><text:a xlink:type="simple" xlink:href="#ListModel">org.zkoss.zul.ListModel</text:a></text:p>
          </table:table-cell>
        </table:table-row>
      </table:table>
      <text:p text:style-name="P59"/>
      <text:h text:style-name="Heading_20_3" text:outline-level="3"><text:bookmark-start text:name="Constraint"/>Constraint<text:bookmark-end text:name="Constraint"/></text:h>
      <text:p text:style-name="Text_20_body_20_indent">A con<text:span text:style-name="T1">straint.</text:span></text:p>
      <text:h text:style-name="P159" text:outline-level="4">Interface Name</text:h>
      <text:p text:style-name="P273"><text:span text:style-name="Source_20_Text"><text:span text:style-name="T97">org.zkoss.zul.Constraint</text:span></text:span></text:p>
      <text:h text:style-name="P160"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3">Name</text:p>
            </table:table-cell>
            <table:table-cell table:style-name="Table306.A1" office:value-type="string">
              <text:p text:style-name="P173">Description</text:p>
            </table:table-cell>
            <table:table-cell table:style-name="Table306.C1" office:value-type="string">
              <text:p text:style-name="P173">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81"><text:span text:style-name="Source_20_Text"/></text:p>
          </table:table-cell>
          <table:table-cell table:style-name="Table306.A2" office:value-type="string">
            <text:p text:style-name="P235">Verifies whether the value is acceptable.</text:p>
          </table:table-cell>
          <table:table-cell table:style-name="Table306.C2" office:value-type="string">
            <text:p text:style-name="P123"><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59" text:outline-level="4">Interface Name</text:h>
      <text:p text:style-name="P273"><text:span text:style-name="Source_20_Text"><text:span text:style-name="T97">org.zkoss.zul.Constrainted</text:span></text:span></text:p>
      <text:h text:style-name="P160"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3">Name</text:p>
            </table:table-cell>
            <table:table-cell table:style-name="Table307.A1" office:value-type="string">
              <text:p text:style-name="P173">Description</text:p>
            </table:table-cell>
            <table:table-cell table:style-name="Table307.C1" office:value-type="string">
              <text:p text:style-name="P173">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81"><text:span text:style-name="Source_20_Text"/></text:p>
          </table:table-cell>
          <table:table-cell table:style-name="Table307.A2" office:value-type="string">
            <text:p text:style-name="P235">Returns the constraint, or null if no constraint at all.</text:p>
          </table:table-cell>
          <table:table-cell table:style-name="Table307.C2" office:value-type="string">
            <text:p text:style-name="P275"><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35">Sets the constraint.</text:p>
          </table:table-cell>
          <table:table-cell table:style-name="Table307.C2" office:value-type="string">
            <text:p text:style-name="P123"><text:span text:style-name="Source_20_Text">void</text:span></text:p>
          </table:table-cell>
        </table:table-row>
      </table:table>
      <text:h text:style-name="P212" text:outline-level="4"/>
      <text:p text:style-name="Standard"/>
      <text:p text:style-name="P59"/>
      <text:h text:style-name="Heading_20_3" text:outline-level="3"><text:bookmark-start text:name="Fileupload"/>Fileupload<text:bookmark-end text:name="Fileupload"/></text:h>
      <text:p text:style-name="P91">A fileupload dialog used to let user upload a file.The <text:span text:style-name="Source_20_Text">fileupload</text:span> component is not a modal dialog. Rather, it is a component, so it is placed inline with other components.</text:p>
      <text:p text:style-name="P91"><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4">&lt;fileupload onUpload="img.setContent(event.media)"/&gt;</text:p>
      <text:h text:style-name="P159" text:outline-level="4">Class Name</text:h>
      <text:p text:style-name="P273"><text:span text:style-name="Source_20_Text"><text:span text:style-name="T97">org.zkoss.zul.Fileupload</text:span></text:span></text:p>
      <text:h text:style-name="P160"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3">Property</text:p>
            </table:table-cell>
            <table:table-cell table:style-name="Table308.A1" office:value-type="string">
              <text:p text:style-name="P173">Description</text:p>
            </table:table-cell>
            <table:table-cell table:style-name="Table308.A1" office:value-type="string">
              <text:p text:style-name="P173">Data Type</text:p>
            </table:table-cell>
            <table:table-cell table:style-name="Table308.D1" office:value-type="string">
              <text:p text:style-name="P173">Default Value</text:p>
            </table:table-cell>
          </table:table-row>
        </table:table-header-rows>
        <table:table-row>
          <table:table-cell table:style-name="Table308.A2" office:value-type="string">
            <text:p text:style-name="P176"><text:span text:style-name="Source_20_Text"><text:span text:style-name="T21">number</text:span></text:span></text:p>
          </table:table-cell>
          <table:table-cell table:style-name="Table308.A2" office:value-type="string">
            <text:p text:style-name="P133">Sets the maximal allowed number of files to upload. </text:p>
          </table:table-cell>
          <table:table-cell table:style-name="Table308.A2" office:value-type="string">
            <text:p text:style-name="P123"><text:span text:style-name="Source_20_Text">int</text:span></text:p>
          </table:table-cell>
          <table:table-cell table:style-name="Table308.D2" office:value-type="string">
            <text:p text:style-name="P176"><text:span text:style-name="Source_20_Text">1</text:span></text:p>
          </table:table-cell>
        </table:table-row>
        <table:table-row>
          <table:table-cell table:style-name="Table308.A2" office:value-type="string">
            <text:p text:style-name="P176"><text:span text:style-name="Source_20_Text"><text:span text:style-name="T21">template</text:span></text:span></text:p>
          </table:table-cell>
          <table:table-cell table:style-name="Table308.A2" office:value-type="string">
            <text:p text:style-name="P133">Sets the template used to create the upload modal dialog.</text:p>
            <text:p text:style-name="P133"><text:span text:style-name="T3">Template:</text:span> ~./zul/html/fileuploaddlg.zul</text:p>
            <text:p text:style-name="P133"><text:span text:style-name="T3">Note: </text:span>the template has no effect, if you use Fileupload as a component (and embed it to a page). </text:p>
          </table:table-cell>
          <table:table-cell table:style-name="Table308.A2" office:value-type="string">
            <text:p text:style-name="P176"><text:span text:style-name="Source_20_Text">String</text:span></text:p>
          </table:table-cell>
          <table:table-cell table:style-name="Table308.D2" office:value-type="string">
            <text:p text:style-name="P176"><text:span text:style-name="Source_20_Text"><text:span text:style-name="T21">~./zul/html/fileuploaddlg.zul</text:span></text:span></text:p>
          </table:table-cell>
        </table:table-row>
      </table:table>
      <text:h text:style-name="P156" text:outline-level="4"/>
      <text:p text:style-name="P148"/>
      <text:h text:style-name="P160"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3">Name</text:p>
            </table:table-cell>
            <table:table-cell table:style-name="Table309.A1" office:value-type="string">
              <text:p text:style-name="P173">Description</text:p>
            </table:table-cell>
            <table:table-cell table:style-name="Table309.C1" office:value-type="string">
              <text:p text:style-name="P173">Return Data Type</text:p>
            </table:table-cell>
          </table:table-row>
        </table:table-header-rows>
        <table:table-row>
          <table:table-cell table:style-name="Table309.A2" office:value-type="string">
            <text:p text:style-name="P32"><text:span text:style-name="Source_20_Text"><text:span text:style-name="T106">get()</text:span></text:span></text:p>
            <text:p text:style-name="P181"><text:span text:style-name="Source_20_Text"/></text:p>
          </table:table-cell>
          <table:table-cell table:style-name="Table309.A2" office:value-type="string">
            <text:p text:style-name="P133">Opens a modal dialog with the default message and title, and let user upload a file.</text:p>
          </table:table-cell>
          <table:table-cell table:style-name="Table309.C2" office:value-type="string">
            <text:p text:style-name="P123"><text:span text:style-name="Source_20_Text">org.zkoss.util.media.Media</text:span></text:p>
          </table:table-cell>
        </table:table-row>
        <table:table-row>
          <table:table-cell table:style-name="Table309.A2" office:value-type="string">
            <text:p text:style-name="P181"><text:span text:style-name="Source_20_Text">get(int max)</text:span></text:p>
          </table:table-cell>
          <table:table-cell table:style-name="Table309.A2" office:value-type="string">
            <text:p text:style-name="P133">Opens a modal dialog to upload multiple files with the default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text:span text:style-name="Source_20_Text">get(java.lang.String message, java.lang.String title)</text:span></text:p>
          </table:table-cell>
          <table:table-cell table:style-name="Table309.A2" office:value-type="string">
            <text:p text:style-name="P133">Opens a modal dialog with the specified message and title, and let user upload a file.</text:p>
          </table:table-cell>
          <table:table-cell table:style-name="Table309.C2" office:value-type="string">
            <text:p text:style-name="P176"><text:span text:style-name="Source_20_Text">org.zkoss.util.media.Media</text:span></text:p>
          </table:table-cell>
        </table:table-row>
        <table:table-row>
          <table:table-cell table:style-name="Table309.A2" office:value-type="string">
            <text:p text:style-name="P181"><text:span text:style-name="Source_20_Text">get(java.lang.String message, java.lang.String title, int max)</text:span></text:p>
          </table:table-cell>
          <table:table-cell table:style-name="Table309.A2" office:value-type="string">
            <text:p text:style-name="P133">Opens a modal dialog to upload multiple files with the specified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isChildable()</text:p>
          </table:table-cell>
          <table:table-cell table:style-name="Table30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76"><text:span text:style-name="Source_20_Text"><text:span text:style-name="T21">boolean</text:span></text:span></text:p>
          </table:table-cell>
        </table:table-row>
        <table:table-row>
          <table:table-cell table:style-name="Table309.A2" office:value-type="string">
            <text:p text:style-name="P181">onClose()</text:p>
          </table:table-cell>
          <table:table-cell table:style-name="Table309.A2" office:value-type="string">
            <text:p text:style-name="P133">Handles the <text:span text:style-name="Source_20_Text">onClose</text:span> event which is sent when file(s) is uploaded or when the cancel button is pressed.</text:p>
          </table:table-cell>
          <table:table-cell table:style-name="Table309.C2" office:value-type="string">
            <text:p text:style-name="P176"><text:span text:style-name="Source_20_Text">void</text:span></text:p>
          </table:table-cell>
        </table:table-row>
      </table:table>
      <text:h text:style-name="P213" text:outline-level="4">Inherited From </text:h>
      <table:table table:name="Table310" table:style-name="Table310">
        <table:table-column table:style-name="Table310.A"/>
        <table:table-header-rows>
          <table:table-row>
            <table:table-cell table:style-name="Table310.A1" office:value-type="string">
              <text:p text:style-name="P173">Inherited From</text:p>
            </table:table-cell>
          </table:table-row>
        </table:table-header-rows>
        <table:table-row table:style-name="Table310.2">
          <table:table-cell table:style-name="Table310.A2" office:value-type="string">
            <text:p text:style-name="P191"><text:a xlink:type="simple" xlink:href="#HtmlBasedComponent">org.zkoss.zk.ui.HtmlBasedComponent</text:a><text:span text:style-name="T105"> </text:span></text:p>
          </table:table-cell>
        </table:table-row>
        <table:table-row table:style-name="Table310.2">
          <table:table-cell table:style-name="Table310.A2" office:value-type="string">
            <text:p text:style-name="P191"><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59" text:outline-level="4">Interface Name</text:h>
      <text:p text:style-name="P274"><text:span text:style-name="Source_20_Text"><text:span text:style-name="T97"><text:tab/> org.zkoss.zul.Listitem</text:span></text:span><text:span text:style-name="Source_20_Text"><text:span text:style-name="T98">Renderer</text:span></text:span></text:p>
      <text:p text:style-name="P150"><text:span text:style-name="Source_20_Text"><text:span text:style-name="T16"/></text:span></text:p>
      <text:h text:style-name="P160"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3">Name</text:p>
            </table:table-cell>
            <table:table-cell table:style-name="Table311.A1" office:value-type="string">
              <text:p text:style-name="P173">Description</text:p>
            </table:table-cell>
            <table:table-cell table:style-name="Table311.C1" office:value-type="string">
              <text:p text:style-name="P173">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81"><text:span text:style-name="Source_20_Text"/></text:p>
          </table:table-cell>
          <table:table-cell table:style-name="Table311.A2" office:value-type="string">
            <text:p text:style-name="P235">Renders the data to the specified list item.</text:p>
          </table:table-cell>
          <table:table-cell table:style-name="Table311.C2" office:value-type="string">
            <text:p text:style-name="P27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59" text:outline-level="4">Interface Name</text:h>
      <text:p text:style-name="P273"><text:span text:style-name="Source_20_Text"><text:span text:style-name="T97">org.zkoss.zul.ListModel</text:span></text:span></text:p>
      <text:h text:style-name="P160"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3">Name</text:p>
            </table:table-cell>
            <table:table-cell table:style-name="Table312.A1" office:value-type="string">
              <text:p text:style-name="P173">Description</text:p>
            </table:table-cell>
            <table:table-cell table:style-name="Table312.C1" office:value-type="string">
              <text:p text:style-name="P173">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12.A2" office:value-type="string">
            <text:p text:style-name="P133">Adds a listener to the list that's notified each time a change to the data model occurs.</text:p>
          </table:table-cell>
          <table:table-cell table:style-name="Table312.C2" office:value-type="string">
            <text:p text:style-name="P123"><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3">Returns the value at the specified index.</text:p>
          </table:table-cell>
          <table:table-cell table:style-name="Table312.C2" office:value-type="string">
            <text:p text:style-name="P123"><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3">Returns the length of the list.</text:p>
          </table:table-cell>
          <table:table-cell table:style-name="Table312.C2" office:value-type="string">
            <text:p text:style-name="P123"><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3">Removes a listener from the list that's notified each time a change to the data model occurs.</text:p>
          </table:table-cell>
          <table:table-cell table:style-name="Table312.C2" office:value-type="string">
            <text:p text:style-name="P123"><text:span text:style-name="Source_20_Text">void</text:span></text:p>
          </table:table-cell>
        </table:table-row>
      </table:table>
      <text:p text:style-name="Standard"/>
      <text:p text:style-name="Standard"><text:soft-page-break/></text:p>
      <text:p text:style-name="P59"/>
      <text:h text:style-name="Heading_20_3" text:outline-level="3"><text:bookmark-start text:name="Messagebox"/>Messagebox<text:bookmark-end text:name="Messagebox"/></text:h>
      <text:p text:style-name="Text_20_body_20_indent"><text:s text:c="2"/></text:p>
      <text:p text:style-name="P91">It provides a set of utilities to show message boxes.</text:p>
      <text:p text:style-name="P91">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59" text:outline-level="4">Class Name</text:h>
      <text:p text:style-name="P273"><text:span text:style-name="Source_20_Text"><text:span text:style-name="T97">org.zkoss.zul.Messagebox</text:span></text:span></text:p>
      <text:h text:style-name="P160"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3">Property</text:p>
            </table:table-cell>
            <table:table-cell table:style-name="Table313.A1" office:value-type="string">
              <text:p text:style-name="P173">Description</text:p>
            </table:table-cell>
            <table:table-cell table:style-name="Table313.A1" office:value-type="string">
              <text:p text:style-name="P173">Data Type</text:p>
            </table:table-cell>
            <table:table-cell table:style-name="Table313.D1" office:value-type="string">
              <text:p text:style-name="P173">Default Value</text:p>
            </table:table-cell>
          </table:table-row>
        </table:table-header-rows>
        <table:table-row>
          <table:table-cell table:style-name="Table313.A2" office:value-type="string">
            <text:p text:style-name="P176"><text:span text:style-name="Source_20_Text"><text:span text:style-name="T21">template</text:span></text:span></text:p>
          </table:table-cell>
          <table:table-cell table:style-name="Table313.A2" office:value-type="string">
            <text:p text:style-name="P133">Sets the template used to create the message dialog.</text:p>
          </table:table-cell>
          <table:table-cell table:style-name="Table313.A2" office:value-type="string">
            <text:p text:style-name="P176"><text:span text:style-name="Source_20_Text">String</text:span></text:p>
          </table:table-cell>
          <table:table-cell table:style-name="Table313.D2" office:value-type="string">
            <text:p text:style-name="P176"><text:span text:style-name="Source_20_Text"><text:span text:style-name="T21">~./zul/html/messagebox.zul</text:span></text:span></text:p>
          </table:table-cell>
        </table:table-row>
      </table:table>
      <text:h text:style-name="P213" text:outline-level="4">Methods</text:h>
      <text:p text:style-name="P272"/>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73">Name</text:p>
            </table:table-cell>
            <table:table-cell table:style-name="Table359.A1" office:value-type="string">
              <text:p text:style-name="P173">Description</text:p>
            </table:table-cell>
            <table:table-cell table:style-name="Table359.C1" office:value-type="string">
              <text:p text:style-name="P173">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81"><text:span text:style-name="Source_20_Text"/></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
      <text:h text:style-name="P212" text:outline-level="4"/>
      <text:p text:style-name="Standard"/>
      <text:p text:style-name="P59"/>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59" text:outline-level="4">Interface Name</text:h>
      <text:p text:style-name="P274"><text:span text:style-name="Source_20_Text"><text:span text:style-name="T97"><text:tab/>org.zkoss.zul.</text:span></text:span><text:span text:style-name="Source_20_Text"><text:span text:style-name="T98">RendererCtrl</text:span></text:span></text:p>
      <text:h text:style-name="P160"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3">Name</text:p>
            </table:table-cell>
            <table:table-cell table:style-name="Table315.A1" office:value-type="string">
              <text:p text:style-name="P173">Description</text:p>
            </table:table-cell>
            <table:table-cell table:style-name="Table315.C1" office:value-type="string">
              <text:p text:style-name="P173">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275"><text:span text:style-name="Source_20_Text"><text:span text:style-name="T97">void</text:span></text:span></text:p>
          </table:table-cell>
        </table:table-row>
        <table:table-row>
          <table:table-cell table:style-name="Table315.A2" office:value-type="string">
            <text:p text:style-name="P34"><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275"><text:span text:style-name="Source_20_Text"><text:span text:style-name="T97">void</text:span></text:span></text:p>
          </table:table-cell>
        </table:table-row>
        <table:table-row>
          <table:table-cell table:style-name="Table315.A2" office:value-type="string">
            <text:p text:style-name="P34"><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275"><text:span text:style-name="Source_20_Text"><text:span text:style-name="T97">void</text:span></text:span></text:p>
          </table:table-cell>
        </table:table-row>
      </table:table>
      <text:p text:style-name="Standard"/>
      <text:p text:style-name="Standard"/>
      <text:p text:style-name="P59"/>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59" text:outline-level="4">Interface Name</text:h>
      <text:p text:style-name="P274"><text:span text:style-name="Source_20_Text"><text:span text:style-name="T97"><text:tab/> org.zkoss.zul.SimpleConstraint</text:span></text:span></text:p>
      <text:h text:style-name="P160"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3">Name</text:p>
            </table:table-cell>
            <table:table-cell table:style-name="Table316.A1" office:value-type="string">
              <text:p text:style-name="P173">Description</text:p>
            </table:table-cell>
            <table:table-cell table:style-name="Table316.C1" office:value-type="string">
              <text:p text:style-name="P173">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81"/>
          </table:table-cell>
          <table:table-cell table:style-name="Table316.A2" office:value-type="string">
            <text:p text:style-name="P235">Returns the function name in JavaScript or a Javascript code snippet used to validate the value at the client.</text:p>
          </table:table-cell>
          <table:table-cell table:style-name="Table316.C2" office:value-type="string">
            <text:p text:style-name="P123"><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73">Name</text:p>
            </table:table-cell>
            <table:table-cell table:style-name="Table358.A1" office:value-type="string">
              <text:p text:style-name="P173">Description</text:p>
            </table:table-cell>
            <table:table-cell table:style-name="Table358.C1" office:value-type="string">
              <text:p text:style-name="P173">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35">Returns the error message when the client detects an error</text:p>
          </table:table-cell>
          <table:table-cell table:style-name="Table358.C2" office:value-type="string">
            <text:p text:style-name="P123"><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35">Parses flags from a string to an integer representing a combination of NO_POSITIVE and other NO_xxx flags.</text:p>
          </table:table-cell>
          <table:table-cell table:style-name="Table358.C2" office:value-type="string">
            <text:p text:style-name="P176"><text:span text:style-name="Source_20_Text">org.zkoss.zul.</text:span></text:p>
            <text:p text:style-name="P176"><text:span text:style-name="Source_20_Text">SimpleConstraint</text:span></text:p>
            <text:p text:style-name="P123"/>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35">Returns whether the client's validation is complete.</text:p>
          </table:table-cell>
          <table:table-cell table:style-name="Table358.C2" office:value-type="string">
            <text:p text:style-name="P123"><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35">Verifies whether the value is acceptable.</text:p>
          </table:table-cell>
          <table:table-cell table:style-name="Table358.C2" office:value-type="string">
            <text:p text:style-name="P123"><text:span text:style-name="Source_20_Text">void</text:span></text:p>
          </table:table-cell>
        </table:table-row>
      </table:table>
      <text:p text:style-name="Standard"/>
      <text:h text:style-name="Heading_20_3" text:outline-level="3"/>
      <text:p text:style-name="P59"/>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73"><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3">Name</text:p>
            </table:table-cell>
            <table:table-cell table:style-name="Table317.A1" office:value-type="string">
              <text:p text:style-name="P173">Description</text:p>
            </table:table-cell>
            <table:table-cell table:style-name="Table317.C1" office:value-type="string">
              <text:p text:style-name="P173">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3">Returns the value at the specified index.</text:p>
          </table:table-cell>
          <table:table-cell table:style-name="Table317.C2" office:value-type="string">
            <text:p text:style-name="P123"><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3">Returns the length of the list.</text:p>
          </table:table-cell>
          <table:table-cell table:style-name="Table317.C2" office:value-type="string">
            <text:p text:style-name="P123"><text:span text:style-name="Source_20_Text">int</text:span></text:p>
          </table:table-cell>
        </table:table-row>
        <table:table-row>
          <table:table-cell table:style-name="Table317.A2" office:value-type="string">
            <text:p text:style-name="P41"><text:span text:style-name="Source_20_Text">sort(java.util.Comparator cmpr, boolean ascending)</text:span></text:p>
          </table:table-cell>
          <table:table-cell table:style-name="Table317.A2" office:value-type="string">
            <text:p text:style-name="P235">Sorts the data.</text:p>
          </table:table-cell>
          <table:table-cell table:style-name="Table317.C2" office:value-type="string">
            <text:p text:style-name="P123"><text:span text:style-name="Source_20_Text">void</text:span></text:p>
          </table:table-cell>
        </table:table-row>
      </table:table>
      <text:h text:style-name="P213" text:outline-level="4">Inherited From </text:h>
      <table:table table:name="Table318" table:style-name="Table318">
        <table:table-column table:style-name="Table318.A"/>
        <table:table-header-rows>
          <table:table-row>
            <table:table-cell table:style-name="Table318.A1" office:value-type="string">
              <text:p text:style-name="P173">Inherited From</text:p>
            </table:table-cell>
          </table:table-row>
        </table:table-header-rows>
        <table:table-row>
          <table:table-cell table:style-name="Table318.A2" office:value-type="string">
            <text:p text:style-name="P192"><text:a xlink:type="simple" xlink:href="#AbstractListModel"><text:span text:style-name="Source_20_Text">org.zkoss.zul.AbstractListModel</text:span></text:a></text:p>
          </table:table-cell>
        </table:table-row>
      </table:table>
      <text:p text:style-name="P217"><text:s text:c="10"/></text:p>
      <text:h text:style-name="Heading_20_1" text:outline-level="1">5. The XHTML Components</text:h>
      <text:h text:style-name="P242" text:outline-level="2">Overview</text:h>
      <text:list text:style-name="L9">
        <text:list-item>
          <text:p text:style-name="P266">All XHTML components are packed in the <text:span text:style-name="T6">org.zkoss.zhtml</text:span> package.</text:p>
        </text:list-item>
        <text:list-item>
          <text:p text:style-name="P266">The XML name space is <text:span text:style-name="T6">http://www.w3.org/1999/xhtml</text:span></text:p>
        </text:list-item>
        <text:list-item>
          <text:p text:style-name="P266">The extensions include <text:span text:style-name="T6">htm</text:span>, <text:span text:style-name="T6">html</text:span>, <text:span text:style-name="T6">xhtml</text:span> and <text:span text:style-name="T6">zhtml</text:span><text:span text:style-name="T34">.</text:span></text:p>
        </text:list-item>
        <text:list-item>
          <text:p text:style-name="P268">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6">A XHTML component is a thin wrapper <text:s/>that encapsulates a native HTML tag. It is different from a XUL component or other none-native component in several ways.</text:p>
      <text:list text:style-name="L10">
        <text:list-item>
          <text:p text:style-name="P252">By implementing the <text:span text:style-name="T6">org.zkoss.zk.ui.ext.RawId</text:span> interface, the universal identifier (<text:span text:style-name="T6">getUuid</text:span>) is the same as the identifier (getId).</text:p>
        </text:list-item>
        <text:list-item>
          <text:p text:style-name="P253"><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5">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5">com<text:span text:style-name="T1">press</text:span></text:p>
          </table:table-cell>
          <table:table-cell table:style-name="Table1.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5">log-level</text:p>
          </table:table-cell>
          <table:table-cell table:style-name="Table1.B2" office:value-type="string">
            <text:p text:style-name="Table_20_Contents">[Opt<text:span text:style-name="T1">ional]</text:span></text:p>
            <text:p text:style-name="P136">It specifies the default log level for <text:span text:style-name="T6">org.zkoss</text:span>. If not specified, the system default (usually <text:span text:style-name="T6">INFO</text:span>) is used.</text:p>
            <text:p text:style-name="P136">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5">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6">The syntax of the value is</text:p>
            <text:p text:style-name="Code">/prefix=class</text:p>
            <text:p text:style-name="P136">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5">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5">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6">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5">com<text:span text:style-name="T1">press</text:span></text:p>
          </table:table-cell>
          <table:table-cell table:style-name="Table2.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4"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6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5">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6">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5">class-resource</text:p>
          </table:table-cell>
          <table:table-cell table:style-name="Table4.B2" office:value-type="string">
            <text:p text:style-name="Table_20_Contents">[Opt<text:span text:style-name="T1">ional][Default: false]</text:span></text:p>
            <text:p text:style-name="P136">Specifies whether to load resources, such as TLD files, from the class loader, in addition to the servlet context.</text:p>
          </table:table-cell>
        </table:table-row>
        <table:table-row>
          <table:table-cell table:style-name="Table4.A2" office:value-type="string">
            <text:p text:style-name="P145">com<text:span text:style-name="T1">press</text:span></text:p>
          </table:table-cell>
          <table:table-cell table:style-name="Table4.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6">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6">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6">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8">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8">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8">If a listener implements this interface, an instance is created, and then the <text:span text:style-name="T6">beforeSuspend</text:span> method, when an event processing thread is going to suspended. It executes in the event processing thread.</text:p>
      <text:p text:style-name="P88">A developer can prevent can prevent an event processing thread from being suspended by throwing an exception.</text:p>
      <text:p text:style-name="P88">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8">If a developer wants to prevent an event from being resumed, he can throw an exception in the <text:span text:style-name="T6">beforeResume</text:span> method.</text:p>
      <text:p text:style-name="P88">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8">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8">It is implemented by a listener class that will be used to intercept when an event is sent, posted and processed.</text:p>
      <text:p text:style-name="P88">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8"><text:soft-page-break/>A typical use of this interface is to ensure the current user has the authority to access the certain URI.</text:p>
      <text:p text:style-name="P88">You can register any number of URI interceptors (<text:span text:style-name="T6">URIInterceptor</text:span>).</text:p>
      <text:p text:style-name="P88">Note:</text:p>
      <text:list text:style-name="L11">
        <text:list-item>
          <text:p text:style-name="P278">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8">A typical use of this interface is to determine the locale and/or time zone of the request. Refer to the <text:span text:style-name="T3">Developer's Guide</text:span> for more information.</text:p>
      <text:p text:style-name="P88">You can register any number of the request interceptors (<text:span text:style-name="T6">RequestInterceptor</text:span>).</text:p>
      <text:p text:style-name="P88">Note:</text:p>
      <text:list text:style-name="L11">
        <text:list-item text:start-value="1">
          <text:p text:style-name="P278">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78">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8">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ext:soft-page-break/>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1">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1">ue turns off this feature.</text:span></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8">It specifies whether to debug JavaScript files. By default, it is false and the compressed version of JavaScript files will be loaded. They are hard to read and debug, though the footprint is much smaller.</text:p>
      <text:p text:style-name="P88">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8">It specifies whether to disable all elements behind the modal window at the browser. If disabled, the performance is better. </text:p>
      <text:p text:style-name="P24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58" text:outline-level="4">The <text:span text:style-name="T6">error-reload</text:span> Element</text:h>
      <text:p text:style-name="P88">[Default: <text:span text:style-name="T47">reload if 301, 402 or 403; show an error message, otherwise</text:span><text:span text:style-name="T49">]</text:span></text:p>
      <text:p text:style-name="P89">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text:soft-page-break/>&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8">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8">[Default: <text:span text:style-name="T6">false</text:span>]</text:p>
      <text:p text:style-name="P88">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58"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58"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8">Since 3.0.3, you can specify a non-positive number to disable the resend mechanism.</text:p>
      <text:h text:style-name="P158" text:outline-level="4"><text:soft-page-break/>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58"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text:span><text:soft-page-break/><text:span text:style-name="T1">classpath, such as <text:s/></text:span><text:span text:style-name="T7">~./zul/desktop.dsp</text:span><text:span text:style-name="T1">.</text:span></text:p>
      <text:p text:style-name="P88">Resources located in classpath are usually packed as a JAR file, so they are immutable and not need to check if modified. However, in a development environment, you might want to check if they are deployed without reloading the JAR files.</text:p>
      <text:h text:style-name="P158"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47">none</text:span>]</text:p>
      <text:p text:style-name="Text_20_body_20_indent_20_2">It specifies whether to generate UUID based on ID. It is useful for testing purpose, such that the generated UUID is predictable. For<text:span text:style-name="T1"> example, the following causes the UUID to be generated by prefixing ID with </text:span><text:span text:style-name="T7">_zid_</text:span><text:span text:style-name="T1">.</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111">&lt;textbox id="foo"/&gt;</text:p>
      <text:p text:style-name="Text_20_body_20_indent_20_2">Not<text:span text:style-name="T1">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111">&lt;/desktop-config&gt;</text:p>
      <text:p text:style-name="P88">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1">pletely different after reboot. It helps to avoid the consistency between the browser and the server. However, it is useful </text:span><text:soft-page-break/><text:span text:style-name="T1">to turn this option on if you want to debug and test the application.</text:span></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8">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82">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2">Each JAR could specify a <text:span text:style-name="T6">lang-addon.xml</text:span> file (under the <text:span text:style-name="T6">metainfo/zk</text:span> directory), so you could specify style sheets there if you have more than one style sheets.</text:p>
        </text:list-item>
        <text:list-item>
          <text:p text:style-name="P282"><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6">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49">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79">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79">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44"><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8">[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6">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8">A session is considered as timeout (and then invalidated), if it doesn't receive any client request in the specified timeout interval (see the <text:span text:style-name="T3">session-timeout</text:span> element above).</text:p>
      <text:p text:style-name="P88">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text:soft-page-break/>expired.</text:p>
      <text:p text:style-name="P88">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pushes-per-session</text:span> Element</text:h>
      <text:p text:style-name="Text_20_body_20_indent_20_2">[Default: -1][since 3.6.1]</text:p>
      <text:p text:style-name="P88">It specifies the maximal allowed number of concurrent server-push connections per session.</text:p>
      <text:p text:style-name="P88">A negative number means no limitation at all. Zero means no server push is allowed at all.</text:p>
      <text:p text:style-name="P88">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6">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soft-page-break/><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8">[Default: <text:span text:style-name="T6">org.zkoss.zk.au.http.HttpAuWriter</text:span><text:span text:style-name="T34"> for standard and professional editions, or </text:span><text:span text:style-name="T6">org.zkoss.zkmax.au.http.SmartAuWriter</text:span> for enterprise edition]</text:p>
      <text:p text:style-name="P88">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8">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8">[Default: <text:span text:style-name="T6">org.zkoss.zk.ui.impl.SessionDesktopCacheProvider</text:span>]</text:p>
      <text:p text:style-name="P88">It specifies which class used to implement the desktop cache. The class must have a default constructor (without any argument), and implement the <text:span text:style-name="T6">org.zkoss.zk.ui.sys.DesktopCacheProvider</text:span> interface.</text:p>
      <text:p text:style-name="P88">One instance of the cache provider is created and shared for each Web application, so you have to synchronize the access properly.</text:p>
      <text:p text:style-name="P88">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6">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ext:soft-page-break/>
        <table:table-row>
          <table:table-cell table:style-name="Table3.A2" office:value-type="string">
            <text:p text:style-name="P115">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6">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8">[Default: false (enabled)]</text:p>
      <text:p text:style-name="P88">It specifies whether to disable the use of the event processing thread. If disabled, no event processing thread will be used at all. In other words, all events are processed in the Servlet thread directly.</text:p>
      <text:h text:style-name="P158" text:outline-level="4">The <text:span text:style-name="T6">engine-class</text:span> Element</text:h>
      <text:p text:style-name="P88">[Default: <text:span text:style-name="T6">org.zkoss.zk.ui.impl.UiEngineImpl</text:span>]</text:p>
      <text:p text:style-name="P88">It specifies which class used to implement the UI Engine. The class must have a default constructor (without any argument), and implement the <text:span text:style-name="T6">org.zkoss.zk.ui.sys.UiEngine</text:span> interface.</text:p>
      <text:p text:style-name="P88">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8">[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8">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58" text:outline-level="4">The <text:span text:style-name="T6">id-generator-class</text:span> Element</text:h>
      <text:p text:style-name="P88">[Default: <text:span text:style-name="T47">none</text:span>]</text:p>
      <text:p text:style-name="P88">It specifies which class used to generate UUID of page and components, and ID of <text:soft-page-break/>desktops. The class must have a default constructor (without any argument), and implement the <text:span text:style-name="T6">org.zkoss.zk.ui.sys.IdGenerator</text:span> interface.</text:p>
      <text:p text:style-name="P88">One instance of the ID generator is created and shared for each Web application, so you have to synchronize the access properly.</text:p>
      <text:p text:style-name="P88">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8">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8">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8">[Default: 5120]</text:p>
      <text:p text:style-name="P88">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8">[Default: 3000]</text:p>
      <text:p text:style-name="P88">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ext:soft-page-break/>The <text:span text:style-name="T6">response-charset</text:span> Element</text:h>
      <text:p text:style-name="Text_20_body_20_indent_20_2">[Def<text:span text:style-name="T1">ault: UTF-8]</text:span></text:p>
      <text:p text:style-name="P88">It specifies the charset for the rendering result of a ZUML page. In other words, it is used to load the ZUML page by the ZK Loader (i.e., DHtmlLayoutServlet).</text:p>
      <text:p text:style-name="P88">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88">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8">[Default: UTF-8]</text:p>
      <text:p text:style-name="P88">It specifies the charset (aka., encoding) for the uploaded text files if no charset is specified with the content type.</text:p>
      <text:p text:style-name="P88">If the uploaded file is binary, there is no encoding issue at all.</text:p>
      <text:p text:style-name="P88">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8">[Default: null]</text:p>
      <text:p text:style-name="P88">It specifies the finder that determines charset (aka.., encoding) for the uploaded text files if no charset is specified with the content type.</text:p>
      <text:p text:style-name="P88">If the uploaded file is binary, there is no encoding issue at all.</text:p>
      <text:p text:style-name="P88">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8">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8">[Default: <text:span text:style-name="T6">org.zkoss.zk.ui.http.SimpleUiFactory</text:span>]</text:p>
      <text:p text:style-name="P88"><text:soft-page-break/>It specifies which class used to create desktops and pages, and to convert URL to a page definition. The class must have a default constructor (without any argument), and implement the <text:span text:style-name="T6">org.zkoss.zk.ui.sys.UiFactory</text:span> interface.</text:p>
      <text:p text:style-name="P88">One instance of the UI factory is created and shared for each Web application, so you have to synchronize the access properly.</text:p>
      <text:p text:style-name="P88">A common use is to load page definitions and other UI information from the database, rather than from the resources of the Web application.</text:p>
      <text:p text:style-name="P88">In addition, you might use it to implement a controller in a MVC model, such that it creates the correct desktop based on the request URL.</text:p>
      <text:p text:style-name="P88">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6">org.zkoss.zk.ui.http.<text:line-break/>SimpleUiFactory</text:p>
          </table:table-cell>
          <table:table-cell table:style-name="Table33.B2" office:value-type="string">
            <text:p text:style-name="P136">The default UI factory. The sessions generated by this factory is <text:span text:style-name="T47">not</text:span> serializable</text:p>
          </table:table-cell>
        </table:table-row>
        <table:table-row>
          <table:table-cell table:style-name="Table33.A2" office:value-type="string">
            <text:p text:style-name="P11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8">[Default: <text:span text:style-name="T47">none</text:span>]</text:p>
      <text:p text:style-name="P88">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8">In a sophisticated environment, you might want to modify a bit. Then, you can implement the <text:span text:style-name="T6">org.zkoss.web.servlet.http.Encodes.URLEncoder</text:span> interface, and specify it with the <text:span text:style-name="T6">url-encoder-class</text:span> element.</text:p>
      <text:p text:style-name="P88">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8">[Default: <text:span text:style-name="T6">org.zkoss.zk.ui.http.SimpleWebApp</text:span>]</text:p>
      <text:p text:style-name="P88">It specifies which class used to implement the Web application. The class must have a default constructor (without any argument), and implement both the <text:soft-page-break/><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4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8">[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8">[Required]</text:p>
      <text:p text:style-name="P88">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text:span><text:soft-page-break/><text:span text:style-name="T1">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6">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8">[Optional]</text:p>
      <text:p text:style-name="P88">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8">[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8">[Optional][Multiple]</text:p>
      <text:p text:style-name="P88">It specifies the content that shall be added to the output generated and sent to the client when rendering a desktop. The syntax of the content depends on the client. For Ajax <text:soft-page-break/>clients, it can be any tags that can be placed inside HTML <text:span text:style-name="T6">HEAD</text:span> tag, such as <text:span text:style-name="T6">SCRIPT</text:span>, <text:span text:style-name="T6">META</text:span> and others.</text:p>
      <text:p text:style-name="P88">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1"> specify multiple </text:span><text:span text:style-name="T7">embed</text:span><text:span text:style-name="T1"> elements and their content be concatenated together.</text:span></text:p>
      <text:h text:style-name="P158" text:outline-level="4">The <text:span text:style-name="T6">server-push-class</text:span> Element</text:h>
      <text:p text:style-name="P88">[Optional][Default: <text:span text:style-name="T47">depends on device and what edition you use</text:span>]</text:p>
      <text:p text:style-name="P88">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89">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8">[Optional][Default: <text:span text:style-name="T47">depends on device</text:span><text:span text:style-name="T49">]</text:span></text:p>
      <text:p text:style-name="P88">It specifies the message that will be displayed if the client doesn't support this device.</text:p>
      <text:h text:style-name="Heading_20_3" text:outline-level="3"><text:soft-page-break/>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6">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6">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6">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6">The preferences are application-level. They are shared by a single ZK application (<text:span text:style-name="T6">org.zkoss.zk.ui.WebApp</text:span>).</text:p>
      <text:p text:style-name="P76">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text:soft-page-break/>Species a <text:span text:style-name="T1">library-level property with the </text:span><text:span text:style-name="T7">library-property</text:span><text:span text:style-name="T1"> element. The above example is equivalent to</text:span></text:p>
      <text:p text:style-name="P162">org.zkoss.lang.Library.setProperty("any name", "any value");</text:p>
      <text:p text:style-name="P76">The library properties are shared by all Java codes that use the same set of ZK libraries. If you installed ZK libraries in WEB-INF/ib of a ZK application, the library properties are shared only within the application.</text:p>
      <text:p text:style-name="P76">The library properties are easier to access than the preferences since they are static members (of <text:span text:style-name="T6">org.zkoss.lang.Library</text:span>). However, their scope depends on the installation.</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17</text:page-number> of <text:page-count>39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5-05T10:34:23</dc:date>
    <meta:printed-by>Tom Yeh</meta:printed-by>
    <meta:print-date>2005-12-05T14:19:55</meta:print-date>
    <meta:keyword>ZK ZUL ZHTML</meta:keyword>
    <dc:language>en-US</dc:language>
    <meta:editing-cycles>3500</meta:editing-cycles>
    <meta:editing-duration>P12DT1H16M34S</meta:editing-duration>
    <meta:user-defined meta:name="Info 1"/>
    <meta:user-defined meta:name="Info 2"/>
    <meta:user-defined meta:name="Info 3"/>
    <meta:user-defined meta:name="Info 4"/>
    <meta:document-statistic meta:table-count="417" meta:image-count="104" meta:object-count="0" meta:page-count="392" meta:paragraph-count="10382" meta:word-count="46318" meta:character-count="332460"/>
  </office:meta>
</office:document-meta>
</file>